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gp4.xml" manifest:media-type="text/xml"/>
  <manifest:file-entry manifest:full-path="Basic/Standard/TLEMod.xml" manifest:media-type="text/xml"/>
  <manifest:file-entry manifest:full-path="Basic/Standard/TestSGP4.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98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36"/>
    <style:style style:name="ce2" style:family="table-cell" style:parent-style-name="Default" style:data-style-name="N123"/>
    <style:style style:name="ce3" style:family="table-cell" style:parent-style-name="Default" style:data-style-name="N133"/>
    <style:style style:name="ce4" style:family="table-cell" style:parent-style-name="Default">
      <style:table-cell-properties style:text-align-source="fix" style:repeat-content="false"/>
      <style:paragraph-properties fo:text-align="start" fo:margin-left="0in"/>
    </style:style>
  </office:automatic-styles>
  <office:body>
    <office:spreadsheet>
      <table:calculation-settings table:automatic-find-labels="false"/>
      <table:table table:name="TestSGP4" table:style-name="ta1">
        <table:table-column table:style-name="co1" table:default-cell-style-name="ce1"/>
        <table:table-column table:style-name="co1" table:default-cell-style-name="Default"/>
        <table:table-row table:style-name="ro1">
          <table:table-cell table:style-name="Default" office:value-type="string" calcext:value-type="string">
            <text:p>Typical errors</text:p>
          </table:table-cell>
          <table:table-cell/>
        </table:table-row>
        <table:table-row table:style-name="ro1">
          <table:table-cell/>
          <table:table-cell office:value-type="string" calcext:value-type="string">
            <text:p>mm</text:p>
          </table:table-cell>
        </table:table-row>
        <table:table-row table:style-name="ro1">
          <table:table-cell/>
          <table:table-cell office:value-type="string" calcext:value-type="string">
            <text:p>mm/s</text:p>
          </table:table-cell>
        </table:table-row>
      </table:table>
      <table:table table:name="Scratch" table:style-name="ta1">
        <table:table-column table:style-name="co2" table:default-cell-style-name="Default"/>
        <table:table-row table:style-name="ro1">
          <table:table-cell office:value-type="string" calcext:value-type="string">
            <text:p>1 04632U 70093B <text:s text:c="2"/>04031.91070959 -.00000084 <text:s/>00000-0 <text:s/>10000-3 0 <text:s/>9955</text:p>
          </table:table-cell>
        </table:table-row>
        <table:table-row table:style-name="ro1">
          <table:table-cell office:value-type="string" calcext:value-type="string">
            <text:p>2 04632 <text:s/>11.4628 273.1101 1450506 207.6000 143.9350 <text:s/>1.20231981 44145</text:p>
          </table:table-cell>
        </table:table-row>
        <table:table-row table:style-name="ro1">
          <table:table-cell table:style-name="ce2" office:value-type="date" office:date-value="2004-01-31T21:51:25.31" calcext:value-type="date">
            <text:p>01/31/2004 21:51:25.309</text:p>
          </table:table-cell>
        </table:table-row>
        <table:table-row table:style-name="ro1">
          <table:table-cell office:value-type="float" office:value="-29020.0258712766" calcext:value-type="float">
            <text:p>-29020.0258712766</text:p>
          </table:table-cell>
        </table:table-row>
        <table:table-row table:style-name="ro1">
          <table:table-cell office:value-type="float" office:value="13819.8441906324" calcext:value-type="float">
            <text:p>13819.8441906324</text:p>
          </table:table-cell>
        </table:table-row>
        <table:table-row table:style-name="ro1">
          <table:table-cell office:value-type="float" office:value="-5713.33679182691" calcext:value-type="float">
            <text:p>-5713.33679182691</text:p>
          </table:table-cell>
        </table:table-row>
        <table:table-row table:style-name="ro1">
          <table:table-cell office:value-type="float" office:value="-1.76806838998975" calcext:value-type="float">
            <text:p>-1.76806838998975</text:p>
          </table:table-cell>
        </table:table-row>
        <table:table-row table:style-name="ro1">
          <table:table-cell office:value-type="float" office:value="-3.23537119201325" calcext:value-type="float">
            <text:p>-3.23537119201325</text:p>
          </table:table-cell>
        </table:table-row>
        <table:table-row table:style-name="ro1">
          <table:table-cell office:value-type="float" office:value="-0.395206135497243" calcext:value-type="float">
            <text:p>-0.395206135497243</text:p>
          </table:table-cell>
        </table:table-row>
        <table:table-row table:style-name="ro1" table:number-rows-repeated="8">
          <table:table-cell/>
        </table:table-row>
        <table:table-row table:style-name="ro1">
          <table:table-cell table:style-name="ce3"/>
        </table:table-row>
      </table:table>
      <table:table table:name="SGP4-VER.TLE" table:style-name="ta1">
        <table:table-column table:style-name="co1" table:default-cell-style-name="Default"/>
        <table:table-row table:style-name="ro1">
          <table:table-cell table:style-name="ce4" office:value-type="string" calcext:value-type="string">
            <text:p># <text:s text:c="22"/># TEME example</text:p>
          </table:table-cell>
        </table:table-row>
        <table:table-row table:style-name="ro1">
          <table:table-cell office:value-type="string" calcext:value-type="string">
            <text:p>1 00005U 58002B <text:s text:c="2"/>00179.78495062 <text:s/>.00000023 <text:s/>00000-0 <text:s/>28098-4 0 <text:s/>4753</text:p>
          </table:table-cell>
        </table:table-row>
        <table:table-row table:style-name="ro1">
          <table:table-cell office:value-type="string" calcext:value-type="string">
            <text:p>2 00005 <text:s/>34.2682 348.7242 1859667 331.7664 <text:s/>19.3264 10.82419157413667 <text:s text:c="4"/>0.00 <text:s text:c="5"/>4320.0 <text:s text:c="7"/>360.00</text:p>
          </table:table-cell>
        </table:table-row>
        <table:table-row table:style-name="ro1">
          <table:table-cell office:value-type="string" calcext:value-type="string">
            <text:p># <text:s text:c="22"/>## fig show lyddane fix error with gsfc ver</text:p>
          </table:table-cell>
        </table:table-row>
        <table:table-row table:style-name="ro1">
          <table:table-cell office:value-type="string" calcext:value-type="string">
            <text:p>1 04632U 70093B <text:s text:c="2"/>04031.91070959 -.00000084 <text:s/>00000-0 <text:s/>10000-3 0 <text:s/>9955</text:p>
          </table:table-cell>
        </table:table-row>
        <table:table-row table:style-name="ro1">
          <table:table-cell office:value-type="string" calcext:value-type="string">
            <text:p>2 04632 <text:s/>11.4628 273.1101 1450506 207.6000 143.9350 <text:s/>1.20231981 44145 <text:s/>-5184.0 <text:s text:c="4"/>-4896.0 <text:s text:c="7"/>120.00</text:p>
          </table:table-cell>
        </table:table-row>
        <table:table-row table:style-name="ro1">
          <table:table-cell office:value-type="string" calcext:value-type="string">
            <text:p># <text:s text:c="2"/>DELTA 1 DEB <text:s text:c="8"/># near earth normal drag equation</text:p>
          </table:table-cell>
        </table:table-row>
        <table:table-row table:style-name="ro1">
          <table:table-cell office:value-type="string" calcext:value-type="string">
            <text:p>1 06251U 62025E <text:s text:c="2"/>06176.82412014 <text:s/>.00008885 <text:s/>00000-0 <text:s/>12808-3 0 <text:s/>3985</text:p>
          </table:table-cell>
        </table:table-row>
        <table:table-row table:style-name="ro1">
          <table:table-cell office:value-type="string" calcext:value-type="string">
            <text:p>2 06251 <text:s/>58.0579 <text:s/>54.0425 0030035 139.1568 221.1854 15.56387291 <text:s/>6774 <text:s text:c="5"/>0.0 <text:s text:c="5"/>2880.0 <text:s text:c="7"/>120.00</text:p>
          </table:table-cell>
        </table:table-row>
        <table:table-row table:style-name="ro1">
          <table:table-cell office:value-type="string" calcext:value-type="string">
            <text:p># <text:s text:c="2"/>MOLNIYA 2-14 <text:s text:c="13"/># 12h resonant ecc in 0.65 to 0.7 range</text:p>
          </table:table-cell>
        </table:table-row>
        <table:table-row table:style-name="ro1">
          <table:table-cell office:value-type="string" calcext:value-type="string">
            <text:p>1 08195U 75081A <text:s text:c="2"/>06176.33215444 <text:s/>.00000099 <text:s/>00000-0 <text:s/>11873-3 0 <text:s text:c="2"/>813</text:p>
          </table:table-cell>
        </table:table-row>
        <table:table-row table:style-name="ro1">
          <table:table-cell office:value-type="string" calcext:value-type="string">
            <text:p>2 08195 <text:s/>64.1586 279.0717 6877146 264.7651 <text:s/>20.2257 <text:s/>2.00491383225656 <text:s text:c="5"/>0.0 <text:s text:c="5"/>2880.0 <text:s text:c="7"/>120.00</text:p>
          </table:table-cell>
        </table:table-row>
        <table:table-row table:style-name="ro1">
          <table:table-cell office:value-type="string" calcext:value-type="string">
            <text:p># <text:s text:c="2"/>MOLNIYA 1-36 <text:s text:c="13"/>## fig 12h resonant ecc in 0.7 to 0.715 range</text:p>
          </table:table-cell>
        </table:table-row>
        <table:table-row table:style-name="ro1">
          <table:table-cell office:value-type="string" calcext:value-type="string">
            <text:p>1 09880U 77021A <text:s text:c="2"/>06176.56157475 <text:s/>.00000421 <text:s/>00000-0 <text:s/>10000-3 0 <text:s/>9814</text:p>
          </table:table-cell>
        </table:table-row>
        <table:table-row table:style-name="ro1">
          <table:table-cell office:value-type="string" calcext:value-type="string">
            <text:p>2 09880 <text:s/>64.5968 349.3786 7069051 270.0229 <text:s/>16.3320 <text:s/>2.00813614112380 <text:s text:c="5"/>0.0 <text:s text:c="5"/>2880.0 <text:s text:c="7"/>120.00</text:p>
          </table:table-cell>
        </table:table-row>
        <table:table-row table:style-name="ro1">
          <table:table-cell office:value-type="string" calcext:value-type="string">
            <text:p># <text:s text:c="2"/>SMS 1 AKM <text:s text:c="10"/># show the integrator problem with gsfc ver</text:p>
          </table:table-cell>
        </table:table-row>
        <table:table-row table:style-name="ro1">
          <table:table-cell office:value-type="string" calcext:value-type="string">
            <text:p>1 09998U 74033F <text:s text:c="2"/>05148.79417928 -.00000112 <text:s/>00000-0 <text:s/>00000+0 0 <text:s/>4480</text:p>
          </table:table-cell>
        </table:table-row>
        <table:table-row table:style-name="ro1">
          <table:table-cell office:value-type="string" calcext:value-type="string">
            <text:p>2 09998 <text:s text:c="2"/>9.4958 313.1750 0270971 327.5225 <text:s/>30.8097 <text:s/>1.16186785 45878 <text:s/>-1440.0 <text:s text:c="5"/>-720.00 <text:s text:c="8"/>60.0</text:p>
          </table:table-cell>
        </table:table-row>
        <table:table-row table:style-name="ro1">
          <table:table-cell office:value-type="string" calcext:value-type="string">
            <text:p># <text:s text:c="22"/># Original STR#3 SDP4 test</text:p>
          </table:table-cell>
        </table:table-row>
        <table:table-row table:style-name="ro1">
          <table:table-cell office:value-type="string" calcext:value-type="string">
            <text:p>1 11801U <text:s text:c="9"/>80230.29629788 <text:s/>.01431103 <text:s/>00000-0 <text:s/>14311-1 <text:s text:c="5"/>13</text:p>
          </table:table-cell>
        </table:table-row>
        <table:table-row table:style-name="ro1">
          <table:table-cell office:value-type="string" calcext:value-type="string">
            <text:p>2 11801 <text:s/>46.7916 230.4354 7318036 <text:s/>47.4722 <text:s/>10.4117 <text:s/>2.28537848 <text:s text:c="3"/>13 <text:s text:c="5"/>0.0 <text:s text:c="5"/>1440.0 <text:s text:c="7"/>360.00</text:p>
          </table:table-cell>
        </table:table-row>
        <table:table-row table:style-name="ro1">
          <table:table-cell office:value-type="string" calcext:value-type="string">
            <text:p># <text:s text:c="2"/>EUTELSAT 1-F1 (ECS1)## fig lyddane choice in GSFC at 2080 min</text:p>
          </table:table-cell>
        </table:table-row>
        <table:table-row table:style-name="ro1">
          <table:table-cell office:value-type="string" calcext:value-type="string">
            <text:p>1 14128U 83058A <text:s text:c="2"/>06176.02844893 -.00000158 <text:s/>00000-0 <text:s/>10000-3 0 <text:s/>9627</text:p>
          </table:table-cell>
        </table:table-row>
        <table:table-row table:style-name="ro1">
          <table:table-cell office:value-type="string" calcext:value-type="string">
            <text:p>2 14128 <text:s/>11.4384 <text:s/>35.2134 0011562 <text:s/>26.4582 333.5652 <text:s/>0.98870114 46093 <text:s text:c="5"/>0.0 <text:s text:c="5"/>2880.0 <text:s text:c="7"/>120.00</text:p>
          </table:table-cell>
        </table:table-row>
        <table:table-row table:style-name="ro1">
          <table:table-cell office:value-type="string" calcext:value-type="string">
            <text:p># <text:s text:c="2"/>SL-6 R/B(2) <text:s text:c="8"/># Deep space, perigee = 82.48 (&lt;98) for</text:p>
          </table:table-cell>
        </table:table-row>
        <table:table-row table:style-name="ro1">
          <table:table-cell office:value-type="string" calcext:value-type="string">
            <text:p>1 16925U 86065D <text:s text:c="2"/>06151.67415771 <text:s/>.02550794 -30915-6 <text:s/>18784-3 0 <text:s/>4486</text:p>
          </table:table-cell>
        </table:table-row>
        <table:table-row table:style-name="ro1">
          <table:table-cell office:value-type="string" calcext:value-type="string">
            <text:p>2 16925 <text:s/>62.0906 295.0239 5596327 245.1593 <text:s/>47.9690 <text:s/>4.88511875148616 <text:s text:c="5"/>0.0 <text:s text:c="5"/>1440.0 <text:s text:c="7"/>120.00</text:p>
          </table:table-cell>
        </table:table-row>
        <table:table-row table:style-name="ro1">
          <table:table-cell office:value-type="string" calcext:value-type="string">
            <text:p># <text:s text:c="2"/>SL-12 R/B <text:s text:c="10"/># Shows Lyddane choice at 1860 and 4700 min</text:p>
          </table:table-cell>
        </table:table-row>
        <table:table-row table:style-name="ro1">
          <table:table-cell office:value-type="string" calcext:value-type="string">
            <text:p>1 20413U 83020D <text:s text:c="2"/>05363.79166667 <text:s/>.00000000 <text:s/>00000-0 <text:s/>00000+0 0 <text:s/>7041</text:p>
          </table:table-cell>
        </table:table-row>
        <table:table-row table:style-name="ro1">
          <table:table-cell office:value-type="string" calcext:value-type="string">
            <text:p>2 20413 <text:s/>12.3514 187.4253 7864447 196.3027 356.5478 <text:s/>0.24690082 <text:s/>7978 <text:s text:c="2"/>1440.0 <text:s text:c="5"/>4320.0 <text:s text:c="7"/>120.00</text:p>
          </table:table-cell>
        </table:table-row>
        <table:table-row table:style-name="ro1">
          <table:table-cell office:value-type="string" calcext:value-type="string">
            <text:p># <text:s text:c="2"/>MOLNIYA 1-83 <text:s text:c="15"/># 12h resonant, ecc &gt; 0.715 (negative BSTAR)</text:p>
          </table:table-cell>
        </table:table-row>
        <table:table-row table:style-name="ro1">
          <table:table-cell office:value-type="string" calcext:value-type="string">
            <text:p>1 21897U 92011A <text:s text:c="2"/>06176.02341244 -.00001273 <text:s/>00000-0 -13525-3 0 <text:s/>3044</text:p>
          </table:table-cell>
        </table:table-row>
        <table:table-row table:style-name="ro1">
          <table:table-cell office:value-type="string" calcext:value-type="string">
            <text:p>2 21897 <text:s/>62.1749 198.0096 7421690 253.0462 <text:s/>20.1561 <text:s/>2.01269994104880 <text:s text:c="5"/>0.0 <text:s text:c="5"/>2880.0 <text:s text:c="7"/>120.00</text:p>
          </table:table-cell>
        </table:table-row>
        <table:table-row table:style-name="ro1">
          <table:table-cell office:value-type="string" calcext:value-type="string">
            <text:p># <text:s text:c="2"/>SL-6 R/B(2) <text:s text:c="8"/># last tle given, decayed 2006-04-04, day 94</text:p>
          </table:table-cell>
        </table:table-row>
        <table:table-row table:style-name="ro1">
          <table:table-cell office:value-type="string" calcext:value-type="string">
            <text:p>1 22312U 93002D <text:s text:c="2"/>06094.46235912 <text:s/>.99999999 <text:s/>81888-5 <text:s/>49949-3 0 <text:s/>3953</text:p>
          </table:table-cell>
        </table:table-row>
        <table:table-row table:style-name="ro1">
          <table:table-cell office:value-type="string" calcext:value-type="string">
            <text:p>2 22312 <text:s/>62.1486 <text:s/>77.4698 0308723 267.9229 <text:s/>88.7392 15.95744531 98783 <text:s/>54.2028672 <text:s text:c="2"/>1440.0 <text:s text:c="8"/>20.00</text:p>
          </table:table-cell>
        </table:table-row>
        <table:table-row table:style-name="ro1">
          <table:table-cell office:value-type="string" calcext:value-type="string">
            <text:p># <text:s text:c="2"/>SL-6 R/B(2) <text:s text:c="8"/># 12h resonant ecc in the &gt; 0.715 range</text:p>
          </table:table-cell>
        </table:table-row>
        <table:table-row table:style-name="ro1">
          <table:table-cell office:value-type="string" calcext:value-type="string">
            <text:p>1 22674U 93035D <text:s text:c="2"/>06176.55909107 <text:s/>.00002121 <text:s/>00000-0 <text:s/>29868-3 0 <text:s/>6569</text:p>
          </table:table-cell>
        </table:table-row>
        <table:table-row table:style-name="ro1">
          <table:table-cell office:value-type="string" calcext:value-type="string">
            <text:p>2 22674 <text:s/>63.5035 354.4452 7541712 253.3264 <text:s/>18.7754 <text:s/>1.96679808 93877 <text:s text:c="5"/>0.0 <text:s text:c="5"/>2880.0 <text:s text:c="7"/>120.00</text:p>
          </table:table-cell>
        </table:table-row>
        <table:table-row table:style-name="ro1">
          <table:table-cell office:value-type="string" calcext:value-type="string">
            <text:p># <text:s text:c="2"/>ARIANE 44L+ R/B <text:s text:c="4"/># Lyddane bug at &lt;= 70 min for atan2(),</text:p>
          </table:table-cell>
        </table:table-row>
        <table:table-row table:style-name="ro1">
          <table:table-cell office:value-type="string" calcext:value-type="string">
            <text:p>1 23177U 94040C <text:s text:c="2"/>06175.45752052 <text:s/>.00000386 <text:s/>00000-0 <text:s/>76590-3 0 <text:s text:c="3"/>95</text:p>
          </table:table-cell>
        </table:table-row>
        <table:table-row table:style-name="ro1">
          <table:table-cell office:value-type="string" calcext:value-type="string">
            <text:p>2 23177 <text:s text:c="2"/>7.0496 179.8238 7258491 296.0482 <text:s text:c="2"/>8.3061 <text:s/>2.25906668 97438 <text:s text:c="5"/>0.0 <text:s text:c="5"/>1440.0 <text:s text:c="7"/>120.00</text:p>
          </table:table-cell>
        </table:table-row>
        <table:table-row table:style-name="ro1">
          <table:table-cell office:value-type="string" calcext:value-type="string">
            <text:p># <text:s text:c="2"/>WIND <text:s text:c="23"/># STR#3 Kepler failes past about 200 min</text:p>
          </table:table-cell>
        </table:table-row>
        <table:table-row table:style-name="ro1">
          <table:table-cell office:value-type="string" calcext:value-type="string">
            <text:p>1 23333U 94071A <text:s text:c="2"/>94305.49999999 -.00172956 <text:s/>26967-3 <text:s/>10000-3 0 <text:s text:c="3"/>15</text:p>
          </table:table-cell>
        </table:table-row>
        <table:table-row table:style-name="ro1">
          <table:table-cell office:value-type="string" calcext:value-type="string">
            <text:p>2 23333 <text:s/>28.7490 <text:s text:c="2"/>2.3720 9728298 <text:s/>30.4360 <text:s text:c="2"/>1.3500 <text:s/>0.07309491 <text:s text:c="3"/>70 <text:s text:c="5"/>0.0 <text:s text:c="5"/>1600.0 <text:s text:c="7"/>120.00</text:p>
          </table:table-cell>
        </table:table-row>
        <table:table-row table:style-name="ro1">
          <table:table-cell office:value-type="string" calcext:value-type="string">
            <text:p># <text:s text:c="2"/>ARIANE 42P+3 R/B <text:s text:c="3"/>## fig Lyddane bug at &gt; 280.5 min for AcTan()</text:p>
          </table:table-cell>
        </table:table-row>
        <table:table-row table:style-name="ro1">
          <table:table-cell office:value-type="string" calcext:value-type="string">
            <text:p>1 23599U 95029B <text:s text:c="2"/>06171.76535463 <text:s/>.00085586 <text:s/>12891-6 <text:s/>12956-2 0 <text:s/>2905</text:p>
          </table:table-cell>
        </table:table-row>
        <table:table-row table:style-name="ro1">
          <table:table-cell office:value-type="string" calcext:value-type="string">
            <text:p>2 23599 <text:s text:c="2"/>6.9327 <text:s text:c="2"/>0.2849 5782022 274.4436 <text:s/>25.2425 <text:s/>4.47796565123555 <text:s text:c="5"/>0.0 <text:s text:c="6"/>720.0 <text:s text:c="8"/>20.00</text:p>
          </table:table-cell>
        </table:table-row>
        <table:table-row table:style-name="ro1">
          <table:table-cell office:value-type="string" calcext:value-type="string">
            <text:p># <text:s text:c="2"/>ITALSAT 2 <text:s text:c="10"/># 24h resonant GEO, inclination &gt; 3 deg</text:p>
          </table:table-cell>
        </table:table-row>
        <table:table-row table:style-name="ro1">
          <table:table-cell office:value-type="string" calcext:value-type="string">
            <text:p>1 24208U 96044A <text:s text:c="2"/>06177.04061740 -.00000094 <text:s/>00000-0 <text:s/>10000-3 0 <text:s/>1600</text:p>
          </table:table-cell>
        </table:table-row>
        <table:table-row table:style-name="ro1">
          <table:table-cell office:value-type="string" calcext:value-type="string">
            <text:p>2 24208 <text:s text:c="2"/>3.8536 <text:s/>80.0121 0026640 311.0977 <text:s/>48.3000 <text:s/>1.00778054 36119 <text:s text:c="5"/>0.0 <text:s text:c="5"/>1440.0 <text:s text:c="7"/>120.00</text:p>
          </table:table-cell>
        </table:table-row>
        <table:table-row table:style-name="ro1">
          <table:table-cell office:value-type="string" calcext:value-type="string">
            <text:p># <text:s text:c="2"/>AMC-4 <text:s text:c="14"/>## fig low incl, show incl shift with</text:p>
          </table:table-cell>
        </table:table-row>
        <table:table-row table:style-name="ro1">
          <table:table-cell office:value-type="string" calcext:value-type="string">
            <text:p>1 25954U 99060A <text:s text:c="2"/>04039.68057285 -.00000108 <text:s/>00000-0 <text:s/>00000-0 0 <text:s/>6847</text:p>
          </table:table-cell>
        </table:table-row>
        <table:table-row table:style-name="ro1">
          <table:table-cell office:value-type="string" calcext:value-type="string">
            <text:p>2 25954 <text:s text:c="2"/>0.0004 243.8136 0001765 <text:s/>15.5294 <text:s/>22.7134 <text:s/>1.00271289 15615 <text:s/>-1440.0 <text:s text:c="5"/>1440.0 <text:s text:c="7"/>120.00</text:p>
          </table:table-cell>
        </table:table-row>
        <table:table-row table:style-name="ro1">
          <table:table-cell office:value-type="string" calcext:value-type="string">
            <text:p># <text:s text:c="2"/>INTELSAT 902 <text:s text:c="15"/># negative incl at 9313 min then</text:p>
          </table:table-cell>
        </table:table-row>
        <table:table-row table:style-name="ro1">
          <table:table-cell office:value-type="string" calcext:value-type="string">
            <text:p>1 26900U 01039A <text:s text:c="2"/>06106.74503247 <text:s/>.00000045 <text:s/>00000-0 <text:s/>10000-3 0 <text:s/>8290</text:p>
          </table:table-cell>
        </table:table-row>
        <table:table-row table:style-name="ro1">
          <table:table-cell office:value-type="string" calcext:value-type="string">
            <text:p>2 26900 <text:s text:c="2"/>0.0164 266.5378 0003319 <text:s/>86.1794 182.2590 <text:s/>1.00273847 16981 <text:s text:c="2"/>9300.00 <text:s text:c="4"/>9400.00 <text:s text:c="7"/>60.00</text:p>
          </table:table-cell>
        </table:table-row>
        <table:table-row table:style-name="ro1">
          <table:table-cell office:value-type="string" calcext:value-type="string">
            <text:p># <text:s text:c="2"/>COSMOS 1024 DEB <text:s text:c="4"/># 12h resonant ecc in 0.5 to 0.65 range</text:p>
          </table:table-cell>
        </table:table-row>
        <table:table-row table:style-name="ro1">
          <table:table-cell office:value-type="string" calcext:value-type="string">
            <text:p>1 26975U 78066F <text:s text:c="2"/>06174.85818871 <text:s/>.00000620 <text:s/>00000-0 <text:s/>10000-3 0 <text:s/>6809</text:p>
          </table:table-cell>
        </table:table-row>
        <table:table-row table:style-name="ro1">
          <table:table-cell office:value-type="string" calcext:value-type="string">
            <text:p>2 26975 <text:s/>68.4714 236.1303 5602877 123.7484 302.5767 <text:s/>2.05657553 67521 <text:s text:c="5"/>0.0 <text:s text:c="5"/>2880.0 <text:s text:c="7"/>120.00</text:p>
          </table:table-cell>
        </table:table-row>
        <table:table-row table:style-name="ro1">
          <table:table-cell office:value-type="string" calcext:value-type="string">
            <text:p># <text:s text:c="2"/>CBERS 2 <text:s text:c="20"/># Near Earth, ecc = 8.84E-5 (&lt; 1.0e-4)</text:p>
          </table:table-cell>
        </table:table-row>
        <table:table-row table:style-name="ro1">
          <table:table-cell office:value-type="string" calcext:value-type="string">
            <text:p>1 28057U 03049A <text:s text:c="2"/>06177.78615833 <text:s/>.00000060 <text:s/>00000-0 <text:s/>35940-4 0 <text:s/>1836</text:p>
          </table:table-cell>
        </table:table-row>
        <table:table-row table:style-name="ro1">
          <table:table-cell office:value-type="string" calcext:value-type="string">
            <text:p>2 28057 <text:s/>98.4283 247.6961 0000884 <text:s/>88.1964 271.9322 14.35478080140550 <text:s text:c="5"/>0.0 <text:s text:c="5"/>2880.0 <text:s text:c="7"/>120.00</text:p>
          </table:table-cell>
        </table:table-row>
        <table:table-row table:style-name="ro1">
          <table:table-cell office:value-type="string" calcext:value-type="string">
            <text:p># <text:s text:c="2"/>NAVSTAR 53 (USA 175)# 12h non-resonant GPS (ecc &lt; 0.5 ecc)</text:p>
          </table:table-cell>
        </table:table-row>
        <table:table-row table:style-name="ro1">
          <table:table-cell office:value-type="string" calcext:value-type="string">
            <text:p>1 28129U 03058A <text:s text:c="2"/>06175.57071136 -.00000104 <text:s/>00000-0 <text:s/>10000-3 0 <text:s text:c="2"/>459</text:p>
          </table:table-cell>
        </table:table-row>
        <table:table-row table:style-name="ro1">
          <table:table-cell office:value-type="string" calcext:value-type="string">
            <text:p>2 28129 <text:s/>54.7298 324.8098 0048506 266.2640 <text:s/>93.1663 <text:s/>2.00562768 18443 <text:s text:c="5"/>0.0 <text:s text:c="5"/>1440.0 <text:s text:c="7"/>120.00</text:p>
          </table:table-cell>
        </table:table-row>
        <table:table-row table:style-name="ro1">
          <table:table-cell office:value-type="string" calcext:value-type="string">
            <text:p># <text:s text:c="2"/>COSMOS 2405 <text:s text:c="8"/># Near Earth, perigee = 127.20 (&lt; 156) s4 mod</text:p>
          </table:table-cell>
        </table:table-row>
        <table:table-row table:style-name="ro1">
          <table:table-cell office:value-type="string" calcext:value-type="string">
            <text:p>1 28350U 04020A <text:s text:c="2"/>06167.21788666 <text:s/>.16154492 <text:s/>76267-5 <text:s/>18678-3 0 <text:s/>8894</text:p>
          </table:table-cell>
        </table:table-row>
        <table:table-row table:style-name="ro1">
          <table:table-cell office:value-type="string" calcext:value-type="string">
            <text:p>2 28350 <text:s/>64.9977 345.6130 0024870 260.7578 <text:s/>99.9590 16.47856722116490 <text:s text:c="5"/>0.0 <text:s text:c="5"/>2880.0 <text:s text:c="7"/>120.00</text:p>
          </table:table-cell>
        </table:table-row>
        <table:table-row table:style-name="ro1">
          <table:table-cell office:value-type="string" calcext:value-type="string">
            <text:p># <text:s text:c="2"/>H-2 R/B <text:s text:c="18"/># Deep space, perigee = 135.75 (&lt;156) s4 mod</text:p>
          </table:table-cell>
        </table:table-row>
        <table:table-row table:style-name="ro1">
          <table:table-cell office:value-type="string" calcext:value-type="string">
            <text:p>1 28623U 05006B <text:s text:c="2"/>06177.81079184 <text:s/>.00637644 <text:s/>69054-6 <text:s/>96390-3 0 <text:s/>6000</text:p>
          </table:table-cell>
        </table:table-row>
        <table:table-row table:style-name="ro1">
          <table:table-cell office:value-type="string" calcext:value-type="string">
            <text:p>2 28623 <text:s/>28.5200 114.9834 6249053 170.2550 212.8965 <text:s/>3.79477162 12753 <text:s text:c="5"/>0.0 <text:s text:c="5"/>1440.0 <text:s text:c="7"/>120.00</text:p>
          </table:table-cell>
        </table:table-row>
        <table:table-row table:style-name="ro1">
          <table:table-cell office:value-type="string" calcext:value-type="string">
            <text:p># <text:s text:c="2"/>XM-3 <text:s text:c="21"/># 24h resonant geo, incl &lt; 3 deg goes</text:p>
          </table:table-cell>
        </table:table-row>
        <table:table-row table:style-name="ro1">
          <table:table-cell office:value-type="string" calcext:value-type="string">
            <text:p>1 28626U 05008A <text:s text:c="2"/>06176.46683397 -.00000205 <text:s/>00000-0 <text:s/>10000-3 0 <text:s/>2190</text:p>
          </table:table-cell>
        </table:table-row>
        <table:table-row table:style-name="ro1">
          <table:table-cell office:value-type="string" calcext:value-type="string">
            <text:p>2 28626 <text:s text:c="2"/>0.0019 286.9433 0000335 <text:s/>13.7918 <text:s/>55.6504 <text:s/>1.00270176 <text:s/>4891 <text:s text:c="5"/>0.0 <text:s text:c="5"/>1440.0 <text:s text:c="7"/>120.00</text:p>
          </table:table-cell>
        </table:table-row>
        <table:table-row table:style-name="ro1">
          <table:table-cell office:value-type="string" calcext:value-type="string">
            <text:p># <text:s text:c="2"/>MINOTAUR R/B <text:s text:c="7"/># Sub-orbital case - Decayed 2005-11-29</text:p>
          </table:table-cell>
        </table:table-row>
        <table:table-row table:style-name="ro1">
          <table:table-cell office:value-type="string" calcext:value-type="string">
            <text:p>1 28872U 05037B <text:s text:c="2"/>05333.02012661 <text:s/>.25992681 <text:s/>00000-0 <text:s/>24476-3 0 <text:s/>1534</text:p>
          </table:table-cell>
        </table:table-row>
        <table:table-row table:style-name="ro1">
          <table:table-cell office:value-type="string" calcext:value-type="string">
            <text:p>2 28872 <text:s/>96.4736 157.9986 0303955 244.0492 110.6523 16.46015938 10708 <text:s text:c="5"/>0.0 <text:s text:c="7"/>60.0 <text:s text:c="9"/>5.00</text:p>
          </table:table-cell>
        </table:table-row>
        <table:table-row table:style-name="ro1">
          <table:table-cell office:value-type="string" calcext:value-type="string">
            <text:p># <text:s text:c="2"/>SL-14 DEB <text:s text:c="10"/># Last stage of decay - lost in under 420 min</text:p>
          </table:table-cell>
        </table:table-row>
        <table:table-row table:style-name="ro1">
          <table:table-cell office:value-type="string" calcext:value-type="string">
            <text:p>1 29141U 85108AA <text:s/>06170.26783845 <text:s/>.99999999 <text:s/>00000-0 <text:s/>13519-0 0 <text:s text:c="2"/>718</text:p>
          </table:table-cell>
        </table:table-row>
        <table:table-row table:style-name="ro1">
          <table:table-cell office:value-type="string" calcext:value-type="string">
            <text:p>2 29141 <text:s/>82.4288 273.4882 0015848 277.2124 <text:s/>83.9133 15.93343074 <text:s/>6828 <text:s text:c="5"/>0.0 <text:s text:c="6"/>440.0 <text:s text:c="8"/>20.00</text:p>
          </table:table-cell>
        </table:table-row>
        <table:table-row table:style-name="ro1">
          <table:table-cell office:value-type="string" calcext:value-type="string">
            <text:p># <text:s text:c="2"/>SL-12 DEB <text:s text:c="10"/># Near Earth, perigee = 212.24 &lt; 220</text:p>
          </table:table-cell>
        </table:table-row>
        <table:table-row table:style-name="ro1">
          <table:table-cell office:value-type="string" calcext:value-type="string">
            <text:p>1 29238U 06022G <text:s text:c="2"/>06177.28732010 <text:s/>.00766286 <text:s/>10823-4 <text:s/>13334-2 0 <text:s text:c="2"/>101</text:p>
          </table:table-cell>
        </table:table-row>
        <table:table-row table:style-name="ro1">
          <table:table-cell office:value-type="string" calcext:value-type="string">
            <text:p>2 29238 <text:s/>51.5595 213.7903 0202579 <text:s/>95.2503 267.9010 15.73823839 <text:s/>1061 <text:s text:c="5"/>0.0 <text:s text:c="5"/>1440.0 <text:s text:c="7"/>120.00</text:p>
          </table:table-cell>
        </table:table-row>
        <table:table-row table:style-name="ro1">
          <table:table-cell office:value-type="string" calcext:value-type="string">
            <text:p># <text:s text:c="22"/># Original STR#3 SGP4 test</text:p>
          </table:table-cell>
        </table:table-row>
        <table:table-row table:style-name="ro1">
          <table:table-cell office:value-type="string" calcext:value-type="string">
            <text:p>1 88888U <text:s text:c="9"/>80275.98708465 <text:s/>.00073094 <text:s/>13844-3 <text:s/>66816-4 0 <text:s text:c="3"/>87</text:p>
          </table:table-cell>
        </table:table-row>
        <table:table-row table:style-name="ro1">
          <table:table-cell office:value-type="string" calcext:value-type="string">
            <text:p>2 88888 <text:s/>72.8435 115.9689 0086731 <text:s/>52.6988 110.5714 16.05824518 <text:s/>1058 <text:s text:c="5"/>0.0 <text:s text:c="5"/>1440.0 <text:s text:c="7"/>120.00</text:p>
          </table:table-cell>
        </table:table-row>
        <table:table-row table:style-name="ro1">
          <table:table-cell office:value-type="string" calcext:value-type="string">
            <text:p># <text:s text:c="22"/># check error code 4</text:p>
          </table:table-cell>
        </table:table-row>
        <table:table-row table:style-name="ro1">
          <table:table-cell office:value-type="string" calcext:value-type="string">
            <text:p>1 33333U 05037B <text:s text:c="2"/>05333.02012661 <text:s/>.25992681 <text:s/>00000-0 <text:s/>24476-3 0 <text:s/>1534</text:p>
          </table:table-cell>
        </table:table-row>
        <table:table-row table:style-name="ro1">
          <table:table-cell office:value-type="string" calcext:value-type="string">
            <text:p>2 33333 <text:s/>96.4736 157.9986 9950000 244.0492 110.6523 <text:s/>4.00004038 10708 <text:s text:c="5"/>0.0 <text:s text:c="6"/>150.0 <text:s text:c="9"/>5.00</text:p>
          </table:table-cell>
        </table:table-row>
        <table:table-row table:style-name="ro1">
          <table:table-cell office:value-type="string" calcext:value-type="string">
            <text:p># <text:s text:c="22"/># try and check error code 2 but this </text:p>
          </table:table-cell>
        </table:table-row>
        <table:table-row table:style-name="ro1">
          <table:table-cell office:value-type="string" calcext:value-type="string">
            <text:p>1 33334U 78066F <text:s text:c="2"/>06174.85818871 <text:s/>.00000620 <text:s/>00000-0 <text:s/>10000-3 0 <text:s/>6809</text:p>
          </table:table-cell>
        </table:table-row>
        <table:table-row table:style-name="ro1">
          <table:table-cell office:value-type="string" calcext:value-type="string">
            <text:p>2 33334 <text:s/>68.4714 236.1303 5602877 123.7484 302.5767 <text:s/>0.00001000 67521 <text:s text:c="5"/>0.0 <text:s text:c="5"/>1440.0 <text:s text:c="8"/>1.00</text:p>
          </table:table-cell>
        </table:table-row>
        <table:table-row table:style-name="ro1">
          <table:table-cell office:value-type="string" calcext:value-type="string">
            <text:p># <text:s text:c="22"/># try to check error code 3 looks like ep never goes below zero, tied close to ecc</text:p>
          </table:table-cell>
        </table:table-row>
        <table:table-row table:style-name="ro1">
          <table:table-cell office:value-type="string" calcext:value-type="string">
            <text:p>1 33335U 05008A <text:s text:c="2"/>06176.46683397 -.00000205 <text:s/>00000-0 <text:s/>10000-3 0 <text:s/>2190</text:p>
          </table:table-cell>
        </table:table-row>
        <table:table-row table:style-name="ro1">
          <table:table-cell office:value-type="string" calcext:value-type="string">
            <text:p>2 33335 <text:s text:c="2"/>0.0019 286.9433 0000004 <text:s/>13.7918 <text:s/>55.6504 <text:s/>1.00270176 <text:s/>4891 <text:s text:c="5"/>0.0 <text:s text:c="5"/>1440.0 <text:s text:c="8"/>20.00</text:p>
          </table:table-cell>
        </table:table-row>
        <table:table-row table:style-name="ro1">
          <table:table-cell office:value-type="string" calcext:value-type="string">
            <text:p># <text:s text:c="2"/>SL-12 R/B <text:s text:c="10"/># Shows Lyddane choice at 1860 and 4700 min</text:p>
          </table:table-cell>
        </table:table-row>
        <table:table-row table:style-name="ro1">
          <table:table-cell office:value-type="string" calcext:value-type="string">
            <text:p>1 20413U 83020D <text:s text:c="2"/>05363.79166667 <text:s/>.00000000 <text:s/>00000-0 <text:s/>00000+0 0 <text:s/>7041</text:p>
          </table:table-cell>
        </table:table-row>
        <table:table-row table:style-name="ro1">
          <table:table-cell office:value-type="string" calcext:value-type="string">
            <text:p>2 20413 <text:s/>12.3514 187.4253 7864447 196.3027 356.5478 <text:s/>0.24690082 <text:s/>7978 <text:s/>1844000.0 <text:s text:c="2"/>1845100.0 <text:s text:c="7"/>5.00</text:p>
          </table:table-cell>
        </table:table-row>
      </table:table>
      <table:table table:name="tcppver.out" table:style-name="ta1">
        <table:table-column table:style-name="co1" table:default-cell-style-name="Default"/>
        <table:table-row table:style-name="ro1">
          <table:table-cell office:value-type="string" calcext:value-type="string">
            <text:p>5 xx</text:p>
          </table:table-cell>
        </table:table-row>
        <table:table-row table:style-name="ro1">
          <table:table-cell office:value-type="string" calcext:value-type="string">
            <text:p><text:s text:c="7"/>0.00000000 <text:s text:c="3"/>7022.46529266 <text:s text:c="2"/>-1400.08296755 <text:s text:c="6"/>0.03995155 <text:s/>1.893841015 <text:s/>6.405893759 <text:s/>4.534807250</text:p>
          </table:table-cell>
        </table:table-row>
        <table:table-row table:style-name="ro1">
          <table:table-cell office:value-type="string" calcext:value-type="string">
            <text:p><text:s text:c="5"/>360.00000000 <text:s text:c="2"/>-7154.03120202 <text:s text:c="2"/>-3783.17682504 <text:s text:c="2"/>-3536.19412294 <text:s/>4.741887409 -4.151817765 -2.093935425 <text:s text:c="3"/>8635.341424 0.185684 <text:s text:c="2"/>34.26805 <text:s/>347.97998 <text:s/>332.85746 <text:s/>252.46796 <text:s/>273.52819 <text:s/>2000 <text:s/>6 28 <text:s/>0:50:19.733571</text:p>
          </table:table-cell>
        </table:table-row>
        <table:table-row table:style-name="ro1">
          <table:table-cell office:value-type="string" calcext:value-type="string">
            <text:p><text:s text:c="5"/>720.00000000 <text:s text:c="2"/>-7134.59340119 <text:s text:c="3"/>6531.68641334 <text:s text:c="3"/>3260.27186483 -4.113793027 -2.911922039 -2.557327851 <text:s text:c="3"/>8635.861590 0.185142 <text:s text:c="2"/>34.27271 <text:s/>347.16975 <text:s/>334.22005 <text:s/>171.22619 <text:s/>167.48204 <text:s/>2000 <text:s/>6 28 <text:s/>6:50:19.733571</text:p>
          </table:table-cell>
        </table:table-row>
        <table:table-row table:style-name="ro1">
          <table:table-cell office:value-type="string" calcext:value-type="string">
            <text:p><text:s text:c="4"/>1080.00000000 <text:s text:c="3"/>5568.53901181 <text:s text:c="3"/>4492.06992591 <text:s text:c="3"/>3863.87641983 -4.209106476 <text:s/>5.159719888 <text:s/>2.744852980 <text:s text:c="3"/>8633.614993 0.185699 <text:s text:c="2"/>34.26281 <text:s/>346.44442 <text:s/>335.36006 <text:s text:c="2"/>82.20992 <text:s text:c="2"/>61.63454 <text:s/>2000 <text:s/>6 28 12:50:19.733571</text:p>
          </table:table-cell>
        </table:table-row>
        <table:table-row table:style-name="ro1">
          <table:table-cell office:value-type="string" calcext:value-type="string">
            <text:p><text:s text:c="4"/>1440.00000000 <text:s text:c="3"/>-938.55923943 <text:s text:c="2"/>-6268.18748831 <text:s text:c="2"/>-4294.02924751 <text:s/>7.536105209 -0.427127707 <text:s/>0.989878080 <text:s text:c="3"/>8632.098491 0.185801 <text:s text:c="2"/>34.25571 <text:s/>345.65357 <text:s/>336.33937 <text:s/>298.48507 <text:s/>315.94715 <text:s/>2000 <text:s/>6 28 18:50:19.733571</text:p>
          </table:table-cell>
        </table:table-row>
        <table:table-row table:style-name="ro1">
          <table:table-cell office:value-type="string" calcext:value-type="string">
            <text:p><text:s text:c="4"/>1800.00000000 <text:s text:c="2"/>-9680.56121728 <text:s text:c="3"/>2802.47771354 <text:s text:c="4"/>124.10688038 -0.905874102 -4.659467970 -3.227347517 <text:s text:c="3"/>8637.122332 0.185064 <text:s text:c="2"/>34.28086 <text:s/>344.88964 <text:s/>337.42106 <text:s/>201.32626 <text:s/>210.16351 <text:s/>2000 <text:s/>6 29 <text:s/>0:50:19.733571</text:p>
          </table:table-cell>
        </table:table-row>
        <table:table-row table:style-name="ro1">
          <table:table-cell office:value-type="string" calcext:value-type="string">
            <text:p><text:s text:c="4"/>2160.00000000 <text:s text:c="4"/>190.19796988 <text:s text:c="3"/>7746.96653614 <text:s text:c="3"/>5110.00675412 -6.112325142 <text:s/>1.527008184 -0.139152358 <text:s text:c="3"/>8633.131437 0.185639 <text:s text:c="2"/>34.25663 <text:s/>344.11473 <text:s/>338.71747 <text:s/>123.33032 <text:s/>104.17640 <text:s/>2000 <text:s/>6 29 <text:s/>6:50:19.733571</text:p>
          </table:table-cell>
        </table:table-row>
        <table:table-row table:style-name="ro1">
          <table:table-cell office:value-type="string" calcext:value-type="string">
            <text:p><text:s text:c="4"/>2520.00000000 <text:s text:c="3"/>5579.55640116 <text:s text:c="2"/>-3995.61396789 <text:s text:c="2"/>-1518.82108966 <text:s/>4.767927483 <text:s/>5.123185301 <text:s/>4.276837355 <text:s text:c="3"/>8637.302528 0.186337 <text:s text:c="2"/>34.27714 <text:s/>343.34125 <text:s/>339.73610 <text:s/>357.70207 <text:s/>358.45141 <text:s/>2000 <text:s/>6 29 12:50:19.733571</text:p>
          </table:table-cell>
        </table:table-row>
        <table:table-row table:style-name="ro1">
          <table:table-cell office:value-type="string" calcext:value-type="string">
            <text:p><text:s text:c="4"/>2880.00000000 <text:s text:c="2"/>-8650.73082219 <text:s text:c="2"/>-1914.93811525 <text:s text:c="2"/>-3007.03603443 <text:s/>3.067165127 -4.828384068 -2.515322836 <text:s text:c="3"/>8636.101255 0.185538 <text:s text:c="2"/>34.27261 <text:s/>342.61158 <text:s/>340.69038 <text:s/>234.10932 <text:s/>252.77706 <text:s/>2000 <text:s/>6 29 18:50:19.733571</text:p>
          </table:table-cell>
        </table:table-row>
        <table:table-row table:style-name="ro1">
          <table:table-cell office:value-type="string" calcext:value-type="string">
            <text:p><text:s text:c="4"/>3240.00000000 <text:s text:c="2"/>-5429.79204164 <text:s text:c="3"/>7574.36493792 <text:s text:c="3"/>3747.39305236 -4.999442110 -1.800561422 -2.229392830 <text:s text:c="3"/>8635.475338 0.185331 <text:s text:c="2"/>34.26974 <text:s/>341.80144 <text:s/>342.10905 <text:s/>156.39692 <text:s/>146.67615 <text:s/>2000 <text:s/>6 30 <text:s/>0:50:19.733571</text:p>
          </table:table-cell>
        </table:table-row>
        <table:table-row table:style-name="ro1">
          <table:table-cell office:value-type="string" calcext:value-type="string">
            <text:p><text:s text:c="4"/>3600.00000000 <text:s text:c="3"/>6759.04583722 <text:s text:c="3"/>2001.58198220 <text:s text:c="3"/>2783.55192533 -2.180993947 <text:s/>6.402085603 <text:s/>3.644723952 <text:s text:c="3"/>8635.195534 0.185973 <text:s text:c="2"/>34.27008 <text:s/>341.07931 <text:s/>343.22923 <text:s text:c="2"/>57.48219 <text:s text:c="2"/>40.84371 <text:s/>2000 <text:s/>6 30 <text:s/>6:50:19.733571</text:p>
          </table:table-cell>
        </table:table-row>
        <table:table-row table:style-name="ro1">
          <table:table-cell office:value-type="string" calcext:value-type="string">
            <text:p><text:s text:c="4"/>3960.00000000 <text:s text:c="2"/>-3791.44531559 <text:s text:c="2"/>-5712.95617894 <text:s text:c="2"/>-4533.48630714 <text:s/>6.668817493 -2.516382327 -0.082384354 <text:s text:c="3"/>8632.729753 0.185854 <text:s text:c="2"/>34.25654 <text:s/>340.29915 <text:s/>344.15875 <text:s/>274.30670 <text:s/>295.20327 <text:s/>2000 <text:s/>6 30 12:50:19.733571</text:p>
          </table:table-cell>
        </table:table-row>
        <table:table-row table:style-name="ro1">
          <table:table-cell office:value-type="string" calcext:value-type="string">
            <text:p><text:s text:c="4"/>4320.00000000 <text:s text:c="2"/>-9060.47373569 <text:s text:c="3"/>4658.70952502 <text:s text:c="4"/>813.68673153 -2.232832783 -4.110453490 -3.157345433 <text:s text:c="3"/>8637.006122 0.185080 <text:s text:c="2"/>34.28036 <text:s/>339.51733 <text:s/>345.34018 <text:s/>186.53394 <text:s/>189.32850 <text:s/>2000 <text:s/>6 30 18:50:19.733571</text:p>
          </table:table-cell>
        </table:table-row>
        <table:table-row table:style-name="ro1">
          <table:table-cell office:value-type="string" calcext:value-type="string">
            <text:p>4632 xx</text:p>
          </table:table-cell>
        </table:table-row>
        <table:table-row table:style-name="ro1">
          <table:table-cell office:value-type="string" calcext:value-type="string">
            <text:p><text:s text:c="7"/>0.00000000 <text:s text:c="3"/>2334.11450085 <text:s/>-41920.44035349 <text:s text:c="5"/>-0.03867437 <text:s/>2.826321032 -0.065091664 <text:s/>0.570936053</text:p>
          </table:table-cell>
        </table:table-row>
        <table:table-row table:style-name="ro1">
          <table:table-cell office:value-type="string" calcext:value-type="string">
            <text:p><text:s text:c="3"/>-5184.00000000 <text:s/>-29020.02587128 <text:s text:c="2"/>13819.84419063 <text:s text:c="2"/>-5713.33679183 -1.768068390 -3.235371192 -0.395206135 <text:s text:c="2"/>37359.443192 0.145533 <text:s text:c="2"/>11.45906 <text:s/>273.26799 <text:s/>207.38255 <text:s text:c="2"/>34.36849 <text:s text:c="2"/>25.75029 <text:s/>2004 <text:s/>1 28 <text:s/>7:27:25.308584</text:p>
          </table:table-cell>
        </table:table-row>
        <table:table-row table:style-name="ro1">
          <table:table-cell office:value-type="string" calcext:value-type="string">
            <text:p><text:s text:c="3"/>-5064.00000000 <text:s/>-32982.56870101 <text:s/>-11125.54996609 <text:s text:c="2"/>-6803.28472771 <text:s/>0.617446996 -3.379240041 <text:s/>0.085954707 <text:s text:c="2"/>37359.437810 0.145510 <text:s text:c="2"/>11.45887 <text:s/>273.26406 <text:s/>207.40571 <text:s text:c="2"/>77.67793 <text:s text:c="2"/>61.81271 <text:s/>2004 <text:s/>1 28 <text:s/>9:27:25.308597</text:p>
          </table:table-cell>
        </table:table-row>
        <table:table-row table:style-name="ro1">
          <table:table-cell office:value-type="string" calcext:value-type="string">
            <text:p><text:s text:c="3"/>-4944.00000000 <text:s/>-22097.68730513 <text:s/>-31583.13829284 <text:s text:c="2"/>-4836.34329328 <text:s/>2.230597499 -2.166594667 <text:s/>0.426443070 <text:s text:c="2"/>37359.527360 0.145483 <text:s text:c="2"/>11.45906 <text:s/>273.26128 <text:s/>207.41088 <text:s/>113.78650 <text:s text:c="2"/>97.88090 <text:s/>2004 <text:s/>1 28 11:27:25.308611</text:p>
          </table:table-cell>
        </table:table-row>
        <table:table-row table:style-name="ro1">
          <table:table-cell office:value-type="string" calcext:value-type="string">
            <text:p><text:s text:c="3"/>-4896.00000000 <text:s/>-15129.94694545 <text:s/>-36907.74526221 <text:s text:c="2"/>-3487.56256701 <text:s/>2.581167187 -1.524204737 <text:s/>0.504805763 <text:s text:c="2"/>37359.552946 0.145472 <text:s text:c="2"/>11.45912 <text:s/>273.26070 <text:s/>207.41055 <text:s/>126.58633 <text:s/>112.31003 <text:s/>2004 <text:s/>1 28 12:15:25.308600</text:p>
          </table:table-cell>
        </table:table-row>
        <table:table-row table:style-name="ro1">
          <table:table-cell office:value-type="string" calcext:value-type="string">
            <text:p>6251 xx</text:p>
          </table:table-cell>
        </table:table-row>
        <table:table-row table:style-name="ro1">
          <table:table-cell office:value-type="string" calcext:value-type="string">
            <text:p><text:s text:c="7"/>0.00000000 <text:s text:c="3"/>3988.31022699 <text:s text:c="3"/>5498.96657235 <text:s text:c="6"/>0.90055879 -3.290032738 <text:s/>2.357652820 <text:s/>6.496623475</text:p>
          </table:table-cell>
        </table:table-row>
        <table:table-row table:style-name="ro1">
          <table:table-cell office:value-type="string" calcext:value-type="string">
            <text:p><text:s text:c="5"/>120.00000000 <text:s text:c="2"/>-3935.69800083 <text:s text:c="4"/>409.10980837 <text:s text:c="3"/>5471.33577327 -3.374784183 -6.635211043 -1.942056221 <text:s text:c="3"/>6769.925529 0.002843 <text:s text:c="2"/>58.04264 <text:s text:c="2"/>53.67485 <text:s/>130.45323 <text:s/>336.79192 <text:s/>336.92003 <text:s/>2006 <text:s/>6 25 21:46:43.980124</text:p>
          </table:table-cell>
        </table:table-row>
        <table:table-row table:style-name="ro1">
          <table:table-cell office:value-type="string" calcext:value-type="string">
            <text:p><text:s text:c="5"/>240.00000000 <text:s text:c="2"/>-1675.12766915 <text:s text:c="2"/>-5683.30432352 <text:s text:c="2"/>-3286.21510937 <text:s/>5.282496925 <text:s/>1.508674259 -5.354872978 <text:s text:c="3"/>6778.150599 0.003376 <text:s text:c="2"/>58.06431 <text:s text:c="2"/>53.35235 <text:s/>131.72414 <text:s text:c="2"/>83.13296 <text:s text:c="2"/>82.74899 <text:s/>2006 <text:s/>6 25 23:46:43.980097</text:p>
          </table:table-cell>
        </table:table-row>
        <table:table-row table:style-name="ro1">
          <table:table-cell office:value-type="string" calcext:value-type="string">
            <text:p><text:s text:c="5"/>360.00000000 <text:s text:c="3"/>4993.62642836 <text:s text:c="3"/>2890.54969900 <text:s text:c="2"/>-3600.40145627 <text:s/>0.347333429 <text:s/>5.707031557 <text:s/>5.070699638 <text:s text:c="3"/>6777.272133 0.003545 <text:s text:c="2"/>58.06200 <text:s text:c="2"/>52.95532 <text:s/>133.43271 <text:s/>187.97156 <text:s/>188.02804 <text:s/>2006 <text:s/>6 26 <text:s/>1:46:43.980111</text:p>
          </table:table-cell>
        </table:table-row>
        <table:table-row table:style-name="ro1">
          <table:table-cell office:value-type="string" calcext:value-type="string">
            <text:p><text:s text:c="5"/>480.00000000 <text:s text:c="2"/>-1115.07959514 <text:s text:c="3"/>4015.11691491 <text:s text:c="3"/>5326.99727718 -5.524279443 -4.765738774 <text:s/>2.402255961 <text:s text:c="3"/>6770.645332 0.003600 <text:s text:c="2"/>58.04451 <text:s text:c="2"/>52.63634 <text:s/>140.69177 <text:s/>287.48220 <text:s/>287.87534 <text:s/>2006 <text:s/>6 26 <text:s/>3:46:43.980124</text:p>
          </table:table-cell>
        </table:table-row>
        <table:table-row table:style-name="ro1">
          <table:table-cell office:value-type="string" calcext:value-type="string">
            <text:p><text:s text:c="5"/>600.00000000 <text:s text:c="2"/>-4329.10008198 <text:s text:c="2"/>-5176.70287935 <text:s text:c="4"/>409.65313857 <text:s/>2.858408303 -2.933091792 -6.509690397 <text:s text:c="3"/>6782.699240 0.004248 <text:s text:c="2"/>58.07622 <text:s text:c="2"/>52.26287 <text:s/>135.50292 <text:s text:c="2"/>40.40320 <text:s text:c="2"/>40.08846 <text:s/>2006 <text:s/>6 26 <text:s/>5:46:43.980097</text:p>
          </table:table-cell>
        </table:table-row>
        <table:table-row table:style-name="ro1">
          <table:table-cell office:value-type="string" calcext:value-type="string">
            <text:p><text:s text:c="5"/>720.00000000 <text:s text:c="3"/>3692.60030028 <text:s text:c="3"/>-976.24265255 <text:s text:c="2"/>-5623.36447493 <text:s/>3.897257243 <text:s/>6.415554948 <text:s/>1.429112190 <text:s text:c="3"/>6769.424000 0.004551 <text:s text:c="2"/>58.04122 <text:s text:c="2"/>51.90123 <text:s/>125.49216 <text:s/>157.34330 <text:s/>157.14176 <text:s/>2006 <text:s/>6 26 <text:s/>7:46:43.980111</text:p>
          </table:table-cell>
        </table:table-row>
        <table:table-row table:style-name="ro1">
          <table:table-cell office:value-type="string" calcext:value-type="string">
            <text:p><text:s text:c="5"/>840.00000000 <text:s text:c="3"/>2301.83510037 <text:s text:c="3"/>5723.92394553 <text:s text:c="3"/>2814.61514580 -5.110924966 -0.764510559 <text:s/>5.662120145 <text:s text:c="3"/>6779.384007 0.003929 <text:s text:c="2"/>58.06755 <text:s text:c="2"/>51.57398 <text:s/>123.27602 <text:s/>266.00386 <text:s/>266.45313 <text:s/>2006 <text:s/>6 26 <text:s/>9:46:43.980124</text:p>
          </table:table-cell>
        </table:table-row>
        <table:table-row table:style-name="ro1">
          <table:table-cell office:value-type="string" calcext:value-type="string">
            <text:p><text:s text:c="5"/>960.00000000 <text:s text:c="2"/>-4990.91637950 <text:s text:c="2"/>-2303.42547880 <text:s text:c="3"/>3920.86335598 -0.993439372 -5.967458360 -4.759110856 <text:s text:c="3"/>6776.153797 0.003677 <text:s text:c="2"/>58.05907 <text:s text:c="2"/>51.17829 <text:s/>123.47669 <text:s text:c="2"/>13.34161 <text:s text:c="2"/>13.24463 <text:s/>2006 <text:s/>6 26 11:46:43.980097</text:p>
          </table:table-cell>
        </table:table-row>
        <table:table-row table:style-name="ro1">
          <table:table-cell office:value-type="string" calcext:value-type="string">
            <text:p><text:s text:c="4"/>1080.00000000 <text:s text:c="4"/>642.27769977 <text:s text:c="2"/>-4332.89821901 <text:s text:c="2"/>-5183.31523910 <text:s/>5.720542579 <text:s/>4.216573838 -2.846576139 <text:s text:c="3"/>6771.342290 0.003769 <text:s text:c="2"/>58.04641 <text:s text:c="2"/>50.86185 <text:s/>118.24808 <text:s/>125.93580 <text:s/>125.58552 <text:s/>2006 <text:s/>6 26 13:46:43.980111</text:p>
          </table:table-cell>
        </table:table-row>
        <table:table-row table:style-name="ro1">
          <table:table-cell office:value-type="string" calcext:value-type="string">
            <text:p><text:s text:c="4"/>1200.00000000 <text:s text:c="3"/>4719.78335752 <text:s text:c="3"/>4798.06938996 <text:s text:c="3"/>-943.58851062 -2.294860662 <text:s/>3.492499389 <text:s/>6.408334723 <text:s text:c="3"/>6782.318686 0.003095 <text:s text:c="2"/>58.07542 <text:s text:c="2"/>50.48240 <text:s/>122.06820 <text:s/>228.51683 <text:s/>228.78297 <text:s/>2006 <text:s/>6 26 15:46:43.980124</text:p>
          </table:table-cell>
        </table:table-row>
        <table:table-row table:style-name="ro1">
          <table:table-cell office:value-type="string" calcext:value-type="string">
            <text:p><text:s text:c="4"/>1320.00000000 <text:s text:c="2"/>-3299.16993602 <text:s text:c="3"/>1576.83168320 <text:s text:c="3"/>5678.67840638 -4.460347074 -6.202025196 -0.885874586 <text:s text:c="3"/>6768.899732 0.002843 <text:s text:c="2"/>58.04006 <text:s text:c="2"/>50.12834 <text:s/>137.68970 <text:s/>320.00900 <text:s/>320.21804 <text:s/>2006 <text:s/>6 26 17:46:43.980097</text:p>
          </table:table-cell>
        </table:table-row>
        <table:table-row table:style-name="ro1">
          <table:table-cell office:value-type="string" calcext:value-type="string">
            <text:p><text:s text:c="4"/>1440.00000000 <text:s text:c="2"/>-2777.14682335 <text:s text:c="2"/>-5663.16031708 <text:s text:c="2"/>-2462.54889123 <text:s/>4.915493146 <text:s/>0.123328992 -5.896495091 <text:s text:c="3"/>6780.123356 0.003546 <text:s text:c="2"/>58.06961 <text:s text:c="2"/>49.79571 <text:s/>137.17584 <text:s text:c="2"/>68.19805 <text:s text:c="2"/>67.82115 <text:s/>2006 <text:s/>6 26 19:46:43.980111</text:p>
          </table:table-cell>
        </table:table-row>
        <table:table-row table:style-name="ro1">
          <table:table-cell office:value-type="string" calcext:value-type="string">
            <text:p><text:s text:c="4"/>1560.00000000 <text:s text:c="3"/>4992.31573893 <text:s text:c="3"/>1716.62356770 <text:s text:c="2"/>-4287.86065581 <text:s/>1.640717189 <text:s/>6.071570434 <text:s/>4.338797931 <text:s text:c="3"/>6774.954049 0.003872 <text:s text:c="2"/>58.05597 <text:s text:c="2"/>49.40182 <text:s/>134.68716 <text:s/>177.32764 <text:s/>177.30689 <text:s/>2006 <text:s/>6 26 21:46:43.980124</text:p>
          </table:table-cell>
        </table:table-row>
        <table:table-row table:style-name="ro1">
          <table:table-cell office:value-type="string" calcext:value-type="string">
            <text:p><text:s text:c="4"/>1680.00000000 <text:s text:c="5"/>-8.22384755 <text:s text:c="3"/>4662.21521668 <text:s text:c="3"/>4905.66411857 -5.891011274 -3.593173872 <text:s/>3.365100460 <text:s text:c="3"/>6772.461420 0.003831 <text:s text:c="2"/>58.04939 <text:s text:c="2"/>49.08756 <text:s/>138.33630 <text:s/>280.34438 <text:s/>280.77597 <text:s/>2006 <text:s/>6 26 23:46:43.980097</text:p>
          </table:table-cell>
        </table:table-row>
        <table:table-row table:style-name="ro1">
          <table:table-cell office:value-type="string" calcext:value-type="string">
            <text:p><text:s text:c="4"/>1800.00000000 <text:s text:c="2"/>-4966.20137963 <text:s text:c="2"/>-4379.59155037 <text:s text:c="3"/>1349.33347502 <text:s/>1.763172581 -3.981456387 -6.343279443 <text:s text:c="3"/>6781.951019 0.004290 <text:s text:c="2"/>58.07436 <text:s text:c="2"/>48.70290 <text:s/>133.19973 <text:s text:c="2"/>33.19304 <text:s text:c="2"/>32.92461 <text:s/>2006 <text:s/>6 27 <text:s/>1:46:43.980111</text:p>
          </table:table-cell>
        </table:table-row>
        <table:table-row table:style-name="ro1">
          <table:table-cell office:value-type="string" calcext:value-type="string">
            <text:p><text:s text:c="4"/>1920.00000000 <text:s text:c="3"/>2954.49390331 <text:s text:c="2"/>-2080.65984650 <text:s text:c="2"/>-5754.75038057 <text:s/>4.895893306 <text:s/>5.858184322 <text:s/>0.375474825 <text:s text:c="3"/>6768.735395 0.004501 <text:s text:c="2"/>58.03953 <text:s text:c="2"/>48.35495 <text:s/>122.85039 <text:s/>150.59585 <text:s/>150.34188 <text:s/>2006 <text:s/>6 27 <text:s/>3:46:43.980124</text:p>
          </table:table-cell>
        </table:table-row>
        <table:table-row table:style-name="ro1">
          <table:table-cell office:value-type="string" calcext:value-type="string">
            <text:p><text:s text:c="4"/>2040.00000000 <text:s text:c="3"/>3363.28794321 <text:s text:c="3"/>5559.55841180 <text:s text:c="3"/>1956.05542266 -4.587378863 <text:s/>0.591943403 <text:s/>6.107838605 <text:s text:c="3"/>6781.069838 0.003728 <text:s text:c="2"/>58.07214 <text:s text:c="2"/>48.01619 <text:s/>120.75801 <text:s/>259.09703 <text:s/>259.51676 <text:s/>2006 <text:s/>6 27 <text:s/>5:46:43.980097</text:p>
          </table:table-cell>
        </table:table-row>
        <table:table-row table:style-name="ro1">
          <table:table-cell office:value-type="string" calcext:value-type="string">
            <text:p><text:s text:c="4"/>2160.00000000 <text:s text:c="2"/>-4856.66780070 <text:s text:c="2"/>-1107.03450192 <text:s text:c="3"/>4557.21258241 -2.304158557 -6.186437070 -3.956549542 <text:s text:c="3"/>6773.784729 0.003314 <text:s text:c="2"/>58.05298 <text:s text:c="2"/>47.62591 <text:s/>124.52772 <text:s text:c="3"/>2.77040 <text:s text:c="3"/>2.75210 <text:s/>2006 <text:s/>6 27 <text:s/>7:46:43.980111</text:p>
          </table:table-cell>
        </table:table-row>
        <table:table-row table:style-name="ro1">
          <table:table-cell office:value-type="string" calcext:value-type="string">
            <text:p><text:s text:c="4"/>2280.00000000 <text:s text:c="3"/>-497.84480071 <text:s text:c="2"/>-4863.46005312 <text:s text:c="2"/>-4700.81211217 <text:s/>5.960065407 <text:s/>2.996683369 -3.767123329 <text:s text:c="3"/>6773.294589 0.003476 <text:s text:c="2"/>58.05171 <text:s text:c="2"/>47.31217 <text:s/>122.26746 <text:s/>112.50185 <text:s/>112.13345 <text:s/>2006 <text:s/>6 27 <text:s/>9:46:43.980124</text:p>
          </table:table-cell>
        </table:table-row>
        <table:table-row table:style-name="ro1">
          <table:table-cell office:value-type="string" calcext:value-type="string">
            <text:p><text:s text:c="4"/>2400.00000000 <text:s text:c="3"/>5241.61936096 <text:s text:c="3"/>3910.75960683 <text:s text:c="2"/>-1857.93473952 -1.124834806 <text:s/>4.406213160 <text:s/>6.148161299 <text:s text:c="3"/>6781.190564 0.003063 <text:s text:c="2"/>58.07257 <text:s text:c="2"/>46.92300 <text:s/>128.10892 <text:s/>213.10746 <text:s/>213.29953 <text:s/>2006 <text:s/>6 27 11:46:43.980097</text:p>
          </table:table-cell>
        </table:table-row>
        <table:table-row table:style-name="ro1">
          <table:table-cell office:value-type="string" calcext:value-type="string">
            <text:p><text:s text:c="4"/>2520.00000000 <text:s text:c="2"/>-2451.38045953 <text:s text:c="3"/>2610.60463261 <text:s text:c="3"/>5729.79022069 -5.366560525 -5.500855666 <text:s/>0.187958716 <text:s text:c="3"/>6768.622659 0.003018 <text:s text:c="2"/>58.03943 <text:s text:c="2"/>46.58234 <text:s/>143.15752 <text:s/>305.04971 <text:s/>305.33247 <text:s/>2006 <text:s/>6 27 13:46:43.980111</text:p>
          </table:table-cell>
        </table:table-row>
        <table:table-row table:style-name="ro1">
          <table:table-cell office:value-type="string" calcext:value-type="string">
            <text:p><text:s text:c="4"/>2640.00000000 <text:s text:c="2"/>-3791.87520638 <text:s text:c="2"/>-5378.82851382 <text:s text:c="2"/>-1575.82737930 <text:s/>4.266273592 -1.199162551 -6.276154080 <text:s text:c="3"/>6781.613528 0.003799 <text:s text:c="2"/>58.07362 <text:s text:c="2"/>46.23717 <text:s/>140.09586 <text:s text:c="2"/>55.82869 <text:s text:c="2"/>55.46914 <text:s/>2006 <text:s/>6 27 15:46:43.980124</text:p>
          </table:table-cell>
        </table:table-row>
        <table:table-row table:style-name="ro1">
          <table:table-cell office:value-type="string" calcext:value-type="string">
            <text:p><text:s text:c="4"/>2760.00000000 <text:s text:c="3"/>4730.53958356 <text:s text:c="4"/>524.05006433 <text:s text:c="2"/>-4857.29369725 <text:s/>2.918056288 <text:s/>6.135412849 <text:s/>3.495115636 <text:s text:c="3"/>6772.724967 0.004172 <text:s text:c="2"/>58.05018 <text:s text:c="2"/>45.85052 <text:s/>133.91443 <text:s/>168.75679 <text:s/>168.66328 <text:s/>2006 <text:s/>6 27 17:46:43.980097</text:p>
          </table:table-cell>
        </table:table-row>
        <table:table-row table:style-name="ro1">
          <table:table-cell office:value-type="string" calcext:value-type="string">
            <text:p><text:s text:c="4"/>2880.00000000 <text:s text:c="3"/>1159.27802897 <text:s text:c="3"/>5056.60175495 <text:s text:c="3"/>4353.49418579 -5.968060341 -2.314790406 <text:s/>4.230722669 <text:s text:c="3"/>6774.610266 0.003961 <text:s text:c="2"/>58.05516 <text:s text:c="2"/>45.53659 <text:s/>134.85462 <text:s/>274.39399 <text:s/>274.84650 <text:s/>2006 <text:s/>6 27 19:46:43.980111</text:p>
          </table:table-cell>
        </table:table-row>
        <table:table-row table:style-name="ro1">
          <table:table-cell office:value-type="string" calcext:value-type="string">
            <text:p>8195 xx</text:p>
          </table:table-cell>
        </table:table-row>
        <table:table-row table:style-name="ro1">
          <table:table-cell office:value-type="string" calcext:value-type="string">
            <text:p><text:s text:c="7"/>0.00000000 <text:s text:c="3"/>2349.89483350 <text:s/>-14785.93811562 <text:s text:c="6"/>0.02119378 <text:s/>2.721488096 -3.256811655 <text:s/>4.498416672</text:p>
          </table:table-cell>
        </table:table-row>
        <table:table-row table:style-name="ro1">
          <table:table-cell office:value-type="string" calcext:value-type="string">
            <text:p><text:s text:c="5"/>120.00000000 <text:s text:c="2"/>15223.91713658 <text:s/>-17852.95881713 <text:s text:c="2"/>25280.39558224 <text:s/>1.079041732 <text:s/>0.875187372 <text:s/>2.485682813 <text:s text:c="2"/>26564.959894 0.686668 <text:s text:c="2"/>64.17478 <text:s/>279.02552 <text:s/>264.80305 <text:s/>149.71445 <text:s text:c="2"/>80.31676 <text:s/>2006 <text:s/>6 25 <text:s/>9:58:18.143649</text:p>
          </table:table-cell>
        </table:table-row>
        <table:table-row table:style-name="ro1">
          <table:table-cell office:value-type="string" calcext:value-type="string">
            <text:p><text:s text:c="5"/>240.00000000 <text:s text:c="2"/>19752.78050009 <text:s text:c="2"/>-8600.07130962 <text:s text:c="2"/>37522.72921090 <text:s/>0.238105279 <text:s/>1.546110924 <text:s/>0.986410447 <text:s text:c="2"/>26565.004593 0.686729 <text:s text:c="2"/>64.17275 <text:s/>279.01498 <text:s/>264.80395 <text:s/>169.66007 <text:s/>140.46244 <text:s/>2006 <text:s/>6 25 11:58:18.143622</text:p>
          </table:table-cell>
        </table:table-row>
        <table:table-row table:style-name="ro1">
          <table:table-cell office:value-type="string" calcext:value-type="string">
            <text:p><text:s text:c="5"/>360.00000000 <text:s text:c="2"/>19089.29762968 <text:s text:c="3"/>3107.89495018 <text:s text:c="2"/>39958.14661370 -0.410308034 <text:s/>1.640332277 -0.306873818 <text:s text:c="2"/>26565.026844 0.686738 <text:s text:c="2"/>64.17218 <text:s/>279.00406 <text:s/>264.80930 <text:s/>185.29658 <text:s/>200.60234 <text:s/>2006 <text:s/>6 25 13:58:18.143636</text:p>
          </table:table-cell>
        </table:table-row>
        <table:table-row table:style-name="ro1">
          <table:table-cell office:value-type="string" calcext:value-type="string">
            <text:p><text:s text:c="5"/>480.00000000 <text:s text:c="2"/>13829.66070574 <text:s text:c="2"/>13977.39999817 <text:s text:c="2"/>32736.32082508 -1.065096849 <text:s/>1.279983299 -1.760166075 <text:s text:c="2"/>26564.625574 0.686690 <text:s text:c="2"/>64.17284 <text:s/>278.99292 <text:s/>264.81391 <text:s/>202.93892 <text:s/>260.74283 <text:s/>2006 <text:s/>6 25 15:58:18.143649</text:p>
          </table:table-cell>
        </table:table-row>
        <table:table-row table:style-name="ro1">
          <table:table-cell office:value-type="string" calcext:value-type="string">
            <text:p><text:s text:c="5"/>600.00000000 <text:s text:c="3"/>3333.05838525 <text:s text:c="2"/>18395.31728674 <text:s text:c="2"/>12738.25031238 -1.882432221 -0.611623333 -4.039586549 <text:s text:c="2"/>26566.244167 0.686599 <text:s text:c="2"/>64.17668 <text:s/>278.98254 <text:s/>264.80715 <text:s/>236.46989 <text:s/>320.89629 <text:s/>2006 <text:s/>6 25 17:58:18.143622</text:p>
          </table:table-cell>
        </table:table-row>
        <table:table-row table:style-name="ro1">
          <table:table-cell office:value-type="string" calcext:value-type="string">
            <text:p><text:s text:c="5"/>720.00000000 <text:s text:c="3"/>2622.13222207 <text:s/>-15125.15464924 <text:s text:c="4"/>474.51048398 <text:s/>2.688287199 -3.078426664 <text:s/>4.494979530 <text:s text:c="2"/>26574.895477 0.686659 <text:s text:c="2"/>64.17958 <text:s/>278.97819 <text:s/>264.81333 <text:s text:c="2"/>97.15363 <text:s text:c="2"/>21.03833 <text:s/>2006 <text:s/>6 25 19:58:18.143636</text:p>
          </table:table-cell>
        </table:table-row>
        <table:table-row table:style-name="ro1">
          <table:table-cell office:value-type="string" calcext:value-type="string">
            <text:p><text:s text:c="5"/>840.00000000 <text:s text:c="2"/>15320.56770017 <text:s/>-17777.32564586 <text:s text:c="2"/>25539.53198382 <text:s/>1.064346229 <text:s/>0.892184771 <text:s/>2.459822414 <text:s text:c="2"/>26564.950207 0.686625 <text:s text:c="2"/>64.17450 <text:s/>278.97313 <text:s/>264.79671 <text:s/>150.09217 <text:s text:c="2"/>81.20519 <text:s/>2006 <text:s/>6 25 21:58:18.143649</text:p>
          </table:table-cell>
        </table:table-row>
        <table:table-row table:style-name="ro1">
          <table:table-cell office:value-type="string" calcext:value-type="string">
            <text:p><text:s text:c="5"/>960.00000000 <text:s text:c="2"/>19769.70267785 <text:s text:c="2"/>-8458.65104454 <text:s text:c="2"/>37624.20130236 <text:s/>0.229304396 <text:s/>1.550363884 <text:s/>0.966993056 <text:s text:c="2"/>26565.006252 0.686686 <text:s text:c="2"/>64.17248 <text:s/>278.96261 <text:s/>264.79768 <text:s/>169.90203 <text:s/>141.35081 <text:s/>2006 <text:s/>6 25 23:58:18.143622</text:p>
          </table:table-cell>
        </table:table-row>
        <table:table-row table:style-name="ro1">
          <table:table-cell office:value-type="string" calcext:value-type="string">
            <text:p><text:s text:c="4"/>1080.00000000 <text:s text:c="2"/>19048.56201523 <text:s text:c="3"/>3260.43223119 <text:s text:c="2"/>39923.39143967 -0.418015536 <text:s/>1.639346953 -0.326094840 <text:s text:c="2"/>26565.022711 0.686696 <text:s text:c="2"/>64.17191 <text:s/>278.95173 <text:s/>264.80301 <text:s/>185.52861 <text:s/>201.49078 <text:s/>2006 <text:s/>6 26 <text:s/>1:58:18.143636</text:p>
          </table:table-cell>
        </table:table-row>
        <table:table-row table:style-name="ro1">
          <table:table-cell office:value-type="string" calcext:value-type="string">
            <text:p><text:s text:c="4"/>1200.00000000 <text:s text:c="2"/>13729.19205837 <text:s text:c="2"/>14097.70014810 <text:s text:c="2"/>32547.52799890 -1.074511043 <text:s/>1.270505211 -1.785099927 <text:s text:c="2"/>26564.616382 0.686647 <text:s text:c="2"/>64.17257 <text:s/>278.94062 <text:s/>264.80751 <text:s/>203.25527 <text:s/>261.63142 <text:s/>2006 <text:s/>6 26 <text:s/>3:58:18.143649</text:p>
          </table:table-cell>
        </table:table-row>
        <table:table-row table:style-name="ro1">
          <table:table-cell office:value-type="string" calcext:value-type="string">
            <text:p><text:s text:c="4"/>1320.00000000 <text:s text:c="3"/>3148.86165643 <text:s text:c="2"/>18323.19841703 <text:s text:c="2"/>12305.75195578 -1.895271701 -0.678343847 -4.086577951 <text:s text:c="2"/>26566.400900 0.686558 <text:s text:c="2"/>64.17648 <text:s/>278.93034 <text:s/>264.80031 <text:s/>237.38050 <text:s/>321.78542 <text:s/>2006 <text:s/>6 26 <text:s/>5:58:18.143622</text:p>
          </table:table-cell>
        </table:table-row>
        <table:table-row table:style-name="ro1">
          <table:table-cell office:value-type="string" calcext:value-type="string">
            <text:p><text:s text:c="4"/>1440.00000000 <text:s text:c="3"/>2890.80638268 <text:s/>-15446.43952300 <text:s text:c="4"/>948.77010176 <text:s/>2.654407490 -2.909344895 <text:s/>4.486437362 <text:s text:c="2"/>26574.377821 0.686612 <text:s text:c="2"/>64.17922 <text:s/>278.92626 <text:s/>264.80655 <text:s text:c="2"/>99.03224 <text:s text:c="2"/>21.92752 <text:s/>2006 <text:s/>6 26 <text:s/>7:58:18.143636</text:p>
          </table:table-cell>
        </table:table-row>
        <table:table-row table:style-name="ro1">
          <table:table-cell office:value-type="string" calcext:value-type="string">
            <text:p><text:s text:c="4"/>1560.00000000 <text:s text:c="2"/>15415.98410712 <text:s/>-17699.90714437 <text:s text:c="2"/>25796.19644689 <text:s/>1.049818334 <text:s/>0.908822332 <text:s/>2.434107329 <text:s text:c="2"/>26564.940797 0.686587 <text:s text:c="2"/>64.17410 <text:s/>278.92092 <text:s/>264.79010 <text:s/>150.46635 <text:s text:c="2"/>82.09418 <text:s/>2006 <text:s/>6 26 <text:s/>9:58:18.143649</text:p>
          </table:table-cell>
        </table:table-row>
        <table:table-row table:style-name="ro1">
          <table:table-cell office:value-type="string" calcext:value-type="string">
            <text:p><text:s text:c="4"/>1680.00000000 <text:s text:c="2"/>19786.00618538 <text:s text:c="2"/>-8316.74570581 <text:s text:c="2"/>37723.74539119 <text:s/>0.220539813 <text:s/>1.554518900 <text:s/>0.947601047 <text:s text:c="2"/>26565.007447 0.686648 <text:s text:c="2"/>64.17210 <text:s/>278.91042 <text:s/>264.79116 <text:s/>170.14356 <text:s/>142.23974 <text:s/>2006 <text:s/>6 26 11:58:18.143622</text:p>
          </table:table-cell>
        </table:table-row>
        <table:table-row table:style-name="ro1">
          <table:table-cell office:value-type="string" calcext:value-type="string">
            <text:p><text:s text:c="4"/>1800.00000000 <text:s text:c="2"/>19007.28688729 <text:s text:c="3"/>3412.85948715 <text:s text:c="2"/>39886.66579255 -0.425733568 <text:s/>1.638276809 -0.345353807 <text:s text:c="2"/>26565.018061 0.686658 <text:s text:c="2"/>64.17151 <text:s/>278.89955 <text:s/>264.79647 <text:s/>185.76116 <text:s/>202.37976 <text:s/>2006 <text:s/>6 26 13:58:18.143636</text:p>
          </table:table-cell>
        </table:table-row>
        <table:table-row table:style-name="ro1">
          <table:table-cell office:value-type="string" calcext:value-type="string">
            <text:p><text:s text:c="4"/>1920.00000000 <text:s text:c="2"/>13627.93015254 <text:s text:c="2"/>14216.95401307 <text:s text:c="2"/>32356.13706868 -1.083991976 <text:s/>1.260802347 -1.810193903 <text:s text:c="2"/>26564.606809 0.686609 <text:s text:c="2"/>64.17218 <text:s/>278.88845 <text:s/>264.80089 <text:s/>203.57412 <text:s/>262.52055 <text:s/>2006 <text:s/>6 26 15:58:18.143649</text:p>
          </table:table-cell>
        </table:table-row>
        <table:table-row table:style-name="ro1">
          <table:table-cell office:value-type="string" calcext:value-type="string">
            <text:p><text:s text:c="4"/>2040.00000000 <text:s text:c="3"/>2963.26486560 <text:s text:c="2"/>18243.85063641 <text:s text:c="2"/>11868.25797486 -1.908015447 -0.747870342 -4.134004492 <text:s text:c="2"/>26566.569776 0.686522 <text:s text:c="2"/>64.17617 <text:s/>278.87825 <text:s/>264.79325 <text:s/>238.31809 <text:s/>322.67510 <text:s/>2006 <text:s/>6 26 17:58:18.143622</text:p>
          </table:table-cell>
        </table:table-row>
        <table:table-row table:style-name="ro1">
          <table:table-cell office:value-type="string" calcext:value-type="string">
            <text:p><text:s text:c="4"/>2160.00000000 <text:s text:c="3"/>3155.85126036 <text:s/>-15750.70393364 <text:s text:c="3"/>1422.32496953 <text:s/>2.620085624 -2.748990396 <text:s/>4.473527039 <text:s text:c="2"/>26573.870612 0.686571 <text:s text:c="2"/>64.17873 <text:s/>278.87439 <text:s/>264.79955 <text:s/>100.82331 <text:s text:c="2"/>22.81727 <text:s/>2006 <text:s/>6 26 19:58:18.143636</text:p>
          </table:table-cell>
        </table:table-row>
        <table:table-row table:style-name="ro1">
          <table:table-cell office:value-type="string" calcext:value-type="string">
            <text:p><text:s text:c="4"/>2280.00000000 <text:s text:c="2"/>15510.15191770 <text:s/>-17620.71002219 <text:s text:c="2"/>26050.43525345 <text:s/>1.035454678 <text:s/>0.925111006 <text:s/>2.408534465 <text:s text:c="2"/>26564.931623 0.686555 <text:s text:c="2"/>64.17359 <text:s/>278.86878 <text:s/>264.78333 <text:s/>150.83708 <text:s text:c="2"/>82.98368 <text:s/>2006 <text:s/>6 26 21:58:18.143649</text:p>
          </table:table-cell>
        </table:table-row>
        <table:table-row table:style-name="ro1">
          <table:table-cell office:value-type="string" calcext:value-type="string">
            <text:p><text:s text:c="4"/>2400.00000000 <text:s text:c="2"/>19801.67198812 <text:s text:c="2"/>-8174.33337167 <text:s text:c="2"/>37821.38577439 <text:s/>0.211812700 <text:s/>1.558576937 <text:s/>0.928231880 <text:s text:c="2"/>26565.008175 0.686616 <text:s text:c="2"/>64.17159 <text:s/>278.85827 <text:s/>264.78449 <text:s/>170.38465 <text:s/>143.12917 <text:s/>2006 <text:s/>6 26 23:58:18.143622</text:p>
          </table:table-cell>
        </table:table-row>
        <table:table-row table:style-name="ro1">
          <table:table-cell office:value-type="string" calcext:value-type="string">
            <text:p><text:s text:c="4"/>2520.00000000 <text:s text:c="2"/>18965.46529379 <text:s text:c="3"/>3565.19666242 <text:s text:c="2"/>39847.97510998 -0.433459945 <text:s/>1.637120585 -0.364653213 <text:s text:c="2"/>26565.012894 0.686626 <text:s text:c="2"/>64.17101 <text:s/>278.84740 <text:s/>264.78981 <text:s/>185.99421 <text:s/>203.26924 <text:s/>2006 <text:s/>6 27 <text:s/>1:58:18.143636</text:p>
          </table:table-cell>
        </table:table-row>
        <table:table-row table:style-name="ro1">
          <table:table-cell office:value-type="string" calcext:value-type="string">
            <text:p><text:s text:c="4"/>2640.00000000 <text:s text:c="2"/>13525.88227400 <text:s text:c="2"/>14335.15978787 <text:s text:c="2"/>32162.13236536 -1.093537945 <text:s/>1.250868256 -1.835451681 <text:s text:c="2"/>26564.596866 0.686577 <text:s text:c="2"/>64.17169 <text:s/>278.83628 <text:s/>264.79416 <text:s/>203.89550 <text:s/>263.41016 <text:s/>2006 <text:s/>6 27 <text:s/>3:58:18.143649</text:p>
          </table:table-cell>
        </table:table-row>
        <table:table-row table:style-name="ro1">
          <table:table-cell office:value-type="string" calcext:value-type="string">
            <text:p><text:s text:c="4"/>2760.00000000 <text:s text:c="3"/>2776.30574260 <text:s text:c="2"/>18156.98538451 <text:s text:c="2"/>11425.73046481 -1.920632199 -0.820370733 -4.181839232 <text:s text:c="2"/>26566.751784 0.686492 <text:s text:c="2"/>64.17575 <text:s/>278.82615 <text:s/>264.78609 <text:s/>239.28409 <text:s/>323.56526 <text:s/>2006 <text:s/>6 27 <text:s/>5:58:18.143622</text:p>
          </table:table-cell>
        </table:table-row>
        <table:table-row table:style-name="ro1">
          <table:table-cell office:value-type="string" calcext:value-type="string">
            <text:p><text:s text:c="4"/>2880.00000000 <text:s text:c="3"/>3417.20931587 <text:s/>-16038.79510665 <text:s text:c="3"/>1894.74934058 <text:s/>2.585515864 -2.596818146 <text:s/>4.456882556 <text:s text:c="2"/>26573.377678 0.686536 <text:s text:c="2"/>64.17812 <text:s/>278.82248 <text:s/>264.79245 <text:s/>102.53328 <text:s text:c="2"/>23.70751 <text:s/>2006 <text:s/>6 27 <text:s/>7:58:18.143636</text:p>
          </table:table-cell>
        </table:table-row>
        <table:table-row table:style-name="ro1">
          <table:table-cell office:value-type="string" calcext:value-type="string">
            <text:p>9880 xx</text:p>
          </table:table-cell>
        </table:table-row>
        <table:table-row table:style-name="ro1">
          <table:table-cell office:value-type="string" calcext:value-type="string">
            <text:p><text:s text:c="7"/>0.00000000 <text:s text:c="2"/>13020.06750784 <text:s text:c="2"/>-2449.07193500 <text:s text:c="6"/>1.15896030 <text:s/>4.247363935 <text:s/>1.597178501 <text:s/>4.956708611</text:p>
          </table:table-cell>
        </table:table-row>
        <table:table-row table:style-name="ro1">
          <table:table-cell office:value-type="string" calcext:value-type="string">
            <text:p><text:s text:c="5"/>120.00000000 <text:s text:c="2"/>19190.32482476 <text:s text:c="3"/>9249.01266902 <text:s text:c="2"/>26596.71345328 -0.624960193 <text:s/>1.324550562 <text:s/>2.495697637 <text:s text:c="2"/>26536.144492 0.707479 <text:s text:c="2"/>64.58105 <text:s/>349.33800 <text:s/>270.05274 <text:s/>149.73418 <text:s text:c="2"/>76.55800 <text:s/>2006 <text:s/>6 25 15:28:40.058423</text:p>
          </table:table-cell>
        </table:table-row>
        <table:table-row table:style-name="ro1">
          <table:table-cell office:value-type="string" calcext:value-type="string">
            <text:p><text:s text:c="5"/>240.00000000 <text:s text:c="2"/>11332.67806218 <text:s text:c="2"/>16517.99124008 <text:s text:c="2"/>38569.78482991 -1.400974747 <text:s/>0.710947006 <text:s/>0.923935636 <text:s text:c="2"/>26536.456359 0.707543 <text:s text:c="2"/>64.57927 <text:s/>349.32489 <text:s/>270.05570 <text:s/>169.23437 <text:s/>136.79719 <text:s/>2006 <text:s/>6 25 17:28:40.058396</text:p>
          </table:table-cell>
        </table:table-row>
        <table:table-row table:style-name="ro1">
          <table:table-cell office:value-type="string" calcext:value-type="string">
            <text:p><text:s text:c="5"/>360.00000000 <text:s text:c="4"/>328.74217398 <text:s text:c="2"/>19554.92047380 <text:s text:c="2"/>40558.26246145 -1.593281066 <text:s/>0.126772913 -0.359627307 <text:s text:c="2"/>26536.546319 0.707550 <text:s text:c="2"/>64.57908 <text:s/>349.31175 <text:s/>270.06234 <text:s/>184.14530 <text:s/>197.03195 <text:s/>2006 <text:s/>6 25 19:28:40.058410</text:p>
          </table:table-cell>
        </table:table-row>
        <table:table-row table:style-name="ro1">
          <table:table-cell office:value-type="string" calcext:value-type="string">
            <text:p><text:s text:c="5"/>480.00000000 <text:s/>-10684.90590680 <text:s text:c="2"/>18057.15728839 <text:s text:c="2"/>33158.75253886 -1.383205997 -0.582328999 -1.744412556 <text:s text:c="2"/>26536.216267 0.707502 <text:s text:c="2"/>64.58013 <text:s/>349.29861 <text:s/>270.06769 <text:s/>200.60417 <text:s/>257.26831 <text:s/>2006 <text:s/>6 25 21:28:40.058423</text:p>
          </table:table-cell>
        </table:table-row>
        <table:table-row table:style-name="ro1">
          <table:table-cell office:value-type="string" calcext:value-type="string">
            <text:p><text:s text:c="5"/>600.00000000 <text:s/>-17069.78000550 <text:s text:c="3"/>9944.86797897 <text:s text:c="2"/>13885.91649059 <text:s/>0.044133354 -1.853448464 -3.815303117 <text:s text:c="2"/>26537.598512 0.707414 <text:s text:c="2"/>64.58411 <text:s/>349.28637 <text:s/>270.06282 <text:s/>230.39343 <text:s/>317.51677 <text:s/>2006 <text:s/>6 25 23:28:40.058396</text:p>
          </table:table-cell>
        </table:table-row>
        <table:table-row table:style-name="ro1">
          <table:table-cell office:value-type="string" calcext:value-type="string">
            <text:p><text:s text:c="5"/>720.00000000 <text:s text:c="2"/>13725.09398980 <text:s text:c="2"/>-2180.70877090 <text:s text:c="4"/>863.29684523 <text:s/>3.878478111 <text:s/>1.656846496 <text:s/>4.944867241 <text:s text:c="2"/>26548.333034 0.707487 <text:s text:c="2"/>64.58751 <text:s/>349.28080 <text:s/>270.07012 <text:s text:c="2"/>93.86588 <text:s text:c="2"/>17.75424 <text:s/>2006 <text:s/>6 26 <text:s/>1:28:40.058410</text:p>
          </table:table-cell>
        </table:table-row>
        <table:table-row table:style-name="ro1">
          <table:table-cell office:value-type="string" calcext:value-type="string">
            <text:p><text:s text:c="5"/>840.00000000 <text:s text:c="2"/>19089.63879226 <text:s text:c="3"/>9456.29670247 <text:s text:c="2"/>27026.79562883 -0.656614299 <text:s/>1.309112636 <text:s/>2.449371941 <text:s text:c="2"/>26536.083726 0.707453 <text:s text:c="2"/>64.58130 <text:s/>349.27341 <text:s/>270.05293 <text:s/>150.35125 <text:s text:c="2"/>78.01690 <text:s/>2006 <text:s/>6 26 <text:s/>3:28:40.058423</text:p>
          </table:table-cell>
        </table:table-row>
        <table:table-row table:style-name="ro1">
          <table:table-cell office:value-type="string" calcext:value-type="string">
            <text:p><text:s text:c="5"/>960.00000000 <text:s text:c="2"/>11106.41248373 <text:s text:c="2"/>16627.60874079 <text:s text:c="2"/>38727.35140296 -1.409722680 <text:s/>0.698582526 <text:s/>0.891383535 <text:s text:c="2"/>26536.406111 0.707515 <text:s text:c="2"/>64.57959 <text:s/>349.26035 <text:s/>270.05600 <text:s/>169.61686 <text:s/>138.25614 <text:s/>2006 <text:s/>6 26 <text:s/>5:28:40.058396</text:p>
          </table:table-cell>
        </table:table-row>
        <table:table-row table:style-name="ro1">
          <table:table-cell office:value-type="string" calcext:value-type="string">
            <text:p><text:s text:c="4"/>1080.00000000 <text:s text:c="5"/>72.40958621 <text:s text:c="2"/>19575.08054144 <text:s text:c="2"/>40492.12544001 -1.593394604 <text:s/>0.113655142 -0.390556063 <text:s text:c="2"/>26536.485208 0.707520 <text:s text:c="2"/>64.57944 <text:s/>349.24727 <text:s/>270.06258 <text:s/>184.50420 <text:s/>198.49115 <text:s/>2006 <text:s/>6 26 <text:s/>7:28:40.058410</text:p>
          </table:table-cell>
        </table:table-row>
        <table:table-row table:style-name="ro1">
          <table:table-cell office:value-type="string" calcext:value-type="string">
            <text:p><text:s text:c="4"/>1200.00000000 <text:s/>-10905.89252576 <text:s text:c="2"/>17965.41205111 <text:s text:c="2"/>32850.07298244 -1.371396120 -0.601706604 -1.782817058 <text:s text:c="2"/>26536.148885 0.707469 <text:s text:c="2"/>64.58054 <text:s/>349.23420 <text:s/>270.06776 <text:s/>201.08065 <text:s/>258.72792 <text:s/>2006 <text:s/>6 26 <text:s/>9:28:40.058423</text:p>
          </table:table-cell>
        </table:table-row>
        <table:table-row table:style-name="ro1">
          <table:table-cell office:value-type="string" calcext:value-type="string">
            <text:p><text:s text:c="4"/>1320.00000000 <text:s/>-17044.61207568 <text:s text:c="3"/>9635.48491849 <text:s text:c="2"/>13212.59462953 <text:s/>0.129244030 -1.903551430 -3.884569098 <text:s text:c="2"/>26537.753741 0.707381 <text:s text:c="2"/>64.58467 <text:s/>349.22213 <text:s/>270.06223 <text:s/>231.67254 <text:s/>318.97731 <text:s/>2006 <text:s/>6 26 11:28:40.058396</text:p>
          </table:table-cell>
        </table:table-row>
        <table:table-row table:style-name="ro1">
          <table:table-cell office:value-type="string" calcext:value-type="string">
            <text:p><text:s text:c="4"/>1440.00000000 <text:s text:c="2"/>14369.90303735 <text:s text:c="2"/>-1903.85601062 <text:s text:c="3"/>1722.15319853 <text:s/>3.543393116 <text:s/>1.701687176 <text:s/>4.913881358 <text:s text:c="2"/>26547.006033 0.707440 <text:s text:c="2"/>64.58780 <text:s/>349.21714 <text:s/>270.06935 <text:s text:c="2"/>97.43575 <text:s text:c="2"/>19.21528 <text:s/>2006 <text:s/>6 26 13:28:40.058410</text:p>
          </table:table-cell>
        </table:table-row>
        <table:table-row table:style-name="ro1">
          <table:table-cell office:value-type="string" calcext:value-type="string">
            <text:p><text:s text:c="4"/>1560.00000000 <text:s text:c="2"/>18983.96210441 <text:s text:c="3"/>9661.12233804 <text:s text:c="2"/>27448.99557732 -0.687189304 <text:s/>1.293808870 <text:s/>2.403630759 <text:s text:c="2"/>26536.025321 0.707422 <text:s text:c="2"/>64.58162 <text:s/>349.20920 <text:s/>270.05262 <text:s/>150.95671 <text:s text:c="2"/>79.47751 <text:s/>2006 <text:s/>6 26 15:28:40.058423</text:p>
          </table:table-cell>
        </table:table-row>
        <table:table-row table:style-name="ro1">
          <table:table-cell office:value-type="string" calcext:value-type="string">
            <text:p><text:s text:c="4"/>1680.00000000 <text:s text:c="2"/>10878.79336704 <text:s text:c="2"/>16735.31433954 <text:s text:c="2"/>38879.23434264 -1.418239666 <text:s/>0.686235750 <text:s/>0.858951848 <text:s text:c="2"/>26536.356328 0.707481 <text:s text:c="2"/>64.57998 <text:s/>349.19620 <text:s/>270.05577 <text:s/>169.99758 <text:s/>139.71684 <text:s/>2006 <text:s/>6 26 17:28:40.058396</text:p>
          </table:table-cell>
        </table:table-row>
        <table:table-row table:style-name="ro1">
          <table:table-cell office:value-type="string" calcext:value-type="string">
            <text:p><text:s text:c="4"/>1800.00000000 <text:s text:c="3"/>-184.03743100 <text:s text:c="2"/>19593.09371709 <text:s text:c="2"/>40420.40606889 -1.593348925 <text:s/>0.100448697 -0.421571993 <text:s text:c="2"/>26536.424509 0.707483 <text:s text:c="2"/>64.57986 <text:s/>349.18320 <text:s/>270.06227 <text:s/>184.86453 <text:s/>199.95214 <text:s/>2006 <text:s/>6 26 19:28:40.058410</text:p>
          </table:table-cell>
        </table:table-row>
        <table:table-row table:style-name="ro1">
          <table:table-cell office:value-type="string" calcext:value-type="string">
            <text:p><text:s text:c="4"/>1920.00000000 <text:s/>-11125.12138631 <text:s text:c="2"/>17870.19488928 <text:s text:c="2"/>32534.21521208 -1.359116236 -0.621413776 -1.821629856 <text:s text:c="2"/>26536.082381 0.707430 <text:s text:c="2"/>64.58101 <text:s/>349.17020 <text:s/>270.06725 <text:s/>201.56409 <text:s/>260.18933 <text:s/>2006 <text:s/>6 26 21:28:40.058423</text:p>
          </table:table-cell>
        </table:table-row>
        <table:table-row table:style-name="ro1">
          <table:table-cell office:value-type="string" calcext:value-type="string">
            <text:p><text:s text:c="4"/>2040.00000000 <text:s/>-17004.43272827 <text:s text:c="3"/>9316.53926351 <text:s text:c="2"/>12526.11883812 <text:s/>0.220330736 -1.955594322 -3.955058575 <text:s text:c="2"/>26537.937268 0.707343 <text:s text:c="2"/>64.58528 <text:s/>349.15832 <text:s/>270.06103 <text:s/>233.01303 <text:s/>320.43971 <text:s/>2006 <text:s/>6 26 23:28:40.058396</text:p>
          </table:table-cell>
        </table:table-row>
        <table:table-row table:style-name="ro1">
          <table:table-cell office:value-type="string" calcext:value-type="string">
            <text:p><text:s text:c="4"/>2160.00000000 <text:s text:c="2"/>14960.06492693 <text:s text:c="2"/>-1620.68430805 <text:s text:c="3"/>2574.96359381 <text:s/>3.238634028 <text:s/>1.734723385 <text:s/>4.868880331 <text:s text:c="2"/>26545.757985 0.707389 <text:s text:c="2"/>64.58808 <text:s/>349.15385 <text:s/>270.06784 <text:s/>100.69458 <text:s text:c="2"/>20.67827 <text:s/>2006 <text:s/>6 27 <text:s/>1:28:40.058410</text:p>
          </table:table-cell>
        </table:table-row>
        <table:table-row table:style-name="ro1">
          <table:table-cell office:value-type="string" calcext:value-type="string">
            <text:p><text:s text:c="4"/>2280.00000000 <text:s text:c="2"/>18873.46347257 <text:s text:c="3"/>9863.57004586 <text:s text:c="2"/>27863.46574735 -0.716736981 <text:s/>1.278632817 <text:s/>2.358448535 <text:s text:c="2"/>26535.969116 0.707385 <text:s text:c="2"/>64.58199 <text:s/>349.14544 <text:s/>270.05170 <text:s/>151.55126 <text:s text:c="2"/>80.93998 <text:s/>2006 <text:s/>6 27 <text:s/>3:28:40.058423</text:p>
          </table:table-cell>
        </table:table-row>
        <table:table-row table:style-name="ro1">
          <table:table-cell office:value-type="string" calcext:value-type="string">
            <text:p><text:s text:c="4"/>2400.00000000 <text:s text:c="2"/>10649.86857581 <text:s text:c="2"/>16841.14172669 <text:s text:c="2"/>39025.48035006 -1.426527152 <text:s/>0.673901057 <text:s/>0.826632332 <text:s text:c="2"/>26536.307016 0.707442 <text:s text:c="2"/>64.58041 <text:s/>349.13251 <text:s/>270.05492 <text:s/>170.37668 <text:s/>141.17943 <text:s/>2006 <text:s/>6 27 <text:s/>5:28:40.058396</text:p>
          </table:table-cell>
        </table:table-row>
        <table:table-row table:style-name="ro1">
          <table:table-cell office:value-type="string" calcext:value-type="string">
            <text:p><text:s text:c="4"/>2520.00000000 <text:s text:c="3"/>-440.53459323 <text:s text:c="2"/>19608.95524423 <text:s text:c="2"/>40343.10675451 -1.593138597 <text:s/>0.087147884 -0.452680559 <text:s text:c="2"/>26536.364231 0.707443 <text:s text:c="2"/>64.58032 <text:s/>349.11959 <text:s/>270.06132 <text:s/>185.22637 <text:s/>201.41503 <text:s/>2006 <text:s/>6 27 <text:s/>7:28:40.058410</text:p>
          </table:table-cell>
        </table:table-row>
        <table:table-row table:style-name="ro1">
          <table:table-cell office:value-type="string" calcext:value-type="string">
            <text:p><text:s text:c="4"/>2640.00000000 <text:s/>-11342.45028909 <text:s text:c="2"/>17771.44223942 <text:s text:c="2"/>32211.12535721 -1.346344015 -0.641464291 -1.860864234 <text:s text:c="2"/>26536.016805 0.707388 <text:s text:c="2"/>64.58151 <text:s/>349.10667 <text:s/>270.06608 <text:s/>202.05475 <text:s/>261.65268 <text:s/>2006 <text:s/>6 27 <text:s/>9:28:40.058423</text:p>
          </table:table-cell>
        </table:table-row>
        <table:table-row table:style-name="ro1">
          <table:table-cell office:value-type="string" calcext:value-type="string">
            <text:p><text:s text:c="4"/>2760.00000000 <text:s/>-16948.06005711 <text:s text:c="3"/>8987.64254880 <text:s text:c="2"/>11826.28284367 <text:s/>0.318007297 -2.009693492 -4.026726648 <text:s text:c="2"/>26538.152748 0.707301 <text:s text:c="2"/>64.58594 <text:s/>349.09499 <text:s/>270.05912 <text:s/>234.42042 <text:s/>321.90410 <text:s/>2006 <text:s/>6 27 11:28:40.058396</text:p>
          </table:table-cell>
        </table:table-row>
        <table:table-row table:style-name="ro1">
          <table:table-cell office:value-type="string" calcext:value-type="string">
            <text:p><text:s text:c="4"/>2880.00000000 <text:s text:c="2"/>15500.53445068 <text:s text:c="2"/>-1332.90981042 <text:s text:c="3"/>3419.72315308 <text:s/>2.960917974 <text:s/>1.758331634 <text:s/>4.813698638 <text:s text:c="2"/>26544.607622 0.707336 <text:s text:c="2"/>64.58836 <text:s/>349.09097 <text:s/>270.06558 <text:s/>103.68403 <text:s text:c="2"/>22.14330 <text:s/>2006 <text:s/>6 27 13:28:40.058410</text:p>
          </table:table-cell>
        </table:table-row>
        <table:table-row table:style-name="ro1">
          <table:table-cell office:value-type="string" calcext:value-type="string">
            <text:p>9998 xx</text:p>
          </table:table-cell>
        </table:table-row>
        <table:table-row table:style-name="ro1">
          <table:table-cell office:value-type="string" calcext:value-type="string">
            <text:p><text:s text:c="7"/>0.00000000 <text:s text:c="2"/>25532.98947267 <text:s/>-27244.26327953 <text:s text:c="5"/>-1.11572421 <text:s/>2.410283885 <text:s/>2.194175683 <text:s/>0.545888526</text:p>
          </table:table-cell>
        </table:table-row>
        <table:table-row table:style-name="ro1">
          <table:table-cell office:value-type="string" calcext:value-type="string">
            <text:p><text:s text:c="3"/>-1440.00000000 <text:s/>-11362.18265118 <text:s/>-35117.55867813 <text:s text:c="2"/>-5413.62537994 <text:s/>3.137861261 -1.011678260 <text:s/>0.267510059 <text:s text:c="2"/>38221.491160 0.027161 <text:s text:c="3"/>9.51133 <text:s/>313.16470 <text:s/>327.30370 <text:s/>331.26840 <text:s/>332.73819 <text:s/>2005 <text:s/>5 27 19: 3:37.089777</text:p>
          </table:table-cell>
        </table:table-row>
        <table:table-row table:style-name="ro1">
          <table:table-cell office:value-type="string" calcext:value-type="string">
            <text:p><text:s text:c="3"/>-1380.00000000 <text:s text:c="4"/>309.25349929 <text:s/>-36960.43090143 <text:s text:c="2"/>-4198.48007670 <text:s/>3.292429375 -0.002166046 <text:s/>0.402111628 <text:s text:c="2"/>38221.526676 0.027166 <text:s text:c="3"/>9.51133 <text:s/>313.16407 <text:s/>327.33196 <text:s/>349.58789 <text:s/>350.13941 <text:s/>2005 <text:s/>5 27 20: 3:37.089763</text:p>
          </table:table-cell>
        </table:table-row>
        <table:table-row table:style-name="ro1">
          <table:table-cell office:value-type="string" calcext:value-type="string">
            <text:p><text:s text:c="3"/>-1320.00000000 <text:s text:c="2"/>11949.04009077 <text:s/>-35127.37816804 <text:s text:c="2"/>-2565.89806468 <text:s/>3.119942784 <text:s/>1.012096444 <text:s/>0.497284100 <text:s text:c="2"/>38221.561326 0.027167 <text:s text:c="3"/>9.51133 <text:s/>313.16394 <text:s/>327.36254 <text:s text:c="3"/>7.96041 <text:s text:c="3"/>7.53783 <text:s/>2005 <text:s/>5 27 21: 3:37.089790</text:p>
          </table:table-cell>
        </table:table-row>
        <table:table-row table:style-name="ro1">
          <table:table-cell office:value-type="string" calcext:value-type="string">
            <text:p><text:s text:c="3"/>-1260.00000000 <text:s text:c="2"/>22400.45329336 <text:s/>-29798.63236321 <text:s text:c="3"/>-677.91515122 <text:s/>2.638533344 <text:s/>1.922477736 <text:s/>0.542792913 <text:s text:c="2"/>38221.583032 0.027163 <text:s text:c="3"/>9.51127 <text:s/>313.16418 <text:s/>327.39232 <text:s text:c="2"/>26.29054 <text:s text:c="2"/>24.93669 <text:s/>2005 <text:s/>5 27 22: 3:37.089777</text:p>
          </table:table-cell>
        </table:table-row>
        <table:table-row table:style-name="ro1">
          <table:table-cell office:value-type="string" calcext:value-type="string">
            <text:p><text:s text:c="3"/>-1200.00000000 <text:s text:c="2"/>30640.84752458 <text:s/>-21525.02340201 <text:s text:c="3"/>1277.34808722 <text:s/>1.903464941 <text:s/>2.634294312 <text:s/>0.534540934 <text:s text:c="2"/>38221.585627 0.027155 <text:s text:c="3"/>9.51113 <text:s/>313.16452 <text:s/>327.41777 <text:s text:c="2"/>44.48899 <text:s text:c="2"/>42.33979 <text:s/>2005 <text:s/>5 27 23: 3:37.089763</text:p>
          </table:table-cell>
        </table:table-row>
        <table:table-row table:style-name="ro1">
          <table:table-cell office:value-type="string" calcext:value-type="string">
            <text:p><text:s text:c="3"/>-1140.00000000 <text:s text:c="2"/>35899.56788035 <text:s/>-11152.71158138 <text:s text:c="3"/>3108.72535238 <text:s/>0.997393045 <text:s/>3.079858548 <text:s/>0.474873291 <text:s text:c="2"/>38221.571380 0.027144 <text:s text:c="3"/>9.51092 <text:s/>313.16464 <text:s/>327.43611 <text:s text:c="2"/>62.48274 <text:s text:c="2"/>59.75018 <text:s/>2005 <text:s/>5 28 <text:s/>0: 3:37.089790</text:p>
          </table:table-cell>
        </table:table-row>
        <table:table-row table:style-name="ro1">
          <table:table-cell office:value-type="string" calcext:value-type="string">
            <text:p><text:s text:c="3"/>-1080.00000000 <text:s text:c="2"/>37732.45438600 <text:s text:c="4"/>288.18821054 <text:s text:c="3"/>4643.87587495 <text:s/>0.016652226 <text:s/>3.225184410 <text:s/>0.371669746 <text:s text:c="2"/>38221.549210 0.027131 <text:s text:c="3"/>9.51067 <text:s/>313.16433 <text:s/>327.44619 <text:s text:c="2"/>80.22210 <text:s text:c="2"/>77.16923 <text:s/>2005 <text:s/>5 28 <text:s/>1: 3:37.089777</text:p>
          </table:table-cell>
        </table:table-row>
        <table:table-row table:style-name="ro1">
          <table:table-cell office:value-type="string" calcext:value-type="string">
            <text:p><text:s text:c="3"/>-1020.00000000 <text:s text:c="2"/>36045.92961699 <text:s text:c="2"/>11706.61816230 <text:s text:c="3"/>5746.32646574 -0.942409065 <text:s/>3.069888941 <text:s/>0.236662980 <text:s text:c="2"/>38221.530203 0.027118 <text:s text:c="3"/>9.51043 <text:s/>313.16355 <text:s/>327.44829 <text:s text:c="2"/>97.68426 <text:s text:c="2"/>94.59668 <text:s/>2005 <text:s/>5 28 <text:s/>2: 3:37.089763</text:p>
          </table:table-cell>
        </table:table-row>
        <table:table-row table:style-name="ro1">
          <table:table-cell office:value-type="string" calcext:value-type="string">
            <text:p><text:s text:c="4"/>-960.00000000 <text:s text:c="2"/>31076.77273609 <text:s text:c="2"/>22063.44379776 <text:s text:c="3"/>6325.93403705 -1.794027976 <text:s/>2.642072476 <text:s/>0.083556127 <text:s text:c="2"/>38221.523131 0.027106 <text:s text:c="3"/>9.51023 <text:s/>313.16243 <text:s/>327.44333 <text:s/>114.87345 <text:s/>112.03151 <text:s/>2005 <text:s/>5 28 <text:s/>3: 3:37.089790</text:p>
          </table:table-cell>
        </table:table-row>
        <table:table-row table:style-name="ro1">
          <table:table-cell office:value-type="string" calcext:value-type="string">
            <text:p><text:s text:c="4"/>-900.00000000 <text:s text:c="2"/>23341.26015320 <text:s text:c="2"/>30460.88002531 <text:s text:c="3"/>6342.91707895 -2.469409743 <text:s/>1.990861658 -0.073612096 <text:s text:c="2"/>38221.531831 0.027095 <text:s text:c="3"/>9.51011 <text:s/>313.16118 <text:s/>327.43216 <text:s/>131.81817 <text:s/>129.47266 <text:s/>2005 <text:s/>5 28 <text:s/>4: 3:37.089777</text:p>
          </table:table-cell>
        </table:table-row>
        <table:table-row table:style-name="ro1">
          <table:table-cell office:value-type="string" calcext:value-type="string">
            <text:p><text:s text:c="4"/>-840.00000000 <text:s text:c="2"/>13568.39733054 <text:s text:c="2"/>36204.45930900 <text:s text:c="3"/>5806.79548733 -2.919354203 <text:s/>1.178920217 -0.221646814 <text:s text:c="2"/>38221.554837 0.027086 <text:s text:c="3"/>9.51006 <text:s/>313.16007 <text:s/>327.41535 <text:s/>148.56644 <text:s/>146.91929 <text:s/>2005 <text:s/>5 28 <text:s/>5: 3:37.089763</text:p>
          </table:table-cell>
        </table:table-row>
        <table:table-row table:style-name="ro1">
          <table:table-cell office:value-type="string" calcext:value-type="string">
            <text:p><text:s text:c="4"/>-780.00000000 <text:s text:c="3"/>2628.58762420 <text:s text:c="2"/>38840.10855897 <text:s text:c="3"/>4771.91979854 -3.114400514 <text:s/>0.276239109 -0.348926401 <text:s text:c="2"/>38221.586600 0.027081 <text:s text:c="3"/>9.51004 <text:s/>313.15929 <text:s/>327.39366 <text:s/>165.18009 <text:s/>164.37049 <text:s/>2005 <text:s/>5 28 <text:s/>6: 3:37.089790</text:p>
          </table:table-cell>
        </table:table-row>
        <table:table-row table:style-name="ro1">
          <table:table-cell office:value-type="string" calcext:value-type="string">
            <text:p><text:s text:c="4"/>-720.00000000 <text:s text:c="2"/>-8535.81598158 <text:s text:c="2"/>38171.79073851 <text:s text:c="3"/>3331.00311285 -3.043839958 -0.644462527 -0.445808894 <text:s text:c="2"/>38221.619464 0.027078 <text:s text:c="3"/>9.51004 <text:s/>313.15891 <text:s/>327.36854 <text:s/>181.72917 <text:s/>181.82473 <text:s/>2005 <text:s/>5 28 <text:s/>7: 3:37.089777</text:p>
          </table:table-cell>
        </table:table-row>
        <table:table-row table:style-name="ro1">
          <table:table-cell office:value-type="string" calcext:value-type="string">
            <text:p>11801 xx</text:p>
          </table:table-cell>
        </table:table-row>
        <table:table-row table:style-name="ro1">
          <table:table-cell office:value-type="string" calcext:value-type="string">
            <text:p><text:s text:c="7"/>0.00000000 <text:s text:c="3"/>7473.37102491 <text:s text:c="4"/>428.94748312 <text:s text:c="3"/>5828.74846783 <text:s/>5.107155391 <text:s/>6.444680305 -0.186133297</text:p>
          </table:table-cell>
        </table:table-row>
        <table:table-row table:style-name="ro1">
          <table:table-cell office:value-type="string" calcext:value-type="string">
            <text:p><text:s text:c="5"/>360.00000000 <text:s text:c="2"/>-3305.22148694 <text:s text:c="2"/>32410.84323331 <text:s/>-24697.16974954 -1.301137319 -1.151315600 -0.283335823 <text:s text:c="2"/>24302.998464 0.731602 <text:s text:c="2"/>46.74812 <text:s/>230.32944 <text:s text:c="2"/>47.61951 <text:s/>188.41997 <text:s/>216.32619 <text:s/>1980 <text:s/>8 17 13: 6:40.136822</text:p>
          </table:table-cell>
        </table:table-row>
        <table:table-row table:style-name="ro1">
          <table:table-cell office:value-type="string" calcext:value-type="string">
            <text:p><text:s text:c="5"/>720.00000000 <text:s text:c="2"/>14271.29083858 <text:s text:c="2"/>24110.44309009 <text:s text:c="2"/>-4725.76320143 -0.320504528 <text:s/>2.679841539 -2.084054355 <text:s text:c="2"/>24260.879269 0.730999 <text:s text:c="2"/>46.75721 <text:s/>230.25074 <text:s text:c="2"/>47.70178 <text:s/>145.49648 <text:s text:c="2"/>62.82214 <text:s/>1980 <text:s/>8 17 19: 6:40.136822</text:p>
          </table:table-cell>
        </table:table-row>
        <table:table-row table:style-name="ro1">
          <table:table-cell office:value-type="string" calcext:value-type="string">
            <text:p><text:s text:c="4"/>1080.00000000 <text:s text:c="2"/>-9990.05800009 <text:s text:c="2"/>22717.34212448 <text:s/>-23616.88515553 -1.016674392 -2.290267981 <text:s/>0.728923337 <text:s text:c="2"/>24216.350393 0.730514 <text:s text:c="2"/>46.74432 <text:s/>230.17836 <text:s text:c="2"/>47.76610 <text:s/>203.41634 <text:s/>269.87129 <text:s/>1980 <text:s/>8 18 <text:s/>1: 6:40.136822</text:p>
          </table:table-cell>
        </table:table-row>
        <table:table-row table:style-name="ro1">
          <table:table-cell office:value-type="string" calcext:value-type="string">
            <text:p><text:s text:c="4"/>1440.00000000 <text:s text:c="3"/>9787.87836256 <text:s text:c="2"/>33753.32249667 <text:s/>-15030.79874625 -1.094251553 <text:s/>0.923589906 -1.522311008 <text:s text:c="2"/>24174.266874 0.729877 <text:s text:c="2"/>46.75279 <text:s/>230.10704 <text:s text:c="2"/>47.83650 <text:s/>164.83770 <text:s/>117.47202 <text:s/>1980 <text:s/>8 18 <text:s/>7: 6:40.136822</text:p>
          </table:table-cell>
        </table:table-row>
        <table:table-row table:style-name="ro1">
          <table:table-cell office:value-type="string" calcext:value-type="string">
            <text:p>14128 xx</text:p>
          </table:table-cell>
        </table:table-row>
        <table:table-row table:style-name="ro1">
          <table:table-cell office:value-type="string" calcext:value-type="string">
            <text:p><text:s text:c="7"/>0.00000000 <text:s text:c="2"/>34747.57932696 <text:s text:c="2"/>24502.37114079 <text:s text:c="5"/>-1.32832986 -1.731642662 <text:s/>2.452772615 <text:s/>0.608510081</text:p>
          </table:table-cell>
        </table:table-row>
        <table:table-row table:style-name="ro1">
          <table:table-cell office:value-type="string" calcext:value-type="string">
            <text:p><text:s text:c="5"/>120.00000000 <text:s text:c="2"/>18263.33439094 <text:s text:c="2"/>38159.96004751 <text:s text:c="3"/>4186.18304085 -2.744396611 <text:s/>1.255583260 <text:s/>0.528558932 <text:s text:c="2"/>42563.335575 0.001210 <text:s text:c="2"/>11.45711 <text:s text:c="2"/>35.19962 <text:s text:c="2"/>28.32899 <text:s text:c="3"/>1.38958 <text:s text:c="3"/>1.38622 <text:s/>2006 <text:s/>6 25 <text:s/>2:40:57.987566</text:p>
          </table:table-cell>
        </table:table-row>
        <table:table-row table:style-name="ro1">
          <table:table-cell office:value-type="string" calcext:value-type="string">
            <text:p><text:s text:c="5"/>240.00000000 <text:s text:c="2"/>-3023.38840703 <text:s text:c="2"/>41783.13186459 <text:s text:c="3"/>7273.03412906 -3.035574793 -0.271656544 <text:s/>0.309645251 <text:s text:c="2"/>42563.286498 0.001204 <text:s text:c="2"/>11.45707 <text:s text:c="2"/>35.19984 <text:s text:c="2"/>29.11706 <text:s text:c="2"/>30.32902 <text:s text:c="2"/>30.25940 <text:s/>2006 <text:s/>6 25 <text:s/>4:40:57.987539</text:p>
          </table:table-cell>
        </table:table-row>
        <table:table-row table:style-name="ro1">
          <table:table-cell office:value-type="string" calcext:value-type="string">
            <text:p><text:s text:c="5"/>360.00000000 <text:s/>-23516.34391907 <text:s text:c="2"/>34424.42065671 <text:s text:c="3"/>8448.49867693 -2.529120477 -1.726186020 <text:s/>0.009582303 <text:s text:c="2"/>42563.266606 0.001192 <text:s text:c="2"/>11.45713 <text:s text:c="2"/>35.19919 <text:s text:c="2"/>29.66338 <text:s text:c="2"/>59.49273 <text:s text:c="2"/>59.37511 <text:s/>2006 <text:s/>6 25 <text:s/>6:40:57.987553</text:p>
          </table:table-cell>
        </table:table-row>
        <table:table-row table:style-name="ro1">
          <table:table-cell office:value-type="string" calcext:value-type="string">
            <text:p><text:s text:c="5"/>480.00000000 <text:s/>-37837.46699511 <text:s text:c="2"/>18028.39727170 <text:s text:c="3"/>7406.25540271 -1.360069525 -2.725794686 -0.292555349 <text:s text:c="2"/>42563.306835 0.001176 <text:s text:c="2"/>11.45738 <text:s text:c="2"/>35.19852 <text:s text:c="2"/>29.91711 <text:s text:c="2"/>88.91814 <text:s text:c="2"/>88.78342 <text:s/>2006 <text:s/>6 25 <text:s/>8:40:57.987566</text:p>
          </table:table-cell>
        </table:table-row>
        <table:table-row table:style-name="ro1">
          <table:table-cell office:value-type="string" calcext:value-type="string">
            <text:p><text:s text:c="5"/>600.00000000 <text:s/>-42243.58460661 <text:s text:c="2"/>-3093.72887774 <text:s text:c="3"/>4422.91711801 <text:s/>0.163110919 -3.009980598 -0.517584362 <text:s text:c="2"/>42563.378963 0.001159 <text:s text:c="2"/>11.45773 <text:s text:c="2"/>35.19869 <text:s text:c="2"/>29.78001 <text:s/>118.69825 <text:s/>118.58175 <text:s/>2006 <text:s/>6 25 10:40:57.987539</text:p>
          </table:table-cell>
        </table:table-row>
        <table:table-row table:style-name="ro1">
          <table:table-cell office:value-type="string" calcext:value-type="string">
            <text:p><text:s text:c="5"/>720.00000000 <text:s/>-35597.57919549 <text:s/>-23407.91145393 <text:s text:c="4"/>282.09554383 <text:s/>1.641405246 -2.506773678 -0.606963478 <text:s text:c="2"/>42563.423811 0.001145 <text:s text:c="2"/>11.45799 <text:s text:c="2"/>35.19977 <text:s text:c="2"/>29.17604 <text:s/>148.91388 <text:s/>148.84611 <text:s/>2006 <text:s/>6 25 12:40:57.987553</text:p>
          </table:table-cell>
        </table:table-row>
        <table:table-row table:style-name="ro1">
          <table:table-cell office:value-type="string" calcext:value-type="string">
            <text:p><text:s text:c="5"/>840.00000000 <text:s/>-19649.19834455 <text:s/>-37606.11623860 <text:s text:c="2"/>-3932.71525948 <text:s/>2.689647056 -1.349150016 -0.537710698 <text:s text:c="2"/>42563.409025 0.001140 <text:s text:c="2"/>11.45805 <text:s text:c="2"/>35.20091 <text:s text:c="2"/>28.27993 <text:s/>179.40389 <text:s/>179.40253 <text:s/>2006 <text:s/>6 25 14:40:57.987566</text:p>
          </table:table-cell>
        </table:table-row>
        <table:table-row table:style-name="ro1">
          <table:table-cell office:value-type="string" calcext:value-type="string">
            <text:p><text:s text:c="5"/>960.00000000 <text:s text:c="3"/>1431.30912160 <text:s/>-41982.04949668 <text:s text:c="2"/>-7120.45467057 <text:s/>3.035263353 <text:s/>0.160882945 -0.327993994 <text:s text:c="2"/>42563.360304 0.001146 <text:s text:c="2"/>11.45799 <text:s text:c="2"/>35.20123 <text:s text:c="2"/>27.44408 <text:s/>209.83405 <text:s/>209.89943 <text:s/>2006 <text:s/>6 25 16:40:57.987539</text:p>
          </table:table-cell>
        </table:table-row>
        <table:table-row table:style-name="ro1">
          <table:table-cell office:value-type="string" calcext:value-type="string">
            <text:p><text:s text:c="4"/>1080.00000000 <text:s text:c="2"/>22136.97605384 <text:s/>-35388.19823762 <text:s text:c="2"/>-8447.62393401 <text:s/>2.587624889 <text:s/>1.630097136 -0.032349004 <text:s text:c="2"/>42563.336241 0.001158 <text:s text:c="2"/>11.45801 <text:s text:c="2"/>35.20064 <text:s text:c="2"/>26.88569 <text:s/>240.00468 <text:s/>240.11968 <text:s/>2006 <text:s/>6 25 18:40:57.987553</text:p>
          </table:table-cell>
        </table:table-row>
        <table:table-row table:style-name="ro1">
          <table:table-cell office:value-type="string" calcext:value-type="string">
            <text:p><text:s text:c="4"/>1200.00000000 <text:s text:c="2"/>37050.15790219 <text:s/>-19537.23321425 <text:s text:c="2"/>-7564.83463543 <text:s/>1.461844494 <text:s/>2.674654256 <text:s/>0.272202191 <text:s text:c="2"/>42563.371549 0.001174 <text:s text:c="2"/>11.45822 <text:s text:c="2"/>35.19994 <text:s text:c="2"/>26.65134 <text:s/>269.88144 <text:s/>270.01600 <text:s/>2006 <text:s/>6 25 20:40:57.987566</text:p>
          </table:table-cell>
        </table:table-row>
        <table:table-row table:style-name="ro1">
          <table:table-cell office:value-type="string" calcext:value-type="string">
            <text:p><text:s text:c="4"/>1320.00000000 <text:s text:c="2"/>42253.81760945 <text:s text:c="3"/>1431.81867593 <text:s text:c="2"/>-4699.87621174 -0.049247334 <text:s/>3.019518960 <text:s/>0.505890058 <text:s text:c="2"/>42563.442989 0.001191 <text:s text:c="2"/>11.45854 <text:s text:c="2"/>35.20004 <text:s text:c="2"/>26.80451 <text:s/>299.40514 <text:s/>299.52402 <text:s/>2006 <text:s/>6 25 22:40:57.987539</text:p>
          </table:table-cell>
        </table:table-row>
        <table:table-row table:style-name="ro1">
          <table:table-cell office:value-type="string" calcext:value-type="string">
            <text:p><text:s text:c="4"/>1440.00000000 <text:s text:c="2"/>36366.59147396 <text:s text:c="2"/>22023.54245720 <text:s text:c="3"/>-601.47121821 -1.549681546 <text:s/>2.571788981 <text:s/>0.607057418 <text:s text:c="2"/>42563.491561 0.001205 <text:s text:c="2"/>11.45879 <text:s text:c="2"/>35.20107 <text:s text:c="2"/>27.38673 <text:s/>328.53010 <text:s/>328.60214 <text:s/>2006 <text:s/>6 26 <text:s/>0:40:57.987553</text:p>
          </table:table-cell>
        </table:table-row>
        <table:table-row table:style-name="ro1">
          <table:table-cell office:value-type="string" calcext:value-type="string">
            <text:p><text:s text:c="4"/>1560.00000000 <text:s text:c="2"/>20922.12287985 <text:s text:c="2"/>36826.33975981 <text:s text:c="3"/>3654.91125886 -2.644070068 <text:s/>1.447521216 <text:s/>0.548722983 <text:s text:c="2"/>42563.480302 0.001210 <text:s text:c="2"/>11.45883 <text:s text:c="2"/>35.20224 <text:s text:c="2"/>28.23415 <text:s/>357.40864 <text:s/>357.41490 <text:s/>2006 <text:s/>6 26 <text:s/>2:40:57.987566</text:p>
          </table:table-cell>
        </table:table-row>
        <table:table-row table:style-name="ro1">
          <table:table-cell office:value-type="string" calcext:value-type="string">
            <text:p><text:s text:c="4"/>1680.00000000 <text:s text:c="4"/>-23.77224182 <text:s text:c="2"/>41945.51688402 <text:s text:c="3"/>6950.29891751 -3.043358385 -0.057417440 <text:s/>0.346112094 <text:s text:c="2"/>42563.431184 0.001205 <text:s text:c="2"/>11.45875 <text:s text:c="2"/>35.20263 <text:s text:c="2"/>29.04625 <text:s text:c="2"/>26.32488 <text:s text:c="2"/>26.26370 <text:s/>2006 <text:s/>6 26 <text:s/>4:40:57.987539</text:p>
          </table:table-cell>
        </table:table-row>
        <table:table-row table:style-name="ro1">
          <table:table-cell office:value-type="string" calcext:value-type="string">
            <text:p><text:s text:c="4"/>1800.00000000 <text:s/>-20964.17821076 <text:s text:c="2"/>36039.06206172 <text:s text:c="3"/>8418.91984963 -2.642795221 -1.546099886 <text:s/>0.052725852 <text:s text:c="2"/>42563.403442 0.001193 <text:s text:c="2"/>11.45873 <text:s text:c="2"/>35.20206 <text:s text:c="2"/>29.62920 <text:s text:c="2"/>55.45507 <text:s text:c="2"/>55.34250 <text:s/>2006 <text:s/>6 26 <text:s/>6:40:57.987553</text:p>
          </table:table-cell>
        </table:table-row>
        <table:table-row table:style-name="ro1">
          <table:table-cell office:value-type="string" calcext:value-type="string">
            <text:p><text:s text:c="4"/>1920.00000000 <text:s/>-36401.63863057 <text:s text:c="2"/>20669.75286162 <text:s text:c="3"/>7677.19769359 -1.549488154 -2.627052310 -0.254079652 <text:s text:c="2"/>42563.434989 0.001178 <text:s text:c="2"/>11.45890 <text:s text:c="2"/>35.20132 <text:s text:c="2"/>29.92669 <text:s text:c="2"/>84.84130 <text:s text:c="2"/>84.70690 <text:s/>2006 <text:s/>6 26 <text:s/>8:40:57.987566</text:p>
          </table:table-cell>
        </table:table-row>
        <table:table-row table:style-name="ro1">
          <table:table-cell office:value-type="string" calcext:value-type="string">
            <text:p><text:s text:c="4"/>2040.00000000 <text:s/>-42298.30327543 <text:s text:c="3"/>-119.03351118 <text:s text:c="3"/>4922.96388841 -0.052232768 -3.018152669 -0.493827331 <text:s text:c="2"/>42563.505293 0.001160 <text:s text:c="2"/>11.45920 <text:s text:c="2"/>35.20134 <text:s text:c="2"/>29.85054 <text:s/>114.56521 <text:s/>114.44424 <text:s/>2006 <text:s/>6 26 10:40:57.987539</text:p>
          </table:table-cell>
        </table:table-row>
        <table:table-row table:style-name="ro1">
          <table:table-cell office:value-type="string" calcext:value-type="string">
            <text:p><text:s text:c="4"/>2160.00000000 <text:s/>-37125.62383511 <text:s/>-20879.63058368 <text:s text:c="4"/>879.86971348 <text:s/>1.456499841 -2.619358421 -0.604081694 <text:s text:c="2"/>42563.556063 0.001146 <text:s text:c="2"/>11.45943 <text:s text:c="2"/>35.20230 <text:s text:c="2"/>29.30881 <text:s/>144.72439 <text:s/>144.64852 <text:s/>2006 <text:s/>6 26 12:40:57.987553</text:p>
          </table:table-cell>
        </table:table-row>
        <table:table-row table:style-name="ro1">
          <table:table-cell office:value-type="string" calcext:value-type="string">
            <text:p><text:s text:c="4"/>2280.00000000 <text:s/>-22250.12320553 <text:s/>-36182.74736487 <text:s text:c="2"/>-3393.15365183 <text:s/>2.583161226 -1.536647628 -0.556404555 <text:s text:c="2"/>42563.548278 0.001140 <text:s text:c="2"/>11.45946 <text:s text:c="2"/>35.20346 <text:s text:c="2"/>28.43156 <text:s/>175.19681 <text:s/>175.18586 <text:s/>2006 <text:s/>6 26 14:40:57.987566</text:p>
          </table:table-cell>
        </table:table-row>
        <table:table-row table:style-name="ro1">
          <table:table-cell office:value-type="string" calcext:value-type="string">
            <text:p><text:s text:c="4"/>2400.00000000 <text:s text:c="2"/>-1563.06258654 <text:s/>-42035.43179159 <text:s text:c="2"/>-6780.02161760 <text:s/>3.034917506 -0.052702046 -0.363395654 <text:s text:c="2"/>42563.499945 0.001144 <text:s text:c="2"/>11.45935 <text:s text:c="2"/>35.20388 <text:s text:c="2"/>27.56804 <text:s/>205.65334 <text:s/>205.71014 <text:s/>2006 <text:s/>6 26 16:40:57.987539</text:p>
          </table:table-cell>
        </table:table-row>
        <table:table-row table:style-name="ro1">
          <table:table-cell office:value-type="string" calcext:value-type="string">
            <text:p><text:s text:c="4"/>2520.00000000 <text:s text:c="2"/>19531.64069587 <text:s/>-36905.65470956 <text:s text:c="2"/>-8395.46892032 <text:s/>2.693682199 <text:s/>1.446079999 -0.075256054 <text:s text:c="2"/>42563.468338 0.001156 <text:s text:c="2"/>11.45930 <text:s text:c="2"/>35.20333 <text:s text:c="2"/>26.96596 <text:s/>235.86418 <text:s/>235.97386 <text:s/>2006 <text:s/>6 26 18:40:57.987553</text:p>
          </table:table-cell>
        </table:table-row>
        <table:table-row table:style-name="ro1">
          <table:table-cell office:value-type="string" calcext:value-type="string">
            <text:p><text:s text:c="4"/>2640.00000000 <text:s text:c="2"/>35516.53506142 <text:s/>-22123.71916638 <text:s text:c="2"/>-7815.04516935 <text:s/>1.646882125 <text:s/>2.568416058 <text:s/>0.232985912 <text:s text:c="2"/>42563.494530 0.001171 <text:s text:c="2"/>11.45943 <text:s text:c="2"/>35.20253 <text:s text:c="2"/>26.68392 <text:s/>265.78389 <text:s/>265.91776 <text:s/>2006 <text:s/>6 26 20:40:57.987566</text:p>
          </table:table-cell>
        </table:table-row>
        <table:table-row table:style-name="ro1">
          <table:table-cell office:value-type="string" calcext:value-type="string">
            <text:p><text:s text:c="4"/>2760.00000000 <text:s text:c="2"/>42196.03535976 <text:s text:c="2"/>-1547.32646751 <text:s text:c="2"/>-5187.39401981 <text:s/>0.166491841 <text:s/>3.019211549 <text:s/>0.480665780 <text:s text:c="2"/>42563.563210 0.001188 <text:s text:c="2"/>11.45970 <text:s text:c="2"/>35.20242 <text:s text:c="2"/>26.77785 <text:s/>295.36201 <text:s/>295.48503 <text:s/>2006 <text:s/>6 26 22:40:57.987539</text:p>
          </table:table-cell>
        </table:table-row>
        <table:table-row table:style-name="ro1">
          <table:table-cell office:value-type="string" calcext:value-type="string">
            <text:p><text:s text:c="4"/>2880.00000000 <text:s text:c="2"/>37802.25393045 <text:s text:c="2"/>19433.57330019 <text:s text:c="2"/>-1198.66634226 -1.359930580 <text:s/>2.677830903 <text:s/>0.602507466 <text:s text:c="2"/>42563.617115 0.001203 <text:s text:c="2"/>11.45992 <text:s text:c="2"/>35.20328 <text:s text:c="2"/>27.30484 <text:s/>324.53841 <text:s/>324.61834 <text:s/>2006 <text:s/>6 27 <text:s/>0:40:57.987553</text:p>
          </table:table-cell>
        </table:table-row>
        <table:table-row table:style-name="ro1">
          <table:table-cell office:value-type="string" calcext:value-type="string">
            <text:p>16925 xx</text:p>
          </table:table-cell>
        </table:table-row>
        <table:table-row table:style-name="ro1">
          <table:table-cell office:value-type="string" calcext:value-type="string">
            <text:p><text:s text:c="7"/>0.00000000 <text:s text:c="3"/>5559.11686836 <text:s/>-11941.04090781 <text:s text:c="4"/>-19.41235206 <text:s/>3.392116762 -1.946985124 <text:s/>4.250755852</text:p>
          </table:table-cell>
        </table:table-row>
        <table:table-row table:style-name="ro1">
          <table:table-cell office:value-type="string" calcext:value-type="string">
            <text:p><text:s text:c="5"/>120.00000000 <text:s text:c="2"/>12339.83273749 <text:s text:c="2"/>-2771.14447871 <text:s text:c="2"/>18904.57603433 -0.871247614 <text:s/>2.600917693 <text:s/>0.581560002 <text:s text:c="2"/>14661.168567 0.558851 <text:s text:c="2"/>62.08305 <text:s/>294.96981 <text:s/>245.15626 <text:s/>184.99906 <text:s/>194.60193 <text:s/>2006 <text:s/>5 31 18:10:47.226141</text:p>
          </table:table-cell>
        </table:table-row>
        <table:table-row table:style-name="ro1">
          <table:table-cell office:value-type="string" calcext:value-type="string">
            <text:p><text:s text:c="5"/>240.00000000 <text:s text:c="2"/>-3385.00215658 <text:s text:c="3"/>7538.13955729 <text:s text:c="4"/>200.59008616 -2.023512865 -4.261808344 -6.856385787 <text:s text:c="2"/>14665.680807 0.558522 <text:s text:c="2"/>62.09661 <text:s/>294.91901 <text:s/>245.14027 <text:s/>293.28617 <text:s/>341.35494 <text:s/>2006 <text:s/>5 31 20:10:47.226115</text:p>
          </table:table-cell>
        </table:table-row>
        <table:table-row table:style-name="ro1">
          <table:table-cell office:value-type="string" calcext:value-type="string">
            <text:p><text:s text:c="5"/>360.00000000 <text:s text:c="2"/>12805.22442200 <text:s/>-10258.94667177 <text:s text:c="2"/>13780.16486738 <text:s/>0.619279224 <text:s/>1.821510542 <text:s/>2.507365975 <text:s text:c="2"/>14645.112935 0.558062 <text:s text:c="2"/>62.08843 <text:s/>294.88336 <text:s/>245.15354 <text:s/>161.54763 <text:s/>128.23331 <text:s/>2006 <text:s/>5 31 22:10:47.226128</text:p>
          </table:table-cell>
        </table:table-row>
        <table:table-row table:style-name="ro1">
          <table:table-cell office:value-type="string" calcext:value-type="string">
            <text:p><text:s text:c="5"/>480.00000000 <text:s text:c="3"/>5682.46556318 <text:s text:c="3"/>7199.30270473 <text:s text:c="2"/>15437.67134070 -2.474365406 <text:s/>2.087897336 -2.583767460 <text:s text:c="2"/>14633.894717 0.557848 <text:s text:c="2"/>62.08196 <text:s/>294.82586 <text:s/>245.20054 <text:s/>218.15594 <text:s/>275.17654 <text:s/>2006 <text:s/>6 <text:s/>1 <text:s/>0:10:47.226141</text:p>
          </table:table-cell>
        </table:table-row>
        <table:table-row table:style-name="ro1">
          <table:table-cell office:value-type="string" calcext:value-type="string">
            <text:p><text:s text:c="5"/>600.00000000 <text:s text:c="3"/>7628.94243982 <text:s/>-12852.72097492 <text:s text:c="3"/>2902.87208981 <text:s/>2.748131081 -0.740084579 <text:s/>4.125307943 <text:s text:c="2"/>14632.350201 0.557354 <text:s text:c="2"/>62.09577 <text:s/>294.78850 <text:s/>245.19066 <text:s/>127.26833 <text:s text:c="2"/>62.32236 <text:s/>2006 <text:s/>6 <text:s/>1 <text:s/>2:10:47.226115</text:p>
          </table:table-cell>
        </table:table-row>
        <table:table-row table:style-name="ro1">
          <table:table-cell office:value-type="string" calcext:value-type="string">
            <text:p><text:s text:c="5"/>720.00000000 <text:s text:c="2"/>11531.64866625 <text:s text:c="3"/>-858.27542736 <text:s text:c="2"/>19086.85993771 -1.170071901 <text:s/>2.660311986 <text:s/>0.096005705 <text:s text:c="2"/>14618.400478 0.557382 <text:s text:c="2"/>62.08201 <text:s/>294.74405 <text:s/>245.18361 <text:s/>190.26697 <text:s/>209.59661 <text:s/>2006 <text:s/>6 <text:s/>1 <text:s/>4:10:47.226128</text:p>
          </table:table-cell>
        </table:table-row>
        <table:table-row table:style-name="ro1">
          <table:table-cell office:value-type="string" calcext:value-type="string">
            <text:p><text:s text:c="5"/>840.00000000 <text:s text:c="2"/>-3866.98069515 <text:s text:c="3"/>2603.73442786 <text:s text:c="2"/>-4577.36484577 <text:s/>1.157257298 -8.453281164 -4.683959407 <text:s text:c="2"/>14609.950084 0.556751 <text:s text:c="2"/>62.08671 <text:s/>294.70316 <text:s/>245.19559 <text:s/>347.25738 <text:s/>356.96829 <text:s/>2006 <text:s/>6 <text:s/>1 <text:s/>6:10:47.226141</text:p>
          </table:table-cell>
        </table:table-row>
        <table:table-row table:style-name="ro1">
          <table:table-cell office:value-type="string" calcext:value-type="string">
            <text:p><text:s text:c="5"/>960.00000000 <text:s text:c="2"/>13054.77732721 <text:s text:c="2"/>-8707.92757730 <text:s text:c="2"/>15537.63259903 <text:s/>0.229846748 <text:s/>2.119467054 <text:s/>2.063396852 <text:s text:c="2"/>14602.295885 0.556633 <text:s text:c="2"/>62.08658 <text:s/>294.65799 <text:s/>245.17457 <text:s/>167.59678 <text:s/>144.51266 <text:s/>2006 <text:s/>6 <text:s/>1 <text:s/>8:10:47.226115</text:p>
          </table:table-cell>
        </table:table-row>
        <table:table-row table:style-name="ro1">
          <table:table-cell office:value-type="string" calcext:value-type="string">
            <text:p><text:s text:c="4"/>1080.00000000 <text:s text:c="3"/>3496.91064652 <text:s text:c="3"/>8712.83919778 <text:s text:c="2"/>12845.81838327 -2.782184997 <text:s/>1.552950644 -3.554436131 <text:s text:c="2"/>14591.212894 0.556266 <text:s text:c="2"/>62.08343 <text:s/>294.59790 <text:s/>245.22189 <text:s/>228.75852 <text:s/>292.09018 <text:s/>2006 <text:s/>6 <text:s/>1 10:10:47.226128</text:p>
          </table:table-cell>
        </table:table-row>
        <table:table-row table:style-name="ro1">
          <table:table-cell office:value-type="string" calcext:value-type="string">
            <text:p><text:s text:c="4"/>1200.00000000 <text:s text:c="3"/>9593.07424729 <text:s/>-13023.75963608 <text:s text:c="3"/>6250.46484931 <text:s/>2.072666376 <text:s/>0.278735334 <text:s/>3.778111073 <text:s text:c="2"/>14587.914744 0.555849 <text:s text:c="2"/>62.09368 <text:s/>294.56560 <text:s/>245.20049 <text:s/>138.87074 <text:s text:c="2"/>79.89273 <text:s/>2006 <text:s/>6 <text:s/>1 12:10:47.226141</text:p>
          </table:table-cell>
        </table:table-row>
        <table:table-row table:style-name="ro1">
          <table:table-cell office:value-type="string" calcext:value-type="string">
            <text:p><text:s text:c="4"/>1320.00000000 <text:s text:c="2"/>10284.79205084 <text:s text:c="3"/>1487.89914169 <text:s text:c="2"/>18824.37381327 -1.530335053 <text:s/>2.663107730 -0.542205966 <text:s text:c="2"/>14575.580204 0.555897 <text:s text:c="2"/>62.08105 <text:s/>294.51611 <text:s/>245.21323 <text:s/>196.99829 <text:s/>227.77813 <text:s/>2006 <text:s/>6 <text:s/>1 14:10:47.226115</text:p>
          </table:table-cell>
        </table:table-row>
        <table:table-row table:style-name="ro1">
          <table:table-cell office:value-type="string" calcext:value-type="string">
            <text:p><text:s text:c="4"/>1440.00000000 <text:s text:c="3"/>-984.62035146 <text:s text:c="2"/>-5187.03480813 <text:s text:c="2"/>-5745.59594144 <text:s/>4.340271916 -7.266811354 <text:s/>1.777668888 <text:s text:c="2"/>14567.926630 0.555320 <text:s text:c="2"/>62.08542 <text:s/>294.46033 <text:s/>245.19248 <text:s text:c="2"/>58.36949 <text:s text:c="2"/>15.80816 <text:s/>2006 <text:s/>6 <text:s/>1 16:10:47.226128</text:p>
          </table:table-cell>
        </table:table-row>
        <table:table-row table:style-name="ro1">
          <table:table-cell office:value-type="string" calcext:value-type="string">
            <text:p>20413 xx</text:p>
          </table:table-cell>
        </table:table-row>
        <table:table-row table:style-name="ro1">
          <table:table-cell office:value-type="string" calcext:value-type="string">
            <text:p><text:s text:c="7"/>0.00000000 <text:s text:c="2"/>25123.29290741 <text:s/>-13225.49966286 <text:s text:c="3"/>3249.40351869 <text:s/>0.488683419 <text:s/>4.797897593 -0.961119693</text:p>
          </table:table-cell>
        </table:table-row>
        <table:table-row table:style-name="ro1">
          <table:table-cell office:value-type="string" calcext:value-type="string">
            <text:p><text:s text:c="4"/>1440.00000000 -151669.05280515 <text:s text:c="2"/>-5645.20454550 <text:s text:c="2"/>-2198.51592118 -0.869182889 -0.870759872 <text:s/>0.156508219 <text:s/>107329.432072 0.778767 <text:s text:c="2"/>11.46945 <text:s/>186.22560 <text:s/>197.88489 <text:s/>157.93798 <text:s text:c="2"/>84.35150 <text:s/>2005 12 30 19: 0: 0.000268</text:p>
          </table:table-cell>
        </table:table-row>
        <table:table-row table:style-name="ro1">
          <table:table-cell office:value-type="string" calcext:value-type="string">
            <text:p><text:s text:c="4"/>1560.00000000 -157497.71657495 <text:s/>-11884.99595074 <text:s text:c="2"/>-1061.44439402 -0.749657961 -0.864016715 <text:s/>0.157766101 <text:s/>107329.508122 0.778732 <text:s text:c="2"/>11.46619 <text:s/>186.21408 <text:s/>197.89244 <text:s/>160.17028 <text:s text:c="2"/>91.77011 <text:s/>2005 12 30 21: 0: 0.000282</text:p>
          </table:table-cell>
        </table:table-row>
        <table:table-row table:style-name="ro1">
          <table:table-cell office:value-type="string" calcext:value-type="string">
            <text:p><text:s text:c="4"/>1680.00000000 -162498.32255577 <text:s/>-18062.99733167 <text:s text:c="5"/>81.00915253 -0.638980378 -0.853687105 <text:s/>0.158098992 <text:s/>107329.571762 0.778698 <text:s text:c="2"/>11.46314 <text:s/>186.20285 <text:s/>197.89960 <text:s/>162.24325 <text:s text:c="2"/>99.18901 <text:s/>2005 12 30 23: 0: 0.000255</text:p>
          </table:table-cell>
        </table:table-row>
        <table:table-row table:style-name="ro1">
          <table:table-cell office:value-type="string" calcext:value-type="string">
            <text:p><text:s text:c="4"/>1800.00000000 -166728.76010920 <text:s/>-24155.99648299 <text:s text:c="3"/>1222.84128677 -0.535600687 -0.840455444 <text:s/>0.157680857 <text:s/>107329.625277 0.778667 <text:s text:c="2"/>11.46032 <text:s/>186.19193 <text:s/>197.90635 <text:s/>164.18719 <text:s/>106.60817 <text:s/>2005 12 31 <text:s/>1: 0: 0.000268</text:p>
          </table:table-cell>
        </table:table-row>
        <table:table-row table:style-name="ro1">
          <table:table-cell office:value-type="string" calcext:value-type="string">
            <text:p><text:s text:c="4"/>1920.00000000 -169935.81924592 <text:s/>-31767.29787964 <text:s text:c="3"/>2749.01540345 -0.430050431 -0.828904183 <text:s/>0.157812340 <text:s/>107329.670010 0.778636 <text:s text:c="2"/>11.45772 <text:s/>186.08880 <text:s/>198.56496 <text:s/>166.02584 <text:s/>114.02759 <text:s/>2005 12 31 <text:s/>3: 0: 0.000282</text:p>
          </table:table-cell>
        </table:table-row>
        <table:table-row table:style-name="ro1">
          <table:table-cell office:value-type="string" calcext:value-type="string">
            <text:p><text:s text:c="4"/>2040.00000000 -172703.07831815 <text:s/>-37662.95639336 <text:s text:c="3"/>3883.60052579 -0.338004891 -0.810277487 <text:s/>0.156020035 <text:s/>107329.707949 0.778608 <text:s text:c="2"/>11.45535 <text:s/>186.07803 <text:s/>198.57159 <text:s/>167.77827 <text:s/>121.44722 <text:s/>2005 12 31 <text:s/>5: 0: 0.000255</text:p>
          </table:table-cell>
        </table:table-row>
        <table:table-row table:style-name="ro1">
          <table:table-cell office:value-type="string" calcext:value-type="string">
            <text:p><text:s text:c="4"/>2160.00000000 -174823.19337404 <text:s/>-43417.55605219 <text:s text:c="3"/>5003.26312809 -0.250258622 -0.789828672 <text:s/>0.153764903 <text:s/>107329.739705 0.778582 <text:s text:c="2"/>11.45321 <text:s/>186.06765 <text:s/>198.57763 <text:s/>169.46004 <text:s/>128.86707 <text:s/>2005 12 31 <text:s/>7: 0: 0.000268</text:p>
          </table:table-cell>
        </table:table-row>
        <table:table-row table:style-name="ro1">
          <table:table-cell office:value-type="string" calcext:value-type="string">
            <text:p><text:s text:c="4"/>2280.00000000 -176324.63925775 <text:s/>-49018.51958648 <text:s text:c="3"/>6104.85025002 -0.166136613 -0.767706262 <text:s/>0.151092242 <text:s/>107329.766024 0.778557 <text:s text:c="2"/>11.45129 <text:s/>186.05765 <text:s/>198.58307 <text:s/>171.08420 <text:s/>136.28711 <text:s/>2005 12 31 <text:s/>9: 0: 0.000282</text:p>
          </table:table-cell>
        </table:table-row>
        <table:table-row table:style-name="ro1">
          <table:table-cell office:value-type="string" calcext:value-type="string">
            <text:p><text:s text:c="4"/>2400.00000000 -177231.42142458 <text:s/>-54454.12699497 <text:s text:c="3"/>7185.48661607 -0.085067854 -0.744001567 <text:s/>0.148033403 <text:s/>107329.787476 0.778535 <text:s text:c="2"/>11.44961 <text:s/>186.04805 <text:s/>198.58792 <text:s/>172.66187 <text:s/>143.70731 <text:s/>2005 12 31 11: 0: 0.000255</text:p>
          </table:table-cell>
        </table:table-row>
        <table:table-row table:style-name="ro1">
          <table:table-cell office:value-type="string" calcext:value-type="string">
            <text:p><text:s text:c="4"/>2520.00000000 -177563.73583232 <text:s/>-59713.14859144 <text:s text:c="3"/>8242.48472591 -0.006561730 -0.718760309 <text:s/>0.144608676 <text:s/>107329.804495 0.778515 <text:s text:c="2"/>11.44815 <text:s/>186.03884 <text:s/>198.59218 <text:s/>174.20274 <text:s/>151.12767 <text:s/>2005 12 31 13: 0: 0.000267</text:p>
          </table:table-cell>
        </table:table-row>
        <table:table-row table:style-name="ro1">
          <table:table-cell office:value-type="string" calcext:value-type="string">
            <text:p><text:s text:c="4"/>2640.00000000 -177338.48026483 <text:s/>-64784.54644698 <text:s text:c="3"/>9273.27220003 <text:s/>0.069809946 -0.691990238 <text:s/>0.140829236 <text:s/>107329.817407 0.778496 <text:s text:c="2"/>11.44692 <text:s/>186.03004 <text:s/>198.59585 <text:s/>175.71546 <text:s/>158.54815 <text:s/>2005 12 31 15: 0: 0.000281</text:p>
          </table:table-cell>
        </table:table-row>
        <table:table-row table:style-name="ro1">
          <table:table-cell office:value-type="string" calcext:value-type="string">
            <text:p><text:s text:c="4"/>2760.00000000 -176569.65151461 <text:s/>-69657.21976255 <text:s text:c="2"/>10275.33063459 <text:s/>0.144426878 -0.663665876 <text:s/>0.136698419 <text:s/>107329.826446 0.778480 <text:s text:c="2"/>11.44593 <text:s/>186.02165 <text:s/>198.59894 <text:s/>177.20787 <text:s/>165.96873 <text:s/>2005 12 31 17: 0: 0.000254</text:p>
          </table:table-cell>
        </table:table-row>
        <table:table-row table:style-name="ro1">
          <table:table-cell office:value-type="string" calcext:value-type="string">
            <text:p><text:s text:c="4"/>2880.00000000 -175268.65299073 <text:s/>-74319.77625463 <text:s text:c="2"/>11246.14177160 <text:s/>0.217631370 -0.633731091 <text:s/>0.132212491 <text:s/>107329.831764 0.778466 <text:s text:c="2"/>11.44516 <text:s/>186.01367 <text:s/>198.60144 <text:s/>178.68732 <text:s/>173.38940 <text:s/>2005 12 31 19: 0: 0.000267</text:p>
          </table:table-cell>
        </table:table-row>
        <table:table-row table:style-name="ro1">
          <table:table-cell office:value-type="string" calcext:value-type="string">
            <text:p><text:s text:c="4"/>3000.00000000 -173444.53039609 <text:s/>-78760.31560396 <text:s text:c="2"/>12183.13775212 <text:s/>0.289737325 -0.602099929 <text:s/>0.127361017 <text:s/>107329.833446 0.778454 <text:s text:c="2"/>11.44462 <text:s/>186.00610 <text:s/>198.60338 <text:s/>180.16078 <text:s/>180.81013 <text:s/>2005 12 31 21: 0: 0.000281</text:p>
          </table:table-cell>
        </table:table-row>
        <table:table-row table:style-name="ro1">
          <table:table-cell office:value-type="string" calcext:value-type="string">
            <text:p><text:s text:c="4"/>3120.00000000 -171104.14813653 <text:s/>-82966.21323591 <text:s text:c="2"/>13083.65278381 <text:s/>0.361037779 -0.568655903 <text:s/>0.122126889 <text:s/>107329.831507 0.778444 <text:s text:c="2"/>11.44430 <text:s/>185.99895 <text:s/>198.60474 <text:s/>181.63509 <text:s/>188.23090 <text:s/>2005 12 31 23: 0: 0.000254</text:p>
          </table:table-cell>
        </table:table-row>
        <table:table-row table:style-name="ro1">
          <table:table-cell office:value-type="string" calcext:value-type="string">
            <text:p><text:s text:c="4"/>3240.00000000 -168252.31543803 <text:s/>-86923.89363433 <text:s text:c="2"/>13944.87382716 <text:s/>0.431811396 -0.533249797 <text:s/>0.116486022 <text:s/>107329.825896 0.778437 <text:s text:c="2"/>11.44421 <text:s/>185.99222 <text:s/>198.60555 <text:s/>183.11712 <text:s/>195.65169 <text:s/>2006 <text:s/>1 <text:s/>1 <text:s/>1: 0: 0.000268</text:p>
          </table:table-cell>
        </table:table-row>
        <table:table-row table:style-name="ro1">
          <table:table-cell office:value-type="string" calcext:value-type="string">
            <text:p><text:s text:c="4"/>3360.00000000 -164891.86832887 <text:s/>-90618.58225954 <text:s text:c="2"/>14763.78794247 <text:s/>0.502328269 -0.495695896 <text:s/>0.110406725 <text:s/>107329.816495 0.778432 <text:s text:c="2"/>11.44434 <text:s/>185.98591 <text:s/>198.60580 <text:s/>184.61390 <text:s/>203.07247 <text:s/>2006 <text:s/>1 <text:s/>1 <text:s/>3: 0: 0.000282</text:p>
          </table:table-cell>
        </table:table-row>
        <table:table-row table:style-name="ro1">
          <table:table-cell office:value-type="string" calcext:value-type="string">
            <text:p><text:s text:c="4"/>3480.00000000 -161023.71139825 <text:s/>-94034.02398835 <text:s text:c="2"/>15537.12375729 <text:s/>0.572855321 -0.455766412 <text:s/>0.103848688 <text:s/>107329.803111 0.778429 <text:s text:c="2"/>11.44468 <text:s/>185.98002 <text:s/>198.60552 <text:s/>186.13287 <text:s/>210.49323 <text:s/>2006 <text:s/>1 <text:s/>1 <text:s/>5: 0: 0.000255</text:p>
          </table:table-cell>
        </table:table-row>
        <table:table-row table:style-name="ro1">
          <table:table-cell office:value-type="string" calcext:value-type="string">
            <text:p><text:s text:c="4"/>3600.00000000 -156646.82136726 <text:s/>-97152.15370791 <text:s text:c="2"/>16261.28409305 <text:s/>0.643661538 -0.413183688 <text:s/>0.096761524 <text:s/>107329.785464 0.778428 <text:s text:c="2"/>11.44524 <text:s/>185.97454 <text:s/>198.60471 <text:s/>187.68204 <text:s/>217.91394 <text:s/>2006 <text:s/>1 <text:s/>1 <text:s/>7: 0: 0.000268</text:p>
          </table:table-cell>
        </table:table-row>
        <table:table-row table:style-name="ro1">
          <table:table-cell office:value-type="string" calcext:value-type="string">
            <text:p><text:s text:c="4"/>3720.00000000 -151758.21285737 <text:s/>-99952.70098346 <text:s text:c="2"/>16932.26607548 <text:s/>0.715023254 -0.367609561 <text:s/>0.089082727 <text:s/>107329.763177 0.778430 <text:s text:c="2"/>11.44600 <text:s/>185.96947 <text:s/>198.60339 <text:s/>189.27027 <text:s/>225.33457 <text:s/>2006 <text:s/>1 <text:s/>1 <text:s/>9: 0: 0.000282</text:p>
          </table:table-cell>
        </table:table-row>
        <table:table-row table:style-name="ro1">
          <table:table-cell office:value-type="string" calcext:value-type="string">
            <text:p><text:s text:c="4"/>3840.00000000 -146352.86521283 -102412.70506284 <text:s text:c="2"/>17545.56394158 <text:s/>0.787229695 -0.318630913 <text:s/>0.080734873 <text:s/>107329.735753 0.778433 <text:s text:c="2"/>11.44698 <text:s/>185.96481 <text:s/>198.60156 <text:s/>190.90753 <text:s/>232.75511 <text:s/>2006 <text:s/>1 <text:s/>1 11: 0: 0.000255</text:p>
          </table:table-cell>
        </table:table-row>
        <table:table-row table:style-name="ro1">
          <table:table-cell office:value-type="string" calcext:value-type="string">
            <text:p><text:s text:c="4"/>3960.00000000 -140423.60777444 -104505.90799734 <text:s text:c="2"/>18096.04807097 <text:s/>0.860588979 -0.265739987 <text:s/>0.071621768 <text:s/>107329.702541 0.778439 <text:s text:c="2"/>11.44815 <text:s/>185.96056 <text:s/>198.59925 <text:s/>192.60535 <text:s/>240.17554 <text:s/>2006 <text:s/>1 <text:s/>1 13: 0: 0.000268</text:p>
          </table:table-cell>
        </table:table-row>
        <table:table-row table:style-name="ro1">
          <table:table-cell office:value-type="string" calcext:value-type="string">
            <text:p><text:s text:c="4"/>4080.00000000 -133960.95961851 -106201.98091318 <text:s text:c="2"/>18577.81121953 <text:s/>0.935434758 -0.208307307 <text:s/>0.061623110 <text:s/>107329.662699 0.778448 <text:s text:c="2"/>11.44952 <text:s/>185.95671 <text:s/>198.59647 <text:s/>194.37727 <text:s/>247.59582 <text:s/>2006 <text:s/>1 <text:s/>1 15: 0: 0.000282</text:p>
          </table:table-cell>
        </table:table-row>
        <table:table-row table:style-name="ro1">
          <table:table-cell office:value-type="string" calcext:value-type="string">
            <text:p><text:s text:c="4"/>4200.00000000 -126952.91860010 -107465.51906186 <text:s text:c="2"/>18983.96903112 <text:s/>1.012133628 -0.145543878 <text:s/>0.050587007 <text:s/>107329.615127 0.778458 <text:s text:c="2"/>11.45107 <text:s/>185.95326 <text:s/>198.59324 <text:s/>196.23957 <text:s/>255.01595 <text:s/>2006 <text:s/>1 <text:s/>1 17: 0: 0.000255</text:p>
          </table:table-cell>
        </table:table-row>
        <table:table-row table:style-name="ro1">
          <table:table-cell office:value-type="string" calcext:value-type="string">
            <text:p><text:s text:c="4"/>4320.00000000 -119384.69396454 -108254.71115372 <text:s text:c="2"/>19306.39581892 <text:s/>1.091093313 -0.076447479 <text:s/>0.038319282 <text:s/>107329.558377 0.778471 <text:s text:c="2"/>11.45281 <text:s/>185.95019 <text:s/>198.58958 <text:s/>198.21224 <text:s/>262.43589 <text:s/>2006 <text:s/>1 <text:s/>1 19: 0: 0.000268</text:p>
          </table:table-cell>
        </table:table-row>
        <table:table-row table:style-name="ro1">
          <table:table-cell office:value-type="string" calcext:value-type="string">
            <text:p>21897 xx</text:p>
          </table:table-cell>
        </table:table-row>
        <table:table-row table:style-name="ro1">
          <table:table-cell office:value-type="string" calcext:value-type="string">
            <text:p><text:s text:c="7"/>0.00000000 <text:s/>-14464.72135182 <text:s text:c="2"/>-4699.19517587 <text:s text:c="6"/>0.06681686 -3.249312013 -3.281032707 <text:s/>4.007046940</text:p>
          </table:table-cell>
        </table:table-row>
        <table:table-row table:style-name="ro1">
          <table:table-cell office:value-type="string" calcext:value-type="string">
            <text:p><text:s text:c="5"/>120.00000000 <text:s/>-19410.46286123 <text:s/>-19143.03318969 <text:s text:c="2"/>23114.05522619 <text:s/>0.508602237 -1.156882269 <text:s/>2.379923455 <text:s text:c="2"/>26496.848378 0.741871 <text:s text:c="2"/>62.15077 <text:s/>197.99034 <text:s/>253.02470 <text:s/>153.97965 <text:s text:c="2"/>80.54281 <text:s/>2006 <text:s/>6 25 <text:s/>2:33:42.834827</text:p>
          </table:table-cell>
        </table:table-row>
        <table:table-row table:style-name="ro1">
          <table:table-cell office:value-type="string" calcext:value-type="string">
            <text:p><text:s text:c="5"/>240.00000000 <text:s/>-12686.06129708 <text:s/>-23853.75335645 <text:s text:c="2"/>35529.81733588 <text:s/>1.231633829 -0.221718202 <text:s/>1.118440291 <text:s text:c="2"/>26496.776778 0.741934 <text:s text:c="2"/>62.14759 <text:s/>197.97571 <text:s/>253.02600 <text:s/>171.17148 <text:s/>140.92615 <text:s/>2006 <text:s/>6 25 <text:s/>4:33:42.834800</text:p>
          </table:table-cell>
        </table:table-row>
        <table:table-row table:style-name="ro1">
          <table:table-cell office:value-type="string" calcext:value-type="string">
            <text:p><text:s text:c="5"/>360.00000000 <text:s text:c="2"/>-2775.46649359 <text:s/>-22839.64574119 <text:s text:c="2"/>39494.64689967 <text:s/>1.468963405 <text:s/>0.489481769 -0.023972788 <text:s text:c="2"/>26496.835891 0.741965 <text:s text:c="2"/>62.14587 <text:s/>197.96010 <text:s/>253.03207 <text:s/>184.73741 <text:s/>201.30254 <text:s/>2006 <text:s/>6 25 <text:s/>6:33:42.834814</text:p>
          </table:table-cell>
        </table:table-row>
        <table:table-row table:style-name="ro1">
          <table:table-cell office:value-type="string" calcext:value-type="string">
            <text:p><text:s text:c="5"/>480.00000000 <text:s text:c="3"/>7679.87883570 <text:s/>-16780.50760106 <text:s text:c="2"/>34686.21815555 <text:s/>1.364171080 <text:s/>1.211183897 -1.385151371 <text:s text:c="2"/>26496.289021 0.741948 <text:s text:c="2"/>62.14528 <text:s/>197.94355 <text:s/>253.03955 <text:s/>200.07775 <text:s/>261.67607 <text:s/>2006 <text:s/>6 25 <text:s/>8:33:42.834827</text:p>
          </table:table-cell>
        </table:table-row>
        <table:table-row table:style-name="ro1">
          <table:table-cell office:value-type="string" calcext:value-type="string">
            <text:p><text:s text:c="5"/>600.00000000 <text:s text:c="2"/>14552.40023028 <text:s text:c="2"/>-4819.50121461 <text:s text:c="2"/>17154.70672449 <text:s/>0.109201591 <text:s/>2.176124494 -3.854856805 <text:s text:c="2"/>26495.176345 0.741858 <text:s text:c="2"/>62.14830 <text:s/>197.92528 <text:s/>253.04131 <text:s/>229.46303 <text:s/>322.05488 <text:s/>2006 <text:s/>6 25 10:33:42.834800</text:p>
          </table:table-cell>
        </table:table-row>
        <table:table-row table:style-name="ro1">
          <table:table-cell office:value-type="string" calcext:value-type="string">
            <text:p><text:s text:c="5"/>720.00000000 <text:s/>-15302.38845375 <text:s text:c="2"/>-5556.43440300 <text:s text:c="3"/>1095.95088753 -2.838224312 -3.134231137 <text:s/>3.992596326 <text:s text:c="2"/>26506.323556 0.741895 <text:s text:c="2"/>62.15595 <text:s/>197.91858 <text:s/>253.04384 <text:s/>111.31264 <text:s text:c="2"/>22.43527 <text:s/>2006 <text:s/>6 25 12:33:42.834814</text:p>
          </table:table-cell>
        </table:table-row>
        <table:table-row table:style-name="ro1">
          <table:table-cell office:value-type="string" calcext:value-type="string">
            <text:p><text:s text:c="5"/>840.00000000 <text:s/>-19289.20066748 <text:s/>-19427.04851118 <text:s text:c="2"/>23759.45685636 <text:s/>0.552495087 -1.112499437 <text:s/>2.325112654 <text:s text:c="2"/>26496.940826 0.741877 <text:s text:c="2"/>62.14985 <text:s/>197.91054 <text:s/>253.03039 <text:s/>154.81314 <text:s text:c="2"/>82.83578 <text:s/>2006 <text:s/>6 25 14:33:42.834827</text:p>
          </table:table-cell>
        </table:table-row>
        <table:table-row table:style-name="ro1">
          <table:table-cell office:value-type="string" calcext:value-type="string">
            <text:p><text:s text:c="5"/>960.00000000 <text:s/>-12376.21976437 <text:s/>-23893.38020018 <text:s text:c="2"/>35831.33691892 <text:s/>1.246701529 -0.194294048 <text:s/>1.074867282 <text:s text:c="2"/>26496.907554 0.741938 <text:s text:c="2"/>62.14678 <text:s/>197.89586 <text:s/>253.03198 <text:s/>171.71102 <text:s/>143.21830 <text:s/>2006 <text:s/>6 25 16:33:42.834800</text:p>
          </table:table-cell>
        </table:table-row>
        <table:table-row table:style-name="ro1">
          <table:table-cell office:value-type="string" calcext:value-type="string">
            <text:p><text:s text:c="4"/>1080.00000000 <text:s text:c="2"/>-2400.55677665 <text:s/>-22698.62264640 <text:s text:c="2"/>39482.75964390 <text:s/>1.472582922 <text:s/>0.513555654 -0.069306561 <text:s text:c="2"/>26496.953751 0.741967 <text:s text:c="2"/>62.14513 <text:s/>197.88025 <text:s/>253.03816 <text:s/>185.25481 <text:s/>203.59408 <text:s/>2006 <text:s/>6 25 18:33:42.834814</text:p>
          </table:table-cell>
        </table:table-row>
        <table:table-row table:style-name="ro1">
          <table:table-cell office:value-type="string" calcext:value-type="string">
            <text:p><text:s text:c="4"/>1200.00000000 <text:s text:c="3"/>8031.66819252 <text:s/>-16455.77592085 <text:s text:c="2"/>34298.94391742 <text:s/>1.351357426 <text:s/>1.239633234 -1.448195324 <text:s text:c="2"/>26496.371944 0.741949 <text:s text:c="2"/>62.14462 <text:s/>197.86366 <text:s/>253.04563 <text:s/>200.78363 <text:s/>263.96715 <text:s/>2006 <text:s/>6 25 20:33:42.834827</text:p>
          </table:table-cell>
        </table:table-row>
        <table:table-row table:style-name="ro1">
          <table:table-cell office:value-type="string" calcext:value-type="string">
            <text:p><text:s text:c="4"/>1320.00000000 <text:s text:c="2"/>14559.48780372 <text:s text:c="2"/>-4238.43773813 <text:s text:c="2"/>16079.23154704 -0.026409655 <text:s/>2.218938770 -4.012628896 <text:s text:c="2"/>26495.430098 0.741856 <text:s text:c="2"/>62.14804 <text:s/>197.84539 <text:s/>253.04660 <text:s/>231.58431 <text:s/>324.34636 <text:s/>2006 <text:s/>6 25 22:33:42.834800</text:p>
          </table:table-cell>
        </table:table-row>
        <table:table-row table:style-name="ro1">
          <table:table-cell office:value-type="string" calcext:value-type="string">
            <text:p><text:s text:c="4"/>1440.00000000 <text:s/>-16036.04980660 <text:s text:c="2"/>-6372.51406468 <text:s text:c="3"/>2183.44834232 -2.485113443 -2.994994355 <text:s/>3.955891272 <text:s text:c="2"/>26505.102094 0.741884 <text:s text:c="2"/>62.15519 <text:s/>197.83969 <text:s/>253.04873 <text:s/>115.11318 <text:s text:c="2"/>24.72694 <text:s/>2006 <text:s/>6 26 <text:s/>0:33:42.834814</text:p>
          </table:table-cell>
        </table:table-row>
        <table:table-row table:style-name="ro1">
          <table:table-cell office:value-type="string" calcext:value-type="string">
            <text:p><text:s text:c="4"/>1560.00000000 <text:s/>-19156.71583814 <text:s/>-19698.89059957 <text:s text:c="2"/>24389.29473934 <text:s/>0.594278133 -1.069418599 <text:s/>2.271152044 <text:s text:c="2"/>26497.039709 0.741881 <text:s text:c="2"/>62.14912 <text:s/>197.83085 <text:s/>253.03611 <text:s/>155.62301 <text:s text:c="2"/>85.12611 <text:s/>2006 <text:s/>6 26 <text:s/>2:33:42.834827</text:p>
          </table:table-cell>
        </table:table-row>
        <table:table-row table:style-name="ro1">
          <table:table-cell office:value-type="string" calcext:value-type="string">
            <text:p><text:s text:c="4"/>1680.00000000 <text:s/>-12062.72925552 <text:s/>-23925.82362911 <text:s text:c="2"/>36120.66680667 <text:s/>1.261238798 -0.167201856 <text:s/>1.031478939 <text:s text:c="2"/>26497.039771 0.741942 <text:s text:c="2"/>62.14616 <text:s/>197.81614 <text:s/>253.03797 <text:s/>172.24585 <text:s/>145.50782 <text:s/>2006 <text:s/>6 26 <text:s/>4:33:42.834800</text:p>
          </table:table-cell>
        </table:table-row>
        <table:table-row table:style-name="ro1">
          <table:table-cell office:value-type="string" calcext:value-type="string">
            <text:p><text:s text:c="4"/>1800.00000000 <text:s text:c="2"/>-2024.96136966 <text:s/>-22551.56626703 <text:s text:c="2"/>39458.50085787 <text:s/>1.475816889 <text:s/>0.537615764 -0.114887472 <text:s text:c="2"/>26497.072294 0.741969 <text:s text:c="2"/>62.14458 <text:s/>197.80051 <text:s/>253.04425 <text:s/>185.77405 <text:s/>205.88299 <text:s/>2006 <text:s/>6 26 <text:s/>6:33:42.834814</text:p>
          </table:table-cell>
        </table:table-row>
        <table:table-row table:style-name="ro1">
          <table:table-cell office:value-type="string" calcext:value-type="string">
            <text:p><text:s text:c="4"/>1920.00000000 <text:s text:c="3"/>8379.80916204 <text:s/>-16123.95878459 <text:s text:c="2"/>33894.75123231 <text:s/>1.337468254 <text:s/>1.268432783 -1.512473301 <text:s text:c="2"/>26496.454529 0.741948 <text:s text:c="2"/>62.14417 <text:s/>197.78390 <text:s/>253.05170 <text:s/>201.50398 <text:s/>266.25560 <text:s/>2006 <text:s/>6 26 <text:s/>8:33:42.834827</text:p>
          </table:table-cell>
        </table:table-row>
        <table:table-row table:style-name="ro1">
          <table:table-cell office:value-type="string" calcext:value-type="string">
            <text:p><text:s text:c="4"/>2040.00000000 <text:s text:c="2"/>14527.86748873 <text:s text:c="2"/>-3646.33817120 <text:s text:c="2"/>14960.74306518 -0.180035839 <text:s/>2.261273515 -4.179355590 <text:s text:c="2"/>26495.757400 0.741854 <text:s text:c="2"/>62.14802 <text:s/>197.76565 <text:s/>253.05176 <text:s/>233.88700 <text:s/>326.63530 <text:s/>2006 <text:s/>6 26 10:33:42.834800</text:p>
          </table:table-cell>
        </table:table-row>
        <table:table-row table:style-name="ro1">
          <table:table-cell office:value-type="string" calcext:value-type="string">
            <text:p><text:s text:c="4"/>2160.00000000 <text:s/>-16680.12147335 <text:s text:c="2"/>-7149.80800425 <text:s text:c="3"/>3257.64227208 -2.178897351 -2.863927095 <text:s/>3.904876943 <text:s text:c="2"/>26504.063299 0.741875 <text:s text:c="2"/>62.15456 <text:s/>197.76082 <text:s/>253.05357 <text:s/>118.47275 <text:s text:c="2"/>27.01600 <text:s/>2006 <text:s/>6 26 12:33:42.834814</text:p>
          </table:table-cell>
        </table:table-row>
        <table:table-row table:style-name="ro1">
          <table:table-cell office:value-type="string" calcext:value-type="string">
            <text:p><text:s text:c="4"/>2280.00000000 <text:s/>-19013.58793448 <text:s/>-19958.93766022 <text:s text:c="2"/>25003.81778666 <text:s/>0.634100431 -1.027559823 <text:s/>2.218002685 <text:s text:c="2"/>26497.144400 0.741885 <text:s text:c="2"/>62.14859 <text:s/>197.75128 <text:s/>253.04184 <text:s/>156.41087 <text:s text:c="2"/>87.41374 <text:s/>2006 <text:s/>6 26 14:33:42.834827</text:p>
          </table:table-cell>
        </table:table-row>
        <table:table-row table:style-name="ro1">
          <table:table-cell office:value-type="string" calcext:value-type="string">
            <text:p><text:s text:c="4"/>2400.00000000 <text:s/>-11745.76155818 <text:s/>-23951.19438627 <text:s text:c="2"/>36397.87676581 <text:s/>1.275261813 -0.140425132 <text:s/>0.988259441 <text:s text:c="2"/>26497.173335 0.741945 <text:s text:c="2"/>62.14574 <text:s/>197.73654 <text:s/>253.04395 <text:s/>172.77631 <text:s/>147.79464 <text:s/>2006 <text:s/>6 26 16:33:42.834800</text:p>
          </table:table-cell>
        </table:table-row>
        <table:table-row table:style-name="ro1">
          <table:table-cell office:value-type="string" calcext:value-type="string">
            <text:p><text:s text:c="4"/>2520.00000000 <text:s text:c="2"/>-1648.81945070 <text:s/>-22398.50594576 <text:s text:c="2"/>39421.83273890 <text:s/>1.478660174 <text:s/>0.561671519 -0.160733093 <text:s text:c="2"/>26497.191441 0.741971 <text:s text:c="2"/>62.14423 <text:s/>197.72090 <text:s/>253.05032 <text:s/>186.29537 <text:s/>208.16920 <text:s/>2006 <text:s/>6 26 18:33:42.834814</text:p>
          </table:table-cell>
        </table:table-row>
        <table:table-row table:style-name="ro1">
          <table:table-cell office:value-type="string" calcext:value-type="string">
            <text:p><text:s text:c="4"/>2640.00000000 <text:s text:c="3"/>8723.97652795 <text:s/>-15784.99406275 <text:s text:c="2"/>33473.35215527 <text:s/>1.322433593 <text:s/>1.297602497 -1.578055493 <text:s text:c="2"/>26496.536697 0.741948 <text:s text:c="2"/>62.14391 <text:s/>197.70426 <text:s/>253.05773 <text:s/>202.23974 <text:s/>268.54135 <text:s/>2006 <text:s/>6 26 20:33:42.834827</text:p>
          </table:table-cell>
        </table:table-row>
        <table:table-row table:style-name="ro1">
          <table:table-cell office:value-type="string" calcext:value-type="string">
            <text:p><text:s text:c="4"/>2760.00000000 <text:s text:c="2"/>14452.25571587 <text:s text:c="2"/>-3043.42332645 <text:s text:c="2"/>13796.84870805 -0.355190169 <text:s/>2.302485443 -4.355767077 <text:s text:c="2"/>26496.183479 0.741852 <text:s text:c="2"/>62.14824 <text:s/>197.68605 <text:s/>253.05673 <text:s/>236.40222 <text:s/>328.92169 <text:s/>2006 <text:s/>6 26 22:33:42.834800</text:p>
          </table:table-cell>
        </table:table-row>
        <table:table-row table:style-name="ro1">
          <table:table-cell office:value-type="string" calcext:value-type="string">
            <text:p><text:s text:c="4"/>2880.00000000 <text:s/>-17246.31075678 <text:s text:c="2"/>-7890.72601508 <text:s text:c="3"/>4315.39410307 -1.910968458 -2.740945672 <text:s/>3.844722726 <text:s text:c="2"/>26503.192902 0.741869 <text:s text:c="2"/>62.15409 <text:s/>197.68196 <text:s/>253.05836 <text:s/>121.47363 <text:s text:c="2"/>29.30235 <text:s/>2006 <text:s/>6 27 <text:s/>0:33:42.834814</text:p>
          </table:table-cell>
        </table:table-row>
        <table:table-row table:style-name="ro1">
          <table:table-cell office:value-type="string" calcext:value-type="string">
            <text:p>22312 xx</text:p>
          </table:table-cell>
        </table:table-row>
        <table:table-row table:style-name="ro1">
          <table:table-cell office:value-type="string" calcext:value-type="string">
            <text:p><text:s text:c="7"/>0.00000000 <text:s text:c="3"/>1442.10132912 <text:s text:c="3"/>6510.23625449 <text:s text:c="6"/>8.83145885 -3.475714837 <text:s/>0.997262768 <text:s/>6.835860345</text:p>
          </table:table-cell>
        </table:table-row>
        <table:table-row table:style-name="ro1">
          <table:table-cell office:value-type="string" calcext:value-type="string">
            <text:p><text:s text:c="6"/>54.20286720 <text:s text:c="4"/>306.10478453 <text:s text:c="2"/>-5816.45655525 <text:s text:c="2"/>-2979.55846068 <text:s/>3.950663855 <text:s/>3.415332543 -5.879974329 <text:s text:c="3"/>6642.712393 0.026751 <text:s text:c="2"/>62.15694 <text:s text:c="2"/>77.33613 <text:s/>267.89734 <text:s/>303.10361 <text:s/>305.64343 <text:s/>2006 <text:s/>4 <text:s/>4 12: 0: 0.000000</text:p>
          </table:table-cell>
        </table:table-row>
        <table:table-row table:style-name="ro1">
          <table:table-cell office:value-type="string" calcext:value-type="string">
            <text:p><text:s text:c="6"/>74.20286720 <text:s text:c="3"/>3282.82085464 <text:s text:c="3"/>2077.46972905 <text:s text:c="2"/>-5189.17988770 <text:s/>0.097342701 <text:s/>7.375135692 <text:s/>2.900196702 <text:s text:c="3"/>6624.819378 0.024397 <text:s text:c="2"/>62.13721 <text:s text:c="2"/>77.24656 <text:s/>266.29125 <text:s text:c="2"/>28.81974 <text:s text:c="2"/>27.49337 <text:s/>2006 <text:s/>4 <text:s/>4 12:20: 0.000009</text:p>
          </table:table-cell>
        </table:table-row>
        <table:table-row table:style-name="ro1">
          <table:table-cell office:value-type="string" calcext:value-type="string">
            <text:p><text:s text:c="6"/>94.20286720 <text:s text:c="4"/>530.82729176 <text:s text:c="3"/>6426.20790003 <text:s text:c="3"/>1712.37076793 -3.837120395 -1.252430637 <text:s/>6.561602577 <text:s text:c="3"/>6627.302374 0.023364 <text:s text:c="2"/>62.16344 <text:s text:c="2"/>77.21663 <text:s/>268.97389 <text:s/>107.89922 <text:s/>105.33791 <text:s/>2006 <text:s/>4 <text:s/>4 12:40: 0.000018</text:p>
          </table:table-cell>
        </table:table-row>
        <table:table-row table:style-name="ro1">
          <table:table-cell office:value-type="string" calcext:value-type="string">
            <text:p><text:s text:c="5"/>114.20286720 <text:s text:c="2"/>-3191.69170212 <text:s text:c="4"/>170.27219912 <text:s text:c="3"/>5956.29807775 -1.394956872 -7.438073471 -0.557553115 <text:s text:c="3"/>6604.492961 0.023646 <text:s text:c="2"/>62.13093 <text:s text:c="2"/>77.14529 <text:s/>268.36869 <text:s/>186.24800 <text:s/>186.54817 <text:s/>2006 <text:s/>4 <text:s/>4 13: 0: 0.000027</text:p>
          </table:table-cell>
        </table:table-row>
        <table:table-row table:style-name="ro1">
          <table:table-cell office:value-type="string" calcext:value-type="string">
            <text:p><text:s text:c="5"/>134.20286720 <text:s text:c="2"/>-1818.99222465 <text:s text:c="2"/>-6322.45146616 <text:s text:c="4"/>681.95247154 <text:s/>3.349795173 -1.530140265 -6.831522765 <text:s text:c="3"/>6610.594335 0.021003 <text:s text:c="2"/>62.16606 <text:s text:c="2"/>77.08669 <text:s/>265.98100 <text:s/>267.32341 <text:s/>269.72918 <text:s/>2006 <text:s/>4 <text:s/>4 13:19:59.999996</text:p>
          </table:table-cell>
        </table:table-row>
        <table:table-row table:style-name="ro1">
          <table:table-cell office:value-type="string" calcext:value-type="string">
            <text:p><text:s text:c="5"/>154.20286720 <text:s text:c="3"/>2515.66448634 <text:s text:c="2"/>-2158.83091224 <text:s text:c="2"/>-5552.13320544 <text:s/>2.571979660 <text:s/>7.311930509 -1.639865620 <text:s text:c="3"/>6586.953427 0.018745 <text:s text:c="2"/>62.13265 <text:s text:c="2"/>77.04340 <text:s/>269.10455 <text:s/>347.11960 <text:s/>347.59194 <text:s/>2006 <text:s/>4 <text:s/>4 13:40: 0.000004</text:p>
          </table:table-cell>
        </table:table-row>
        <table:table-row table:style-name="ro1">
          <table:table-cell office:value-type="string" calcext:value-type="string">
            <text:p><text:s text:c="5"/>174.20286720 <text:s text:c="3"/>2414.52833210 <text:s text:c="3"/>5749.10150922 <text:s text:c="2"/>-1998.59693165 -2.681032960 <text:s/>3.527589301 <text:s/>6.452951429 <text:s text:c="3"/>6591.204604 0.018928 <text:s text:c="2"/>62.16234 <text:s text:c="2"/>76.96310 <text:s/>269.04144 <text:s text:c="2"/>70.76660 <text:s text:c="2"/>68.72834 <text:s/>2006 <text:s/>4 <text:s/>4 14: 0: 0.000013</text:p>
          </table:table-cell>
        </table:table-row>
        <table:table-row table:style-name="ro1">
          <table:table-cell office:value-type="string" calcext:value-type="string">
            <text:p><text:s text:c="5"/>194.20286720 <text:s text:c="2"/>-1877.98944331 <text:s text:c="3"/>3862.27848302 <text:s text:c="3"/>5112.48435863 -3.261489804 -6.026859137 <text:s/>3.433254768 <text:s text:c="3"/>6572.294187 0.017738 <text:s text:c="2"/>62.13955 <text:s text:c="2"/>76.93610 <text:s/>265.71039 <text:s/>154.29604 <text:s/>153.40379 <text:s/>2006 <text:s/>4 <text:s/>4 14:20: 0.000022</text:p>
          </table:table-cell>
        </table:table-row>
        <table:table-row table:style-name="ro1">
          <table:table-cell office:value-type="string" calcext:value-type="string">
            <text:p><text:s text:c="5"/>214.20286720 <text:s text:c="2"/>-3117.36584395 <text:s text:c="2"/>-4419.74773864 <text:s text:c="3"/>3840.85960912 <text:s/>1.545479182 -5.475416581 -5.207913748 <text:s text:c="3"/>6568.284870 0.015684 <text:s text:c="2"/>62.15118 <text:s text:c="2"/>76.83990 <text:s/>269.11529 <text:s/>229.97683 <text:s/>231.36357 <text:s/>2006 <text:s/>4 <text:s/>4 14:40: 0.000031</text:p>
          </table:table-cell>
        </table:table-row>
        <table:table-row table:style-name="ro1">
          <table:table-cell office:value-type="string" calcext:value-type="string">
            <text:p><text:s text:c="5"/>234.20286720 <text:s text:c="4"/>815.32034678 <text:s text:c="2"/>-5231.67692249 <text:s text:c="2"/>-3760.04690354 <text:s/>3.870864200 <text:s/>4.455588552 -5.211082191 <text:s text:c="3"/>6559.508678 0.014817 <text:s text:c="2"/>62.15119 <text:s text:c="2"/>76.82210 <text:s/>269.22878 <text:s/>311.67848 <text:s/>312.93729 <text:s/>2006 <text:s/>4 <text:s/>4 15: 0: 0.000000</text:p>
          </table:table-cell>
        </table:table-row>
        <table:table-row table:style-name="ro1">
          <table:table-cell office:value-type="string" calcext:value-type="string">
            <text:p><text:s text:c="5"/>254.20286720 <text:s text:c="3"/>3269.54341810 <text:s text:c="3"/>3029.00081083 <text:s text:c="2"/>-4704.67969713 -0.526711345 <text:s/>6.812157950 <text:s/>3.929825087 <text:s text:c="3"/>6546.649263 0.013051 <text:s text:c="2"/>62.14224 <text:s text:c="2"/>76.72370 <text:s/>264.90505 <text:s text:c="2"/>39.89814 <text:s text:c="2"/>38.94603 <text:s/>2006 <text:s/>4 <text:s/>4 15:20: 0.000009</text:p>
          </table:table-cell>
        </table:table-row>
        <table:table-row table:style-name="ro1">
          <table:table-cell office:value-type="string" calcext:value-type="string">
            <text:p><text:s text:c="5"/>274.20286720 <text:s text:c="4"/>-10.18099756 <text:s text:c="3"/>6026.23341453 <text:s text:c="3"/>2643.50518407 -3.953623254 -2.616070012 <text:s/>6.145637500 <text:s text:c="3"/>6545.039189 0.011558 <text:s text:c="2"/>62.15933 <text:s text:c="2"/>76.70079 <text:s/>268.43457 <text:s/>118.58533 <text:s/>117.41752 <text:s/>2006 <text:s/>4 <text:s/>4 15:40: 0.000018</text:p>
          </table:table-cell>
        </table:table-row>
        <table:table-row table:style-name="ro1">
          <table:table-cell office:value-type="string" calcext:value-type="string">
            <text:p><text:s text:c="5"/>294.20286720 <text:s text:c="2"/>-3320.58819584 <text:s text:c="2"/>-1248.42679945 <text:s text:c="3"/>5563.06017927 -0.637046974 -7.417786044 -2.076120187 <text:s text:c="3"/>6525.176402 0.011656 <text:s text:c="2"/>62.13358 <text:s text:c="2"/>76.61292 <text:s/>270.70303 <text:s/>196.79045 <text:s/>197.17955 <text:s/>2006 <text:s/>4 <text:s/>4 16: 0: 0.000027</text:p>
          </table:table-cell>
        </table:table-row>
        <table:table-row table:style-name="ro1">
          <table:table-cell office:value-type="string" calcext:value-type="string">
            <text:p><text:s text:c="5"/>314.20286720 <text:s text:c="2"/>-1025.48974616 <text:s text:c="2"/>-6366.98945782 <text:s text:c="3"/>-911.23559153 <text:s/>3.811771909 <text:s/>0.438071490 -6.829260617 <text:s text:c="3"/>6530.230580 0.009674 <text:s text:c="2"/>62.16606 <text:s text:c="2"/>76.57180 <text:s/>263.90775 <text:s/>285.19541 <text:s/>286.26314 <text:s/>2006 <text:s/>4 <text:s/>4 16:19:59.999996</text:p>
          </table:table-cell>
        </table:table-row>
        <table:table-row table:style-name="ro1">
          <table:table-cell office:value-type="string" calcext:value-type="string">
            <text:p><text:s text:c="5"/>334.20286720 <text:s text:c="3"/>3003.75996128 <text:s text:c="3"/>-413.85708003 <text:s text:c="2"/>-5706.15591435 <text:s/>1.674350083 <text:s/>7.694169068 <text:s/>0.316915204 <text:s text:c="3"/>6505.803788 0.006811 <text:s text:c="2"/>62.13025 <text:s text:c="2"/>76.50361 <text:s/>266.53496 <text:s text:c="3"/>6.11366 <text:s text:c="3"/>6.03095 <text:s/>2006 <text:s/>4 <text:s/>4 16:40: 0.000004</text:p>
          </table:table-cell>
        </table:table-row>
        <table:table-row table:style-name="ro1">
          <table:table-cell office:value-type="string" calcext:value-type="string">
            <text:p><text:s text:c="5"/>354.20286720 <text:s text:c="3"/>1731.42816980 <text:s text:c="3"/>6258.27676925 <text:s text:c="3"/>-409.32527982 -3.400497806 <text:s/>1.447945424 <text:s/>6.904010052 <text:s text:c="3"/>6512.753987 0.006901 <text:s text:c="2"/>62.16689 <text:s text:c="2"/>76.44254 <text:s/>273.83621 <text:s text:c="2"/>82.08415 <text:s text:c="2"/>81.30142 <text:s/>2006 <text:s/>4 <text:s/>4 17: 0: 0.000013</text:p>
          </table:table-cell>
        </table:table-row>
        <table:table-row table:style-name="ro1">
          <table:table-cell office:value-type="string" calcext:value-type="string">
            <text:p><text:s text:c="5"/>374.20286720 <text:s text:c="2"/>-2582.52111460 <text:s text:c="3"/>2024.19020680 <text:s text:c="3"/>5647.55650268 -2.530348121 -7.221719393 <text:s/>1.438141553 <text:s text:c="3"/>6488.794923 0.006638 <text:s text:c="2"/>62.13168 <text:s text:c="2"/>76.39375 <text:s/>264.49316 <text:s/>173.49020 <text:s/>173.40353 <text:s/>2006 <text:s/>4 <text:s/>4 17:20: 0.000022</text:p>
          </table:table-cell>
        </table:table-row>
        <table:table-row table:style-name="ro1">
          <table:table-cell office:value-type="string" calcext:value-type="string">
            <text:p><text:s text:c="5"/>394.20286720 <text:s text:c="2"/>-2440.56848578 <text:s text:c="2"/>-5702.77311877 <text:s text:c="3"/>1934.81094689 <text:s/>2.731792947 -3.350576075 -6.527773339 <text:s text:c="3"/>6493.252420 0.003791 <text:s text:c="2"/>62.16296 <text:s text:c="2"/>76.31134 <text:s/>261.19573 <text:s/>259.12648 <text:s/>259.55338 <text:s/>2006 <text:s/>4 <text:s/>4 17:40: 0.000031</text:p>
          </table:table-cell>
        </table:table-row>
        <table:table-row table:style-name="ro1">
          <table:table-cell office:value-type="string" calcext:value-type="string">
            <text:p><text:s text:c="5"/>414.20286720 <text:s text:c="3"/>1951.22934391 <text:s text:c="2"/>-3423.59443045 <text:s text:c="2"/>-5121.67808201 <text:s/>3.249039133 <text:s/>6.465974362 -3.069806659 <text:s text:c="3"/>6473.394862 0.002271 <text:s text:c="2"/>62.13728 <text:s text:c="2"/>76.28059 <text:s/>284.12925 <text:s/>319.57136 <text:s/>319.73993 <text:s/>2006 <text:s/>4 <text:s/>4 18: 0: 0.000000</text:p>
          </table:table-cell>
        </table:table-row>
        <table:table-row table:style-name="ro1">
          <table:table-cell office:value-type="string" calcext:value-type="string">
            <text:p><text:s text:c="5"/>434.20286720 <text:s text:c="3"/>2886.50939356 <text:s text:c="3"/>4888.68626216 <text:s text:c="2"/>-3096.29885989 -1.973162139 <text:s/>4.877039020 <text:s/>5.832414910 <text:s text:c="3"/>6472.688808 0.001961 <text:s text:c="2"/>62.15632 <text:s text:c="2"/>76.18354 <text:s/>265.24222 <text:s text:c="2"/>61.97210 <text:s text:c="2"/>61.77383 <text:s/>2006 <text:s/>4 <text:s/>4 18:20: 0.000009</text:p>
          </table:table-cell>
        </table:table-row>
        <table:table-row table:style-name="ro1">
          <table:table-cell office:value-type="string" calcext:value-type="string">
            <text:p><text:s text:c="5"/>454.20286720 <text:s text:c="2"/>-1276.55532182 <text:s text:c="3"/>4553.26898463 <text:s text:c="3"/>4406.19787375 -3.715146421 -5.320176914 <text:s/>4.418210777 <text:s text:c="3"/>6459.006045 0.000745 <text:s text:c="2"/>62.14506 <text:s text:c="2"/>76.16223 <text:s/>208.56146 <text:s/>201.88650 <text:s/>201.91833 <text:s/>2006 <text:s/>4 <text:s/>4 18:40: 0.000018</text:p>
          </table:table-cell>
        </table:table-row>
        <table:table-row table:style-name="ro1">
          <table:table-cell office:value-type="string" calcext:value-type="string">
            <text:p><text:s text:c="5"/>474.20286720 <text:s text:c="2"/>-3181.54698042 <text:s text:c="2"/>-3831.29976506 <text:s text:c="3"/>4096.80242787 <text:s/>1.114159970 -6.104773578 -4.829967400 <text:s text:c="3"/>6451.404727 0.001204 <text:s text:c="2"/>62.14799 <text:s text:c="2"/>76.05860 <text:s text:c="2"/>64.89393 <text:s text:c="2"/>69.17243 <text:s text:c="2"/>69.04352 <text:s/>2006 <text:s/>4 <text:s/>4 19: 0: 0.000027</text:p>
          </table:table-cell>
        </table:table-row>
        <table:table-row table:style-name="ro1">
          <table:table-cell office:value-type="string" calcext:value-type="string">
            <text:p>22674 xx</text:p>
          </table:table-cell>
        </table:table-row>
        <table:table-row table:style-name="ro1">
          <table:table-cell office:value-type="string" calcext:value-type="string">
            <text:p><text:s text:c="7"/>0.00000000 <text:s text:c="2"/>14712.22023280 <text:s text:c="2"/>-1443.81061850 <text:s text:c="6"/>0.83497888 <text:s/>4.418965470 <text:s/>1.629592098 <text:s/>4.115531802</text:p>
          </table:table-cell>
        </table:table-row>
        <table:table-row table:style-name="ro1">
          <table:table-cell office:value-type="string" calcext:value-type="string">
            <text:p><text:s text:c="5"/>120.00000000 <text:s text:c="2"/>25418.88807860 <text:s text:c="3"/>9342.60307989 <text:s text:c="2"/>23611.46690798 <text:s/>0.051284086 <text:s/>1.213127306 <text:s/>2.429004159 <text:s text:c="2"/>26907.446048 0.754417 <text:s text:c="2"/>63.47604 <text:s/>354.38565 <text:s/>253.38944 <text:s/>153.87316 <text:s text:c="2"/>77.66558 <text:s/>2006 <text:s/>6 25 15:25: 5.468479</text:p>
          </table:table-cell>
        </table:table-row>
        <table:table-row table:style-name="ro1">
          <table:table-cell office:value-type="string" calcext:value-type="string">
            <text:p><text:s text:c="5"/>240.00000000 <text:s text:c="2"/>21619.59550749 <text:s text:c="2"/>16125.24978864 <text:s text:c="2"/>36396.79365831 -0.963604380 <text:s/>0.685454965 <text:s/>1.177181937 <text:s text:c="2"/>26907.320792 0.754473 <text:s text:c="2"/>63.47280 <text:s/>354.37023 <text:s/>253.39043 <text:s/>170.50414 <text:s/>136.67028 <text:s/>2006 <text:s/>6 25 17:25: 5.468452</text:p>
          </table:table-cell>
        </table:table-row>
        <table:table-row table:style-name="ro1">
          <table:table-cell office:value-type="string" calcext:value-type="string">
            <text:p><text:s text:c="5"/>360.00000000 <text:s text:c="2"/>12721.50543331 <text:s text:c="2"/>19258.96193362 <text:s text:c="2"/>40898.47648359 -1.457448565 <text:s/>0.179955469 <text:s/>0.071502601 <text:s text:c="2"/>26907.384192 0.754499 <text:s text:c="2"/>63.47098 <text:s/>354.35397 <text:s/>253.39603 <text:s/>183.35229 <text:s/>195.66845 <text:s/>2006 <text:s/>6 25 19:25: 5.468465</text:p>
          </table:table-cell>
        </table:table-row>
        <table:table-row table:style-name="ro1">
          <table:table-cell office:value-type="string" calcext:value-type="string">
            <text:p><text:s text:c="5"/>480.00000000 <text:s text:c="3"/>1272.80760054 <text:s text:c="2"/>18458.41971897 <text:s text:c="2"/>37044.74742696 -1.674863386 -0.436454983 -1.201040990 <text:s text:c="2"/>26906.921814 0.754481 <text:s text:c="2"/>63.47015 <text:s/>354.33691 <text:s/>253.40308 <text:s/>197.36469 <text:s/>254.66385 <text:s/>2006 <text:s/>6 25 21:25: 5.468479</text:p>
          </table:table-cell>
        </table:table-row>
        <table:table-row table:style-name="ro1">
          <table:table-cell office:value-type="string" calcext:value-type="string">
            <text:p><text:s text:c="5"/>600.00000000 <text:s/>-10058.43188619 <text:s text:c="2"/>11906.60764454 <text:s text:c="2"/>21739.62097733 -1.245829683 -1.543789125 -3.324449221 <text:s text:c="2"/>26905.507820 0.754395 <text:s text:c="2"/>63.47189 <text:s/>354.31822 <text:s/>253.40665 <text:s/>221.31684 <text:s/>313.66201 <text:s/>2006 <text:s/>6 25 23:25: 5.468452</text:p>
          </table:table-cell>
        </table:table-row>
        <table:table-row table:style-name="ro1">
          <table:table-cell office:value-type="string" calcext:value-type="string">
            <text:p><text:s text:c="5"/>720.00000000 <text:s text:c="2"/>10924.40116466 <text:s text:c="2"/>-2571.92414170 <text:s text:c="2"/>-2956.34856294 <text:s/>6.071727751 <text:s/>1.349579102 <text:s/>3.898430260 <text:s text:c="2"/>26924.786210 0.754481 <text:s text:c="2"/>63.48004 <text:s/>354.30550 <text:s/>253.40881 <text:s text:c="2"/>90.05134 <text:s text:c="2"/>12.66261 <text:s/>2006 <text:s/>6 26 <text:s/>1:25: 5.468465</text:p>
          </table:table-cell>
        </table:table-row>
        <table:table-row table:style-name="ro1">
          <table:table-cell office:value-type="string" calcext:value-type="string">
            <text:p><text:s text:c="5"/>840.00000000 <text:s text:c="2"/>25332.14851525 <text:s text:c="3"/>8398.91099924 <text:s text:c="2"/>21783.90654357 <text:s/>0.222320754 <text:s/>1.272214306 <text:s/>2.580527192 <text:s text:c="2"/>26907.401993 0.754371 <text:s text:c="2"/>63.47512 <text:s/>354.30117 <text:s/>253.39435 <text:s/>151.57470 <text:s text:c="2"/>71.68609 <text:s/>2006 <text:s/>6 26 <text:s/>3:25: 5.468479</text:p>
          </table:table-cell>
        </table:table-row>
        <table:table-row table:style-name="ro1">
          <table:table-cell office:value-type="string" calcext:value-type="string">
            <text:p><text:s text:c="5"/>960.00000000 <text:s text:c="2"/>22317.71926039 <text:s text:c="2"/>15574.82086129 <text:s text:c="2"/>35495.77144092 -0.892750056 <text:s/>0.737383381 <text:s/>1.291738834 <text:s text:c="2"/>26907.131806 0.754428 <text:s text:c="2"/>63.47168 <text:s/>354.28600 <text:s/>253.39441 <text:s/>169.10125 <text:s/>130.69257 <text:s/>2006 <text:s/>6 26 <text:s/>5:25: 5.468452</text:p>
          </table:table-cell>
        </table:table-row>
        <table:table-row table:style-name="ro1">
          <table:table-cell office:value-type="string" calcext:value-type="string">
            <text:p><text:s text:c="4"/>1080.00000000 <text:s text:c="2"/>13795.68675885 <text:s text:c="2"/>19088.83051008 <text:s text:c="2"/>40803.69584385 -1.420277669 <text:s/>0.235599456 <text:s/>0.185517056 <text:s text:c="2"/>26907.218387 0.754456 <text:s text:c="2"/>63.46978 <text:s/>354.26988 <text:s/>253.39960 <text:s/>182.06939 <text:s/>189.69195 <text:s/>2006 <text:s/>6 26 <text:s/>7:25: 5.468465</text:p>
          </table:table-cell>
        </table:table-row>
        <table:table-row table:style-name="ro1">
          <table:table-cell office:value-type="string" calcext:value-type="string">
            <text:p><text:s text:c="4"/>1200.00000000 <text:s text:c="3"/>2515.17145049 <text:s text:c="2"/>18746.63776282 <text:s text:c="2"/>37864.58088636 -1.668016053 -0.360431458 -1.052854596 <text:s text:c="2"/>26906.830287 0.754443 <text:s text:c="2"/>63.46888 <text:s/>354.25300 <text:s/>253.40650 <text:s/>195.74699 <text:s/>248.68825 <text:s/>2006 <text:s/>6 26 <text:s/>9:25: 5.468479</text:p>
          </table:table-cell>
        </table:table-row>
        <table:table-row table:style-name="ro1">
          <table:table-cell office:value-type="string" calcext:value-type="string">
            <text:p><text:s text:c="4"/>1320.00000000 <text:s text:c="2"/>-9084.48602106 <text:s text:c="2"/>12982.62608646 <text:s text:c="2"/>24045.63900249 -1.378032363 -1.373184736 -3.013963835 <text:s text:c="2"/>26905.447050 0.754365 <text:s text:c="2"/>63.47013 <text:s/>354.23461 <text:s/>253.41092 <text:s/>217.63762 <text:s/>307.68622 <text:s/>2006 <text:s/>6 26 11:25: 5.468452</text:p>
          </table:table-cell>
        </table:table-row>
        <table:table-row table:style-name="ro1">
          <table:table-cell office:value-type="string" calcext:value-type="string">
            <text:p><text:s text:c="4"/>1440.00000000 <text:s text:c="3"/>5647.00909495 <text:s text:c="2"/>-3293.90518693 <text:s text:c="2"/>-5425.85235063 <text:s/>8.507977176 <text:s/>0.414560797 <text:s/>2.543322806 <text:s text:c="2"/>26916.290668 0.754396 <text:s text:c="2"/>63.47401 <text:s/>354.21856 <text:s/>253.40298 <text:s text:c="2"/>61.05276 <text:s text:c="3"/>6.69602 <text:s/>2006 <text:s/>6 26 13:25: 5.468465</text:p>
          </table:table-cell>
        </table:table-row>
        <table:table-row table:style-name="ro1">
          <table:table-cell office:value-type="string" calcext:value-type="string">
            <text:p><text:s text:c="4"/>1560.00000000 <text:s text:c="2"/>25111.63372210 <text:s text:c="3"/>7412.55109488 <text:s text:c="2"/>19844.25781729 <text:s/>0.416496290 <text:s/>1.332106006 <text:s/>2.739301737 <text:s text:c="2"/>26907.399792 0.754321 <text:s text:c="2"/>63.47443 <text:s/>354.21714 <text:s/>253.39867 <text:s/>149.06255 <text:s text:c="2"/>65.71096 <text:s/>2006 <text:s/>6 26 15:25: 5.468479</text:p>
          </table:table-cell>
        </table:table-row>
        <table:table-row table:style-name="ro1">
          <table:table-cell office:value-type="string" calcext:value-type="string">
            <text:p><text:s text:c="4"/>1680.00000000 <text:s text:c="2"/>22961.47461641 <text:s text:c="2"/>14985.74459578 <text:s text:c="2"/>34511.09257381 -0.816711048 <text:s/>0.789391108 <text:s/>1.407901804 <text:s text:c="2"/>26906.926757 0.754378 <text:s text:c="2"/>63.47076 <text:s/>354.20225 <text:s/>253.39768 <text:s/>167.66018 <text:s/>124.71943 <text:s/>2006 <text:s/>6 26 17:25: 5.468452</text:p>
          </table:table-cell>
        </table:table-row>
        <table:table-row table:style-name="ro1">
          <table:table-cell office:value-type="string" calcext:value-type="string">
            <text:p><text:s text:c="4"/>1800.00000000 <text:s text:c="2"/>14841.15301459 <text:s text:c="2"/>18876.91439870 <text:s text:c="2"/>40626.25901619 -1.380403341 <text:s/>0.290228810 <text:s/>0.298258120 <text:s text:c="2"/>26907.030950 0.754410 <text:s text:c="2"/>63.46879 <text:s/>354.18629 <text:s/>253.40242 <text:s/>180.79350 <text:s/>183.72010 <text:s/>2006 <text:s/>6 26 19:25: 5.468465</text:p>
          </table:table-cell>
        </table:table-row>
        <table:table-row table:style-name="ro1">
          <table:table-cell office:value-type="string" calcext:value-type="string">
            <text:p><text:s text:c="4"/>1920.00000000 <text:s text:c="3"/>3750.70174081 <text:s text:c="2"/>18978.57939698 <text:s text:c="2"/>38578.11783220 -1.656939412 -0.287930881 -0.910825599 <text:s text:c="2"/>26906.710968 0.754401 <text:s text:c="2"/>63.46780 <text:s/>354.16960 <text:s/>253.40914 <text:s/>194.19598 <text:s/>242.71741 <text:s/>2006 <text:s/>6 26 21:25: 5.468479</text:p>
          </table:table-cell>
        </table:table-row>
        <table:table-row table:style-name="ro1">
          <table:table-cell office:value-type="string" calcext:value-type="string">
            <text:p><text:s text:c="4"/>2040.00000000 <text:s text:c="2"/>-8027.30219489 <text:s text:c="2"/>13939.54436955 <text:s text:c="2"/>26136.49045637 -1.474476061 -1.222693624 -2.737178731 <text:s text:c="2"/>26905.414344 0.754332 <text:s text:c="2"/>63.46868 <text:s/>354.15151 <text:s/>253.41415 <text:s/>214.43331 <text:s/>301.71552 <text:s/>2006 <text:s/>6 26 23:25: 5.468452</text:p>
          </table:table-cell>
        </table:table-row>
        <table:table-row table:style-name="ro1">
          <table:table-cell office:value-type="string" calcext:value-type="string">
            <text:p><text:s text:c="4"/>2160.00000000 <text:s text:c="2"/>-1296.95657092 <text:s text:c="2"/>-2813.69369768 <text:s text:c="2"/>-5871.09587258 <text:s/>9.881929371 -1.978467207 -1.922261005 <text:s text:c="2"/>26883.528690 0.754076 <text:s text:c="2"/>63.46772 <text:s/>354.14317 <text:s/>253.40458 <text:s text:c="3"/>7.90472 <text:s text:c="3"/>0.72988 <text:s/>2006 <text:s/>6 27 <text:s/>1:25: 5.468465</text:p>
          </table:table-cell>
        </table:table-row>
        <table:table-row table:style-name="ro1">
          <table:table-cell office:value-type="string" calcext:value-type="string">
            <text:p><text:s text:c="4"/>2280.00000000 <text:s text:c="2"/>24738.60364819 <text:s text:c="3"/>6383.41644019 <text:s text:c="2"/>17787.27631900 <text:s/>0.639556952 <text:s/>1.392554379 <text:s/>2.906206324 <text:s text:c="2"/>26907.465635 0.754270 <text:s text:c="2"/>63.47397 <text:s/>354.13359 <text:s/>253.40239 <text:s/>146.28467 <text:s text:c="2"/>59.74053 <text:s/>2006 <text:s/>6 27 <text:s/>3:25: 5.468479</text:p>
          </table:table-cell>
        </table:table-row>
        <table:table-row table:style-name="ro1">
          <table:table-cell office:value-type="string" calcext:value-type="string">
            <text:p><text:s text:c="4"/>2400.00000000 <text:s text:c="2"/>23546.85388669 <text:s text:c="2"/>14358.15602832 <text:s text:c="2"/>33441.67679479 -0.734895006 <text:s/>0.841564851 <text:s/>1.526009909 <text:s text:c="2"/>26906.708322 0.754328 <text:s text:c="2"/>63.47004 <text:s/>354.11905 <text:s/>253.40022 <text:s/>166.17410 <text:s/>118.75117 <text:s/>2006 <text:s/>6 27 <text:s/>5:25: 5.468452</text:p>
          </table:table-cell>
        </table:table-row>
        <table:table-row table:style-name="ro1">
          <table:table-cell office:value-type="string" calcext:value-type="string">
            <text:p><text:s text:c="4"/>2520.00000000 <text:s text:c="2"/>15855.87696303 <text:s text:c="2"/>18624.05633582 <text:s text:c="2"/>40367.13420574 -1.337753546 <text:s/>0.343969522 <text:s/>0.410018472 <text:s text:c="2"/>26906.823807 0.754363 <text:s text:c="2"/>63.46798 <text:s/>354.10325 <text:s/>253.40448 <text:s/>179.52076 <text:s/>177.75324 <text:s/>2006 <text:s/>6 27 <text:s/>7:25: 5.468465</text:p>
          </table:table-cell>
        </table:table-row>
        <table:table-row table:style-name="ro1">
          <table:table-cell office:value-type="string" calcext:value-type="string">
            <text:p><text:s text:c="4"/>2640.00000000 <text:s text:c="3"/>4976.44933591 <text:s text:c="2"/>19156.75504042 <text:s text:c="2"/>39189.68603184 -1.642084365 -0.218525096 -0.774148204 <text:s text:c="2"/>26906.566313 0.754359 <text:s text:c="2"/>63.46693 <text:s/>354.08675 <text:s/>253.41097 <text:s/>192.70180 <text:s/>236.75162 <text:s/>2006 <text:s/>6 27 <text:s/>9:25: 5.468479</text:p>
          </table:table-cell>
        </table:table-row>
        <table:table-row table:style-name="ro1">
          <table:table-cell office:value-type="string" calcext:value-type="string">
            <text:p><text:s text:c="4"/>2760.00000000 <text:s text:c="2"/>-6909.20746210 <text:s text:c="2"/>14790.44707042 <text:s text:c="2"/>28034.46732222 -1.545152610 -1.088119523 -2.487447214 <text:s text:c="2"/>26905.379434 0.754297 <text:s text:c="2"/>63.46749 <text:s/>354.06895 <text:s/>253.41640 <text:s/>211.59122 <text:s/>295.75013 <text:s/>2006 <text:s/>6 27 11:25: 5.468452</text:p>
          </table:table-cell>
        </table:table-row>
        <table:table-row table:style-name="ro1">
          <table:table-cell office:value-type="string" calcext:value-type="string">
            <text:p><text:s text:c="4"/>2880.00000000 <text:s text:c="2"/>-7331.65006707 <text:s text:c="3"/>-604.17323419 <text:s text:c="2"/>-2723.51014575 <text:s/>6.168997265 -3.634011554 -5.963531682 <text:s text:c="2"/>26932.982781 0.754437 <text:s text:c="2"/>63.47616 <text:s/>354.06279 <text:s/>253.40079 <text:s/>309.43115 <text:s/>354.77141 <text:s/>2006 <text:s/>6 27 13:25: 5.468465</text:p>
          </table:table-cell>
        </table:table-row>
        <table:table-row table:style-name="ro1">
          <table:table-cell office:value-type="string" calcext:value-type="string">
            <text:p>23177 xx</text:p>
          </table:table-cell>
        </table:table-row>
        <table:table-row table:style-name="ro1">
          <table:table-cell office:value-type="string" calcext:value-type="string">
            <text:p><text:s text:c="7"/>0.00000000 <text:s text:c="2"/>-8801.60046706 <text:s text:c="5"/>-0.03357557 <text:s text:c="5"/>-0.44522743 -3.835279101 -7.662552175 <text:s/>0.944561323</text:p>
          </table:table-cell>
        </table:table-row>
        <table:table-row table:style-name="ro1">
          <table:table-cell office:value-type="string" calcext:value-type="string">
            <text:p><text:s text:c="5"/>120.00000000 <text:s text:c="2"/>-1684.34352858 <text:s/>-31555.95196340 <text:s text:c="3"/>3888.99944319 <text:s/>2.023055719 -2.151306405 <text:s/>0.265065778 <text:s text:c="2"/>24533.544698 0.726309 <text:s text:c="3"/>7.02569 <text:s/>179.98604 <text:s/>295.86843 <text:s/>151.11298 <text:s text:c="2"/>76.24877 <text:s/>2006 <text:s/>6 24 12:58:49.772928</text:p>
          </table:table-cell>
        </table:table-row>
        <table:table-row table:style-name="ro1">
          <table:table-cell office:value-type="string" calcext:value-type="string">
            <text:p><text:s text:c="5"/>240.00000000 <text:s text:c="2"/>12325.51410155 <text:s/>-38982.15046244 <text:s text:c="3"/>4802.88832275 <text:s/>1.763224157 -0.102514446 <text:s/>0.012397139 <text:s text:c="2"/>24535.059510 0.726254 <text:s text:c="3"/>7.02627 <text:s/>179.93731 <text:s/>295.94436 <text:s/>171.54027 <text:s/>144.01600 <text:s/>2006 <text:s/>6 24 14:58:49.772902</text:p>
          </table:table-cell>
        </table:table-row>
        <table:table-row table:style-name="ro1">
          <table:table-cell office:value-type="string" calcext:value-type="string">
            <text:p><text:s text:c="5"/>360.00000000 <text:s text:c="2"/>22773.66831936 <text:s/>-34348.02176606 <text:s text:c="3"/>4228.77407391 <text:s/>1.067616787 <text:s/>1.352427865 -0.166956367 <text:s text:c="2"/>24535.087190 0.726257 <text:s text:c="3"/>7.02729 <text:s/>179.89316 <text:s/>296.01268 <text:s/>187.44062 <text:s/>211.78373 <text:s/>2006 <text:s/>6 24 16:58:49.772915</text:p>
          </table:table-cell>
        </table:table-row>
        <table:table-row table:style-name="ro1">
          <table:table-cell office:value-type="string" calcext:value-type="string">
            <text:p><text:s text:c="5"/>480.00000000 <text:s text:c="2"/>26194.40441089 <text:s/>-19482.94203672 <text:s text:c="3"/>2393.84774063 -0.313732186 <text:s/>2.808771328 -0.346204118 <text:s text:c="2"/>24533.740449 0.726320 <text:s text:c="3"/>7.02875 <text:s/>179.85325 <text:s/>296.07930 <text:s/>207.21934 <text:s/>279.55133 <text:s/>2006 <text:s/>6 24 18:58:49.772928</text:p>
          </table:table-cell>
        </table:table-row>
        <table:table-row table:style-name="ro1">
          <table:table-cell office:value-type="string" calcext:value-type="string">
            <text:p><text:s text:c="5"/>600.00000000 <text:s text:c="3"/>8893.50573448 <text:s text:c="3"/>5763.38890561 <text:s text:c="3"/>-713.69884164 -7.037399220 <text:s/>3.022613131 -0.370272416 <text:s text:c="2"/>24520.548544 0.726345 <text:s text:c="3"/>7.02924 <text:s/>179.84007 <text:s/>296.13720 <text:s/>277.16584 <text:s/>347.31839 <text:s/>2006 <text:s/>6 24 20:58:49.772902</text:p>
          </table:table-cell>
        </table:table-row>
        <table:table-row table:style-name="ro1">
          <table:table-cell office:value-type="string" calcext:value-type="string">
            <text:p><text:s text:c="5"/>720.00000000 <text:s text:c="2"/>-6028.75686537 <text:s/>-25648.99913786 <text:s text:c="3"/>3164.37107274 <text:s/>1.883159288 -3.177051976 <text:s/>0.390793162 <text:s text:c="2"/>24532.171198 0.726367 <text:s text:c="3"/>7.02732 <text:s/>179.79385 <text:s/>296.22242 <text:s/>140.85107 <text:s text:c="2"/>55.10759 <text:s/>2006 <text:s/>6 24 22:58:49.772915</text:p>
          </table:table-cell>
        </table:table-row>
        <table:table-row table:style-name="ro1">
          <table:table-cell office:value-type="string" calcext:value-type="string">
            <text:p><text:s text:c="5"/>840.00000000 <text:s text:c="3"/>8313.57299056 <text:s/>-38146.45710922 <text:s text:c="3"/>4697.80777535 <text:s/>1.905002133 -0.625883074 <text:s/>0.076098187 <text:s text:c="2"/>24534.782500 0.726296 <text:s text:c="3"/>7.02762 <text:s/>179.74233 <text:s/>296.30405 <text:s/>166.15697 <text:s/>122.87443 <text:s/>2006 <text:s/>6 25 <text:s/>0:58:49.772928</text:p>
          </table:table-cell>
        </table:table-row>
        <table:table-row table:style-name="ro1">
          <table:table-cell office:value-type="string" calcext:value-type="string">
            <text:p><text:s text:c="5"/>960.00000000 <text:s text:c="2"/>20181.29108622 <text:s/>-36842.60674073 <text:s text:c="3"/>4529.12568218 <text:s/>1.326244476 <text:s/>0.921916487 -0.114527455 <text:s text:c="2"/>24535.152485 0.726280 <text:s text:c="3"/>7.02857 <text:s/>179.69683 <text:s/>296.37408 <text:s/>182.45877 <text:s/>190.64203 <text:s/>2006 <text:s/>6 25 <text:s/>2:58:49.772902</text:p>
          </table:table-cell>
        </table:table-row>
        <table:table-row table:style-name="ro1">
          <table:table-cell office:value-type="string" calcext:value-type="string">
            <text:p><text:s text:c="4"/>1080.00000000 <text:s text:c="2"/>26302.61794569 <text:s/>-25173.39539436 <text:s text:c="3"/>3084.65309986 <text:s/>0.245398835 <text:s/>2.329974347 -0.287495880 <text:s text:c="2"/>24534.369133 0.726324 <text:s text:c="3"/>7.02989 <text:s/>179.65505 <text:s/>296.44116 <text:s/>199.94460 <text:s/>258.40971 <text:s/>2006 <text:s/>6 25 <text:s/>4:58:49.772915</text:p>
          </table:table-cell>
        </table:table-row>
        <table:table-row table:style-name="ro1">
          <table:table-cell office:value-type="string" calcext:value-type="string">
            <text:p><text:s text:c="4"/>1200.00000000 <text:s text:c="2"/>19365.07045602 <text:s text:c="2"/>-2700.00490122 <text:s text:c="4"/>317.42727417 -3.009733018 <text:s/>3.902496058 -0.478928582 <text:s text:c="2"/>24529.466218 0.726412 <text:s text:c="3"/>7.03179 <text:s/>179.62568 <text:s/>296.50569 <text:s/>235.87460 <text:s/>326.17655 <text:s/>2006 <text:s/>6 25 <text:s/>6:58:49.772928</text:p>
          </table:table-cell>
        </table:table-row>
        <table:table-row table:style-name="ro1">
          <table:table-cell office:value-type="string" calcext:value-type="string">
            <text:p><text:s text:c="4"/>1320.00000000 <text:s text:c="2"/>-9667.81878780 <text:s/>-16930.19112642 <text:s text:c="3"/>2095.87469034 <text:s/>1.279288285 -4.736005905 <text:s/>0.582878255 <text:s text:c="2"/>24529.319623 0.726417 <text:s text:c="3"/>7.02957 <text:s/>179.60155 <text:s/>296.57421 <text:s/>124.28038 <text:s text:c="2"/>33.96646 <text:s/>2006 <text:s/>6 25 <text:s/>8:58:49.772902</text:p>
          </table:table-cell>
        </table:table-row>
        <table:table-row table:style-name="ro1">
          <table:table-cell office:value-type="string" calcext:value-type="string">
            <text:p><text:s text:c="4"/>1440.00000000 <text:s text:c="3"/>4021.31438583 <text:s/>-36066.09209609 <text:s text:c="3"/>4442.91587411 <text:s/>2.007322354 -1.227461376 <text:s/>0.149383897 <text:s text:c="2"/>24534.337561 0.726341 <text:s text:c="3"/>7.02914 <text:s/>179.54665 <text:s/>296.66427 <text:s/>160.10044 <text:s/>101.73277 <text:s/>2006 <text:s/>6 25 10:58:49.772915</text:p>
          </table:table-cell>
        </table:table-row>
        <table:table-row table:style-name="ro1">
          <table:table-cell office:value-type="string" calcext:value-type="string">
            <text:p>23333 xx</text:p>
          </table:table-cell>
        </table:table-row>
        <table:table-row table:style-name="ro1">
          <table:table-cell office:value-type="string" calcext:value-type="string">
            <text:p><text:s text:c="7"/>0.00000000 <text:s text:c="2"/>-9301.24542292 <text:s text:c="3"/>3326.10200382 <text:s text:c="3"/>2318.36441127 -8.729303005 -0.828225037 -0.122314827</text:p>
          </table:table-cell>
        </table:table-row>
        <table:table-row table:style-name="ro1">
          <table:table-cell office:value-type="string" calcext:value-type="string">
            <text:p><text:s text:c="5"/>120.00000000 <text:s/>-44672.91239680 <text:s text:c="2"/>-6213.11996581 <text:s text:c="2"/>-1738.80131727 -3.719475070 -1.336673022 -0.621888261 <text:s/>240974.904244 0.990604 <text:s text:c="2"/>30.27700 <text:s text:c="3"/>4.13167 <text:s text:c="2"/>29.05777 <text:s/>155.32433 <text:s text:c="3"/>2.42179 <text:s/>1994 11 <text:s/>1 13:59:59.999169</text:p>
          </table:table-cell>
        </table:table-row>
        <table:table-row table:style-name="ro1">
          <table:table-cell office:value-type="string" calcext:value-type="string">
            <text:p><text:s text:c="5"/>240.00000000 <text:s/>-67053.08885388 <text:s/>-14994.69685946 <text:s text:c="2"/>-5897.99072793 -2.860576613 -1.183771565 -0.568473909 <text:s/>241188.455558 0.990674 <text:s text:c="2"/>30.28101 <text:s text:c="3"/>4.15169 <text:s text:c="2"/>29.05234 <text:s/>160.71292 <text:s text:c="3"/>4.53570 <text:s/>1994 11 <text:s/>1 15:59:59.999142</text:p>
          </table:table-cell>
        </table:table-row>
        <table:table-row table:style-name="ro1">
          <table:table-cell office:value-type="string" calcext:value-type="string">
            <text:p><text:s text:c="5"/>360.00000000 <text:s/>-85227.84253168 <text:s/>-22897.08484471 <text:s text:c="2"/>-9722.59184564 -2.426469823 -1.078592475 -0.525341431 <text:s/>241281.310582 0.990736 <text:s text:c="2"/>30.28476 <text:s text:c="3"/>4.16382 <text:s text:c="2"/>29.05288 <text:s/>163.48883 <text:s text:c="3"/>6.64765 <text:s/>1994 11 <text:s/>1 17:59:59.999155</text:p>
          </table:table-cell>
        </table:table-row>
        <table:table-row table:style-name="ro1">
          <table:table-cell office:value-type="string" calcext:value-type="string">
            <text:p><text:s text:c="5"/>480.00000000 -100986.00419136 <text:s/>-30171.19698695 <text:s/>-13283.77044765 -2.147108978 -1.000530827 -0.491587582 <text:s/>241334.995602 0.990793 <text:s text:c="2"/>30.28821 <text:s text:c="3"/>4.17269 <text:s text:c="2"/>29.05598 <text:s/>165.29944 <text:s text:c="3"/>8.75802 <text:s/>1994 11 <text:s/>1 19:59:59.999169</text:p>
          </table:table-cell>
        </table:table-row>
        <table:table-row table:style-name="ro1">
          <table:table-cell office:value-type="string" calcext:value-type="string">
            <text:p><text:s text:c="5"/>600.00000000 -115093.00686387 <text:s/>-36962.56316477 <text:s/>-16634.15682929 -1.945446188 -0.938947736 -0.464199202 <text:s/>241370.592903 0.990845 <text:s text:c="2"/>30.29123 <text:s text:c="3"/>4.17959 <text:s text:c="2"/>29.06071 <text:s/>166.61941 <text:s text:c="2"/>10.86701 <text:s/>1994 11 <text:s/>1 21:59:59.999142</text:p>
          </table:table-cell>
        </table:table-row>
        <table:table-row table:style-name="ro1">
          <table:table-cell office:value-type="string" calcext:value-type="string">
            <text:p><text:s text:c="5"/>720.00000000 -127965.80064891 <text:s/>-43363.32967165 <text:s/>-19809.90480432 -1.789652016 -0.888278463 -0.441254468 <text:s/>241396.215034 0.990893 <text:s text:c="2"/>30.29375 <text:s text:c="3"/>4.18503 <text:s text:c="2"/>29.06667 <text:s/>167.64657 <text:s text:c="2"/>12.97474 <text:s/>1994 11 <text:s/>1 23:59:59.999155</text:p>
          </table:table-cell>
        </table:table-row>
        <table:table-row table:style-name="ro1">
          <table:table-cell office:value-type="string" calcext:value-type="string">
            <text:p><text:s text:c="5"/>840.00000000 -139863.28332207 <text:s/>-49436.45704153 <text:s/>-22836.80438139 -1.663762568 -0.845315913 -0.421548627 <text:s/>241415.704319 0.990937 <text:s text:c="2"/>30.29572 <text:s text:c="3"/>4.18925 <text:s text:c="2"/>29.07371 <text:s/>168.48089 <text:s text:c="2"/>15.08132 <text:s/>1994 11 <text:s/>2 <text:s/>1:59:59.999169</text:p>
          </table:table-cell>
        </table:table-row>
        <table:table-row table:style-name="ro1">
          <table:table-cell office:value-type="string" calcext:value-type="string">
            <text:p><text:s text:c="5"/>960.00000000 -150960.22978259 <text:s/>-55227.45413896 <text:s/>-25734.01408879 -1.558730986 -0.808061065 -0.404293846 <text:s/>241431.134912 0.990977 <text:s text:c="2"/>30.29708 <text:s text:c="3"/>4.19238 <text:s text:c="2"/>29.08170 <text:s/>169.17940 <text:s text:c="2"/>17.18685 <text:s/>1994 11 <text:s/>2 <text:s/>3:59:59.999142</text:p>
          </table:table-cell>
        </table:table-row>
        <table:table-row table:style-name="ro1">
          <table:table-cell office:value-type="string" calcext:value-type="string">
            <text:p><text:s text:c="4"/>1080.00000000 -161381.71414630 <text:s/>-60770.64040903 <text:s/>-28516.26290017 -1.468977174 -0.775190459 -0.388951810 <text:s/>241443.732852 0.991012 <text:s text:c="2"/>30.29782 <text:s text:c="3"/>4.19450 <text:s text:c="2"/>29.09061 <text:s/>169.77752 <text:s text:c="2"/>19.29141 <text:s/>1994 11 <text:s/>2 <text:s/>5:59:59.999155</text:p>
          </table:table-cell>
        </table:table-row>
        <table:table-row table:style-name="ro1">
          <table:table-cell office:value-type="string" calcext:value-type="string">
            <text:p><text:s text:c="4"/>1200.00000000 -171221.18736947 <text:s/>-66092.76474442 <text:s/>-31195.19847387 -1.390837596 -0.745785633 -0.375140398 <text:s/>241454.272978 0.991043 <text:s text:c="2"/>30.29790 <text:s text:c="3"/>4.19565 <text:s text:c="2"/>29.10039 <text:s/>170.29863 <text:s text:c="2"/>21.39510 <text:s/>1994 11 <text:s/>2 <text:s/>7:59:59.999169</text:p>
          </table:table-cell>
        </table:table-row>
        <table:table-row table:style-name="ro1">
          <table:table-cell office:value-type="string" calcext:value-type="string">
            <text:p><text:s text:c="4"/>1320.00000000 -180550.82888746 <text:s/>-71215.23290630 <text:s/>-33780.24938270 -1.321788672 -0.719184752 -0.362579495 <text:s/>241463.270793 0.991070 <text:s text:c="2"/>30.29731 <text:s text:c="3"/>4.19584 <text:s text:c="2"/>29.11101 <text:s/>170.75893 <text:s text:c="2"/>23.49801 <text:s/>1994 11 <text:s/>2 <text:s/>9:59:59.999142</text:p>
          </table:table-cell>
        </table:table-row>
        <table:table-row table:style-name="ro1">
          <table:table-cell office:value-type="string" calcext:value-type="string">
            <text:p><text:s text:c="4"/>1440.00000000 -189427.87533074 <text:s/>-76155.54943344 <text:s/>-36279.19882816 -1.260024473 -0.694896053 -0.351058133 <text:s/>241471.083479 0.991092 <text:s text:c="2"/>30.29602 <text:s text:c="3"/>4.19510 <text:s text:c="2"/>29.12247 <text:s/>171.17009 <text:s text:c="2"/>25.60022 <text:s/>1994 11 <text:s/>2 11:59:59.999155</text:p>
          </table:table-cell>
        </table:table-row>
        <table:table-row table:style-name="ro1">
          <table:table-cell office:value-type="string" calcext:value-type="string">
            <text:p><text:s text:c="4"/>1560.00000000 -197898.69401409 <text:s/>-80928.29015181 <text:s/>-38698.57972447 -1.204211888 -0.672544709 -0.340413731 <text:s/>241477.966779 0.991110 <text:s text:c="2"/>30.29403 <text:s text:c="3"/>4.19343 <text:s text:c="2"/>29.13474 <text:s/>171.54075 <text:s text:c="2"/>27.70182 <text:s/>1994 11 <text:s/>2 13:59:59.999169</text:p>
          </table:table-cell>
        </table:table-row>
        <table:table-row table:style-name="ro1">
          <table:table-cell office:value-type="string" calcext:value-type="string">
            <text:p><text:s text:c="4"/>1600.00000000 -200638.82986236 <text:s/>-82484.14969882 <text:s/>-39488.34331447 -1.186748462 -0.665472422 -0.337037582 <text:s/>241480.088691 0.991115 <text:s text:c="2"/>30.29321 <text:s text:c="3"/>4.19267 <text:s text:c="2"/>29.13901 <text:s/>171.65650 <text:s text:c="2"/>28.40224 <text:s/>1994 11 <text:s/>2 14:39:59.999146</text:p>
          </table:table-cell>
        </table:table-row>
        <table:table-row table:style-name="ro1">
          <table:table-cell office:value-type="string" calcext:value-type="string">
            <text:p>23599 xx</text:p>
          </table:table-cell>
        </table:table-row>
        <table:table-row table:style-name="ro1">
          <table:table-cell office:value-type="string" calcext:value-type="string">
            <text:p><text:s text:c="7"/>0.00000000 <text:s text:c="3"/>9892.63794341 <text:s text:c="5"/>35.76144969 <text:s text:c="5"/>-1.08228838 <text:s/>3.556643237 <text:s/>6.456009375 <text:s/>0.783610890</text:p>
          </table:table-cell>
        </table:table-row>
        <table:table-row table:style-name="ro1">
          <table:table-cell office:value-type="string" calcext:value-type="string">
            <text:p><text:s text:c="6"/>20.00000000 <text:s text:c="2"/>11931.95642997 <text:s text:c="3"/>7340.74973750 <text:s text:c="4"/>886.46365987 <text:s/>0.308329116 <text:s/>5.532328972 <text:s/>0.672887281 <text:s text:c="2"/>15547.622905 0.578405 <text:s text:c="3"/>6.93653 <text:s text:c="3"/>0.26070 <text:s/>274.48704 <text:s/>117.04012 <text:s text:c="2"/>47.66168 <text:s/>2006 <text:s/>6 20 18:42: 6.640047</text:p>
          </table:table-cell>
        </table:table-row>
        <table:table-row table:style-name="ro1">
          <table:table-cell office:value-type="string" calcext:value-type="string">
            <text:p><text:s text:c="6"/>40.00000000 <text:s text:c="2"/>11321.71039205 <text:s text:c="2"/>13222.84749156 <text:s text:c="3"/>1602.40119049 -1.151973982 <text:s/>4.285810871 <text:s/>0.521919425 <text:s text:c="2"/>15548.637837 0.578320 <text:s text:c="3"/>6.93525 <text:s text:c="3"/>0.24878 <text:s/>274.51472 <text:s/>134.87362 <text:s text:c="2"/>70.04973 <text:s/>2006 <text:s/>6 20 19: 2: 6.640056</text:p>
          </table:table-cell>
        </table:table-row>
        <table:table-row table:style-name="ro1">
          <table:table-cell office:value-type="string" calcext:value-type="string">
            <text:p><text:s text:c="6"/>60.00000000 <text:s text:c="3"/>9438.29395675 <text:s text:c="2"/>17688.05450261 <text:s text:c="3"/>2146.59293402 -1.907904054 <text:s/>3.179955046 <text:s/>0.387692479 <text:s text:c="2"/>15549.179284 0.578245 <text:s text:c="3"/>6.93440 <text:s text:c="3"/>0.23242 <text:s/>274.54243 <text:s/>147.31620 <text:s text:c="2"/>92.43959 <text:s/>2006 <text:s/>6 20 19:22: 6.640025</text:p>
          </table:table-cell>
        </table:table-row>
        <table:table-row table:style-name="ro1">
          <table:table-cell office:value-type="string" calcext:value-type="string">
            <text:p><text:s text:c="6"/>80.00000000 <text:s text:c="3"/>6872.08634639 <text:s text:c="2"/>20910.11016811 <text:s text:c="3"/>2539.79945034 -2.323995367 <text:s/>2.207398462 <text:s/>0.269506121 <text:s text:c="2"/>15549.480633 0.578186 <text:s text:c="3"/>6.93388 <text:s text:c="3"/>0.21466 <text:s/>274.56891 <text:s/>157.14902 <text:s/>114.83065 <text:s/>2006 <text:s/>6 20 19:42: 6.640034</text:p>
          </table:table-cell>
        </table:table-row>
        <table:table-row table:style-name="ro1">
          <table:table-cell office:value-type="string" calcext:value-type="string">
            <text:p><text:s text:c="5"/>100.00000000 <text:s text:c="3"/>3933.37509798 <text:s text:c="2"/>23024.07662542 <text:s text:c="3"/>2798.25966746 -2.542860616 <text:s/>1.327134966 <text:s/>0.162450076 <text:s text:c="2"/>15549.637825 0.578144 <text:s text:c="3"/>6.93359 <text:s text:c="3"/>0.19650 <text:s/>274.59420 <text:s/>165.58555 <text:s/>137.22250 <text:s/>2006 <text:s/>6 20 20: 2: 6.640043</text:p>
          </table:table-cell>
        </table:table-row>
        <table:table-row table:style-name="ro1">
          <table:table-cell office:value-type="string" calcext:value-type="string">
            <text:p><text:s text:c="5"/>120.00000000 <text:s text:c="4"/>816.64091546 <text:s text:c="2"/>24118.98675475 <text:s text:c="3"/>2932.69459428 -2.626838010 <text:s/>0.504502763 <text:s/>0.062344306 <text:s text:c="2"/>15549.694828 0.578119 <text:s text:c="3"/>6.93348 <text:s text:c="3"/>0.17828 <text:s/>274.61863 <text:s/>173.27933 <text:s/>159.61486 <text:s/>2006 <text:s/>6 20 20:22: 6.640052</text:p>
          </table:table-cell>
        </table:table-row>
        <table:table-row table:style-name="ro1">
          <table:table-cell office:value-type="string" calcext:value-type="string">
            <text:p><text:s text:c="5"/>140.00000000 <text:s text:c="2"/>-2334.41705804 <text:s text:c="2"/>24246.86096326 <text:s text:c="3"/>2949.36448841 -2.602259646 -0.288058266 -0.034145135 <text:s text:c="2"/>15549.671364 0.578110 <text:s text:c="3"/>6.93351 <text:s text:c="3"/>0.16016 <text:s/>274.64256 <text:s/>180.65778 <text:s/>182.00752 <text:s/>2006 <text:s/>6 20 20:42: 6.640020</text:p>
          </table:table-cell>
        </table:table-row>
        <table:table-row table:style-name="ro1">
          <table:table-cell office:value-type="string" calcext:value-type="string">
            <text:p><text:s text:c="5"/>160.00000000 <text:s text:c="2"/>-5394.31798039 <text:s text:c="2"/>23429.42716149 <text:s text:c="3"/>2850.86832586 -2.474434068 -1.074055982 -0.129868366 <text:s text:c="2"/>15549.572685 0.578119 <text:s text:c="3"/>6.93368 <text:s text:c="3"/>0.14223 <text:s/>274.66633 <text:s/>188.06638 <text:s/>204.40029 <text:s/>2006 <text:s/>6 20 21: 2: 6.640029</text:p>
          </table:table-cell>
        </table:table-row>
        <table:table-row table:style-name="ro1">
          <table:table-cell office:value-type="string" calcext:value-type="string">
            <text:p><text:s text:c="5"/>180.00000000 <text:s text:c="2"/>-8233.35130237 <text:s text:c="2"/>21661.24480883 <text:s text:c="3"/>2636.51456118 -2.230845533 -1.875742344 -0.227528603 <text:s text:c="2"/>15549.391856 0.578145 <text:s text:c="3"/>6.93400 <text:s text:c="3"/>0.12463 <text:s/>274.69024 <text:s/>195.85810 <text:s/>226.79300 <text:s/>2006 <text:s/>6 20 21:22: 6.640038</text:p>
          </table:table-cell>
        </table:table-row>
        <table:table-row table:style-name="ro1">
          <table:table-cell office:value-type="string" calcext:value-type="string">
            <text:p><text:s text:c="5"/>200.00000000 <text:s/>-10693.96497348 <text:s text:c="2"/>18909.88168891 <text:s text:c="3"/>2302.33707548 -1.835912433 -2.716169865 -0.329931880 <text:s text:c="2"/>15549.106551 0.578187 <text:s text:c="3"/>6.93449 <text:s text:c="3"/>0.10761 <text:s/>274.71459 <text:s/>204.48744 <text:s/>249.18540 <text:s/>2006 <text:s/>6 20 21:42: 6.640047</text:p>
          </table:table-cell>
        </table:table-row>
        <table:table-row table:style-name="ro1">
          <table:table-cell office:value-type="string" calcext:value-type="string">
            <text:p><text:s text:c="5"/>220.00000000 <text:s/>-12553.89669904 <text:s text:c="2"/>15114.63990716 <text:s text:c="3"/>1840.93573231 -1.212478879 -3.619036996 -0.439970633 <text:s text:c="2"/>15548.667306 0.578247 <text:s text:c="3"/>6.93519 <text:s text:c="3"/>0.09173 <text:s/>274.73953 <text:s/>214.67449 <text:s/>271.57721 <text:s/>2006 <text:s/>6 20 22: 2: 6.640056</text:p>
          </table:table-cell>
        </table:table-row>
        <table:table-row table:style-name="ro1">
          <table:table-cell office:value-type="string" calcext:value-type="string">
            <text:p><text:s text:c="5"/>240.00000000 <text:s/>-13450.20591864 <text:s text:c="2"/>10190.57904289 <text:s text:c="3"/>1241.95958736 -0.189082511 -4.596701971 -0.559173899 <text:s text:c="2"/>15547.963560 0.578323 <text:s text:c="3"/>6.93616 <text:s text:c="3"/>0.07840 <text:s/>274.76483 <text:s/>227.80437 <text:s/>293.96798 <text:s/>2006 <text:s/>6 20 22:22: 6.640025</text:p>
          </table:table-cell>
        </table:table-row>
        <table:table-row table:style-name="ro1">
          <table:table-cell office:value-type="string" calcext:value-type="string">
            <text:p><text:s text:c="5"/>260.00000000 <text:s/>-12686.60437121 <text:s text:c="3"/>4079.31106161 <text:s text:c="4"/>498.27078614 <text:s/>1.664498211 -5.559889865 -0.676747779 <text:s text:c="2"/>15546.711990 0.578406 <text:s text:c="3"/>6.93733 <text:s text:c="3"/>0.07140 <text:s/>274.78871 <text:s/>247.19148 <text:s/>316.35697 <text:s/>2006 <text:s/>6 20 22:42: 6.640034</text:p>
          </table:table-cell>
        </table:table-row>
        <table:table-row table:style-name="ro1">
          <table:table-cell office:value-type="string" calcext:value-type="string">
            <text:p><text:s text:c="5"/>280.00000000 <text:s text:c="2"/>-8672.55867753 <text:s text:c="2"/>-2827.56823315 <text:s text:c="3"/>-342.59644716 <text:s/>5.515079852 -5.551222962 -0.676360044 <text:s text:c="2"/>15544.010993 0.578460 <text:s text:c="3"/>6.93732 <text:s text:c="3"/>0.07850 <text:s/>274.80676 <text:s/>283.29657 <text:s/>338.74359 <text:s/>2006 <text:s/>6 20 23: 2: 6.640043</text:p>
          </table:table-cell>
        </table:table-row>
        <table:table-row table:style-name="ro1">
          <table:table-cell office:value-type="string" calcext:value-type="string">
            <text:p><text:s text:c="5"/>300.00000000 <text:s text:c="3"/>1153.31498060 <text:s text:c="2"/>-6411.98692060 <text:s text:c="3"/>-779.87288941 <text:s/>9.689818102 <text:s/>1.388598425 <text:s/>0.167868798 <text:s text:c="2"/>15540.098871 0.578416 <text:s text:c="3"/>6.93363 <text:s text:c="3"/>0.04848 <text:s/>274.86265 <text:s text:c="3"/>5.21286 <text:s text:c="3"/>1.13692 <text:s/>2006 <text:s/>6 20 23:22: 6.640052</text:p>
          </table:table-cell>
        </table:table-row>
        <table:table-row table:style-name="ro1">
          <table:table-cell office:value-type="string" calcext:value-type="string">
            <text:p><text:s text:c="5"/>320.00000000 <text:s text:c="3"/>9542.79201056 <text:s text:c="3"/>-533.71253081 <text:s text:c="4"/>-65.73165428 <text:s/>3.926947087 <text:s/>6.459583539 <text:s/>0.785686755 <text:s text:c="2"/>15544.294010 0.578456 <text:s text:c="3"/>6.93773 <text:s text:c="3"/>0.03892 <text:s/>274.89936 <text:s text:c="2"/>81.83675 <text:s text:c="2"/>23.52881 <text:s/>2006 <text:s/>6 20 23:42: 6.640020</text:p>
          </table:table-cell>
        </table:table-row>
        <table:table-row table:style-name="ro1">
          <table:table-cell office:value-type="string" calcext:value-type="string">
            <text:p><text:s text:c="5"/>340.00000000 <text:s text:c="2"/>11868.80960100 <text:s text:c="3"/>6861.59590848 <text:s text:c="4"/>833.72780602 <text:s/>0.452957852 <text:s/>5.632811328 <text:s/>0.685262323 <text:s text:c="2"/>15546.620467 0.578393 <text:s text:c="3"/>6.93667 <text:s text:c="3"/>0.04257 <text:s/>274.91970 <text:s/>115.25337 <text:s text:c="2"/>45.91615 <text:s/>2006 <text:s/>6 21 <text:s/>0: 2: 6.640029</text:p>
          </table:table-cell>
        </table:table-row>
        <table:table-row table:style-name="ro1">
          <table:table-cell office:value-type="string" calcext:value-type="string">
            <text:p><text:s text:c="5"/>360.00000000 <text:s text:c="2"/>11376.23941678 <text:s text:c="2"/>12858.97121366 <text:s text:c="3"/>1563.40660172 -1.087665695 <text:s/>4.374693347 <text:s/>0.532207051 <text:s text:c="2"/>15547.691609 0.578308 <text:s text:c="3"/>6.93536 <text:s text:c="3"/>0.03111 <text:s/>274.94738 <text:s/>133.73131 <text:s text:c="2"/>68.30593 <text:s/>2006 <text:s/>6 21 <text:s/>0:22: 6.640038</text:p>
          </table:table-cell>
        </table:table-row>
        <table:table-row table:style-name="ro1">
          <table:table-cell office:value-type="string" calcext:value-type="string">
            <text:p><text:s text:c="5"/>380.00000000 <text:s text:c="3"/>9547.70300782 <text:s text:c="2"/>17421.48570758 <text:s text:c="3"/>2118.56907515 -1.876540262 <text:s/>3.253891728 <text:s/>0.395810243 <text:s text:c="2"/>15548.259173 0.578232 <text:s text:c="3"/>6.93448 <text:s text:c="3"/>0.01484 <text:s/>274.97527 <text:s/>146.46231 <text:s text:c="2"/>90.69758 <text:s/>2006 <text:s/>6 21 <text:s/>0:42: 6.640047</text:p>
          </table:table-cell>
        </table:table-row>
        <table:table-row table:style-name="ro1">
          <table:table-cell office:value-type="string" calcext:value-type="string">
            <text:p><text:s text:c="5"/>400.00000000 <text:s text:c="3"/>7008.51470263 <text:s text:c="2"/>20725.47471227 <text:s text:c="3"/>2520.56064289 -2.308703599 <text:s/>2.270724438 <text:s/>0.276138613 <text:s text:c="2"/>15548.575058 0.578171 <text:s text:c="3"/>6.93394 <text:s/>359.99708 <text:s/>275.00191 <text:s/>156.44481 <text:s/>113.09047 <text:s/>2006 <text:s/>6 21 <text:s/>1: 2: 6.640056</text:p>
          </table:table-cell>
        </table:table-row>
        <table:table-row table:style-name="ro1">
          <table:table-cell office:value-type="string" calcext:value-type="string">
            <text:p><text:s text:c="5"/>420.00000000 <text:s text:c="3"/>4083.18551180 <text:s text:c="2"/>22910.88306802 <text:s text:c="3"/>2786.35642660 -2.536610941 <text:s/>1.383768875 <text:s/>0.168165414 <text:s text:c="2"/>15548.741630 0.578128 <text:s text:c="3"/>6.93365 <text:s/>359.97890 <text:s/>275.02507 <text:s/>164.96310 <text:s/>135.48417 <text:s/>2006 <text:s/>6 21 <text:s/>1:22: 6.640025</text:p>
          </table:table-cell>
        </table:table-row>
        <table:table-row table:style-name="ro1">
          <table:table-cell office:value-type="string" calcext:value-type="string">
            <text:p><text:s text:c="5"/>440.00000000 <text:s text:c="4"/>970.13107533 <text:s text:c="2"/>24071.19896282 <text:s text:c="3"/>2927.30875440 -2.626673095 <text:s/>0.557274717 <text:s/>0.067549303 <text:s text:c="2"/>15548.805595 0.578101 <text:s text:c="3"/>6.93353 <text:s/>359.96067 <text:s/>275.04956 <text:s/>172.69842 <text:s/>157.87841 <text:s/>2006 <text:s/>6 21 <text:s/>1:42: 6.640034</text:p>
          </table:table-cell>
        </table:table-row>
        <table:table-row table:style-name="ro1">
          <table:table-cell office:value-type="string" calcext:value-type="string">
            <text:p><text:s text:c="5"/>460.00000000 <text:s text:c="2"/>-2183.75499348 <text:s text:c="2"/>24261.30188126 <text:s text:c="3"/>2950.09189560 -2.607082241 -0.236785937 -0.029112844 <text:s text:c="2"/>15548.788114 0.578092 <text:s text:c="3"/>6.93356 <text:s/>359.94255 <text:s/>275.07350 <text:s/>180.08944 <text:s/>180.27296 <text:s/>2006 <text:s/>6 21 <text:s/>2: 2: 6.640043</text:p>
          </table:table-cell>
        </table:table-row>
        <table:table-row table:style-name="ro1">
          <table:table-cell office:value-type="string" calcext:value-type="string">
            <text:p><text:s text:c="5"/>480.00000000 <text:s text:c="2"/>-5252.49066783 <text:s text:c="2"/>23505.58108388 <text:s text:c="3"/>2857.68628654 -2.484465059 -1.022158411 -0.124702643 <text:s text:c="2"/>15548.695437 0.578099 <text:s text:c="3"/>6.93373 <text:s/>359.92464 <text:s/>275.09724 <text:s/>187.48463 <text:s/>202.66765 <text:s/>2006 <text:s/>6 21 <text:s/>2:22: 6.640052</text:p>
          </table:table-cell>
        </table:table-row>
        <table:table-row table:style-name="ro1">
          <table:table-cell office:value-type="string" calcext:value-type="string">
            <text:p><text:s text:c="5"/>500.00000000 <text:s text:c="2"/>-8107.41437587 <text:s text:c="2"/>21801.13395060 <text:s text:c="3"/>2649.76852683 -2.247669530 -1.821071275 -0.221914939 <text:s text:c="2"/>15548.521635 0.578123 <text:s text:c="3"/>6.93404 <text:s/>359.90706 <text:s/>275.12108 <text:s/>195.23350 <text:s/>225.06227 <text:s/>2006 <text:s/>6 21 <text:s/>2:42: 6.640020</text:p>
          </table:table-cell>
        </table:table-row>
        <table:table-row table:style-name="ro1">
          <table:table-cell office:value-type="string" calcext:value-type="string">
            <text:p><text:s text:c="5"/>520.00000000 <text:s/>-10594.01813094 <text:s text:c="2"/>19118.22269010 <text:s text:c="3"/>2322.77197767 -1.863224062 -2.656353699 -0.323512642 <text:s text:c="2"/>15548.245866 0.578165 <text:s text:c="3"/>6.93453 <text:s/>359.89004 <text:s/>275.14531 <text:s/>203.77845 <text:s/>247.45662 <text:s/>2006 <text:s/>6 21 <text:s/>3: 2: 6.640029</text:p>
          </table:table-cell>
        </table:table-row>
        <table:table-row table:style-name="ro1">
          <table:table-cell office:value-type="string" calcext:value-type="string">
            <text:p><text:s text:c="5"/>540.00000000 <text:s/>-12496.70758499 <text:s text:c="2"/>15399.13096351 <text:s text:c="3"/>1869.75958053 -1.258272118 -3.551534022 -0.432332913 <text:s text:c="2"/>15547.821556 0.578224 <text:s text:c="3"/>6.93521 <text:s/>359.87414 <text:s/>275.17012 <text:s/>213.80987 <text:s/>269.85041 <text:s/>2006 <text:s/>6 21 <text:s/>3:22: 6.640038</text:p>
          </table:table-cell>
        </table:table-row>
        <table:table-row table:style-name="ro1">
          <table:table-cell office:value-type="string" calcext:value-type="string">
            <text:p><text:s text:c="5"/>560.00000000 <text:s/>-13467.50382653 <text:s text:c="2"/>10561.43040038 <text:s text:c="3"/>1280.84842178 -0.272050695 -4.520503543 -0.550014833 <text:s text:c="2"/>15547.145151 0.578298 <text:s text:c="3"/>6.93616 <text:s/>359.86065 <text:s/>275.19528 <text:s/>226.63566 <text:s/>292.24318 <text:s/>2006 <text:s/>6 21 <text:s/>3:42: 6.640047</text:p>
          </table:table-cell>
        </table:table-row>
        <table:table-row table:style-name="ro1">
          <table:table-cell office:value-type="string" calcext:value-type="string">
            <text:p><text:s text:c="5"/>580.00000000 <text:s/>-12848.00717497 <text:s text:c="3"/>4541.72432009 <text:s text:c="4"/>548.59976478 <text:s/>1.493938056 -5.489644146 -0.667479244 <text:s text:c="2"/>15545.954770 0.578381 <text:s text:c="3"/>6.93731 <text:s/>359.85308 <text:s/>275.21926 <text:s/>245.32752 <text:s/>314.63426 <text:s/>2006 <text:s/>6 21 <text:s/>4: 2: 6.640056</text:p>
          </table:table-cell>
        </table:table-row>
        <table:table-row table:style-name="ro1">
          <table:table-cell office:value-type="string" calcext:value-type="string">
            <text:p><text:s text:c="5"/>600.00000000 <text:s text:c="2"/>-9152.79920397 <text:s text:c="2"/>-2343.88902799 <text:s text:c="3"/>-287.93741332 <text:s/>5.127695273 -5.650584983 -0.686013644 <text:s text:c="2"/>15543.427377 0.578441 <text:s text:c="3"/>6.93752 <text:s/>359.85908 <text:s/>275.23768 <text:s/>279.36953 <text:s/>337.02292 <text:s/>2006 <text:s/>6 21 <text:s/>4:22: 6.640025</text:p>
          </table:table-cell>
        </table:table-row>
        <table:table-row table:style-name="ro1">
          <table:table-cell office:value-type="string" calcext:value-type="string">
            <text:p><text:s text:c="5"/>620.00000000 <text:s text:c="4"/>280.12478642 <text:s text:c="2"/>-6500.11368508 <text:s text:c="3"/>-790.36236302 <text:s/>9.779642904 <text:s/>0.581430120 <text:s/>0.074124421 <text:s text:c="2"/>15539.183947 0.578397 <text:s text:c="3"/>6.93356 <text:s/>359.83531 <text:s/>275.28813 <text:s/>357.32499 <text:s/>359.41697 <text:s/>2006 <text:s/>6 21 <text:s/>4:42: 6.640034</text:p>
          </table:table-cell>
        </table:table-row>
        <table:table-row table:style-name="ro1">
          <table:table-cell office:value-type="string" calcext:value-type="string">
            <text:p><text:s text:c="5"/>640.00000000 <text:s text:c="3"/>9166.21406115 <text:s text:c="2"/>-1093.48756223 <text:s text:c="3"/>-129.53833135 <text:s/>4.316926785 <text:s/>6.438465969 <text:s/>0.785095966 <text:s text:c="2"/>15543.127109 0.578439 <text:s text:c="3"/>6.93774 <text:s/>359.81926 <text:s/>275.33057 <text:s text:c="2"/>77.99879 <text:s text:c="2"/>21.81191 <text:s/>2006 <text:s/>6 21 <text:s/>5: 2: 6.640043</text:p>
          </table:table-cell>
        </table:table-row>
        <table:table-row table:style-name="ro1">
          <table:table-cell office:value-type="string" calcext:value-type="string">
            <text:p><text:s text:c="5"/>660.00000000 <text:s text:c="2"/>11794.74563870 <text:s text:c="3"/>6381.74484842 <text:s text:c="4"/>780.82775971 <text:s/>0.604642523 <text:s/>5.731705440 <text:s/>0.697571522 <text:s text:c="2"/>15545.613344 0.578381 <text:s text:c="3"/>6.93681 <text:s/>359.82453 <text:s/>275.34999 <text:s/>113.41906 <text:s text:c="2"/>44.20101 <text:s/>2006 <text:s/>6 21 <text:s/>5:22: 6.640052</text:p>
          </table:table-cell>
        </table:table-row>
        <table:table-row table:style-name="ro1">
          <table:table-cell office:value-type="string" calcext:value-type="string">
            <text:p><text:s text:c="5"/>680.00000000 <text:s text:c="2"/>11424.80363789 <text:s text:c="2"/>12493.80833338 <text:s text:c="3"/>1524.27683836 -1.021148661 <text:s/>4.463489406 <text:s/>0.542537702 <text:s text:c="2"/>15546.743623 0.578296 <text:s text:c="3"/>6.93546 <text:s/>359.81358 <text:s/>275.37763 <text:s/>132.57719 <text:s text:c="2"/>66.59253 <text:s/>2006 <text:s/>6 21 <text:s/>5:42: 6.640020</text:p>
          </table:table-cell>
        </table:table-row>
        <table:table-row table:style-name="ro1">
          <table:table-cell office:value-type="string" calcext:value-type="string">
            <text:p><text:s text:c="5"/>700.00000000 <text:s text:c="3"/>9652.78920084 <text:s text:c="2"/>17153.46470428 <text:s text:c="3"/>2090.43413681 -1.844382696 <text:s/>3.327595388 <text:s/>0.403924198 <text:s text:c="2"/>15547.338245 0.578219 <text:s text:c="3"/>6.93456 <text:s/>359.79741 <text:s/>275.40569 <text:s/>145.60776 <text:s text:c="2"/>88.98597 <text:s/>2006 <text:s/>6 21 <text:s/>6: 2: 6.640029</text:p>
          </table:table-cell>
        </table:table-row>
        <table:table-row table:style-name="ro1">
          <table:table-cell office:value-type="string" calcext:value-type="string">
            <text:p><text:s text:c="5"/>720.00000000 <text:s text:c="3"/>7141.24742526 <text:s text:c="2"/>20538.97115158 <text:s text:c="3"/>2501.18059966 -2.293079623 <text:s/>2.333598993 <text:s/>0.282727441 <text:s text:c="2"/>15547.669005 0.578157 <text:s text:c="3"/>6.93401 <text:s/>359.77965 <text:s/>275.43249 <text:s/>155.74449 <text:s/>111.38068 <text:s/>2006 <text:s/>6 21 <text:s/>6:22: 6.640038</text:p>
          </table:table-cell>
        </table:table-row>
        <table:table-row table:style-name="ro1">
          <table:table-cell office:value-type="string" calcext:value-type="string">
            <text:p>24208 xx</text:p>
          </table:table-cell>
        </table:table-row>
        <table:table-row table:style-name="ro1">
          <table:table-cell office:value-type="string" calcext:value-type="string">
            <text:p><text:s text:c="7"/>0.00000000 <text:s text:c="3"/>7534.10987189 <text:s text:c="2"/>41266.39266843 <text:s text:c="5"/>-0.10801028 -3.027168008 <text:s/>0.558848996 <text:s/>0.207982755</text:p>
          </table:table-cell>
        </table:table-row>
        <table:table-row table:style-name="ro1">
          <table:table-cell office:value-type="string" calcext:value-type="string">
            <text:p><text:s text:c="5"/>120.00000000 <text:s/>-14289.19940414 <text:s text:c="2"/>39469.05530051 <text:s text:c="3"/>1428.62838591 -2.893205245 -1.045447840 <text:s/>0.179634249 <text:s text:c="2"/>42024.462667 0.002654 <text:s text:c="3"/>3.86558 <text:s text:c="2"/>79.65742 <text:s/>312.64347 <text:s text:c="2"/>77.65798 <text:s text:c="2"/>77.36100 <text:s/>2006 <text:s/>6 26 <text:s/>2:58:29.343360</text:p>
          </table:table-cell>
        </table:table-row>
        <table:table-row table:style-name="ro1">
          <table:table-cell office:value-type="string" calcext:value-type="string">
            <text:p><text:s text:c="5"/>240.00000000 <text:s/>-32222.92014955 <text:s text:c="2"/>26916.25425799 <text:s text:c="3"/>2468.59996594 -1.973007929 -2.359335071 <text:s/>0.102539376 <text:s text:c="2"/>42024.460259 0.002635 <text:s text:c="3"/>3.86588 <text:s text:c="2"/>79.65846 <text:s/>312.61947 <text:s/>107.90553 <text:s/>107.61807 <text:s/>2006 <text:s/>6 26 <text:s/>4:58:29.343334</text:p>
          </table:table-cell>
        </table:table-row>
        <table:table-row table:style-name="ro1">
          <table:table-cell office:value-type="string" calcext:value-type="string">
            <text:p><text:s text:c="5"/>360.00000000 <text:s/>-41413.95109398 <text:s text:c="3"/>7055.51656639 <text:s text:c="3"/>2838.90906671 -0.521665080 -3.029172207 -0.002066843 <text:s text:c="2"/>42024.461545 0.002619 <text:s text:c="3"/>3.86620 <text:s text:c="2"/>79.65863 <text:s/>312.38923 <text:s/>138.28220 <text:s/>138.08222 <text:s/>2006 <text:s/>6 26 <text:s/>6:58:29.343347</text:p>
          </table:table-cell>
        </table:table-row>
        <table:table-row table:style-name="ro1">
          <table:table-cell office:value-type="string" calcext:value-type="string">
            <text:p><text:s text:c="5"/>480.00000000 <text:s/>-39402.72251896 <text:s/>-14716.42475223 <text:s text:c="3"/>2441.32678358 <text:s/>1.066928187 -2.878714619 -0.105865729 <text:s text:c="2"/>42024.469934 0.002610 <text:s text:c="3"/>3.86660 <text:s text:c="2"/>79.65889 <text:s/>312.01255 <text:s/>168.75117 <text:s/>168.69272 <text:s/>2006 <text:s/>6 26 <text:s/>8:58:29.343360</text:p>
          </table:table-cell>
        </table:table-row>
        <table:table-row table:style-name="ro1">
          <table:table-cell office:value-type="string" calcext:value-type="string">
            <text:p><text:s text:c="5"/>600.00000000 <text:s/>-26751.08889828 <text:s/>-32515.13982431 <text:s text:c="3"/>1384.38865570 <text:s/>2.366228869 -1.951032799 -0.181018498 <text:s text:c="2"/>42024.481662 0.002611 <text:s text:c="3"/>3.86703 <text:s text:c="2"/>79.66015 <text:s/>311.58756 <text:s/>199.25170 <text:s/>199.35053 <text:s/>2006 <text:s/>6 26 10:58:29.343334</text:p>
          </table:table-cell>
        </table:table-row>
        <table:table-row table:style-name="ro1">
          <table:table-cell office:value-type="string" calcext:value-type="string">
            <text:p><text:s text:c="5"/>720.00000000 <text:s text:c="2"/>-6874.77975542 <text:s/>-41530.38329422 <text:s text:c="4"/>-46.60245459 <text:s/>3.027415087 -0.494671177 -0.207337260 <text:s text:c="2"/>42024.489587 0.002622 <text:s text:c="3"/>3.86741 <text:s text:c="2"/>79.66238 <text:s/>311.23353 <text:s/>229.70694 <text:s/>229.93639 <text:s/>2006 <text:s/>6 26 12:58:29.343347</text:p>
          </table:table-cell>
        </table:table-row>
        <table:table-row table:style-name="ro1">
          <table:table-cell office:value-type="string" calcext:value-type="string">
            <text:p><text:s text:c="5"/>840.00000000 <text:s text:c="2"/>14859.52039042 <text:s/>-39302.58907247 <text:s text:c="2"/>-1465.02482524 <text:s/>2.869609883 <text:s/>1.100123969 -0.177514425 <text:s text:c="2"/>42024.490266 0.002639 <text:s text:c="3"/>3.86772 <text:s text:c="2"/>79.66463 <text:s/>311.05370 <text:s/>260.05002 <text:s/>260.34804 <text:s/>2006 <text:s/>6 26 14:58:29.343360</text:p>
          </table:table-cell>
        </table:table-row>
        <table:table-row table:style-name="ro1">
          <table:table-cell office:value-type="string" calcext:value-type="string">
            <text:p><text:s text:c="5"/>960.00000000 <text:s text:c="2"/>32553.14863770 <text:s/>-26398.88401807 <text:s text:c="2"/>-2485.45866002 <text:s/>1.930064459 <text:s/>2.401574539 -0.099250520 <text:s text:c="2"/>42024.487467 0.002659 <text:s text:c="3"/>3.86799 <text:s text:c="2"/>79.66596 <text:s/>311.09429 <text:s/>290.25453 <text:s/>290.54016 <text:s/>2006 <text:s/>6 26 16:58:29.343334</text:p>
          </table:table-cell>
        </table:table-row>
        <table:table-row table:style-name="ro1">
          <table:table-cell office:value-type="string" calcext:value-type="string">
            <text:p><text:s text:c="4"/>1080.00000000 <text:s text:c="2"/>41365.67576837 <text:s text:c="2"/>-6298.09965811 <text:s text:c="2"/>-2828.05254033 <text:s/>0.459741276 <text:s/>3.051680214 <text:s/>0.006431872 <text:s text:c="2"/>42024.488505 0.002674 <text:s text:c="3"/>3.86829 <text:s text:c="2"/>79.66643 <text:s/>311.33514 <text:s/>320.33757 <text:s/>320.53287 <text:s/>2006 <text:s/>6 26 18:58:29.343347</text:p>
          </table:table-cell>
        </table:table-row>
        <table:table-row table:style-name="ro1">
          <table:table-cell office:value-type="string" calcext:value-type="string">
            <text:p><text:s text:c="4"/>1200.00000000 <text:s text:c="2"/>38858.83295070 <text:s text:c="2"/>15523.39314924 <text:s text:c="2"/>-2396.86850752 -1.140211488 <text:s/>2.867567143 <text:s/>0.110637217 <text:s text:c="2"/>42024.496806 0.002682 <text:s text:c="3"/>3.86866 <text:s text:c="2"/>79.66700 <text:s/>311.70927 <text:s/>350.34072 <text:s/>350.39219 <text:s/>2006 <text:s/>6 26 20:58:29.343360</text:p>
          </table:table-cell>
        </table:table-row>
        <table:table-row table:style-name="ro1">
          <table:table-cell office:value-type="string" calcext:value-type="string">
            <text:p><text:s text:c="4"/>1320.00000000 <text:s text:c="2"/>25701.46068162 <text:s text:c="2"/>33089.42617648 <text:s text:c="2"/>-1308.68556638 -2.428713821 <text:s/>1.897381431 <text:s/>0.184605907 <text:s text:c="2"/>42024.508270 0.002681 <text:s text:c="3"/>3.86906 <text:s text:c="2"/>79.66860 <text:s/>312.12116 <text:s text:c="2"/>20.31919 <text:s text:c="2"/>20.21272 <text:s/>2006 <text:s/>6 26 22:58:29.343334</text:p>
          </table:table-cell>
        </table:table-row>
        <table:table-row table:style-name="ro1">
          <table:table-cell office:value-type="string" calcext:value-type="string">
            <text:p><text:s text:c="4"/>1440.00000000 <text:s text:c="3"/>5501.08137100 <text:s text:c="2"/>41590.27784405 <text:s text:c="4"/>138.32522930 -3.050691874 <text:s/>0.409203052 <text:s/>0.207958133 <text:s text:c="2"/>42024.515451 0.002670 <text:s text:c="3"/>3.86942 <text:s text:c="2"/>79.67113 <text:s/>312.46070 <text:s text:c="2"/>50.33985 <text:s text:c="2"/>50.10466 <text:s/>2006 <text:s/>6 27 <text:s/>0:58:29.343347</text:p>
          </table:table-cell>
        </table:table-row>
        <table:table-row table:style-name="ro1">
          <table:table-cell office:value-type="string" calcext:value-type="string">
            <text:p>25954 xx</text:p>
          </table:table-cell>
        </table:table-row>
        <table:table-row table:style-name="ro1">
          <table:table-cell office:value-type="string" calcext:value-type="string">
            <text:p><text:s text:c="7"/>0.00000000 <text:s text:c="3"/>8827.15660472 <text:s/>-41223.00971237 <text:s text:c="6"/>3.63482963 <text:s/>3.007087319 <text:s/>0.643701323 <text:s/>0.000941663</text:p>
          </table:table-cell>
        </table:table-row>
        <table:table-row table:style-name="ro1">
          <table:table-cell office:value-type="string" calcext:value-type="string">
            <text:p><text:s text:c="3"/>-1440.00000000 <text:s text:c="3"/>8118.18519221 <text:s/>-41368.40537378 <text:s text:c="6"/>4.11046687 <text:s/>3.017696741 <text:s/>0.591994297 <text:s/>0.000933016 <text:s text:c="2"/>42165.914638 0.000211 <text:s text:c="3"/>0.01826 <text:s/>263.28658 <text:s text:c="3"/>0.01042 <text:s text:c="2"/>17.80570 <text:s text:c="2"/>17.79830 <text:s/>2004 <text:s/>2 <text:s/>7 16:20: 1.494254</text:p>
          </table:table-cell>
        </table:table-row>
        <table:table-row table:style-name="ro1">
          <table:table-cell office:value-type="string" calcext:value-type="string">
            <text:p><text:s text:c="3"/>-1320.00000000 <text:s text:c="2"/>27766.34015328 <text:s/>-31724.97000557 <text:s text:c="6"/>9.93297846 <text:s/>2.314236153 <text:s/>2.024903193 <text:s/>0.000660861 <text:s text:c="2"/>42165.915761 0.000201 <text:s text:c="3"/>0.01827 <text:s/>263.55896 <text:s text:c="3"/>4.35639 <text:s text:c="2"/>43.27773 <text:s text:c="2"/>43.26192 <text:s/>2004 <text:s/>2 <text:s/>7 18:20: 1.494268</text:p>
          </table:table-cell>
        </table:table-row>
        <table:table-row table:style-name="ro1">
          <table:table-cell office:value-type="string" calcext:value-type="string">
            <text:p><text:s text:c="3"/>-1200.00000000 <text:s text:c="2"/>39932.57237973 <text:s/>-13532.60040454 <text:s text:c="5"/>13.12958252 <text:s/>0.987382819 <text:s/>2.911942843 <text:s/>0.000213298 <text:s text:c="2"/>42165.916883 0.000185 <text:s text:c="3"/>0.01828 <text:s/>263.82834 <text:s text:c="3"/>7.22430 <text:s text:c="2"/>70.22655 <text:s text:c="2"/>70.20659 <text:s/>2004 <text:s/>2 <text:s/>7 20:20: 1.494241</text:p>
          </table:table-cell>
        </table:table-row>
        <table:table-row table:style-name="ro1">
          <table:table-cell office:value-type="string" calcext:value-type="string">
            <text:p><text:s text:c="3"/>-1080.00000000 <text:s text:c="2"/>41341.01365441 <text:s text:c="3"/>8305.71681955 <text:s text:c="5"/>12.84988501 -0.605098224 <text:s/>3.014378268 -0.000291034 <text:s text:c="2"/>42165.918006 0.000166 <text:s text:c="3"/>0.01828 <text:s/>264.09508 <text:s text:c="3"/>7.50812 <text:s text:c="2"/>99.75671 <text:s text:c="2"/>99.73798 <text:s/>2004 <text:s/>2 <text:s/>7 22:20: 1.494254</text:p>
          </table:table-cell>
        </table:table-row>
        <table:table-row table:style-name="ro1">
          <table:table-cell office:value-type="string" calcext:value-type="string">
            <text:p><text:s text:c="4"/>-960.00000000 <text:s text:c="2"/>31614.99210558 <text:s text:c="2"/>27907.29155353 <text:s text:c="6"/>9.16618797 -2.034243523 <text:s/>2.305014102 -0.000718418 <text:s text:c="2"/>42165.919128 0.000149 <text:s text:c="3"/>0.01829 <text:s/>264.35996 <text:s text:c="3"/>4.12436 <text:s/>132.95128 <text:s/>132.93882 <text:s/>2004 <text:s/>2 <text:s/>8 <text:s/>0:20: 1.494268</text:p>
          </table:table-cell>
        </table:table-row>
        <table:table-row table:style-name="ro1">
          <table:table-cell office:value-type="string" calcext:value-type="string">
            <text:p><text:s text:c="4"/>-840.00000000 <text:s text:c="2"/>13375.75227587 <text:s text:c="2"/>39994.27017651 <text:s text:c="6"/>3.05416854 -2.915424366 <text:s/>0.975119874 -0.000955576 <text:s text:c="2"/>42165.920251 0.000139 <text:s text:c="3"/>0.01829 <text:s/>264.62314 <text:s/>357.12223 <text:s/>169.76254 <text:s/>169.75970 <text:s/>2004 <text:s/>2 <text:s/>8 <text:s/>2:20: 1.494241</text:p>
          </table:table-cell>
        </table:table-row>
        <table:table-row table:style-name="ro1">
          <table:table-cell office:value-type="string" calcext:value-type="string">
            <text:p><text:s text:c="4"/>-720.00000000 <text:s text:c="2"/>-8464.89963309 <text:s text:c="2"/>41312.93549892 <text:s text:c="5"/>-3.86622919 -3.011600615 -0.617275050 -0.000939664 <text:s text:c="2"/>42165.921373 0.000142 <text:s text:c="3"/>0.01828 <text:s/>264.88378 <text:s/>349.09793 <text:s/>207.59777 <text:s/>207.60532 <text:s/>2004 <text:s/>2 <text:s/>8 <text:s/>4:20: 1.494254</text:p>
          </table:table-cell>
        </table:table-row>
        <table:table-row table:style-name="ro1">
          <table:table-cell office:value-type="string" calcext:value-type="string">
            <text:p><text:s text:c="4"/>-600.00000000 <text:s/>-28026.23406158 <text:s text:c="2"/>31507.89995661 <text:s text:c="5"/>-9.76047869 -2.296840160 -2.043607595 -0.000674889 <text:s text:c="2"/>42165.922495 0.000156 <text:s text:c="3"/>0.01828 <text:s/>265.14051 <text:s/>343.62190 <text:s/>242.89064 <text:s/>242.90655 <text:s/>2004 <text:s/>2 <text:s/>8 <text:s/>6:20: 1.494268</text:p>
          </table:table-cell>
        </table:table-row>
        <table:table-row table:style-name="ro1">
          <table:table-cell office:value-type="string" calcext:value-type="string">
            <text:p><text:s text:c="4"/>-480.00000000 <text:s/>-40040.01314363 <text:s text:c="2"/>13218.00579413 <text:s text:c="4"/>-13.06594832 -0.963328772 -2.919827983 -0.000231414 <text:s text:c="2"/>42165.923617 0.000175 <text:s text:c="3"/>0.01827 <text:s/>265.39256 <text:s/>342.04855 <text:s/>274.28980 <text:s/>274.30978 <text:s/>2004 <text:s/>2 <text:s/>8 <text:s/>8:20: 1.494241</text:p>
          </table:table-cell>
        </table:table-row>
        <table:table-row table:style-name="ro1">
          <table:table-cell office:value-type="string" calcext:value-type="string">
            <text:p><text:s text:c="4"/>-360.00000000 <text:s/>-41268.43291976 <text:s text:c="2"/>-8632.06859693 <text:s text:c="4"/>-12.90661266 <text:s/>0.630042315 -3.009677376 <text:s/>0.000273163 <text:s text:c="2"/>42165.924740 0.000193 <text:s text:c="3"/>0.01826 <text:s/>265.64018 <text:s/>343.69520 <text:s/>302.47878 <text:s/>302.49745 <text:s/>2004 <text:s/>2 <text:s/>8 10:20: 1.494254</text:p>
          </table:table-cell>
        </table:table-row>
        <table:table-row table:style-name="ro1">
          <table:table-cell office:value-type="string" calcext:value-type="string">
            <text:p><text:s text:c="4"/>-240.00000000 <text:s/>-31377.85317015 <text:s/>-28156.13970334 <text:s text:c="5"/>-9.32605530 <text:s/>2.054021717 -2.288554158 <text:s/>0.000704959 <text:s text:c="2"/>42165.925862 0.000207 <text:s text:c="3"/>0.01825 <text:s/>265.88409 <text:s/>347.39803 <text:s/>328.62030 <text:s/>328.63263 <text:s/>2004 <text:s/>2 <text:s/>8 12:20: 1.494268</text:p>
          </table:table-cell>
        </table:table-row>
        <table:table-row table:style-name="ro1">
          <table:table-cell office:value-type="string" calcext:value-type="string">
            <text:p><text:s text:c="4"/>-120.00000000 <text:s/>-13031.41552688 <text:s/>-40092.33381029 <text:s text:c="5"/>-3.27636660 <text:s/>2.924657466 -0.950541167 <text:s/>0.000949381 <text:s text:c="2"/>42165.926984 0.000213 <text:s text:c="3"/>0.01824 <text:s/>266.12445 <text:s/>352.14502 <text:s/>353.72455 <text:s/>353.72722 <text:s/>2004 <text:s/>2 <text:s/>8 14:20: 1.494241</text:p>
          </table:table-cell>
        </table:table-row>
        <table:table-row table:style-name="ro1">
          <table:table-cell office:value-type="string" calcext:value-type="string">
            <text:p><text:s text:c="7"/>0.00000000 <text:s text:c="3"/>8827.15660472 <text:s/>-41223.00971237 <text:s text:c="6"/>3.63482963 <text:s/>3.007087319 <text:s/>0.643701323 <text:s/>0.000941663 <text:s text:c="2"/>42165.928106 0.000211 <text:s text:c="3"/>0.01823 <text:s/>266.36034 <text:s/>357.09671 <text:s text:c="2"/>18.62928 <text:s text:c="2"/>18.62157 <text:s/>2004 <text:s/>2 <text:s/>8 16:20: 1.494254</text:p>
          </table:table-cell>
        </table:table-row>
        <table:table-row table:style-name="ro1">
          <table:table-cell office:value-type="string" calcext:value-type="string">
            <text:p><text:s text:c="5"/>120.00000000 <text:s text:c="2"/>28306.85426674 <text:s/>-31243.80147394 <text:s text:c="6"/>9.57216891 <text:s/>2.279137743 <text:s/>2.064316875 <text:s/>0.000684127 <text:s text:c="2"/>42165.929228 0.000201 <text:s text:c="3"/>0.01821 <text:s/>266.59035 <text:s text:c="3"/>1.45235 <text:s text:c="2"/>44.13385 <text:s text:c="2"/>44.11783 <text:s/>2004 <text:s/>2 <text:s/>8 18:20: 1.494268</text:p>
          </table:table-cell>
        </table:table-row>
        <table:table-row table:style-name="ro1">
          <table:table-cell office:value-type="string" calcext:value-type="string">
            <text:p><text:s text:c="5"/>240.00000000 <text:s text:c="2"/>40159.05128805 <text:s/>-12845.39151157 <text:s text:c="5"/>12.96086316 <text:s/>0.937265422 <text:s/>2.928448287 <text:s/>0.000245505 <text:s text:c="2"/>42165.930350 0.000184 <text:s text:c="3"/>0.01820 <text:s/>266.81362 <text:s text:c="3"/>4.30035 <text:s text:c="2"/>71.14849 <text:s text:c="2"/>71.12848 <text:s/>2004 <text:s/>2 <text:s/>8 20:20: 1.494241</text:p>
          </table:table-cell>
        </table:table-row>
        <table:table-row table:style-name="ro1">
          <table:table-cell office:value-type="string" calcext:value-type="string">
            <text:p><text:s text:c="5"/>360.00000000 <text:s text:c="2"/>41192.55903455 <text:s text:c="3"/>9013.79606759 <text:s text:c="5"/>12.90495666 -0.656727442 <text:s/>3.003543458 -0.000257479 <text:s text:c="2"/>42165.931472 0.000165 <text:s text:c="3"/>0.01818 <text:s/>267.03031 <text:s text:c="3"/>4.52874 <text:s/>100.78392 <text:s/>100.76533 <text:s/>2004 <text:s/>2 <text:s/>8 22:20: 1.494254</text:p>
          </table:table-cell>
        </table:table-row>
        <table:table-row table:style-name="ro1">
          <table:table-cell office:value-type="string" calcext:value-type="string">
            <text:p><text:s text:c="5"/>480.00000000 <text:s text:c="2"/>31131.69755798 <text:s text:c="2"/>28445.55681731 <text:s text:c="6"/>9.42419238 -2.073484842 <text:s/>2.269770851 -0.000691233 <text:s text:c="2"/>42165.932594 0.000148 <text:s text:c="3"/>0.01816 <text:s/>267.24108 <text:s text:c="3"/>1.06703 <text:s/>134.11036 <text:s/>134.09818 <text:s/>2004 <text:s/>2 <text:s/>9 <text:s/>0:20: 1.494268</text:p>
          </table:table-cell>
        </table:table-row>
        <table:table-row table:style-name="ro1">
          <table:table-cell office:value-type="string" calcext:value-type="string">
            <text:p><text:s text:c="5"/>600.00000000 <text:s text:c="2"/>12687.81846530 <text:s text:c="2"/>40217.83324639 <text:s text:c="6"/>3.44726249 -2.931721827 <text:s/>0.924962230 -0.000940766 <text:s text:c="2"/>42165.933716 0.000139 <text:s text:c="3"/>0.01815 <text:s/>267.44605 <text:s/>354.03167 <text:s/>171.01297 <text:s/>171.01047 <text:s/>2004 <text:s/>2 <text:s/>9 <text:s/>2:20: 1.494241</text:p>
          </table:table-cell>
        </table:table-row>
        <table:table-row table:style-name="ro1">
          <table:table-cell office:value-type="string" calcext:value-type="string">
            <text:p><text:s text:c="5"/>720.00000000 <text:s text:c="2"/>-9172.23500245 <text:s text:c="2"/>41161.63475527 <text:s text:c="5"/>-3.43575757 -3.000571486 -0.668847508 -0.000940101 <text:s text:c="2"/>42165.934838 0.000143 <text:s text:c="3"/>0.01813 <text:s/>267.64430 <text:s/>346.10073 <text:s/>208.81720 <text:s/>208.82507 <text:s/>2004 <text:s/>2 <text:s/>9 <text:s/>4:20: 1.494254</text:p>
          </table:table-cell>
        </table:table-row>
        <table:table-row table:style-name="ro1">
          <table:table-cell office:value-type="string" calcext:value-type="string">
            <text:p><text:s text:c="5"/>840.00000000 <text:s/>-28562.51093192 <text:s text:c="2"/>31022.45987587 <text:s text:c="5"/>-9.39562161 -2.261449202 -2.082713897 -0.000689669 <text:s text:c="2"/>42165.935960 0.000156 <text:s text:c="3"/>0.01812 <text:s/>267.83437 <text:s/>340.81305 <text:s/>243.98848 <text:s/>244.00460 <text:s/>2004 <text:s/>2 <text:s/>9 <text:s/>6:20: 1.494268</text:p>
          </table:table-cell>
        </table:table-row>
        <table:table-row table:style-name="ro1">
          <table:table-cell office:value-type="string" calcext:value-type="string">
            <text:p><text:s text:c="5"/>960.00000000 <text:s/>-40260.77504549 <text:s text:c="2"/>12529.11484344 <text:s text:c="4"/>-12.84915105 -0.913097031 -2.935933528 -0.000256181 <text:s text:c="2"/>42165.937082 0.000175 <text:s text:c="3"/>0.01810 <text:s/>268.01532 <text:s/>339.43378 <text:s/>275.26481 <text:s/>275.28483 <text:s/>2004 <text:s/>2 <text:s/>9 <text:s/>8:20: 1.494241</text:p>
          </table:table-cell>
        </table:table-row>
        <table:table-row table:style-name="ro1">
          <table:table-cell office:value-type="string" calcext:value-type="string">
            <text:p><text:s text:c="4"/>1080.00000000 <text:s/>-41114.14376538 <text:s text:c="2"/>-9338.87194483 <text:s text:c="4"/>-12.87952404 <text:s/>0.681588815 -2.998432565 <text:s/>0.000245006 <text:s text:c="2"/>42165.938203 0.000194 <text:s text:c="3"/>0.01809 <text:s/>268.18725 <text:s/>341.24255 <text:s/>303.36751 <text:s/>303.38605 <text:s/>2004 <text:s/>2 <text:s/>9 10:20: 1.494254</text:p>
          </table:table-cell>
        </table:table-row>
        <table:table-row table:style-name="ro1">
          <table:table-cell office:value-type="string" calcext:value-type="string">
            <text:p><text:s text:c="4"/>1200.00000000 <text:s/>-30890.01512240 <text:s/>-28690.40750792 <text:s text:c="5"/>-9.48037212 <text:s/>2.092989805 -2.252978152 <text:s/>0.000680459 <text:s text:c="2"/>42165.939325 0.000207 <text:s text:c="3"/>0.01808 <text:s/>268.35079 <text:s/>345.07548 <text:s/>329.45943 <text:s/>329.47148 <text:s/>2004 <text:s/>2 <text:s/>9 12:20: 1.494268</text:p>
          </table:table-cell>
        </table:table-row>
        <table:table-row table:style-name="ro1">
          <table:table-cell office:value-type="string" calcext:value-type="string">
            <text:p><text:s text:c="4"/>1320.00000000 <text:s/>-12341.46194020 <text:s/>-40310.06316386 <text:s text:c="5"/>-3.55833201 <text:s/>2.940537098 -0.900219523 <text:s/>0.000934170 <text:s text:c="2"/>42165.940447 0.000213 <text:s text:c="3"/>0.01806 <text:s/>268.50607 <text:s/>349.92737 <text:s/>354.54389 <text:s/>354.54621 <text:s/>2004 <text:s/>2 <text:s/>9 14:20: 1.494241</text:p>
          </table:table-cell>
        </table:table-row>
        <table:table-row table:style-name="ro1">
          <table:table-cell office:value-type="string" calcext:value-type="string">
            <text:p><text:s text:c="4"/>1440.00000000 <text:s text:c="3"/>9533.27750818 <text:s/>-41065.52390214 <text:s text:c="6"/>3.30756482 <text:s/>2.995596171 <text:s/>0.695200236 <text:s/>0.000938525 <text:s text:c="2"/>42165.941569 0.000211 <text:s text:c="3"/>0.01805 <text:s/>268.65217 <text:s/>354.96241 <text:s text:c="2"/>19.45502 <text:s text:c="2"/>19.44699 <text:s/>2004 <text:s/>2 <text:s/>9 16:20: 1.494254</text:p>
          </table:table-cell>
        </table:table-row>
        <table:table-row table:style-name="ro1">
          <table:table-cell office:value-type="string" calcext:value-type="string">
            <text:p>26900 xx</text:p>
          </table:table-cell>
        </table:table-row>
        <table:table-row table:style-name="ro1">
          <table:table-cell office:value-type="string" calcext:value-type="string">
            <text:p><text:s text:c="7"/>0.00000000 <text:s/>-42014.83795787 <text:s text:c="3"/>3702.34357772 <text:s text:c="4"/>-26.67500257 -0.269775247 -3.061854393 <text:s/>0.000336726</text:p>
          </table:table-cell>
        </table:table-row>
        <table:table-row table:style-name="ro1">
          <table:table-cell office:value-type="string" calcext:value-type="string">
            <text:p><text:s text:c="4"/>9300.00000000 <text:s text:c="2"/>40968.68133298 <text:s text:c="2"/>-9905.99156086 <text:s text:c="5"/>11.84946837 <text:s/>0.722756848 <text:s/>2.989645389 -0.000161261 <text:s text:c="2"/>42164.767027 0.000369 <text:s text:c="3"/>0.01639 <text:s/>245.84523 <text:s/>106.56838 <text:s/>353.99350 <text:s/>353.99792 <text:s/>2006 <text:s/>4 23 <text:s/>4:52:50.805439</text:p>
          </table:table-cell>
        </table:table-row>
        <table:table-row table:style-name="ro1">
          <table:table-cell office:value-type="string" calcext:value-type="string">
            <text:p><text:s text:c="4"/>9360.00000000 <text:s text:c="2"/>42135.66858481 <text:s text:c="3"/>1072.99195618 <text:s text:c="5"/>10.83481752 -0.078150602 <text:s/>3.074772455 -0.000380063 <text:s text:c="2"/>42164.764170 0.000369 <text:s text:c="3"/>0.01634 <text:s/>245.78302 <text:s/>108.14148 <text:s text:c="3"/>7.53423 <text:s text:c="3"/>7.52868 <text:s/>2006 <text:s/>4 23 <text:s/>5:52:50.805426</text:p>
          </table:table-cell>
        </table:table-row>
        <table:table-row table:style-name="ro1">
          <table:table-cell office:value-type="string" calcext:value-type="string">
            <text:p><text:s text:c="4"/>9400.00000000 <text:s text:c="2"/>41304.75156132 <text:s text:c="3"/>8398.27742944 <text:s text:c="6"/>9.74006214 -0.612515135 <text:s/>3.014117469 -0.000511575 <text:s text:c="2"/>42164.762265 0.000368 <text:s text:c="3"/>0.01631 <text:s/>245.74363 <text:s/>109.16958 <text:s text:c="2"/>16.57977 <text:s text:c="2"/>16.56774 <text:s/>2006 <text:s/>4 23 <text:s/>6:32:50.805444</text:p>
          </table:table-cell>
        </table:table-row>
        <table:table-row table:style-name="ro1">
          <table:table-cell office:value-type="string" calcext:value-type="string">
            <text:p>26975 xx</text:p>
          </table:table-cell>
        </table:table-row>
        <table:table-row table:style-name="ro1">
          <table:table-cell office:value-type="string" calcext:value-type="string">
            <text:p><text:s text:c="7"/>0.00000000 <text:s/>-14506.92313768 <text:s/>-21613.56043281 <text:s text:c="5"/>10.05018894 <text:s/>2.212943308 <text:s/>1.159970892 <text:s/>3.020600202</text:p>
          </table:table-cell>
        </table:table-row>
        <table:table-row table:style-name="ro1">
          <table:table-cell office:value-type="string" calcext:value-type="string">
            <text:p><text:s text:c="5"/>120.00000000 <text:s text:c="3"/>7309.62197950 <text:s text:c="3"/>6076.00713664 <text:s text:c="3"/>6800.08705263 <text:s/>1.300543383 <text:s/>5.322579615 -4.788746312 <text:s text:c="2"/>26123.349324 0.560054 <text:s text:c="2"/>68.48502 <text:s/>236.11550 <text:s/>123.78252 <text:s text:c="2"/>17.50438 <text:s text:c="3"/>4.13572 <text:s/>2006 <text:s/>6 23 22:35:47.504573</text:p>
          </table:table-cell>
        </table:table-row>
        <table:table-row table:style-name="ro1">
          <table:table-cell office:value-type="string" calcext:value-type="string">
            <text:p><text:s text:c="5"/>240.00000000 <text:s text:c="2"/>-3882.62933791 <text:s text:c="2"/>11960.00543452 <text:s/>-25088.14383845 -2.146773699 -1.372461491 -2.579382089 <text:s text:c="2"/>26117.073879 0.560030 <text:s text:c="2"/>68.48255 <text:s/>236.11443 <text:s/>123.77229 <text:s/>130.16671 <text:s text:c="2"/>65.84328 <text:s/>2006 <text:s/>6 24 <text:s/>0:35:47.504546</text:p>
          </table:table-cell>
        </table:table-row>
        <table:table-row table:style-name="ro1">
          <table:table-cell office:value-type="string" calcext:value-type="string">
            <text:p><text:s text:c="5"/>360.00000000 <text:s/>-16785.45507465 <text:s text:c="3"/>-734.79159704 <text:s/>-34300.57085853 -1.386528125 -1.907762641 -0.220949641 <text:s text:c="2"/>26118.379541 0.560094 <text:s text:c="2"/>68.48218 <text:s/>236.10787 <text:s/>123.77789 <text:s/>161.35349 <text:s/>127.52802 <text:s/>2006 <text:s/>6 24 <text:s/>2:35:47.504559</text:p>
          </table:table-cell>
        </table:table-row>
        <table:table-row table:style-name="ro1">
          <table:table-cell office:value-type="string" calcext:value-type="string">
            <text:p><text:s text:c="5"/>480.00000000 <text:s/>-23524.16689356 <text:s/>-13629.45124622 <text:s/>-30246.27899200 -0.462846784 -1.586139830 <text:s/>1.269293624 <text:s text:c="2"/>26119.067338 0.560048 <text:s text:c="2"/>68.48302 <text:s/>236.10257 <text:s/>123.78345 <text:s/>183.14112 <text:s/>189.21586 <text:s/>2006 <text:s/>6 24 <text:s/>4:35:47.504573</text:p>
          </table:table-cell>
        </table:table-row>
        <table:table-row table:style-name="ro1">
          <table:table-cell office:value-type="string" calcext:value-type="string">
            <text:p><text:s text:c="5"/>600.00000000 <text:s/>-22890.23597092 <text:s/>-22209.35900155 <text:s/>-16769.91946116 <text:s/>0.704351342 -0.671112594 <text:s/>2.432433851 <text:s text:c="2"/>26120.011777 0.559971 <text:s text:c="2"/>68.48423 <text:s/>236.09846 <text:s/>123.78018 <text:s/>206.20323 <text:s/>250.91637 <text:s/>2006 <text:s/>6 24 <text:s/>6:35:47.504546</text:p>
          </table:table-cell>
        </table:table-row>
        <table:table-row table:style-name="ro1">
          <table:table-cell office:value-type="string" calcext:value-type="string">
            <text:p><text:s text:c="5"/>720.00000000 <text:s/>-11646.39698980 <text:s/>-19855.44222106 <text:s text:c="3"/>3574.00109607 <text:s/>2.626712727 <text:s/>1.815887329 <text:s/>2.960883901 <text:s text:c="2"/>26123.528580 0.559989 <text:s text:c="2"/>68.48478 <text:s/>236.09673 <text:s/>123.76923 <text:s/>245.72311 <text:s/>312.62852 <text:s/>2006 <text:s/>6 24 <text:s/>8:35:47.504559</text:p>
          </table:table-cell>
        </table:table-row>
        <table:table-row table:style-name="ro1">
          <table:table-cell office:value-type="string" calcext:value-type="string">
            <text:p><text:s text:c="5"/>840.00000000 <text:s text:c="3"/>7665.76124241 <text:s text:c="2"/>11159.78946577 <text:s text:c="4"/>345.93813117 -0.584818007 <text:s/>3.193514161 -5.750338922 <text:s text:c="2"/>26128.044712 0.560063 <text:s text:c="2"/>68.48452 <text:s/>236.09161 <text:s/>123.78106 <text:s text:c="2"/>54.64563 <text:s text:c="2"/>14.30872 <text:s/>2006 <text:s/>6 24 10:35:47.504573</text:p>
          </table:table-cell>
        </table:table-row>
        <table:table-row table:style-name="ro1">
          <table:table-cell office:value-type="string" calcext:value-type="string">
            <text:p><text:s text:c="5"/>960.00000000 <text:s text:c="2"/>-6369.35388112 <text:s text:c="2"/>10204.80073022 <text:s/>-27844.52150384 -2.050573276 -1.582940542 -2.076075232 <text:s text:c="2"/>26117.247803 0.560008 <text:s text:c="2"/>68.48025 <text:s/>236.08813 <text:s/>123.76091 <text:s/>136.91304 <text:s text:c="2"/>76.02300 <text:s/>2006 <text:s/>6 24 12:35:47.504546</text:p>
          </table:table-cell>
        </table:table-row>
        <table:table-row table:style-name="ro1">
          <table:table-cell office:value-type="string" calcext:value-type="string">
            <text:p><text:s text:c="4"/>1080.00000000 <text:s/>-18345.64763145 <text:s text:c="2"/>-2977.76684430 <text:s/>-34394.90760612 -1.243589864 -1.892050757 <text:s/>0.060372061 <text:s text:c="2"/>26118.503689 0.560049 <text:s text:c="2"/>68.48020 <text:s/>236.08183 <text:s/>123.76785 <text:s/>165.20101 <text:s/>137.70696 <text:s/>2006 <text:s/>6 24 14:35:47.504559</text:p>
          </table:table-cell>
        </table:table-row>
        <table:table-row table:style-name="ro1">
          <table:table-cell office:value-type="string" calcext:value-type="string">
            <text:p><text:s text:c="4"/>1200.00000000 <text:s/>-23979.74839255 <text:s/>-15436.44139571 <text:s/>-28616.50540218 -0.294973425 -1.482987916 <text:s/>1.478255628 <text:s text:c="2"/>26119.140795 0.559994 <text:s text:c="2"/>68.48109 <text:s/>236.07674 <text:s/>123.77220 <text:s/>186.64104 <text:s/>199.39678 <text:s/>2006 <text:s/>6 24 16:35:47.504573</text:p>
          </table:table-cell>
        </table:table-row>
        <table:table-row table:style-name="ro1">
          <table:table-cell office:value-type="string" calcext:value-type="string">
            <text:p><text:s text:c="4"/>1320.00000000 <text:s/>-21921.97167880 <text:s/>-22852.45147658 <text:s/>-13784.85308485 <text:s/>0.945455629 -0.428940995 <text:s/>2.596964378 <text:s text:c="2"/>26120.298445 0.559921 <text:s text:c="2"/>68.48230 <text:s/>236.07292 <text:s/>123.76705 <text:s/>210.82692 <text:s/>261.10003 <text:s/>2006 <text:s/>6 24 18:35:47.504546</text:p>
          </table:table-cell>
        </table:table-row>
        <table:table-row table:style-name="ro1">
          <table:table-cell office:value-type="string" calcext:value-type="string">
            <text:p><text:s text:c="4"/>1440.00000000 <text:s text:c="2"/>-8266.43821031 <text:s/>-17210.74590112 <text:s text:c="3"/>6967.95546070 <text:s/>3.082244069 <text:s/>2.665881872 <text:s/>2.712555075 <text:s text:c="2"/>26123.967825 0.559971 <text:s text:c="2"/>68.48211 <text:s/>236.07180 <text:s/>123.75862 <text:s/>257.86545 <text:s/>322.81023 <text:s/>2006 <text:s/>6 24 20:35:47.504559</text:p>
          </table:table-cell>
        </table:table-row>
        <table:table-row table:style-name="ro1">
          <table:table-cell office:value-type="string" calcext:value-type="string">
            <text:p><text:s text:c="4"/>1560.00000000 <text:s text:c="3"/>6286.85464535 <text:s text:c="2"/>13809.56328971 <text:s text:c="2"/>-6321.60663781 -1.615964016 <text:s/>1.383135377 -5.358719132 <text:s text:c="2"/>26122.866187 0.559936 <text:s text:c="2"/>68.48158 <text:s/>236.06767 <text:s/>123.76712 <text:s text:c="2"/>80.65139 <text:s text:c="2"/>24.49460 <text:s/>2006 <text:s/>6 24 22:35:47.504573</text:p>
          </table:table-cell>
        </table:table-row>
        <table:table-row table:style-name="ro1">
          <table:table-cell office:value-type="string" calcext:value-type="string">
            <text:p><text:s text:c="4"/>1680.00000000 <text:s text:c="2"/>-8730.87526788 <text:s text:c="3"/>8244.63344365 <text:s/>-30039.92372791 -1.935622871 -1.724162072 -1.631224738 <text:s text:c="2"/>26117.463964 0.559986 <text:s text:c="2"/>68.47788 <text:s/>236.06204 <text:s/>123.74972 <text:s/>142.76677 <text:s text:c="2"/>86.20372 <text:s/>2006 <text:s/>6 25 <text:s/>0:35:47.504546</text:p>
          </table:table-cell>
        </table:table-row>
        <table:table-row table:style-name="ro1">
          <table:table-cell office:value-type="string" calcext:value-type="string">
            <text:p><text:s text:c="4"/>1800.00000000 <text:s/>-19735.81883249 <text:s text:c="2"/>-5191.76593007 <text:s/>-34166.14974143 -1.097835530 -1.860148418 <text:s/>0.324401050 <text:s text:c="2"/>26118.598345 0.560007 <text:s text:c="2"/>68.47806 <text:s/>236.05598 <text:s/>123.75718 <text:s/>168.89497 <text:s/>147.88784 <text:s/>2006 <text:s/>6 25 <text:s/>2:35:47.504559</text:p>
          </table:table-cell>
        </table:table-row>
        <table:table-row table:style-name="ro1">
          <table:table-cell office:value-type="string" calcext:value-type="string">
            <text:p><text:s text:c="4"/>1920.00000000 <text:s/>-24232.73847703 <text:s/>-17112.08243255 <text:s/>-26742.88893252 -0.119786184 -1.364365317 <text:s/>1.680220468 <text:s text:c="2"/>26119.215758 0.559943 <text:s text:c="2"/>68.47901 <text:s/>236.05109 <text:s/>123.76017 <text:s/>190.20604 <text:s/>209.57986 <text:s/>2006 <text:s/>6 25 <text:s/>4:35:47.504573</text:p>
          </table:table-cell>
        </table:table-row>
        <table:table-row table:style-name="ro1">
          <table:table-cell office:value-type="string" calcext:value-type="string">
            <text:p><text:s text:c="4"/>2040.00000000 <text:s/>-20654.45640708 <text:s/>-23184.54386047 <text:s/>-10611.55144716 <text:s/>1.209238113 -0.144169639 <text:s/>2.748054938 <text:s text:c="2"/>26120.664170 0.559878 <text:s text:c="2"/>68.48021 <text:s/>236.04757 <text:s/>123.75312 <text:s/>215.90502 <text:s/>271.28593 <text:s/>2006 <text:s/>6 25 <text:s/>6:35:47.504546</text:p>
          </table:table-cell>
        </table:table-row>
        <table:table-row table:style-name="ro1">
          <table:table-cell office:value-type="string" calcext:value-type="string">
            <text:p><text:s text:c="4"/>2160.00000000 <text:s text:c="2"/>-4337.15988957 <text:s/>-13410.46817244 <text:s text:c="3"/>9870.45949215 <text:s/>3.532753095 <text:s/>3.772236461 <text:s/>2.088424247 <text:s text:c="2"/>26122.850548 0.559940 <text:s text:c="2"/>68.47877 <text:s/>236.04681 <text:s/>123.75116 <text:s/>274.31883 <text:s/>332.98979 <text:s/>2006 <text:s/>6 25 <text:s/>8:35:47.504559</text:p>
          </table:table-cell>
        </table:table-row>
        <table:table-row table:style-name="ro1">
          <table:table-cell office:value-type="string" calcext:value-type="string">
            <text:p><text:s text:c="4"/>2280.00000000 <text:s text:c="3"/>4074.62263523 <text:s text:c="2"/>14698.07548285 <text:s/>-12248.65327973 -2.053824693 <text:s/>0.203325817 -4.607867718 <text:s text:c="2"/>26119.058168 0.559863 <text:s text:c="2"/>68.47808 <text:s/>236.04261 <text:s/>123.74755 <text:s text:c="2"/>98.55763 <text:s text:c="2"/>34.68601 <text:s/>2006 <text:s/>6 25 10:35:47.504573</text:p>
          </table:table-cell>
        </table:table-row>
        <table:table-row table:style-name="ro1">
          <table:table-cell office:value-type="string" calcext:value-type="string">
            <text:p><text:s text:c="4"/>2400.00000000 <text:s/>-10950.23438984 <text:s text:c="3"/>6148.66879447 <text:s/>-31736.65532865 -1.809875605 -1.816179062 -1.233364913 <text:s text:c="2"/>26117.671278 0.559964 <text:s text:c="2"/>68.47548 <text:s/>236.03606 <text:s/>123.73846 <text:s/>147.97060 <text:s text:c="2"/>96.38601 <text:s/>2006 <text:s/>6 25 12:35:47.504546</text:p>
          </table:table-cell>
        </table:table-row>
        <table:table-row table:style-name="ro1">
          <table:table-cell office:value-type="string" calcext:value-type="string">
            <text:p><text:s text:c="4"/>2520.00000000 <text:s/>-20952.40702045 <text:s text:c="2"/>-7358.71507895 <text:s/>-33633.06643074 -0.948973031 -1.813594137 <text:s/>0.573893078 <text:s text:c="2"/>26118.668794 0.559966 <text:s text:c="2"/>68.47586 <text:s/>236.03022 <text:s/>123.74586 <text:s/>172.47958 <text:s/>158.07095 <text:s/>2006 <text:s/>6 25 14:35:47.504559</text:p>
          </table:table-cell>
        </table:table-row>
        <table:table-row table:style-name="ro1">
          <table:table-cell office:value-type="string" calcext:value-type="string">
            <text:p><text:s text:c="4"/>2640.00000000 <text:s/>-24273.48944134 <text:s/>-18637.15546906 <text:s/>-24633.27702390 <text:s/>0.064161440 -1.228537560 <text:s/>1.875728935 <text:s text:c="2"/>26119.300306 0.559897 <text:s text:c="2"/>68.47687 <text:s/>236.02552 <text:s/>123.74736 <text:s/>193.87344 <text:s/>219.76535 <text:s/>2006 <text:s/>6 25 16:35:47.504573</text:p>
          </table:table-cell>
        </table:table-row>
        <table:table-row table:style-name="ro1">
          <table:table-cell office:value-type="string" calcext:value-type="string">
            <text:p><text:s text:c="4"/>2760.00000000 <text:s/>-19057.55468077 <text:s/>-23148.29322082 <text:s text:c="2"/>-7269.38614178 <text:s/>1.500802809 <text:s/>0.195383037 <text:s/>2.879031237 <text:s text:c="2"/>26121.132971 0.559844 <text:s text:c="2"/>68.47804 <text:s/>236.02234 <text:s/>123.73848 <text:s/>221.59004 <text:s/>281.47421 <text:s/>2006 <text:s/>6 25 18:35:47.504546</text:p>
          </table:table-cell>
        </table:table-row>
        <table:table-row table:style-name="ro1">
          <table:table-cell office:value-type="string" calcext:value-type="string">
            <text:p><text:s text:c="4"/>2880.00000000 <text:s text:c="5"/>43.69305308 <text:s text:c="2"/>-8145.90299207 <text:s text:c="2"/>11634.57079913 <text:s/>3.780661682 <text:s/>5.105315423 <text:s/>0.714401345 <text:s text:c="2"/>26117.747202 0.559843 <text:s text:c="2"/>68.47478 <text:s/>236.02094 <text:s/>123.74584 <text:s/>297.96744 <text:s/>343.16752 <text:s/>2006 <text:s/>6 25 20:35:47.504559</text:p>
          </table:table-cell>
        </table:table-row>
        <table:table-row table:style-name="ro1">
          <table:table-cell office:value-type="string" calcext:value-type="string">
            <text:p>28057 xx</text:p>
          </table:table-cell>
        </table:table-row>
        <table:table-row table:style-name="ro1">
          <table:table-cell office:value-type="string" calcext:value-type="string">
            <text:p><text:s text:c="7"/>0.00000000 <text:s text:c="2"/>-2715.28237486 <text:s text:c="2"/>-6619.26436889 <text:s text:c="5"/>-0.01341443 -1.008587273 <text:s/>0.422782003 <text:s/>7.385272942</text:p>
          </table:table-cell>
        </table:table-row>
        <table:table-row table:style-name="ro1">
          <table:table-cell office:value-type="string" calcext:value-type="string">
            <text:p><text:s text:c="5"/>120.00000000 <text:s text:c="2"/>-1816.87920942 <text:s text:c="2"/>-1835.78762132 <text:s text:c="3"/>6661.07926465 <text:s/>2.325140071 <text:s/>6.655669329 <text:s/>2.463394512 <text:s text:c="3"/>7141.716006 0.000734 <text:s text:c="2"/>98.43247 <text:s/>247.77409 <text:s/>190.16826 <text:s/>240.31625 <text:s/>240.38933 <text:s/>2006 <text:s/>6 26 20:52: 4.079709</text:p>
          </table:table-cell>
        </table:table-row>
        <table:table-row table:style-name="ro1">
          <table:table-cell office:value-type="string" calcext:value-type="string">
            <text:p><text:s text:c="5"/>240.00000000 <text:s text:c="3"/>1483.17364291 <text:s text:c="3"/>5395.21248786 <text:s text:c="3"/>4448.65907172 <text:s/>2.560540387 <text:s/>4.039025766 -5.736648561 <text:s text:c="3"/>7150.627872 0.001327 <text:s text:c="2"/>98.42718 <text:s/>247.86422 <text:s text:c="2"/>64.92748 <text:s text:c="2"/>76.08672 <text:s text:c="2"/>75.93917 <text:s/>2006 <text:s/>6 26 22:52: 4.079682</text:p>
          </table:table-cell>
        </table:table-row>
        <table:table-row table:style-name="ro1">
          <table:table-cell office:value-type="string" calcext:value-type="string">
            <text:p><text:s text:c="5"/>360.00000000 <text:s text:c="3"/>2801.25607157 <text:s text:c="3"/>5455.03931333 <text:s text:c="2"/>-3692.12865695 -0.595095864 -3.951923117 -6.298799125 <text:s text:c="3"/>7152.853077 0.000920 <text:s text:c="2"/>98.42585 <text:s/>247.93548 <text:s text:c="2"/>70.60413 <text:s/>140.82449 <text:s/>140.75784 <text:s/>2006 <text:s/>6 27 <text:s/>0:52: 4.079695</text:p>
          </table:table-cell>
        </table:table-row>
        <table:table-row table:style-name="ro1">
          <table:table-cell office:value-type="string" calcext:value-type="string">
            <text:p><text:s text:c="5"/>480.00000000 <text:s text:c="4"/>411.09332812 <text:s text:c="2"/>-1728.99769152 <text:s text:c="2"/>-6935.45548810 -2.935970964 -6.684085058 <text:s/>1.492800886 <text:s text:c="3"/>7140.462189 0.002672 <text:s text:c="2"/>98.43323 <text:s/>248.02387 <text:s/>100.30011 <text:s/>181.38082 <text:s/>181.38821 <text:s/>2006 <text:s/>6 27 <text:s/>2:52: 4.079709</text:p>
          </table:table-cell>
        </table:table-row>
        <table:table-row table:style-name="ro1">
          <table:table-cell office:value-type="string" calcext:value-type="string">
            <text:p><text:s text:c="5"/>600.00000000 <text:s text:c="2"/>-2506.52558454 <text:s text:c="2"/>-6628.98655094 <text:s text:c="3"/>-988.07784497 -1.390577189 -0.556164143 <text:s/>7.312736468 <text:s text:c="3"/>7157.425461 0.001029 <text:s text:c="2"/>98.42314 <text:s/>248.10462 <text:s text:c="2"/>67.58314 <text:s/>284.39271 <text:s/>284.50692 <text:s/>2006 <text:s/>6 27 <text:s/>4:52: 4.079682</text:p>
          </table:table-cell>
        </table:table-row>
        <table:table-row table:style-name="ro1">
          <table:table-cell office:value-type="string" calcext:value-type="string">
            <text:p><text:s text:c="5"/>720.00000000 <text:s text:c="2"/>-2090.79884266 <text:s text:c="2"/>-2723.22832193 <text:s text:c="3"/>6266.13356576 <text:s/>1.992640665 <text:s/>6.337529519 <text:s/>3.411803080 <text:s text:c="3"/>7143.567719 0.000886 <text:s text:c="2"/>98.43137 <text:s/>248.18007 <text:s/>166.10977 <text:s/>256.33563 <text:s/>256.43428 <text:s/>2006 <text:s/>6 27 <text:s/>6:52: 4.079695</text:p>
          </table:table-cell>
        </table:table-row>
        <table:table-row table:style-name="ro1">
          <table:table-cell office:value-type="string" calcext:value-type="string">
            <text:p><text:s text:c="5"/>840.00000000 <text:s text:c="3"/>1091.80560222 <text:s text:c="3"/>4809.88229503 <text:s text:c="3"/>5172.42897894 <text:s/>2.717483546 <text:s/>4.805518977 -5.030019896 <text:s text:c="3"/>7148.104201 0.001198 <text:s text:c="2"/>98.42868 <text:s/>248.27134 <text:s text:c="2"/>49.64708 <text:s text:c="2"/>83.33119 <text:s text:c="2"/>83.19482 <text:s/>2006 <text:s/>6 27 <text:s/>8:52: 4.079709</text:p>
          </table:table-cell>
        </table:table-row>
        <table:table-row table:style-name="ro1">
          <table:table-cell office:value-type="string" calcext:value-type="string">
            <text:p><text:s text:c="5"/>960.00000000 <text:s text:c="3"/>2811.14062300 <text:s text:c="3"/>5950.65707171 <text:s text:c="2"/>-2813.23705389 -0.159662742 -3.121215491 -6.775341949 <text:s text:c="3"/>7154.915561 0.000795 <text:s text:c="2"/>98.42463 <text:s/>248.34337 <text:s text:c="2"/>88.45427 <text:s/>114.95805 <text:s/>114.87539 <text:s/>2006 <text:s/>6 27 10:52: 4.079682</text:p>
          </table:table-cell>
        </table:table-row>
        <table:table-row table:style-name="ro1">
          <table:table-cell office:value-type="string" calcext:value-type="string">
            <text:p><text:s text:c="4"/>1080.00000000 <text:s text:c="4"/>805.72698304 <text:s text:c="3"/>-812.16627907 <text:s text:c="2"/>-7067.58483968 -2.798936020 -6.889265977 <text:s/>0.472770873 <text:s text:c="3"/>7139.798473 0.002771 <text:s text:c="2"/>98.43363 <text:s/>248.42943 <text:s text:c="2"/>93.17484 <text:s/>180.50142 <text:s/>180.50420 <text:s/>2006 <text:s/>6 27 12:52: 4.079695</text:p>
          </table:table-cell>
        </table:table-row>
        <table:table-row table:style-name="ro1">
          <table:table-cell office:value-type="string" calcext:value-type="string">
            <text:p><text:s text:c="4"/>1200.00000000 <text:s text:c="2"/>-2249.59837532 <text:s text:c="2"/>-6505.84890714 <text:s text:c="2"/>-1956.72365062 -1.731234729 -1.528750230 <text:s/>7.096660885 <text:s text:c="3"/>7156.391905 0.000858 <text:s text:c="2"/>98.42375 <text:s/>248.51302 <text:s text:c="2"/>75.03747 <text:s/>268.91702 <text:s/>269.01529 <text:s/>2006 <text:s/>6 27 14:52: 4.079709</text:p>
          </table:table-cell>
        </table:table-row>
        <table:table-row table:style-name="ro1">
          <table:table-cell office:value-type="string" calcext:value-type="string">
            <text:p><text:s text:c="4"/>1320.00000000 <text:s text:c="2"/>-2311.57375797 <text:s text:c="2"/>-3560.99112891 <text:s text:c="3"/>5748.16749600 <text:s/>1.626569751 <text:s/>5.890482233 <text:s/>4.293545048 <text:s text:c="3"/>7145.824255 0.001047 <text:s text:c="2"/>98.43003 <text:s/>248.58640 <text:s/>145.89038 <text:s/>268.51685 <text:s/>268.63682 <text:s/>2006 <text:s/>6 27 16:52: 4.079682</text:p>
          </table:table-cell>
        </table:table-row>
        <table:table-row table:style-name="ro1">
          <table:table-cell office:value-type="string" calcext:value-type="string">
            <text:p><text:s text:c="4"/>1440.00000000 <text:s text:c="4"/>688.16056594 <text:s text:c="3"/>4124.87618964 <text:s text:c="3"/>5794.55994449 <text:s/>2.810973665 <text:s/>5.479585563 -4.224866316 <text:s text:c="3"/>7145.630320 0.001046 <text:s text:c="2"/>98.43015 <text:s/>248.67804 <text:s text:c="2"/>32.16631 <text:s text:c="2"/>92.77487 <text:s text:c="2"/>92.65512 <text:s/>2006 <text:s/>6 27 18:52: 4.079695</text:p>
          </table:table-cell>
        </table:table-row>
        <table:table-row table:style-name="ro1">
          <table:table-cell office:value-type="string" calcext:value-type="string">
            <text:p><text:s text:c="4"/>1560.00000000 <text:s text:c="3"/>2759.94088230 <text:s text:c="3"/>6329.87271798 <text:s text:c="2"/>-1879.19518331 <text:s/>0.266930672 -2.222670878 -7.119390567 <text:s text:c="3"/>7156.499231 0.000865 <text:s text:c="2"/>98.42369 <text:s/>248.75157 <text:s/>105.04950 <text:s text:c="2"/>90.34410 <text:s text:c="2"/>90.24494 <text:s/>2006 <text:s/>6 27 20:52: 4.079709</text:p>
          </table:table-cell>
        </table:table-row>
        <table:table-row table:style-name="ro1">
          <table:table-cell office:value-type="string" calcext:value-type="string">
            <text:p><text:s text:c="4"/>1680.00000000 <text:s text:c="3"/>1171.50677137 <text:s text:c="4"/>125.82053748 <text:s text:c="2"/>-7061.96626202 -2.605687852 -6.958489749 -0.556333225 <text:s text:c="3"/>7139.826703 0.002767 <text:s text:c="2"/>98.43361 <text:s/>248.83494 <text:s text:c="2"/>85.94466 <text:s/>179.72728 <text:s/>179.72577 <text:s/>2006 <text:s/>6 27 22:52: 4.079682</text:p>
          </table:table-cell>
        </table:table-row>
        <table:table-row table:style-name="ro1">
          <table:table-cell office:value-type="string" calcext:value-type="string">
            <text:p><text:s text:c="4"/>1800.00000000 <text:s text:c="2"/>-1951.43708472 <text:s text:c="2"/>-6251.71945820 <text:s text:c="2"/>-2886.95472355 -2.024131483 -2.475214272 <text:s/>6.741537478 <text:s text:c="3"/>7154.763448 0.000797 <text:s text:c="2"/>98.42472 <text:s/>248.92120 <text:s text:c="2"/>92.12978 <text:s/>243.80606 <text:s/>243.88802 <text:s/>2006 <text:s/>6 28 <text:s/>0:52: 4.079695</text:p>
          </table:table-cell>
        </table:table-row>
        <table:table-row table:style-name="ro1">
          <table:table-cell office:value-type="string" calcext:value-type="string">
            <text:p><text:s text:c="4"/>1920.00000000 <text:s text:c="2"/>-2475.70722288 <text:s text:c="2"/>-4331.90569958 <text:s text:c="3"/>5117.31234924 <text:s/>1.235823539 <text:s/>5.322743371 <text:s/>5.091281211 <text:s text:c="3"/>7148.309000 0.001201 <text:s text:c="2"/>98.42856 <text:s/>248.99314 <text:s/>128.52047 <text:s/>277.84975 <text:s/>277.98604 <text:s/>2006 <text:s/>6 28 <text:s/>2:52: 4.079709</text:p>
          </table:table-cell>
        </table:table-row>
        <table:table-row table:style-name="ro1">
          <table:table-cell office:value-type="string" calcext:value-type="string">
            <text:p><text:s text:c="4"/>2040.00000000 <text:s text:c="4"/>281.46097847 <text:s text:c="3"/>3353.51057102 <text:s text:c="3"/>6302.87900650 <text:s/>2.840647273 <text:s/>6.047222485 -3.337085992 <text:s text:c="3"/>7143.399871 0.000887 <text:s text:c="2"/>98.43147 <text:s/>249.08435 <text:s text:c="2"/>11.88507 <text:s/>105.01812 <text:s/>104.91998 <text:s/>2006 <text:s/>6 28 <text:s/>4:52: 4.079682</text:p>
          </table:table-cell>
        </table:table-row>
        <table:table-row table:style-name="ro1">
          <table:table-cell office:value-type="string" calcext:value-type="string">
            <text:p><text:s text:c="4"/>2160.00000000 <text:s text:c="3"/>2650.33118860 <text:s text:c="3"/>6584.33434851 <text:s text:c="3"/>-908.29027134 <text:s/>0.675457235 -1.274044972 -7.323921567 <text:s text:c="3"/>7157.479518 0.001039 <text:s text:c="2"/>98.42311 <text:s/>249.15999 <text:s/>111.90557 <text:s text:c="2"/>75.46685 <text:s text:c="2"/>75.35165 <text:s/>2006 <text:s/>6 28 <text:s/>6:52: 4.079695</text:p>
          </table:table-cell>
        </table:table-row>
        <table:table-row table:style-name="ro1">
          <table:table-cell office:value-type="string" calcext:value-type="string">
            <text:p><text:s text:c="4"/>2280.00000000 <text:s text:c="3"/>1501.17226597 <text:s text:c="3"/>1066.31132756 <text:s text:c="2"/>-6918.71472952 -2.361891904 -6.889669974 -1.574718619 <text:s text:c="3"/>7140.544654 0.002662 <text:s text:c="2"/>98.43318 <text:s/>249.24051 <text:s text:c="2"/>78.83005 <text:s/>178.83747 <text:s/>178.83127 <text:s/>2006 <text:s/>6 28 <text:s/>8:52: 4.079709</text:p>
          </table:table-cell>
        </table:table-row>
        <table:table-row table:style-name="ro1">
          <table:table-cell office:value-type="string" calcext:value-type="string">
            <text:p><text:s text:c="4"/>2400.00000000 <text:s text:c="2"/>-1619.73468334 <text:s text:c="2"/>-5871.14051991 <text:s text:c="2"/>-3760.56587071 -2.264093975 -3.376316601 <text:s/>6.254622256 <text:s text:c="3"/>7152.668135 0.000933 <text:s text:c="2"/>98.42596 <text:s/>249.32906 <text:s/>109.69836 <text:s/>218.22152 <text:s/>218.28773 <text:s/>2006 <text:s/>6 28 10:52: 4.079682</text:p>
          </table:table-cell>
        </table:table-row>
        <table:table-row table:style-name="ro1">
          <table:table-cell office:value-type="string" calcext:value-type="string">
            <text:p><text:s text:c="4"/>2520.00000000 <text:s text:c="2"/>-2581.04202505 <text:s text:c="2"/>-5020.05572531 <text:s text:c="3"/>4385.92329047 <text:s/>0.829668458 <text:s/>4.645048038 <text:s/>5.789262667 <text:s text:c="3"/>7150.827394 0.001329 <text:s text:c="2"/>98.42706 <text:s/>249.40030 <text:s/>113.36970 <text:s/>284.96493 <text:s/>285.11207 <text:s/>2006 <text:s/>6 28 12:52: 4.079695</text:p>
          </table:table-cell>
        </table:table-row>
        <table:table-row table:style-name="ro1">
          <table:table-cell office:value-type="string" calcext:value-type="string">
            <text:p><text:s text:c="4"/>2640.00000000 <text:s text:c="3"/>-119.22080628 <text:s text:c="3"/>2510.90620488 <text:s text:c="3"/>6687.45615459 <text:s/>2.807575712 <text:s/>6.496549689 -2.384136661 <text:s text:c="3"/>7141.587336 0.000737 <text:s text:c="2"/>98.43255 <text:s/>249.49031 <text:s/>347.86242 <text:s/>121.00211 <text:s/>120.92975 <text:s/>2006 <text:s/>6 28 14:52: 4.079709</text:p>
          </table:table-cell>
        </table:table-row>
        <table:table-row table:style-name="ro1">
          <table:table-cell office:value-type="string" calcext:value-type="string">
            <text:p><text:s text:c="4"/>2760.00000000 <text:s text:c="3"/>2486.23806726 <text:s text:c="3"/>6708.18210028 <text:s text:c="5"/>80.43349581 <text:s/>1.057274905 -0.294294027 -7.384689123 <text:s text:c="3"/>7157.778701 0.001219 <text:s text:c="2"/>98.42293 <text:s/>249.56851 <text:s/>111.01680 <text:s text:c="2"/>68.33203 <text:s text:c="2"/>68.20226 <text:s/>2006 <text:s/>6 28 16:52: 4.079682</text:p>
          </table:table-cell>
        </table:table-row>
        <table:table-row table:style-name="ro1">
          <table:table-cell office:value-type="string" calcext:value-type="string">
            <text:p><text:s text:c="4"/>2880.00000000 <text:s text:c="3"/>1788.42334580 <text:s text:c="3"/>1990.50530957 <text:s text:c="2"/>-6640.59337725 -2.074169091 -6.683381288 -2.562777776 <text:s text:c="3"/>7141.897206 0.002463 <text:s text:c="2"/>98.43237 <text:s/>249.64625 <text:s text:c="2"/>72.08427 <text:s/>177.57827 <text:s/>177.56633 <text:s/>2006 <text:s/>6 28 18:52: 4.079695</text:p>
          </table:table-cell>
        </table:table-row>
        <table:table-row table:style-name="ro1">
          <table:table-cell office:value-type="string" calcext:value-type="string">
            <text:p>28129 xx</text:p>
          </table:table-cell>
        </table:table-row>
        <table:table-row table:style-name="ro1">
          <table:table-cell office:value-type="string" calcext:value-type="string">
            <text:p><text:s text:c="7"/>0.00000000 <text:s text:c="2"/>21707.46412351 <text:s/>-15318.61752390 <text:s text:c="6"/>0.13551152 <text:s/>1.304029214 <text:s/>1.816904974 <text:s/>3.161919976</text:p>
          </table:table-cell>
        </table:table-row>
        <table:table-row table:style-name="ro1">
          <table:table-cell office:value-type="string" calcext:value-type="string">
            <text:p><text:s text:c="5"/>120.00000000 <text:s text:c="2"/>18616.75971861 <text:s text:c="3"/>3166.15177043 <text:s text:c="2"/>18833.41523210 -2.076122016 <text:s/>2.838457575 <text:s/>1.586210535 <text:s text:c="2"/>26559.609612 0.004641 <text:s text:c="2"/>54.72719 <text:s/>324.78767 <text:s/>265.85819 <text:s/>154.01896 <text:s/>153.78523 <text:s/>2006 <text:s/>6 24 15:41:49.461504</text:p>
          </table:table-cell>
        </table:table-row>
        <table:table-row table:style-name="ro1">
          <table:table-cell office:value-type="string" calcext:value-type="string">
            <text:p><text:s text:c="5"/>240.00000000 <text:s text:c="2"/>-3006.50596328 <text:s text:c="2"/>18522.20742011 <text:s text:c="2"/>18941.84078154 -3.375452789 <text:s/>1.032680773 -1.559324534 <text:s text:c="2"/>26559.578962 0.004639 <text:s text:c="2"/>54.72725 <text:s/>324.78155 <text:s/>266.56887 <text:s/>212.95207 <text:s/>213.24205 <text:s/>2006 <text:s/>6 24 17:41:49.461477</text:p>
          </table:table-cell>
        </table:table-row>
        <table:table-row table:style-name="ro1">
          <table:table-cell office:value-type="string" calcext:value-type="string">
            <text:p><text:s text:c="5"/>360.00000000 <text:s/>-21607.02086957 <text:s text:c="2"/>15432.59962630 <text:s text:c="4"/>206.62470309 -1.306049851 -1.817011568 -3.163725018 <text:s text:c="2"/>26562.088029 0.004629 <text:s text:c="2"/>54.72925 <text:s/>324.77940 <text:s/>265.56225 <text:s/>273.89165 <text:s/>274.42076 <text:s/>2006 <text:s/>6 24 19:41:49.461491</text:p>
          </table:table-cell>
        </table:table-row>
        <table:table-row table:style-name="ro1">
          <table:table-cell office:value-type="string" calcext:value-type="string">
            <text:p><text:s text:c="5"/>480.00000000 <text:s/>-18453.06134549 <text:s text:c="2"/>-3150.83256134 <text:s/>-18685.83030936 <text:s/>2.106017925 -2.860236337 -1.586151870 <text:s text:c="2"/>26559.602324 0.004611 <text:s text:c="2"/>54.72744 <text:s/>324.77734 <text:s/>266.55088 <text:s/>333.36818 <text:s/>333.60429 <text:s/>2006 <text:s/>6 24 21:41:49.461504</text:p>
          </table:table-cell>
        </table:table-row>
        <table:table-row table:style-name="ro1">
          <table:table-cell office:value-type="string" calcext:value-type="string">
            <text:p><text:s text:c="5"/>600.00000000 <text:s text:c="3"/>3425.11742384 <text:s/>-18514.73232706 <text:s/>-18588.67200557 <text:s/>3.394666340 -1.003072030 <text:s/>1.610061295 <text:s text:c="2"/>26559.630774 0.004616 <text:s text:c="2"/>54.72755 <text:s/>324.77120 <text:s/>265.84923 <text:s text:c="2"/>34.77421 <text:s text:c="2"/>34.47340 <text:s/>2006 <text:s/>6 24 23:41:49.461477</text:p>
          </table:table-cell>
        </table:table-row>
        <table:table-row table:style-name="ro1">
          <table:table-cell office:value-type="string" calcext:value-type="string">
            <text:p><text:s text:c="5"/>720.00000000 <text:s text:c="2"/>21858.23838148 <text:s/>-15101.51661554 <text:s text:c="4"/>387.34517048 <text:s/>1.247973967 <text:s/>1.856017403 <text:s/>3.161439948 <text:s text:c="2"/>26562.085763 0.004621 <text:s text:c="2"/>54.72951 <text:s/>324.76918 <text:s/>266.85519 <text:s text:c="2"/>94.16792 <text:s text:c="2"/>93.63964 <text:s/>2006 <text:s/>6 25 <text:s/>1:41:49.461491</text:p>
          </table:table-cell>
        </table:table-row>
        <table:table-row table:style-name="ro1">
          <table:table-cell office:value-type="string" calcext:value-type="string">
            <text:p><text:s text:c="5"/>840.00000000 <text:s text:c="2"/>18360.69935796 <text:s text:c="3"/>3506.55256762 <text:s text:c="2"/>19024.81678979 -2.122684184 <text:s/>2.830618605 <text:s/>1.537510677 <text:s text:c="2"/>26559.559560 0.004643 <text:s text:c="2"/>54.72767 <text:s/>324.76702 <text:s/>265.87367 <text:s/>155.01858 <text:s/>154.79317 <text:s/>2006 <text:s/>6 25 <text:s/>3:41:49.461504</text:p>
          </table:table-cell>
        </table:table-row>
        <table:table-row table:style-name="ro1">
          <table:table-cell office:value-type="string" calcext:value-type="string">
            <text:p><text:s text:c="5"/>960.00000000 <text:s text:c="2"/>-3412.84765409 <text:s text:c="2"/>18646.85269710 <text:s text:c="2"/>18748.00359987 -3.366815728 <text:s/>0.986039922 -1.607874972 <text:s text:c="2"/>26559.629458 0.004636 <text:s text:c="2"/>54.72781 <text:s/>324.76092 <text:s/>266.58044 <text:s/>213.95625 <text:s/>214.25386 <text:s/>2006 <text:s/>6 25 <text:s/>5:41:49.461477</text:p>
          </table:table-cell>
        </table:table-row>
        <table:table-row table:style-name="ro1">
          <table:table-cell office:value-type="string" calcext:value-type="string">
            <text:p><text:s text:c="4"/>1080.00000000 <text:s/>-21758.08331586 <text:s text:c="2"/>15215.44829478 <text:s text:c="3"/>-180.82181406 -1.250144680 -1.856490448 -3.163774870 <text:s text:c="2"/>26562.088483 0.004630 <text:s text:c="2"/>54.72977 <text:s/>324.75889 <text:s/>265.57964 <text:s/>274.89830 <text:s/>275.42679 <text:s/>2006 <text:s/>6 25 <text:s/>7:41:49.461491</text:p>
          </table:table-cell>
        </table:table-row>
        <table:table-row table:style-name="ro1">
          <table:table-cell office:value-type="string" calcext:value-type="string">
            <text:p><text:s text:c="4"/>1200.00000000 <text:s/>-18193.41290284 <text:s text:c="2"/>-3493.85876912 <text:s/>-18877.14757717 <text:s/>2.153326942 -2.852221264 -1.536617760 <text:s text:c="2"/>26559.550630 0.004608 <text:s text:c="2"/>54.72793 <text:s/>324.75676 <text:s/>266.56769 <text:s/>334.38316 <text:s/>334.61076 <text:s/>2006 <text:s/>6 25 <text:s/>9:41:49.461504</text:p>
          </table:table-cell>
        </table:table-row>
        <table:table-row table:style-name="ro1">
          <table:table-cell office:value-type="string" calcext:value-type="string">
            <text:p><text:s text:c="4"/>1320.00000000 <text:s text:c="3"/>3833.57386848 <text:s/>-18635.77026711 <text:s/>-18388.68722885 <text:s/>3.384748179 -0.955363841 <text:s/>1.658785020 <text:s text:c="2"/>26559.684002 0.004617 <text:s text:c="2"/>54.72812 <text:s/>324.75065 <text:s/>265.87116 <text:s text:c="2"/>35.78322 <text:s text:c="2"/>35.47471 <text:s/>2006 <text:s/>6 25 11:41:49.461477</text:p>
          </table:table-cell>
        </table:table-row>
        <table:table-row table:style-name="ro1">
          <table:table-cell office:value-type="string" calcext:value-type="string">
            <text:p><text:s text:c="4"/>1440.00000000 <text:s text:c="2"/>22002.20074562 <text:s/>-14879.72595593 <text:s text:c="4"/>774.32827099 <text:s/>1.191573619 <text:s/>1.894561165 <text:s/>3.159953047 <text:s text:c="2"/>26562.082259 0.004619 <text:s text:c="2"/>54.73003 <text:s/>324.74874 <text:s/>266.86759 <text:s text:c="2"/>95.17782 <text:s text:c="2"/>94.65052 <text:s/>2006 <text:s/>6 25 13:41:49.461491</text:p>
          </table:table-cell>
        </table:table-row>
        <table:table-row table:style-name="ro1">
          <table:table-cell office:value-type="string" calcext:value-type="string">
            <text:p>28350 xx</text:p>
          </table:table-cell>
        </table:table-row>
        <table:table-row table:style-name="ro1">
          <table:table-cell office:value-type="string" calcext:value-type="string">
            <text:p><text:s text:c="7"/>0.00000000 <text:s text:c="3"/>6333.08123128 <text:s text:c="2"/>-1580.82852326 <text:s text:c="5"/>90.69355720 <text:s/>0.714634423 <text:s/>3.224246550 <text:s/>7.083128132</text:p>
          </table:table-cell>
        </table:table-row>
        <table:table-row table:style-name="ro1">
          <table:table-cell office:value-type="string" calcext:value-type="string">
            <text:p><text:s text:c="5"/>120.00000000 <text:s text:c="2"/>-3990.93845855 <text:s text:c="3"/>3052.98341907 <text:s text:c="3"/>4155.32700629 -5.909006188 -0.876307966 -5.039131404 <text:s text:c="3"/>6514.533010 0.001094 <text:s text:c="2"/>64.99789 <text:s/>345.26944 <text:s/>280.16817 <text:s/>215.14924 <text:s/>215.22144 <text:s/>2006 <text:s/>6 16 <text:s/>7:13:45.407419</text:p>
          </table:table-cell>
        </table:table-row>
        <table:table-row table:style-name="ro1">
          <table:table-cell office:value-type="string" calcext:value-type="string">
            <text:p><text:s text:c="5"/>240.00000000 <text:s text:c="3"/>-603.55232010 <text:s text:c="2"/>-2685.13474569 <text:s text:c="2"/>-5891.70274282 <text:s/>7.572519907 -1.975656726 <text:s/>0.121722605 <text:s text:c="3"/>6499.011250 0.000675 <text:s text:c="2"/>64.98059 <text:s/>344.96167 <text:s/>121.29549 <text:s/>149.70739 <text:s/>149.66836 <text:s/>2006 <text:s/>6 16 <text:s/>9:13:45.407392</text:p>
          </table:table-cell>
        </table:table-row>
        <table:table-row table:style-name="ro1">
          <table:table-cell office:value-type="string" calcext:value-type="string">
            <text:p><text:s text:c="5"/>360.00000000 <text:s text:c="3"/>4788.22345627 <text:s text:c="4"/>782.56169214 <text:s text:c="3"/>4335.14284621 -4.954509026 <text:s/>3.683346464 <text:s/>4.804645839 <text:s text:c="3"/>6499.559344 0.001075 <text:s text:c="2"/>64.99631 <text:s/>344.65400 <text:s/>214.64598 <text:s/>192.67757 <text:s/>192.70463 <text:s/>2006 <text:s/>6 16 11:13:45.407405</text:p>
          </table:table-cell>
        </table:table-row>
        <table:table-row table:style-name="ro1">
          <table:table-cell office:value-type="string" calcext:value-type="string">
            <text:p><text:s text:c="5"/>480.00000000 <text:s text:c="2"/>-6291.84601644 <text:s text:c="3"/>1547.82790772 <text:s text:c="3"/>-453.67116498 -0.308625588 -3.341538574 -7.082659115 <text:s text:c="3"/>6501.402918 0.000997 <text:s text:c="2"/>65.01469 <text:s/>344.30961 <text:s/>204.13051 <text:s/>340.28893 <text:s/>340.32744 <text:s/>2006 <text:s/>6 16 13:13:45.407419</text:p>
          </table:table-cell>
        </table:table-row>
        <table:table-row table:style-name="ro1">
          <table:table-cell office:value-type="string" calcext:value-type="string">
            <text:p><text:s text:c="5"/>600.00000000 <text:s text:c="3"/>4480.74573428 <text:s text:c="2"/>-3028.55200374 <text:s text:c="2"/>-3586.94343641 <text:s/>5.320920857 <text:s/>1.199736275 <text:s/>5.626350481 <text:s text:c="3"/>6488.183334 0.000573 <text:s text:c="2"/>65.00211 <text:s/>343.95864 <text:s/>209.39798 <text:s/>113.02357 <text:s/>112.96312 <text:s/>2006 <text:s/>6 16 15:13:45.407392</text:p>
          </table:table-cell>
        </table:table-row>
        <table:table-row table:style-name="ro1">
          <table:table-cell office:value-type="string" calcext:value-type="string">
            <text:p><text:s text:c="5"/>720.00000000 <text:s text:c="3"/>-446.42460916 <text:s text:c="3"/>2932.28872588 <text:s text:c="3"/>5759.19389757 -7.561000245 <text:s/>1.550975493 -1.374970885 <text:s text:c="3"/>6471.211254 0.001070 <text:s text:c="2"/>64.98172 <text:s/>343.63887 <text:s/>286.01526 <text:s/>175.14933 <text:s/>175.13896 <text:s/>2006 <text:s/>6 16 17:13:45.407405</text:p>
          </table:table-cell>
        </table:table-row>
        <table:table-row table:style-name="ro1">
          <table:table-cell office:value-type="string" calcext:value-type="string">
            <text:p><text:s text:c="5"/>840.00000000 <text:s text:c="2"/>-3713.79581831 <text:s text:c="2"/>-1382.66125130 <text:s text:c="2"/>-5122.45131136 <text:s/>6.090931626 -3.512629733 -3.467571746 <text:s text:c="3"/>6467.477224 0.001377 <text:s text:c="2"/>64.98864 <text:s/>343.33023 <text:s text:c="2"/>59.77643 <text:s/>181.00806 <text:s/>181.01084 <text:s/>2006 <text:s/>6 16 19:13:45.407419</text:p>
          </table:table-cell>
        </table:table-row>
        <table:table-row table:style-name="ro1">
          <table:table-cell office:value-type="string" calcext:value-type="string">
            <text:p><text:s text:c="5"/>960.00000000 <text:s text:c="3"/>6058.32017522 <text:s text:c="3"/>-827.47406722 <text:s text:c="3"/>2104.04678651 -1.798403024 <text:s/>3.787067272 <text:s/>6.641439744 <text:s text:c="3"/>6471.014530 0.001294 <text:s text:c="2"/>65.01057 <text:s/>342.99339 <text:s text:c="2"/>78.06727 <text:s/>302.97061 <text:s/>303.09495 <text:s/>2006 <text:s/>6 16 21:13:45.407392</text:p>
          </table:table-cell>
        </table:table-row>
        <table:table-row table:style-name="ro1">
          <table:table-cell office:value-type="string" calcext:value-type="string">
            <text:p><text:s text:c="4"/>1080.00000000 <text:s text:c="2"/>-5631.73659006 <text:s text:c="3"/>2623.70953644 <text:s text:c="3"/>1766.49125084 -3.216401578 -2.309140959 -6.788609120 <text:s text:c="3"/>6464.578757 0.001504 <text:s text:c="2"/>65.01192 <text:s/>342.63489 <text:s/>106.21713 <text:s text:c="2"/>56.22138 <text:s text:c="2"/>56.07825 <text:s/>2006 <text:s/>6 16 23:13:45.407405</text:p>
          </table:table-cell>
        </table:table-row>
        <table:table-row table:style-name="ro1">
          <table:table-cell office:value-type="string" calcext:value-type="string">
            <text:p><text:s text:c="4"/>1200.00000000 <text:s text:c="3"/>2776.84991560 <text:s text:c="2"/>-3255.36941953 <text:s text:c="2"/>-4837.19667790 <text:s/>6.748135564 -0.193044825 <text:s/>4.005718698 <text:s text:c="3"/>6447.542625 0.001645 <text:s text:c="2"/>64.99132 <text:s/>342.29217 <text:s/>117.75742 <text:s/>186.50124 <text:s/>186.52261 <text:s/>2006 <text:s/>6 17 <text:s/>1:13:45.407419</text:p>
          </table:table-cell>
        </table:table-row>
        <table:table-row table:style-name="ro1">
          <table:table-cell office:value-type="string" calcext:value-type="string">
            <text:p><text:s text:c="4"/>1320.00000000 <text:s text:c="3"/>1148.04430837 <text:s text:c="3"/>2486.07343386 <text:s text:c="3"/>5826.34075913 -7.420162295 <text:s/>2.589456382 <text:s/>0.356350006 <text:s text:c="3"/>6435.171751 0.000414 <text:s text:c="2"/>64.98033 <text:s/>341.97488 <text:s/>253.68628 <text:s/>193.44297 <text:s/>193.45401 <text:s/>2006 <text:s/>6 17 <text:s/>3:13:45.407392</text:p>
          </table:table-cell>
        </table:table-row>
        <table:table-row table:style-name="ro1">
          <table:table-cell office:value-type="string" calcext:value-type="string">
            <text:p><text:s text:c="4"/>1440.00000000 <text:s text:c="2"/>-4527.90871828 <text:s text:c="3"/>-723.29199041 <text:s text:c="2"/>-4527.44608319 <text:s/>5.121674217 -3.909895427 -4.500218556 <text:s text:c="3"/>6434.774399 0.001426 <text:s text:c="2"/>64.99416 <text:s/>341.65351 <text:s text:c="2"/>60.39417 <text:s/>170.43559 <text:s/>170.40841 <text:s/>2006 <text:s/>6 17 <text:s/>5:13:45.407405</text:p>
          </table:table-cell>
        </table:table-row>
        <table:table-row table:style-name="ro1">
          <table:table-cell office:value-type="string" calcext:value-type="string">
            <text:p>28623 xx</text:p>
          </table:table-cell>
        </table:table-row>
        <table:table-row table:style-name="ro1">
          <table:table-cell office:value-type="string" calcext:value-type="string">
            <text:p><text:s text:c="7"/>0.00000000 <text:s/>-11665.70902324 <text:s text:c="2"/>24943.61433357 <text:s text:c="5"/>25.80543633 -1.596228621 -1.476127961 <text:s/>1.126059754</text:p>
          </table:table-cell>
        </table:table-row>
        <table:table-row table:style-name="ro1">
          <table:table-cell office:value-type="string" calcext:value-type="string">
            <text:p><text:s text:c="5"/>120.00000000 <text:s/>-11645.35454950 <text:s text:c="4"/>979.37668356 <text:s text:c="3"/>5517.89500058 <text:s/>3.407743502 -5.183094988 -0.492983277 <text:s text:c="2"/>17356.670112 0.625375 <text:s text:c="2"/>28.53335 <text:s/>114.91869 <text:s/>170.30118 <text:s/>253.05875 <text:s/>326.81165 <text:s/>2006 <text:s/>6 26 21:27:32.414976</text:p>
          </table:table-cell>
        </table:table-row>
        <table:table-row table:style-name="ro1">
          <table:table-cell office:value-type="string" calcext:value-type="string">
            <text:p><text:s text:c="5"/>240.00000000 <text:s text:c="3"/>5619.19252274 <text:s text:c="2"/>19651.44862280 <text:s text:c="2"/>-7261.38496765 -2.013634213 <text:s/>3.106842861 <text:s/>0.284235517 <text:s text:c="2"/>17356.637891 0.625206 <text:s text:c="2"/>28.53806 <text:s/>114.83270 <text:s/>170.44189 <text:s/>145.07208 <text:s text:c="2"/>80.69940 <text:s/>2006 <text:s/>6 26 23:27:32.414949</text:p>
          </table:table-cell>
        </table:table-row>
        <table:table-row table:style-name="ro1">
          <table:table-cell office:value-type="string" calcext:value-type="string">
            <text:p><text:s text:c="5"/>360.00000000 <text:s text:c="2"/>-9708.68629714 <text:s text:c="2"/>26306.14553149 <text:s text:c="2"/>-1204.29478856 -1.824164290 -0.931909596 <text:s/>1.113419052 <text:s text:c="2"/>17354.308840 0.624979 <text:s text:c="2"/>28.54525 <text:s/>114.78570 <text:s/>170.51013 <text:s/>184.33805 <text:s/>194.62715 <text:s/>2006 <text:s/>6 27 <text:s/>1:27:32.414963</text:p>
          </table:table-cell>
        </table:table-row>
        <table:table-row table:style-name="ro1">
          <table:table-cell office:value-type="string" calcext:value-type="string">
            <text:p><text:s text:c="5"/>480.00000000 <text:s/>-14394.03162892 <text:s text:c="3"/>6659.30765074 <text:s text:c="3"/>5593.38345858 <text:s/>1.556522911 -4.681657614 <text:s/>0.296912248 <text:s text:c="2"/>17349.390394 0.625102 <text:s text:c="2"/>28.53879 <text:s/>114.74400 <text:s/>170.58065 <text:s/>233.53987 <text:s/>308.58496 <text:s/>2006 <text:s/>6 27 <text:s/>3:27:32.414976</text:p>
          </table:table-cell>
        </table:table-row>
        <table:table-row table:style-name="ro1">
          <table:table-cell office:value-type="string" calcext:value-type="string">
            <text:p><text:s text:c="5"/>600.00000000 <text:s text:c="3"/>7712.09476270 <text:s text:c="2"/>15565.72627434 <text:s text:c="2"/>-7342.40465571 -1.646800364 <text:s/>4.070313571 -0.109483081 <text:s text:c="2"/>17346.109139 0.625001 <text:s text:c="2"/>28.53654 <text:s/>114.65582 <text:s/>170.72917 <text:s/>134.68739 <text:s text:c="2"/>62.56482 <text:s/>2006 <text:s/>6 27 <text:s/>5:27:32.414949</text:p>
          </table:table-cell>
        </table:table-row>
        <table:table-row table:style-name="ro1">
          <table:table-cell office:value-type="string" calcext:value-type="string">
            <text:p><text:s text:c="5"/>720.00000000 <text:s text:c="2"/>-7558.36739603 <text:s text:c="2"/>27035.11367962 <text:s text:c="2"/>-2385.12054184 -1.999583791 -0.393409283 <text:s/>1.078093515 <text:s text:c="2"/>17344.562691 0.624731 <text:s text:c="2"/>28.54585 <text:s/>114.60541 <text:s/>170.80625 <text:s/>178.98913 <text:s/>176.58319 <text:s/>2006 <text:s/>6 27 <text:s/>7:27:32.414963</text:p>
          </table:table-cell>
        </table:table-row>
        <table:table-row table:style-name="ro1">
          <table:table-cell office:value-type="string" calcext:value-type="string">
            <text:p><text:s text:c="5"/>840.00000000 <text:s/>-15495.61862220 <text:s text:c="2"/>11550.15897828 <text:s text:c="3"/>5053.83178121 <text:s/>0.469277336 -4.029761073 <text:s/>0.679054742 <text:s text:c="2"/>17340.566145 0.624804 <text:s text:c="2"/>28.54261 <text:s/>114.56467 <text:s/>170.86870 <text:s/>221.10114 <text:s/>290.64195 <text:s/>2006 <text:s/>6 27 <text:s/>9:27:32.414976</text:p>
          </table:table-cell>
        </table:table-row>
        <table:table-row table:style-name="ro1">
          <table:table-cell office:value-type="string" calcext:value-type="string">
            <text:p><text:s text:c="5"/>960.00000000 <text:s text:c="3"/>9167.02568222 <text:s text:c="2"/>10363.65204210 <text:s text:c="2"/>-6871.52576042 -0.881621027 <text:s/>5.223361510 -0.740696297 <text:s text:c="2"/>17334.780449 0.624783 <text:s text:c="2"/>28.53456 <text:s/>114.48188 <text:s/>171.01082 <text:s/>120.37404 <text:s text:c="2"/>44.71987 <text:s/>2006 <text:s/>6 27 11:27:32.414949</text:p>
          </table:table-cell>
        </table:table-row>
        <table:table-row table:style-name="ro1">
          <table:table-cell office:value-type="string" calcext:value-type="string">
            <text:p><text:s text:c="4"/>1080.00000000 <text:s text:c="2"/>-5275.80272094 <text:s text:c="2"/>27151.78486008 <text:s text:c="2"/>-3494.50687216 -2.129609388 <text:s/>0.150196480 <text:s/>1.021038089 <text:s text:c="2"/>17334.798205 0.624491 <text:s text:c="2"/>28.54619 <text:s/>114.42511 <text:s/>171.10197 <text:s/>173.69159 <text:s/>158.82687 <text:s/>2006 <text:s/>6 27 13:27:32.414963</text:p>
          </table:table-cell>
        </table:table-row>
        <table:table-row table:style-name="ro1">
          <table:table-cell office:value-type="string" calcext:value-type="string">
            <text:p><text:s text:c="4"/>1200.00000000 <text:s/>-15601.37656145 <text:s text:c="2"/>15641.29379850 <text:s text:c="3"/>4217.03266850 -0.249183123 -3.405238557 <text:s/>0.888214503 <text:s text:c="2"/>17331.224518 0.624507 <text:s text:c="2"/>28.54526 <text:s/>114.38403 <text:s/>171.16062 <text:s/>211.94210 <text:s/>272.98408 <text:s/>2006 <text:s/>6 27 15:27:32.414976</text:p>
          </table:table-cell>
        </table:table-row>
        <table:table-row table:style-name="ro1">
          <table:table-cell office:value-type="string" calcext:value-type="string">
            <text:p><text:s text:c="4"/>1320.00000000 <text:s text:c="3"/>9301.05872300 <text:s text:c="3"/>3883.15265574 <text:s text:c="2"/>-5477.86477017 <text:s/>0.871447821 <text:s/>6.493677331 -1.885545282 <text:s text:c="2"/>17321.818421 0.624520 <text:s text:c="2"/>28.53351 <text:s/>114.31465 <text:s/>171.28426 <text:s text:c="2"/>97.26227 <text:s text:c="2"/>27.16339 <text:s/>2006 <text:s/>6 27 17:27:32.414949</text:p>
          </table:table-cell>
        </table:table-row>
        <table:table-row table:style-name="ro1">
          <table:table-cell office:value-type="string" calcext:value-type="string">
            <text:p><text:s text:c="4"/>1440.00000000 <text:s text:c="2"/>-2914.31065828 <text:s text:c="2"/>26665.20392758 <text:s text:c="2"/>-4511.09814335 -2.216261909 <text:s/>0.710067769 <text:s/>0.940691824 <text:s text:c="2"/>17325.009247 0.624258 <text:s text:c="2"/>28.54628 <text:s/>114.24480 <text:s/>171.39711 <text:s/>168.29579 <text:s/>141.35834 <text:s/>2006 <text:s/>6 27 19:27:32.414963</text:p>
          </table:table-cell>
        </table:table-row>
        <table:table-row table:style-name="ro1">
          <table:table-cell office:value-type="string" calcext:value-type="string">
            <text:p>28626 xx</text:p>
          </table:table-cell>
        </table:table-row>
        <table:table-row table:style-name="ro1">
          <table:table-cell office:value-type="string" calcext:value-type="string">
            <text:p><text:s text:c="7"/>0.00000000 <text:s text:c="2"/>42080.71852213 <text:s text:c="2"/>-2646.86387436 <text:s text:c="6"/>0.81851294 <text:s/>0.193105177 <text:s/>3.068688251 <text:s/>0.000438449</text:p>
          </table:table-cell>
        </table:table-row>
        <table:table-row table:style-name="ro1">
          <table:table-cell office:value-type="string" calcext:value-type="string">
            <text:p><text:s text:c="5"/>120.00000000 <text:s text:c="2"/>37740.00085593 <text:s text:c="2"/>18802.76872802 <text:s text:c="6"/>3.45512584 -1.371035206 <text:s/>2.752105932 <text:s/>0.000336883 <text:s text:c="2"/>42166.245516 0.000052 <text:s text:c="3"/>0.00784 <text:s/>349.69000 <text:s/>356.49546 <text:s text:c="2"/>40.29789 <text:s text:c="2"/>40.29405 <text:s/>2006 <text:s/>6 25 13:12:14.455025</text:p>
          </table:table-cell>
        </table:table-row>
        <table:table-row table:style-name="ro1">
          <table:table-cell office:value-type="string" calcext:value-type="string">
            <text:p><text:s text:c="5"/>240.00000000 <text:s text:c="2"/>23232.82515008 <text:s text:c="2"/>35187.33981802 <text:s text:c="6"/>4.98927428 -2.565776620 <text:s/>1.694193132 <text:s/>0.000163365 <text:s text:c="2"/>42166.250914 0.000038 <text:s text:c="3"/>0.00743 <text:s/>350.74515 <text:s text:c="2"/>12.41165 <text:s text:c="2"/>53.40798 <text:s text:c="2"/>53.40452 <text:s/>2006 <text:s/>6 25 15:12:14.454998</text:p>
          </table:table-cell>
        </table:table-row>
        <table:table-row table:style-name="ro1">
          <table:table-cell office:value-type="string" calcext:value-type="string">
            <text:p><text:s text:c="5"/>360.00000000 <text:s text:c="3"/>2467.44290178 <text:s text:c="2"/>42093.60909959 <text:s text:c="6"/>5.15062987 -3.069341800 <text:s/>0.179976276 -0.000031739 <text:s text:c="2"/>42166.256312 0.000021 <text:s text:c="3"/>0.00702 <text:s/>351.81369 <text:s text:c="2"/>31.17666 <text:s text:c="2"/>63.65492 <text:s text:c="2"/>63.65278 <text:s/>2006 <text:s/>6 25 17:12:14.455012</text:p>
          </table:table-cell>
        </table:table-row>
        <table:table-row table:style-name="ro1">
          <table:table-cell office:value-type="string" calcext:value-type="string">
            <text:p><text:s text:c="5"/>480.00000000 <text:s/>-18962.59052991 <text:s text:c="2"/>37661.66243819 <text:s text:c="6"/>4.04433258 -2.746151982 -1.382675777 -0.000197633 <text:s text:c="2"/>42166.261709 0.000004 <text:s text:c="3"/>0.00662 <text:s/>352.89609 <text:s text:c="2"/>92.59585 <text:s text:c="2"/>31.23325 <text:s text:c="2"/>31.23300 <text:s/>2006 <text:s/>6 25 19:12:14.455025</text:p>
          </table:table-cell>
        </table:table-row>
        <table:table-row table:style-name="ro1">
          <table:table-cell office:value-type="string" calcext:value-type="string">
            <text:p><text:s text:c="5"/>600.00000000 <text:s/>-35285.00095313 <text:s text:c="2"/>23085.44402778 <text:s text:c="6"/>2.08711880 -1.683277908 -2.572893625 -0.000296282 <text:s text:c="2"/>42166.267107 0.000016 <text:s text:c="3"/>0.00621 <text:s/>353.99260 <text:s/>217.47962 <text:s/>295.33279 <text:s/>295.33450 <text:s/>2006 <text:s/>6 25 21:12:14.454998</text:p>
          </table:table-cell>
        </table:table-row>
        <table:table-row table:style-name="ro1">
          <table:table-cell office:value-type="string" calcext:value-type="string">
            <text:p><text:s text:c="5"/>720.00000000 <text:s/>-42103.20138132 <text:s text:c="3"/>2291.06228893 <text:s text:c="5"/>-0.13274964 -0.166974816 -3.070104560 -0.000311007 <text:s text:c="2"/>42166.272504 0.000034 <text:s text:c="3"/>0.00580 <text:s/>355.10258 <text:s/>238.21722 <text:s/>303.56550 <text:s/>303.56870 <text:s/>2006 <text:s/>6 25 23:12:14.455012</text:p>
          </table:table-cell>
        </table:table-row>
        <table:table-row table:style-name="ro1">
          <table:table-cell office:value-type="string" calcext:value-type="string">
            <text:p><text:s text:c="5"/>840.00000000 <text:s/>-37580.31858370 <text:s/>-19120.40485693 <text:s text:c="5"/>-2.02755702 <text:s/>1.394367848 -2.740341612 -0.000248591 <text:s text:c="2"/>42166.277902 0.000049 <text:s text:c="3"/>0.00539 <text:s/>356.22456 <text:s/>254.44135 <text:s/>316.30053 <text:s/>316.30437 <text:s/>2006 <text:s/>6 26 <text:s/>1:12:14.455025</text:p>
          </table:table-cell>
        </table:table-row>
        <table:table-row table:style-name="ro1">
          <table:table-cell office:value-type="string" calcext:value-type="string">
            <text:p><text:s text:c="5"/>960.00000000 <text:s/>-22934.20761876 <text:s/>-35381.23870806 <text:s text:c="5"/>-3.16495932 <text:s/>2.580167539 -1.672360951 -0.000134907 <text:s text:c="2"/>42166.283299 0.000060 <text:s text:c="3"/>0.00498 <text:s/>357.35709 <text:s/>269.63485 <text:s/>330.05665 <text:s/>330.06010 <text:s/>2006 <text:s/>6 26 <text:s/>3:12:14.454998</text:p>
          </table:table-cell>
        </table:table-row>
        <table:table-row table:style-name="ro1">
          <table:table-cell office:value-type="string" calcext:value-type="string">
            <text:p><text:s text:c="4"/>1080.00000000 <text:s text:c="2"/>-2109.90332389 <text:s/>-42110.71508198 <text:s text:c="5"/>-3.36507889 <text:s/>3.070935369 -0.153808390 -0.000005855 <text:s text:c="2"/>42166.288696 0.000068 <text:s text:c="3"/>0.00457 <text:s/>358.49948 <text:s/>284.45334 <text:s/>344.17885 <text:s/>344.18097 <text:s/>2006 <text:s/>6 26 <text:s/>5:12:14.455012</text:p>
          </table:table-cell>
        </table:table-row>
        <table:table-row table:style-name="ro1">
          <table:table-cell office:value-type="string" calcext:value-type="string">
            <text:p><text:s text:c="4"/>1200.00000000 <text:s text:c="2"/>19282.77774728 <text:s/>-37495.59250598 <text:s text:c="5"/>-2.71861462 <text:s/>2.734400524 <text:s/>1.406220933 <text:s/>0.000103486 <text:s text:c="2"/>42166.294093 0.000071 <text:s text:c="3"/>0.00417 <text:s/>359.65183 <text:s/>299.12472 <text:s/>358.43875 <text:s/>358.43898 <text:s/>2006 <text:s/>6 26 <text:s/>7:12:14.455025</text:p>
          </table:table-cell>
        </table:table-row>
        <table:table-row table:style-name="ro1">
          <table:table-cell office:value-type="string" calcext:value-type="string">
            <text:p><text:s text:c="4"/>1320.00000000 <text:s text:c="2"/>35480.60990600 <text:s/>-22779.03375285 <text:s text:c="5"/>-1.52841859 <text:s/>1.661210676 <text:s/>2.587414593 <text:s/>0.000168300 <text:s text:c="2"/>42166.299490 0.000069 <text:s text:c="3"/>0.00376 <text:s text:c="3"/>0.81421 <text:s/>313.77342 <text:s text:c="2"/>12.71135 <text:s text:c="2"/>12.70961 <text:s/>2006 <text:s/>6 26 <text:s/>9:12:14.454998</text:p>
          </table:table-cell>
        </table:table-row>
        <table:table-row table:style-name="ro1">
          <table:table-cell office:value-type="string" calcext:value-type="string">
            <text:p><text:s text:c="4"/>1440.00000000 <text:s text:c="2"/>42119.96263499 <text:s text:c="2"/>-1925.77567263 <text:s text:c="5"/>-0.19827433 <text:s/>0.140521206 <text:s/>3.071541613 <text:s/>0.000179561 <text:s text:c="2"/>42166.304886 0.000062 <text:s text:c="3"/>0.00336 <text:s text:c="3"/>1.98591 <text:s/>328.51675 <text:s text:c="2"/>26.87953 <text:s text:c="2"/>26.87630 <text:s/>2006 <text:s/>6 26 11:12:14.455012</text:p>
          </table:table-cell>
        </table:table-row>
        <table:table-row table:style-name="ro1">
          <table:table-cell office:value-type="string" calcext:value-type="string">
            <text:p>28872 xx</text:p>
          </table:table-cell>
        </table:table-row>
        <table:table-row table:style-name="ro1">
          <table:table-cell office:value-type="string" calcext:value-type="string">
            <text:p><text:s text:c="7"/>0.00000000 <text:s text:c="2"/>-6131.82730456 <text:s text:c="3"/>2446.52815528 <text:s text:c="3"/>-253.64211033 -0.144920228 <text:s/>0.995100963 <text:s/>7.658645067</text:p>
          </table:table-cell>
        </table:table-row>
        <table:table-row table:style-name="ro1">
          <table:table-cell office:value-type="string" calcext:value-type="string">
            <text:p><text:s text:c="7"/>5.00000000 <text:s text:c="2"/>-5799.24256134 <text:s text:c="3"/>2589.14811119 <text:s text:c="3"/>2011.54515100 <text:s/>2.325207364 -0.047125672 <text:s/>7.296234071 <text:s text:c="3"/>6532.131812 0.028892 <text:s text:c="2"/>96.46953 <text:s/>157.99929 <text:s/>243.05004 <text:s/>134.64086 <text:s/>132.24900 <text:s/>2005 11 29 <text:s/>0:33:58.939092</text:p>
          </table:table-cell>
        </table:table-row>
        <table:table-row table:style-name="ro1">
          <table:table-cell office:value-type="string" calcext:value-type="string">
            <text:p><text:s text:c="6"/>10.00000000 <text:s text:c="2"/>-4769.05061967 <text:s text:c="3"/>2420.46580562 <text:s text:c="3"/>4035.30855837 <text:s/>4.464585796 -1.060923209 <text:s/>6.070907874 <text:s text:c="3"/>6526.273486 0.029375 <text:s text:c="2"/>96.47228 <text:s/>158.00095 <text:s/>241.81874 <text:s/>155.49460 <text:s/>154.06995 <text:s/>2005 11 29 <text:s/>0:38:58.939114</text:p>
          </table:table-cell>
        </table:table-row>
        <table:table-row table:style-name="ro1">
          <table:table-cell office:value-type="string" calcext:value-type="string">
            <text:p><text:s text:c="6"/>15.00000000 <text:s text:c="2"/>-3175.45157340 <text:s text:c="3"/>1965.98738086 <text:s text:c="3"/>5582.12569607 <text:s/>6.049639376 -1.935777558 <text:s/>4.148607019 <text:s text:c="3"/>6519.457505 0.030322 <text:s text:c="2"/>96.47559 <text:s/>158.00479 <text:s/>241.88251 <text:s/>174.88643 <text:s/>174.56958 <text:s/>2005 11 29 <text:s/>0:43:58.939096</text:p>
          </table:table-cell>
        </table:table-row>
        <table:table-row table:style-name="ro1">
          <table:table-cell office:value-type="string" calcext:value-type="string">
            <text:p><text:s text:c="6"/>20.00000000 <text:s text:c="2"/>-1210.19024802 <text:s text:c="3"/>1281.54541294 <text:s text:c="3"/>6474.68172772 <text:s/>6.920746273 -2.580517337 <text:s/>1.748783868 <text:s text:c="3"/>6514.336564 0.030902 <text:s text:c="2"/>96.47802 <text:s/>158.01066 <text:s/>243.38375 <text:s/>192.80420 <text:s/>193.60708 <text:s/>2005 11 29 <text:s/>0:48:58.939118</text:p>
          </table:table-cell>
        </table:table-row>
        <table:table-row table:style-name="ro1">
          <table:table-cell office:value-type="string" calcext:value-type="string">
            <text:p><text:s text:c="6"/>25.00000000 <text:s text:c="4"/>896.73799533 <text:s text:c="4"/>447.12357305 <text:s text:c="3"/>6607.22400507 <text:s/>6.983396282 -2.925846168 -0.872655207 <text:s text:c="3"/>6512.862228 0.030569 <text:s text:c="2"/>96.47849 <text:s/>158.01759 <text:s/>245.19289 <text:s/>210.51094 <text:s/>212.32507 <text:s/>2005 11 29 <text:s/>0:53:58.939101</text:p>
          </table:table-cell>
        </table:table-row>
        <table:table-row table:style-name="ro1">
          <table:table-cell office:value-type="string" calcext:value-type="string">
            <text:p><text:s text:c="6"/>30.00000000 <text:s text:c="3"/>2896.99663534 <text:s text:c="3"/>-440.04738594 <text:s text:c="3"/>5954.92675486 <text:s/>6.211488246 -2.926949815 -3.433959806 <text:s text:c="3"/>6515.608034 0.029493 <text:s text:c="2"/>96.47675 <text:s/>158.02409 <text:s/>245.84813 <text:s/>229.59404 <text:s/>232.20474 <text:s/>2005 11 29 <text:s/>0:58:58.939123</text:p>
          </table:table-cell>
        </table:table-row>
        <table:table-row table:style-name="ro1">
          <table:table-cell office:value-type="string" calcext:value-type="string">
            <text:p><text:s text:c="6"/>35.00000000 <text:s text:c="3"/>4545.78970167 <text:s text:c="2"/>-1273.55952872 <text:s text:c="3"/>4580.16512984 <text:s/>4.656984233 -2.568711513 -5.638510954 <text:s text:c="3"/>6521.403980 0.028482 <text:s text:c="2"/>96.47351 <text:s/>158.02882 <text:s/>244.64993 <text:s/>250.85868 <text:s/>253.96339 <text:s/>2005 11 29 <text:s/>1: 3:58.939105</text:p>
          </table:table-cell>
        </table:table-row>
        <table:table-row table:style-name="ro1">
          <table:table-cell office:value-type="string" calcext:value-type="string">
            <text:p><text:s text:c="6"/>40.00000000 <text:s text:c="3"/>5627.43299371 <text:s text:c="2"/>-1947.94282469 <text:s text:c="3"/>2634.16714930 <text:s/>2.464141047 -1.873985161 -7.195743032 <text:s text:c="3"/>6527.502251 0.028288 <text:s text:c="2"/>96.47026 <text:s/>158.03113 <text:s/>242.66126 <text:s/>273.31432 <text:s/>276.54607 <text:s/>2005 11 29 <text:s/>1: 8:58.939127</text:p>
          </table:table-cell>
        </table:table-row>
        <table:table-row table:style-name="ro1">
          <table:table-cell office:value-type="string" calcext:value-type="string">
            <text:p><text:s text:c="6"/>45.00000000 <text:s text:c="3"/>5984.72318534 <text:s text:c="2"/>-2371.37691609 <text:s text:c="4"/>349.87996209 -0.121276950 -0.911981546 -7.859613894 <text:s text:c="3"/>6530.555444 0.028747 <text:s text:c="2"/>96.46863 <text:s/>158.03155 <text:s/>241.89724 <text:s/>294.97178 <text:s/>297.93068 <text:s/>2005 11 29 <text:s/>1:13:58.939109</text:p>
          </table:table-cell>
        </table:table-row>
        <table:table-row table:style-name="ro1">
          <table:table-cell office:value-type="string" calcext:value-type="string">
            <text:p><text:s text:c="6"/>50.00000000 <text:s text:c="3"/>5548.43325922 <text:s text:c="2"/>-2480.16469245 <text:s text:c="2"/>-1979.24314527 -2.763269534 <text:s/>0.199691915 -7.482796996 <text:s text:c="3"/>6528.353658 0.028906 <text:s text:c="2"/>96.46957 <text:s/>158.03163 <text:s/>242.90998 <text:s/>315.24831 <text:s/>317.54473 <text:s/>2005 11 29 <text:s/>1:18:58.939092</text:p>
          </table:table-cell>
        </table:table-row>
        <table:table-row table:style-name="ro1">
          <table:table-cell office:value-type="string" calcext:value-type="string">
            <text:p>29141 xx</text:p>
          </table:table-cell>
        </table:table-row>
        <table:table-row table:style-name="ro1">
          <table:table-cell office:value-type="string" calcext:value-type="string">
            <text:p><text:s text:c="7"/>0.00000000 <text:s text:c="4"/>423.99295524 <text:s text:c="2"/>-6658.12256149 <text:s text:c="4"/>136.13040356 <text:s/>1.006373613 <text:s/>0.217309983 <text:s/>7.662587892</text:p>
          </table:table-cell>
        </table:table-row>
        <table:table-row table:style-name="ro1">
          <table:table-cell office:value-type="string" calcext:value-type="string">
            <text:p><text:s text:c="6"/>20.00000000 <text:s text:c="4"/>931.80883587 <text:s text:c="2"/>-1017.17852239 <text:s text:c="3"/>6529.19244527 -0.298847918 <text:s/>7.613891977 <text:s/>1.226399480 <text:s text:c="3"/>6654.859371 0.002792 <text:s text:c="2"/>82.42352 <text:s/>273.47441 <text:s/>254.48318 <text:s/>186.27472 <text:s/>186.30976 <text:s/>2006 <text:s/>6 19 <text:s/>6:45:41.242102</text:p>
          </table:table-cell>
        </table:table-row>
        <table:table-row table:style-name="ro1">
          <table:table-cell office:value-type="string" calcext:value-type="string">
            <text:p><text:s text:c="6"/>40.00000000 <text:s text:c="4"/>-83.44906141 <text:s text:c="3"/>6286.20208453 <text:s text:c="3"/>2223.49837161 -1.113515974 <text:s/>2.530970283 -7.219445568 <text:s text:c="3"/>6667.409852 0.000967 <text:s text:c="2"/>82.43311 <text:s/>273.45347 <text:s/>259.01762 <text:s/>261.32660 <text:s/>261.43621 <text:s/>2006 <text:s/>6 19 <text:s/>7: 5:41.242111</text:p>
          </table:table-cell>
        </table:table-row>
        <table:table-row table:style-name="ro1">
          <table:table-cell office:value-type="string" calcext:value-type="string">
            <text:p><text:s text:c="6"/>60.00000000 <text:s text:c="3"/>-958.57681221 <text:s text:c="3"/>3259.26005348 <text:s text:c="2"/>-5722.63732467 -0.101225813 -6.735338321 -3.804851872 <text:s text:c="3"/>6650.404442 0.001731 <text:s text:c="2"/>82.42598 <text:s/>273.44626 <text:s/>354.27502 <text:s/>245.88943 <text:s/>246.07057 <text:s/>2006 <text:s/>6 19 <text:s/>7:25:41.242079</text:p>
          </table:table-cell>
        </table:table-row>
        <table:table-row table:style-name="ro1">
          <table:table-cell office:value-type="string" calcext:value-type="string">
            <text:p><text:s text:c="6"/>80.00000000 <text:s text:c="3"/>-255.25619985 <text:s text:c="2"/>-5132.59762974 <text:s text:c="2"/>-4221.27233118 <text:s/>1.077709303 -4.905938824 <text:s/>5.892521264 <text:s text:c="3"/>6652.084920 0.000656 <text:s text:c="2"/>82.42981 <text:s/>273.42019 <text:s/>252.81771 <text:s text:c="2"/>67.36659 <text:s text:c="2"/>67.29720 <text:s/>2006 <text:s/>6 19 <text:s/>7:45:41.242088</text:p>
          </table:table-cell>
        </table:table-row>
        <table:table-row table:style-name="ro1">
          <table:table-cell office:value-type="string" calcext:value-type="string">
            <text:p><text:s text:c="5"/>100.00000000 <text:s text:c="4"/>867.44295097 <text:s text:c="2"/>-5038.40402933 <text:s text:c="3"/>4256.73810533 <text:s/>0.479447535 <text:s/>5.032326446 <text:s/>5.857126248 <text:s text:c="3"/>6646.445447 0.000943 <text:s text:c="2"/>82.42973 <text:s/>273.41562 <text:s/>212.21882 <text:s/>187.98298 <text:s/>187.99800 <text:s/>2006 <text:s/>6 19 <text:s/>8: 5:41.242097</text:p>
          </table:table-cell>
        </table:table-row>
        <table:table-row table:style-name="ro1">
          <table:table-cell office:value-type="string" calcext:value-type="string">
            <text:p><text:s text:c="5"/>120.00000000 <text:s text:c="4"/>559.16882013 <text:s text:c="3"/>3376.30587937 <text:s text:c="3"/>5699.22017391 -0.906749328 <text:s/>6.646149867 -3.852331832 <text:s text:c="3"/>6633.873397 0.002146 <text:s text:c="2"/>82.42602 <text:s/>273.38941 <text:s/>288.19218 <text:s/>191.94169 <text:s/>191.99264 <text:s/>2006 <text:s/>6 19 <text:s/>8:25:41.242106</text:p>
          </table:table-cell>
        </table:table-row>
        <table:table-row table:style-name="ro1">
          <table:table-cell office:value-type="string" calcext:value-type="string">
            <text:p><text:s text:c="5"/>140.00000000 <text:s text:c="3"/>-669.85184205 <text:s text:c="3"/>6196.00229484 <text:s text:c="2"/>-2281.95741770 -0.795804092 -2.752114827 -7.202478520 <text:s text:c="3"/>6639.351533 0.001666 <text:s text:c="2"/>82.43307 <text:s/>273.38226 <text:s/>276.79256 <text:s/>283.50264 <text:s/>283.68819 <text:s/>2006 <text:s/>6 19 <text:s/>8:45:41.242075</text:p>
          </table:table-cell>
        </table:table-row>
        <table:table-row table:style-name="ro1">
          <table:table-cell office:value-type="string" calcext:value-type="string">
            <text:p><text:s text:c="5"/>160.00000000 <text:s text:c="3"/>-784.20708019 <text:s text:c="2"/>-1278.53125553 <text:s text:c="2"/>-6449.19892596 <text:s/>0.636702380 -7.595425203 <text:s/>1.431090802 <text:s text:c="3"/>6615.185547 0.000988 <text:s text:c="2"/>82.42356 <text:s/>273.36071 <text:s text:c="2"/>80.31004 <text:s/>200.39880 <text:s/>200.43831 <text:s/>2006 <text:s/>6 19 <text:s/>9: 5:41.242084</text:p>
          </table:table-cell>
        </table:table-row>
        <table:table-row table:style-name="ro1">
          <table:table-cell office:value-type="string" calcext:value-type="string">
            <text:p><text:s text:c="5"/>180.00000000 <text:s text:c="4"/>406.15811659 <text:s text:c="2"/>-6607.03115799 <text:s text:c="4"/>148.33021477 <text:s/>1.009818575 <text:s/>0.231843765 <text:s/>7.692047844 <text:s text:c="3"/>6625.576066 0.000764 <text:s text:c="2"/>82.43444 <text:s/>273.34723 <text:s/>331.83273 <text:s text:c="2"/>29.46222 <text:s text:c="2"/>29.41915 <text:s/>2006 <text:s/>6 19 <text:s/>9:25:41.242093</text:p>
          </table:table-cell>
        </table:table-row>
        <table:table-row table:style-name="ro1">
          <table:table-cell office:value-type="string" calcext:value-type="string">
            <text:p><text:s text:c="5"/>200.00000000 <text:s text:c="4"/>916.34911813 <text:s text:c="3"/>-884.08649248 <text:s text:c="3"/>6491.09810362 -0.302163049 <text:s/>7.669887109 <text:s/>1.084336909 <text:s text:c="3"/>6596.784223 0.002757 <text:s text:c="2"/>82.42336 <text:s/>273.33273 <text:s/>254.08653 <text:s/>187.77997 <text:s/>187.82284 <text:s/>2006 <text:s/>6 19 <text:s/>9:45:41.242102</text:p>
          </table:table-cell>
        </table:table-row>
        <table:table-row table:style-name="ro1">
          <table:table-cell office:value-type="string" calcext:value-type="string">
            <text:p><text:s text:c="5"/>220.00000000 <text:s text:c="3"/>-104.02490970 <text:s text:c="3"/>6304.31821405 <text:s text:c="3"/>1960.08739882 -1.108873823 <text:s/>2.259522809 -7.351147710 <text:s text:c="3"/>6603.486694 0.000956 <text:s text:c="2"/>82.43346 <text:s/>273.31198 <text:s/>246.54178 <text:s/>276.03282 <text:s/>276.14180 <text:s/>2006 <text:s/>6 19 10: 5:41.242111</text:p>
          </table:table-cell>
        </table:table-row>
        <table:table-row table:style-name="ro1">
          <table:table-cell office:value-type="string" calcext:value-type="string">
            <text:p><text:s text:c="5"/>240.00000000 <text:s text:c="3"/>-944.61642849 <text:s text:c="3"/>2872.17248379 <text:s text:c="2"/>-5846.94103362 -0.051117686 -6.989747076 -3.413102600 <text:s text:c="3"/>6577.346070 0.001592 <text:s text:c="2"/>82.42534 <text:s/>273.30392 <text:s text:c="3"/>2.77756 <text:s/>240.87045 <text:s/>241.02990 <text:s/>2006 <text:s/>6 19 10:25:41.242079</text:p>
          </table:table-cell>
        </table:table-row>
        <table:table-row table:style-name="ro1">
          <table:table-cell office:value-type="string" calcext:value-type="string">
            <text:p><text:s text:c="5"/>260.00000000 <text:s text:c="3"/>-187.16569888 <text:s text:c="2"/>-5404.86163467 <text:s text:c="2"/>-3731.97057618 <text:s/>1.094696706 -4.412110995 <text:s/>6.326060952 <text:s text:c="3"/>6573.111994 0.000741 <text:s text:c="2"/>82.43077 <text:s/>273.27798 <text:s/>263.60955 <text:s text:c="2"/>61.43377 <text:s text:c="2"/>61.35924 <text:s/>2006 <text:s/>6 19 10:45:41.242088</text:p>
          </table:table-cell>
        </table:table-row>
        <table:table-row table:style-name="ro1">
          <table:table-cell office:value-type="string" calcext:value-type="string">
            <text:p><text:s text:c="5"/>280.00000000 <text:s text:c="4"/>884.59720467 <text:s text:c="2"/>-4465.74516163 <text:s text:c="3"/>4725.83632696 <text:s/>0.380656028 <text:s/>5.691554046 <text:s/>5.303910983 <text:s text:c="3"/>6553.914239 0.001257 <text:s text:c="2"/>82.42848 <text:s/>273.27324 <text:s/>213.21629 <text:s/>193.37953 <text:s/>193.41290 <text:s/>2006 <text:s/>6 19 11: 5:41.242097</text:p>
          </table:table-cell>
        </table:table-row>
        <table:table-row table:style-name="ro1">
          <table:table-cell office:value-type="string" calcext:value-type="string">
            <text:p><text:s text:c="5"/>300.00000000 <text:s text:c="4"/>446.40767236 <text:s text:c="3"/>4086.66839620 <text:s text:c="3"/>5093.05596650 -0.982424447 <text:s/>6.072965199 -4.791630682 <text:s text:c="3"/>6535.077554 0.001618 <text:s text:c="2"/>82.42746 <text:s/>273.24577 <text:s/>291.11394 <text:s/>197.16680 <text:s/>197.22159 <text:s/>2006 <text:s/>6 19 11:25:41.242106</text:p>
          </table:table-cell>
        </table:table-row>
        <table:table-row table:style-name="ro1">
          <table:table-cell office:value-type="string" calcext:value-type="string">
            <text:p><text:s text:c="5"/>320.00000000 <text:s text:c="3"/>-752.24467495 <text:s text:c="3"/>5588.35473301 <text:s text:c="2"/>-3275.04092573 -0.661161370 -4.016290740 -6.676898026 <text:s text:c="3"/>6523.150138 0.001608 <text:s text:c="2"/>82.43163 <text:s/>273.24054 <text:s/>287.85797 <text:s/>282.58332 <text:s/>282.76309 <text:s/>2006 <text:s/>6 19 11:45:41.242075</text:p>
          </table:table-cell>
        </table:table-row>
        <table:table-row table:style-name="ro1">
          <table:table-cell office:value-type="string" calcext:value-type="string">
            <text:p><text:s text:c="5"/>340.00000000 <text:s text:c="3"/>-643.72872525 <text:s text:c="2"/>-2585.02528560 <text:s text:c="2"/>-5923.01306608 <text:s/>0.807922142 -7.171597814 <text:s/>3.041115058 <text:s text:c="3"/>6490.083264 0.000695 <text:s text:c="2"/>82.42474 <text:s/>273.21509 <text:s/>123.03058 <text:s/>170.03884 <text:s/>170.02506 <text:s/>2006 <text:s/>6 19 12: 5:41.242084</text:p>
          </table:table-cell>
        </table:table-row>
        <table:table-row table:style-name="ro1">
          <table:table-cell office:value-type="string" calcext:value-type="string">
            <text:p><text:s text:c="5"/>360.00000000 <text:s text:c="4"/>584.40295819 <text:s text:c="2"/>-6202.35605817 <text:s text:c="3"/>1781.00536019 <text:s/>0.869250450 <text:s/>2.226927514 <text:s/>7.471676765 <text:s text:c="3"/>6481.796204 0.000373 <text:s text:c="2"/>82.43379 <text:s/>273.20643 <text:s text:c="3"/>7.31819 <text:s text:c="3"/>8.78009 <text:s text:c="3"/>8.77357 <text:s/>2006 <text:s/>6 19 12:25:41.242093</text:p>
          </table:table-cell>
        </table:table-row>
        <table:table-row table:style-name="ro1">
          <table:table-cell office:value-type="string" calcext:value-type="string">
            <text:p><text:s text:c="5"/>380.00000000 <text:s text:c="4"/>779.59211765 <text:s text:c="3"/>1100.73728301 <text:s text:c="3"/>6311.59529480 -0.599552305 <text:s/>7.721032522 -1.275153027 <text:s text:c="3"/>6437.508232 0.002601 <text:s text:c="2"/>82.42317 <text:s/>273.18521 <text:s/>272.09622 <text:s/>187.31813 <text:s/>187.35618 <text:s/>2006 <text:s/>6 19 12:45:41.242102</text:p>
          </table:table-cell>
        </table:table-row>
        <table:table-row table:style-name="ro1">
          <table:table-cell office:value-type="string" calcext:value-type="string">
            <text:p><text:s text:c="5"/>400.00000000 <text:s text:c="3"/>-403.03155588 <text:s text:c="3"/>6399.18000837 <text:s text:c="3"/>-364.12735875 -1.008861924 -0.516636615 -7.799812287 <text:s text:c="3"/>6427.949611 0.001475 <text:s text:c="2"/>82.43476 <text:s/>273.17168 <text:s/>235.94761 <text:s/>307.33127 <text:s/>307.46560 <text:s/>2006 <text:s/>6 19 13: 5:41.242111</text:p>
          </table:table-cell>
        </table:table-row>
        <table:table-row table:style-name="ro1">
          <table:table-cell office:value-type="string" calcext:value-type="string">
            <text:p><text:s text:c="5"/>420.00000000 <text:s text:c="3"/>-852.93910071 <text:s text:c="4"/>192.65232023 <text:s text:c="2"/>-6322.47054784 <text:s/>0.396006194 -7.882964919 -0.289331517 <text:s text:c="3"/>6375.610362 0.001229 <text:s text:c="2"/>82.42276 <text:s/>273.15527 <text:s text:c="2"/>61.88829 <text:s/>205.96299 <text:s/>206.02469 <text:s/>2006 <text:s/>6 19 13:25:41.242079</text:p>
          </table:table-cell>
        </table:table-row>
        <table:table-row table:style-name="ro1">
          <table:table-cell office:value-type="string" calcext:value-type="string">
            <text:p>29238 xx</text:p>
          </table:table-cell>
        </table:table-row>
        <table:table-row table:style-name="ro1">
          <table:table-cell office:value-type="string" calcext:value-type="string">
            <text:p><text:s text:c="7"/>0.00000000 <text:s text:c="2"/>-5566.59512819 <text:s text:c="2"/>-3789.75991159 <text:s text:c="5"/>67.60382245 <text:s/>2.873759367 -3.825340523 <text:s/>6.023253926</text:p>
          </table:table-cell>
        </table:table-row>
        <table:table-row table:style-name="ro1">
          <table:table-cell office:value-type="string" calcext:value-type="string">
            <text:p><text:s text:c="5"/>120.00000000 <text:s text:c="3"/>4474.27915495 <text:s text:c="2"/>-1447.72286142 <text:s text:c="3"/>4619.83927235 <text:s/>4.712595822 <text:s/>5.668306153 -2.701606741 <text:s text:c="3"/>6722.575685 0.020855 <text:s text:c="2"/>51.54723 <text:s/>213.34037 <text:s text:c="2"/>94.40931 <text:s text:c="2"/>22.09810 <text:s text:c="2"/>21.21193 <text:s/>2006 <text:s/>6 26 <text:s/>8:53:44.456634</text:p>
          </table:table-cell>
        </table:table-row>
        <table:table-row table:style-name="ro1">
          <table:table-cell office:value-type="string" calcext:value-type="string">
            <text:p><text:s text:c="5"/>240.00000000 <text:s text:c="3"/>1922.17712474 <text:s text:c="3"/>5113.01138342 <text:s text:c="2"/>-4087.08470203 -6.490769651 -0.522350158 -3.896001154 <text:s text:c="3"/>6724.840619 0.020836 <text:s text:c="2"/>51.55602 <text:s/>212.95757 <text:s text:c="2"/>95.05339 <text:s/>134.84550 <text:s/>133.13386 <text:s/>2006 <text:s/>6 26 10:53:44.456607</text:p>
          </table:table-cell>
        </table:table-row>
        <table:table-row table:style-name="ro1">
          <table:table-cell office:value-type="string" calcext:value-type="string">
            <text:p><text:s text:c="5"/>360.00000000 <text:s text:c="2"/>-6157.93546882 <text:s text:c="2"/>-2094.70798790 <text:s text:c="2"/>-1941.63730960 <text:s/>0.149900661 -5.175192523 <text:s/>5.604262034 <text:s text:c="3"/>6729.860276 0.020524 <text:s text:c="2"/>51.57445 <text:s/>212.48491 <text:s text:c="2"/>94.57294 <text:s/>244.01244 <text:s/>246.14078 <text:s/>2006 <text:s/>6 26 12:53:44.456620</text:p>
          </table:table-cell>
        </table:table-row>
        <table:table-row table:style-name="ro1">
          <table:table-cell office:value-type="string" calcext:value-type="string">
            <text:p><text:s text:c="5"/>480.00000000 <text:s text:c="3"/>2482.64052411 <text:s text:c="2"/>-3268.45944555 <text:s text:c="3"/>5146.38006190 <text:s/>6.501814698 <text:s/>4.402848754 -0.350943511 <text:s text:c="3"/>6719.018114 0.020320 <text:s text:c="2"/>51.53923 <text:s/>212.07031 <text:s text:c="2"/>96.26478 <text:s/>356.94314 <text:s/>357.06545 <text:s/>2006 <text:s/>6 26 14:53:44.456634</text:p>
          </table:table-cell>
        </table:table-row>
        <table:table-row table:style-name="ro1">
          <table:table-cell office:value-type="string" calcext:value-type="string">
            <text:p><text:s text:c="5"/>600.00000000 <text:s text:c="3"/>4036.26455287 <text:s text:c="3"/>4827.43347201 <text:s text:c="2"/>-2507.99063955 -5.184409515 <text:s/>1.772280695 -5.331390168 <text:s text:c="3"/>6728.048056 0.020495 <text:s text:c="2"/>51.57078 <text:s/>211.66544 <text:s text:c="2"/>97.68432 <text:s/>110.52055 <text:s/>108.30924 <text:s/>2006 <text:s/>6 26 16:53:44.456607</text:p>
          </table:table-cell>
        </table:table-row>
        <table:table-row table:style-name="ro1">
          <table:table-cell office:value-type="string" calcext:value-type="string">
            <text:p><text:s text:c="5"/>720.00000000 <text:s text:c="2"/>-5776.81371622 <text:s text:c="3"/>-118.64155319 <text:s text:c="2"/>-3641.22052418 -2.539917207 -5.622701582 <text:s/>4.403125405 <text:s text:c="3"/>6724.820558 0.020547 <text:s text:c="2"/>51.56099 <text:s/>211.18821 <text:s text:c="2"/>97.21262 <text:s/>219.89135 <text:s/>221.41939 <text:s/>2006 <text:s/>6 26 18:53:44.456620</text:p>
          </table:table-cell>
        </table:table-row>
        <table:table-row table:style-name="ro1">
          <table:table-cell office:value-type="string" calcext:value-type="string">
            <text:p><text:s text:c="5"/>840.00000000 <text:s text:c="5"/>67.98699487 <text:s text:c="2"/>-4456.49213473 <text:s text:c="3"/>4863.71794283 <text:s/>7.183809420 <text:s/>2.418917791 <text:s/>2.015642495 <text:s text:c="3"/>6719.324890 0.020499 <text:s text:c="2"/>51.54373 <text:s/>210.80108 <text:s text:c="2"/>98.23244 <text:s/>332.06973 <text:s/>333.15521 <text:s/>2006 <text:s/>6 26 20:53:44.456634</text:p>
          </table:table-cell>
        </table:table-row>
        <table:table-row table:style-name="ro1">
          <table:table-cell office:value-type="string" calcext:value-type="string">
            <text:p><text:s text:c="5"/>960.00000000 <text:s text:c="3"/>5520.62207038 <text:s text:c="3"/>3782.38203554 <text:s text:c="3"/>-596.73193161 -3.027966069 <text:s/>3.754152525 -6.013506363 <text:s text:c="3"/>6729.578486 0.020759 <text:s text:c="2"/>51.57938 <text:s/>210.36070 <text:s text:c="2"/>99.82418 <text:s text:c="2"/>86.68512 <text:s text:c="2"/>84.31260 <text:s/>2006 <text:s/>6 26 22:53:44.456607</text:p>
          </table:table-cell>
        </table:table-row>
        <table:table-row table:style-name="ro1">
          <table:table-cell office:value-type="string" calcext:value-type="string">
            <text:p><text:s text:c="4"/>1080.00000000 <text:s text:c="2"/>-4528.05104455 <text:s text:c="3"/>1808.46273329 <text:s text:c="2"/>-4816.99727762 -4.808419763 -5.185789345 <text:s/>2.642104494 <text:s text:c="3"/>6719.734999 0.020988 <text:s text:c="2"/>51.54703 <text:s/>209.90441 <text:s text:c="2"/>98.71342 <text:s/>197.46314 <text:s/>198.19584 <text:s/>2006 <text:s/>6 27 <text:s/>0:53:44.456620</text:p>
          </table:table-cell>
        </table:table-row>
        <table:table-row table:style-name="ro1">
          <table:table-cell office:value-type="string" calcext:value-type="string">
            <text:p><text:s text:c="4"/>1200.00000000 <text:s text:c="2"/>-2356.61468078 <text:s text:c="2"/>-4852.51202272 <text:s text:c="3"/>3856.53816184 <text:s/>6.688446735 <text:s/>0.118520958 <text:s/>4.021854210 <text:s text:c="3"/>6722.408929 0.020953 <text:s text:c="2"/>51.55740 <text:s/>209.52106 <text:s text:c="2"/>98.53493 <text:s/>309.41224 <text:s/>311.24882 <text:s/>2006 <text:s/>6 27 <text:s/>2:53:44.456634</text:p>
          </table:table-cell>
        </table:table-row>
        <table:table-row table:style-name="ro1">
          <table:table-cell office:value-type="string" calcext:value-type="string">
            <text:p><text:s text:c="4"/>1320.00000000 <text:s text:c="3"/>6149.65800134 <text:s text:c="3"/>2173.59423261 <text:s text:c="3"/>1369.29488732 -0.345832777 <text:s/>5.109857861 -5.842951828 <text:s text:c="3"/>6727.916386 0.021118 <text:s text:c="2"/>51.57710 <text:s/>209.05199 <text:s/>100.14201 <text:s text:c="2"/>64.65457 <text:s text:c="2"/>62.48241 <text:s/>2006 <text:s/>6 27 <text:s/>4:53:44.456607</text:p>
          </table:table-cell>
        </table:table-row>
        <table:table-row table:style-name="ro1">
          <table:table-cell office:value-type="string" calcext:value-type="string">
            <text:p><text:s text:c="4"/>1440.00000000 <text:s text:c="2"/>-2629.55011449 <text:s text:c="3"/>3400.98040158 <text:s text:c="2"/>-5344.38217129 -6.368548448 -3.998963509 <text:s/>0.577253064 <text:s text:c="3"/>6716.496128 0.021225 <text:s text:c="2"/>51.53949 <text:s/>208.63001 <text:s text:c="2"/>98.79198 <text:s/>176.88483 <text:s/>176.75052 <text:s/>2006 <text:s/>6 27 <text:s/>6:53:44.456620</text:p>
          </table:table-cell>
        </table:table-row>
        <table:table-row table:style-name="ro1">
          <table:table-cell office:value-type="string" calcext:value-type="string">
            <text:p>88888 xx</text:p>
          </table:table-cell>
        </table:table-row>
        <table:table-row table:style-name="ro1">
          <table:table-cell office:value-type="string" calcext:value-type="string">
            <text:p><text:s text:c="7"/>0.00000000 <text:s text:c="3"/>2328.96975262 <text:s text:c="2"/>-5995.22051338 <text:s text:c="3"/>1719.97297192 <text:s/>2.912073281 -0.983417956 -7.090816210</text:p>
          </table:table-cell>
        </table:table-row>
        <table:table-row table:style-name="ro1">
          <table:table-cell office:value-type="string" calcext:value-type="string">
            <text:p><text:s text:c="5"/>120.00000000 <text:s text:c="3"/>1020.69234558 <text:s text:c="3"/>2286.56260634 <text:s text:c="2"/>-6191.55565927 -3.746543902 <text:s/>6.467532721 <text:s/>1.827985678 <text:s text:c="3"/>6626.008292 0.010522 <text:s text:c="2"/>72.83280 <text:s/>115.75005 <text:s text:c="2"/>63.53918 <text:s/>220.46377 <text:s/>221.25094 <text:s/>1980 10 <text:s/>2 <text:s/>1:41:24.113771</text:p>
          </table:table-cell>
        </table:table-row>
        <table:table-row table:style-name="ro1">
          <table:table-cell office:value-type="string" calcext:value-type="string">
            <text:p><text:s text:c="5"/>240.00000000 <text:s text:c="2"/>-3226.54349155 <text:s text:c="3"/>3503.70977525 <text:s text:c="3"/>4532.80979343 <text:s/>1.000992116 -5.788042888 <text:s/>5.162585826 <text:s text:c="3"/>6633.568600 0.009051 <text:s text:c="2"/>72.84300 <text:s/>115.55580 <text:s text:c="2"/>59.76008 <text:s/>346.41743 <text:s/>346.65942 <text:s/>1980 10 <text:s/>2 <text:s/>3:41:24.113744</text:p>
          </table:table-cell>
        </table:table-row>
        <table:table-row table:style-name="ro1">
          <table:table-cell office:value-type="string" calcext:value-type="string">
            <text:p><text:s text:c="5"/>360.00000000 <text:s text:c="3"/>2456.10706533 <text:s text:c="2"/>-6071.93855503 <text:s text:c="3"/>1222.89768554 <text:s/>2.679390040 -0.448290811 -7.228792155 <text:s text:c="3"/>6642.303503 0.009521 <text:s text:c="2"/>72.85473 <text:s/>115.32544 <text:s text:c="2"/>59.25198 <text:s/>109.67444 <text:s/>108.64459 <text:s/>1980 10 <text:s/>2 <text:s/>5:41:24.113757</text:p>
          </table:table-cell>
        </table:table-row>
        <table:table-row table:style-name="ro1">
          <table:table-cell office:value-type="string" calcext:value-type="string">
            <text:p><text:s text:c="5"/>480.00000000 <text:s text:c="4"/>787.16457349 <text:s text:c="3"/>2719.91800946 <text:s text:c="2"/>-6043.86662024 -3.759883839 <text:s/>6.277439314 <text:s/>2.397897864 <text:s text:c="3"/>6626.659125 0.010283 <text:s text:c="2"/>72.83384 <text:s/>115.10965 <text:s text:c="2"/>63.34327 <text:s/>225.25694 <text:s/>226.09847 <text:s/>1980 10 <text:s/>2 <text:s/>7:41:24.113771</text:p>
          </table:table-cell>
        </table:table-row>
        <table:table-row table:style-name="ro1">
          <table:table-cell office:value-type="string" calcext:value-type="string">
            <text:p><text:s text:c="5"/>600.00000000 <text:s text:c="2"/>-3110.97648029 <text:s text:c="3"/>3121.73026235 <text:s text:c="3"/>4878.15217035 <text:s/>1.244916056 -6.124880425 <text:s/>4.700576353 <text:s text:c="3"/>6631.933076 0.008795 <text:s text:c="2"/>72.84100 <text:s/>114.91683 <text:s text:c="2"/>59.02796 <text:s/>351.92087 <text:s/>352.06159 <text:s/>1980 10 <text:s/>2 <text:s/>9:41:24.113744</text:p>
          </table:table-cell>
        </table:table-row>
        <table:table-row table:style-name="ro1">
          <table:table-cell office:value-type="string" calcext:value-type="string">
            <text:p><text:s text:c="5"/>720.00000000 <text:s text:c="3"/>2567.56229695 <text:s text:c="2"/>-6112.50383922 <text:s text:c="4"/>713.96374435 <text:s/>2.440245751 <text:s/>0.098109002 -7.319959258 <text:s text:c="3"/>6642.615358 0.009371 <text:s text:c="2"/>72.85532 <text:s/>114.68868 <text:s text:c="2"/>58.81484 <text:s/>114.75171 <text:s/>113.77366 <text:s/>1980 10 <text:s/>2 11:41:24.113757</text:p>
          </table:table-cell>
        </table:table-row>
        <table:table-row table:style-name="ro1">
          <table:table-cell office:value-type="string" calcext:value-type="string">
            <text:p><text:s text:c="5"/>840.00000000 <text:s text:c="4"/>556.05661780 <text:s text:c="3"/>3144.52288201 <text:s text:c="2"/>-5855.34636178 -3.754660143 <text:s/>6.044752775 <text:s/>2.957941672 <text:s text:c="3"/>6627.505506 0.010032 <text:s text:c="2"/>72.83515 <text:s/>114.46939 <text:s text:c="2"/>62.86103 <text:s/>230.37982 <text:s/>231.26958 <text:s/>1980 10 <text:s/>2 13:41:24.113771</text:p>
          </table:table-cell>
        </table:table-row>
        <table:table-row table:style-name="ro1">
          <table:table-cell office:value-type="string" calcext:value-type="string">
            <text:p><text:s text:c="5"/>960.00000000 <text:s text:c="2"/>-2982.47940539 <text:s text:c="3"/>2712.61663711 <text:s text:c="3"/>5192.32330472 <text:s/>1.475566773 -6.427737014 <text:s/>4.202420227 <text:s text:c="3"/>6630.339520 0.008547 <text:s text:c="2"/>72.83905 <text:s/>114.27748 <text:s text:c="2"/>57.92953 <text:s/>357.82813 <text:s/>357.86501 <text:s/>1980 10 <text:s/>2 15:41:24.113744</text:p>
          </table:table-cell>
        </table:table-row>
        <table:table-row table:style-name="ro1">
          <table:table-cell office:value-type="string" calcext:value-type="string">
            <text:p><text:s text:c="4"/>1080.00000000 <text:s text:c="3"/>2663.08964352 <text:s text:c="2"/>-6115.48290885 <text:s text:c="4"/>196.40072866 <text:s/>2.196121564 <text:s/>0.652415093 -7.362824152 <text:s text:c="3"/>6642.696880 0.009229 <text:s text:c="2"/>72.85560 <text:s/>114.05197 <text:s text:c="2"/>58.08826 <text:s/>120.14672 <text:s/>119.22898 <text:s/>1980 10 <text:s/>2 17:41:24.113757</text:p>
          </table:table-cell>
        </table:table-row>
        <table:table-row table:style-name="ro1">
          <table:table-cell office:value-type="string" calcext:value-type="string">
            <text:p><text:s text:c="4"/>1200.00000000 <text:s text:c="4"/>328.54999674 <text:s text:c="3"/>3557.09490552 <text:s text:c="2"/>-5626.21427211 -3.731193288 <text:s/>5.769341172 <text:s/>3.504058731 <text:s text:c="3"/>6628.528407 0.009780 <text:s text:c="2"/>72.83669 <text:s/>113.82932 <text:s text:c="2"/>62.06118 <text:s/>235.86432 <text:s/>236.79576 <text:s/>1980 10 <text:s/>2 19:41:24.113771</text:p>
          </table:table-cell>
        </table:table-row>
        <table:table-row table:style-name="ro1">
          <table:table-cell office:value-type="string" calcext:value-type="string">
            <text:p><text:s text:c="4"/>1320.00000000 <text:s text:c="2"/>-2842.06876757 <text:s text:c="3"/>2278.42343492 <text:s text:c="3"/>5472.33437150 <text:s/>1.691852635 -6.693216335 <text:s/>3.671022712 <text:s text:c="3"/>6628.832330 0.008322 <text:s text:c="2"/>72.83722 <text:s/>113.63775 <text:s text:c="2"/>56.45020 <text:s text:c="3"/>4.15293 <text:s text:c="3"/>4.08430 <text:s/>1980 10 <text:s/>2 21:41:24.113744</text:p>
          </table:table-cell>
        </table:table-row>
        <table:table-row table:style-name="ro1">
          <table:table-cell office:value-type="string" calcext:value-type="string">
            <text:p><text:s text:c="4"/>1440.00000000 <text:s text:c="3"/>2742.55398832 <text:s text:c="2"/>-6079.67009123 <text:s text:c="3"/>-326.39012649 <text:s/>1.948497651 <text:s/>1.211072678 -7.356193131 <text:s text:c="3"/>6642.539418 0.009109 <text:s text:c="2"/>72.85556 <text:s/>113.41525 <text:s text:c="2"/>57.08019 <text:s/>125.85183 <text:s/>125.00240 <text:s/>1980 10 <text:s/>2 23:41:24.113757</text:p>
          </table:table-cell>
        </table:table-row>
        <table:table-row table:style-name="ro1">
          <table:table-cell office:value-type="string" calcext:value-type="string">
            <text:p>33333 xx</text:p>
          </table:table-cell>
        </table:table-row>
        <table:table-row table:style-name="ro1">
          <table:table-cell office:value-type="string" calcext:value-type="string">
            <text:p><text:s text:c="7"/>0.00000000 <text:s/>-12908.67135870 <text:s text:c="3"/>8084.56464378 <text:s text:c="2"/>22887.74960008 -0.076981979 <text:s/>0.252652062 <text:s/>1.837356358</text:p>
          </table:table-cell>
        </table:table-row>
        <table:table-row table:style-name="ro1">
          <table:table-cell office:value-type="string" calcext:value-type="string">
            <text:p><text:s text:c="7"/>5.00000000 <text:s text:c="4"/>836.36198558 <text:s text:c="3"/>3131.21861830 <text:s text:c="2"/>27739.12500595 <text:s/>0.806969092 -0.303613357 <text:s/>1.495581060 <text:s text:c="2"/>15591.703950 0.948291 <text:s text:c="2"/>96.38049 <text:s/>148.19713 <text:s/>273.67820 <text:s/>174.39430 <text:s/>116.59606 <text:s/>2005 11 29 <text:s/>0:33:58.939092</text:p>
          </table:table-cell>
        </table:table-row>
        <table:table-row table:style-name="ro1">
          <table:table-cell office:value-type="string" calcext:value-type="string">
            <text:p><text:s text:c="6"/>10.00000000 <text:s text:c="2"/>12529.16240012 <text:s text:c="2"/>-7305.76672566 <text:s text:c="2"/>24606.25882463 <text:s/>1.077046921 -0.832176467 <text:s/>0.734844393 <text:s text:c="2"/>15620.294215 0.956163 <text:s text:c="2"/>96.35544 <text:s/>138.86115 <text:s/>304.49417 <text:s/>175.41552 <text:s/>122.71671 <text:s/>2005 11 29 <text:s/>0:38:58.939114</text:p>
          </table:table-cell>
        </table:table-row>
        <table:table-row table:style-name="ro1">
          <table:table-cell office:value-type="string" calcext:value-type="string">
            <text:p><text:s text:c="6"/>15.00000000 <text:s text:c="2"/>17680.27781737 <text:s/>-19040.50274272 <text:s text:c="2"/>13889.53302171 <text:s/>0.838850492 -1.010897050 <text:s/>0.019845764 <text:s text:c="2"/>15735.072365 0.974320 <text:s text:c="2"/>96.11899 <text:s/>129.59336 <text:s/>334.76647 <text:s/>176.93090 <text:s/>128.70759 <text:s/>2005 11 29 <text:s/>0:43:58.939096</text:p>
          </table:table-cell>
        </table:table-row>
        <table:table-row table:style-name="ro1">
          <table:table-cell office:value-type="string" calcext:value-type="string">
            <text:p><text:s text:c="6"/>20.00000000 <text:s text:c="2"/>23876.96955477 <text:s/>-37275.65263893 <text:s text:c="2"/>-8113.95104473 <text:s/>0.589108130 -0.767768418 -0.260379679 <text:s text:c="2"/>23854.828071 0.998563 <text:s text:c="2"/>46.03989 <text:s/>112.46059 <text:s text:c="2"/>15.25388 <text:s/>179.25121 <text:s/>126.28606 <text:s/>2005 11 29 <text:s/>0:48:58.939118</text:p>
          </table:table-cell>
        </table:table-row>
        <table:table-row table:style-name="ro1">
          <table:table-cell office:value-type="string" calcext:value-type="string">
            <text:p>33334 xx</text:p>
          </table:table-cell>
        </table:table-row>
        <table:table-row table:style-name="ro1">
          <table:table-cell office:value-type="string" calcext:value-type="string">
            <text:p><text:s text:c="7"/>0.00000000 <text:s text:c="2"/>23876.96955477 <text:s/>-37275.65263893 <text:s text:c="2"/>-8113.95104473 <text:s/>0.589108130 -0.767768418 -0.260379679</text:p>
          </table:table-cell>
        </table:table-row>
        <table:table-row table:style-name="ro1">
          <table:table-cell office:value-type="string" calcext:value-type="string">
            <text:p>33335 xx</text:p>
          </table:table-cell>
        </table:table-row>
        <table:table-row table:style-name="ro1">
          <table:table-cell office:value-type="string" calcext:value-type="string">
            <text:p><text:s text:c="7"/>0.00000000 <text:s text:c="2"/>42081.34386081 <text:s text:c="2"/>-2649.18487875 <text:s text:c="6"/>0.81820315 <text:s/>0.193184518 <text:s/>3.068627007 <text:s/>0.000438443</text:p>
          </table:table-cell>
        </table:table-row>
        <table:table-row table:style-name="ro1">
          <table:table-cell office:value-type="string" calcext:value-type="string">
            <text:p><text:s text:c="6"/>20.00000000 <text:s text:c="2"/>42151.86113568 <text:s text:c="3"/>1038.56497521 <text:s text:c="6"/>1.31183638 -0.075730915 <text:s/>3.073768897 <text:s/>0.000428300 <text:s text:c="2"/>42166.241018 0.000038 <text:s text:c="3"/>0.00818 <text:s/>348.82102 <text:s text:c="2"/>11.29619 <text:s text:c="3"/>1.29419 <text:s text:c="3"/>1.29409 <text:s/>2006 <text:s/>6 25 11:32:14.455021</text:p>
          </table:table-cell>
        </table:table-row>
        <table:table-row table:style-name="ro1">
          <table:table-cell office:value-type="string" calcext:value-type="string">
            <text:p><text:s text:c="6"/>40.00000000 <text:s text:c="2"/>41899.82539501 <text:s text:c="3"/>4718.36752490 <text:s text:c="6"/>1.78786028 -0.344066764 <text:s/>3.055389800 <text:s/>0.000415234 <text:s text:c="2"/>42166.241918 0.000038 <text:s text:c="3"/>0.00811 <text:s/>348.99404 <text:s text:c="2"/>16.07338 <text:s text:c="3"/>1.35763 <text:s text:c="3"/>1.35753 <text:s/>2006 <text:s/>6 25 11:52:14.455030</text:p>
          </table:table-cell>
        </table:table-row>
        <table:table-row table:style-name="ro1">
          <table:table-cell office:value-type="string" calcext:value-type="string">
            <text:p><text:s text:c="6"/>60.00000000 <text:s text:c="2"/>41327.16536793 <text:s text:c="3"/>8362.06432379 <text:s text:c="6"/>2.24306194 -0.609769675 <text:s/>3.013630372 <text:s/>0.000399389 <text:s text:c="2"/>42166.242817 0.000038 <text:s text:c="3"/>0.00804 <text:s/>349.16745 <text:s text:c="2"/>20.86023 <text:s text:c="3"/>1.41100 <text:s text:c="3"/>1.41090 <text:s/>2006 <text:s/>6 25 12:12:14.454998</text:p>
          </table:table-cell>
        </table:table-row>
        <table:table-row table:style-name="ro1">
          <table:table-cell office:value-type="string" calcext:value-type="string">
            <text:p><text:s text:c="6"/>80.00000000 <text:s text:c="2"/>40438.26325401 <text:s text:c="2"/>11941.77323201 <text:s text:c="6"/>2.67443598 -0.870806448 <text:s/>2.948810178 <text:s/>0.000380927 <text:s text:c="2"/>42166.243717 0.000037 <text:s text:c="3"/>0.00797 <text:s/>349.34125 <text:s text:c="2"/>25.65723 <text:s text:c="3"/>1.45385 <text:s text:c="3"/>1.45374 <text:s/>2006 <text:s/>6 25 12:32:14.455007</text:p>
          </table:table-cell>
        </table:table-row>
        <table:table-row table:style-name="ro1">
          <table:table-cell office:value-type="string" calcext:value-type="string">
            <text:p><text:s text:c="5"/>100.00000000 <text:s text:c="2"/>39239.92118669 <text:s text:c="2"/>15430.10177531 <text:s text:c="6"/>3.07920420 -1.125179589 <text:s/>2.861425248 <text:s/>0.000360030 <text:s text:c="2"/>42166.244617 0.000037 <text:s text:c="3"/>0.00791 <text:s/>349.51544 <text:s text:c="2"/>30.46476 <text:s text:c="3"/>1.48578 <text:s text:c="3"/>1.48567 <text:s/>2006 <text:s/>6 25 12:52:14.455016</text:p>
          </table:table-cell>
        </table:table-row>
        <table:table-row table:style-name="ro1">
          <table:table-cell office:value-type="string" calcext:value-type="string">
            <text:p><text:s text:c="5"/>120.00000000 <text:s text:c="2"/>37741.30917901 <text:s text:c="2"/>18800.35675644 <text:s text:c="6"/>3.45483317 -1.370942600 <text:s/>2.752144282 <text:s/>0.000336890 <text:s text:c="2"/>42166.245516 0.000037 <text:s text:c="3"/>0.00784 <text:s/>349.69000 <text:s text:c="2"/>35.28315 <text:s text:c="3"/>1.50647 <text:s text:c="3"/>1.50636 <text:s/>2006 <text:s/>6 25 13:12:14.455025</text:p>
          </table:table-cell>
        </table:table-row>
        <table:table-row table:style-name="ro1">
          <table:table-cell office:value-type="string" calcext:value-type="string">
            <text:p><text:s text:c="5"/>140.00000000 <text:s text:c="2"/>35953.89494997 <text:s text:c="2"/>22026.74851504 <text:s text:c="6"/>3.79904972 -1.606214870 <text:s/>2.621803528 <text:s/>0.000311718 <text:s text:c="2"/>42166.246416 0.000037 <text:s text:c="3"/>0.00777 <text:s/>349.86493 <text:s text:c="2"/>40.11263 <text:s text:c="3"/>1.51569 <text:s text:c="3"/>1.51558 <text:s/>2006 <text:s/>6 25 13:32:14.454994</text:p>
          </table:table-cell>
        </table:table-row>
        <table:table-row table:style-name="ro1">
          <table:table-cell office:value-type="string" calcext:value-type="string">
            <text:p><text:s text:c="5"/>160.00000000 <text:s text:c="2"/>33891.35616861 <text:s text:c="2"/>25084.58827300 <text:s text:c="6"/>4.10985412 -1.829196068 <text:s/>2.471400388 <text:s/>0.000284732 <text:s text:c="2"/>42166.247316 0.000037 <text:s text:c="3"/>0.00770 <text:s/>350.04024 <text:s text:c="2"/>44.95337 <text:s text:c="3"/>1.51328 <text:s text:c="3"/>1.51317 <text:s/>2006 <text:s/>6 25 13:52:14.455003</text:p>
          </table:table-cell>
        </table:table-row>
        <table:table-row table:style-name="ro1">
          <table:table-cell office:value-type="string" calcext:value-type="string">
            <text:p><text:s text:c="5"/>180.00000000 <text:s text:c="2"/>31569.47578743 <text:s text:c="2"/>27950.47705519 <text:s text:c="6"/>4.38553102 -2.038179917 <text:s/>2.302085784 <text:s/>0.000256165 <text:s text:c="2"/>42166.248215 0.000037 <text:s text:c="3"/>0.00764 <text:s/>350.21591 <text:s text:c="2"/>49.80543 <text:s text:c="3"/>1.49918 <text:s text:c="3"/>1.49907 <text:s/>2006 <text:s/>6 25 14:12:14.455012</text:p>
          </table:table-cell>
        </table:table-row>
        <table:table-row table:style-name="ro1">
          <table:table-cell office:value-type="string" calcext:value-type="string">
            <text:p><text:s text:c="5"/>200.00000000 <text:s text:c="2"/>29006.02126614 <text:s text:c="2"/>30602.48473998 <text:s text:c="6"/>4.62465800 -2.231567255 <text:s/>2.115155347 <text:s/>0.000226253 <text:s text:c="2"/>42166.249115 0.000037 <text:s text:c="3"/>0.00757 <text:s/>350.39196 <text:s text:c="2"/>54.66878 <text:s text:c="3"/>1.47342 <text:s text:c="3"/>1.47331 <text:s/>2006 <text:s/>6 25 14:32:14.455021</text:p>
          </table:table-cell>
        </table:table-row>
        <table:table-row table:style-name="ro1">
          <table:table-cell office:value-type="string" calcext:value-type="string">
            <text:p><text:s text:c="5"/>220.00000000 <text:s text:c="2"/>26220.60860999 <text:s text:c="2"/>33020.31786944 <text:s text:c="6"/>4.82611168 -2.407878265 <text:s/>1.912039506 <text:s/>0.000195241 <text:s text:c="2"/>42166.250014 0.000037 <text:s text:c="3"/>0.00750 <text:s/>350.56837 <text:s text:c="2"/>59.54331 <text:s text:c="3"/>1.43611 <text:s text:c="3"/>1.43600 <text:s/>2006 <text:s/>6 25 14:52:14.455030</text:p>
          </table:table-cell>
        </table:table-row>
        <table:table-row table:style-name="ro1">
          <table:table-cell office:value-type="string" calcext:value-type="string">
            <text:p><text:s text:c="5"/>240.00000000 <text:s text:c="2"/>23234.55226321 <text:s text:c="2"/>35185.47493519 <text:s text:c="6"/>4.98907152 -2.565763805 <text:s/>1.694292541 <text:s/>0.000163378 <text:s text:c="2"/>42166.250914 0.000037 <text:s text:c="3"/>0.00743 <text:s/>350.74515 <text:s text:c="2"/>64.42880 <text:s text:c="3"/>1.38747 <text:s text:c="3"/>1.38737 <text:s/>2006 <text:s/>6 25 15:12:14.454998</text:p>
          </table:table-cell>
        </table:table-row>
        <table:table-row table:style-name="ro1">
          <table:table-cell office:value-type="string" calcext:value-type="string">
            <text:p><text:s text:c="5"/>260.00000000 <text:s text:c="2"/>20070.70200615 <text:s text:c="2"/>37081.38795177 <text:s text:c="6"/>5.11302111 -2.704015726 <text:s/>1.463580689 <text:s/>0.000130915 <text:s text:c="2"/>42166.251814 0.000037 <text:s text:c="3"/>0.00736 <text:s/>350.92231 <text:s text:c="2"/>69.32494 <text:s text:c="3"/>1.32781 <text:s text:c="3"/>1.32771 <text:s/>2006 <text:s/>6 25 15:32:14.455007</text:p>
          </table:table-cell>
        </table:table-row>
        <table:table-row table:style-name="ro1">
          <table:table-cell office:value-type="string" calcext:value-type="string">
            <text:p><text:s text:c="5"/>280.00000000 <text:s text:c="2"/>16753.26810433 <text:s text:c="2"/>38693.54923410 <text:s text:c="6"/>5.19774715 -2.821576121 <text:s/>1.221669394 <text:s/>0.000098102 <text:s text:c="2"/>42166.252713 0.000037 <text:s text:c="3"/>0.00730 <text:s/>351.09983 <text:s text:c="2"/>74.23133 <text:s text:c="3"/>1.25753 <text:s text:c="3"/>1.25743 <text:s/>2006 <text:s/>6 25 15:52:14.455016</text:p>
          </table:table-cell>
        </table:table-row>
        <table:table-row table:style-name="ro1">
          <table:table-cell office:value-type="string" calcext:value-type="string">
            <text:p><text:s text:c="5"/>300.00000000 <text:s text:c="2"/>13307.63604740 <text:s text:c="2"/>40009.62240917 <text:s text:c="6"/>5.24333607 -2.917545416 <text:s/>0.970409795 <text:s/>0.000065188 <text:s text:c="2"/>42166.253613 0.000037 <text:s text:c="3"/>0.00723 <text:s/>351.27773 <text:s text:c="2"/>79.14746 <text:s text:c="3"/>1.17712 <text:s text:c="3"/>1.17704 <text:s/>2006 <text:s/>6 25 16:12:14.455025</text:p>
          </table:table-cell>
        </table:table-row>
        <table:table-row table:style-name="ro1">
          <table:table-cell office:value-type="string" calcext:value-type="string">
            <text:p><text:s text:c="5"/>320.00000000 <text:s text:c="3"/>9760.17229554 <text:s text:c="2"/>41019.53681249 <text:s text:c="6"/>5.25016837 -2.991189257 <text:s/>0.711724566 <text:s/>0.000032419 <text:s text:c="2"/>42166.254513 0.000036 <text:s text:c="3"/>0.00716 <text:s/>351.45600 <text:s text:c="2"/>84.07275 <text:s text:c="3"/>1.08719 <text:s text:c="3"/>1.08711 <text:s/>2006 <text:s/>6 25 16:32:14.454994</text:p>
          </table:table-cell>
        </table:table-row>
        <table:table-row table:style-name="ro1">
          <table:table-cell office:value-type="string" calcext:value-type="string">
            <text:p><text:s text:c="5"/>340.00000000 <text:s text:c="3"/>6138.02252001 <text:s text:c="2"/>41715.56454704 <text:s text:c="6"/>5.21891075 -3.041944126 <text:s/>0.447593198 <text:s/>0.000000034 <text:s text:c="2"/>42166.255412 0.000036 <text:s text:c="3"/>0.00709 <text:s/>351.63466 <text:s text:c="2"/>89.00650 <text:s text:c="3"/>0.98841 <text:s text:c="3"/>0.98834 <text:s/>2006 <text:s/>6 25 16:52:14.455003</text:p>
          </table:table-cell>
        </table:table-row>
        <table:table-row table:style-name="ro1">
          <table:table-cell office:value-type="string" calcext:value-type="string">
            <text:p><text:s text:c="5"/>360.00000000 <text:s text:c="3"/>2468.90388143 <text:s text:c="2"/>42092.37961516 <text:s text:c="6"/>5.15050615 -3.069421652 <text:s/>0.180036856 -0.000031733 <text:s text:c="2"/>42166.256312 0.000036 <text:s text:c="3"/>0.00702 <text:s/>351.81369 <text:s text:c="2"/>93.94797 <text:s text:c="3"/>0.88153 <text:s text:c="3"/>0.88147 <text:s/>2006 <text:s/>6 25 17:12:14.455012</text:p>
          </table:table-cell>
        </table:table-row>
        <table:table-row table:style-name="ro1">
          <table:table-cell office:value-type="string" calcext:value-type="string">
            <text:p><text:s text:c="5"/>380.00000000 <text:s text:c="2"/>-1219.10706450 <text:s text:c="2"/>42147.09867100 <text:s text:c="6"/>5.04616179 -3.073411586 -0.088897090 -0.000062658 <text:s text:c="2"/>42166.257211 0.000036 <text:s text:c="3"/>0.00696 <text:s/>351.99312 <text:s text:c="2"/>98.89630 <text:s text:c="3"/>0.76740 <text:s text:c="3"/>0.76735 <text:s/>2006 <text:s/>6 25 17:32:14.455021</text:p>
          </table:table-cell>
        </table:table-row>
        <table:table-row table:style-name="ro1">
          <table:table-cell office:value-type="string" calcext:value-type="string">
            <text:p><text:s text:c="5"/>400.00000000 <text:s text:c="2"/>-4897.78921104 <text:s text:c="2"/>41879.30308168 <text:s text:c="6"/>4.90733536 -3.053883409 -0.357150730 -0.000092529 <text:s text:c="2"/>42166.258111 0.000036 <text:s text:c="3"/>0.00689 <text:s/>352.17293 <text:s/>103.85059 <text:s text:c="3"/>0.64693 <text:s text:c="3"/>0.64688 <text:s/>2006 <text:s/>6 25 17:52:14.455030</text:p>
          </table:table-cell>
        </table:table-row>
        <table:table-row table:style-name="ro1">
          <table:table-cell office:value-type="string" calcext:value-type="string">
            <text:p><text:s text:c="5"/>420.00000000 <text:s text:c="2"/>-8538.99285015 <text:s text:c="2"/>41291.04212849 <text:s text:c="6"/>4.73571938 -3.010986561 -0.622671362 -0.000121143 <text:s text:c="2"/>42166.259011 0.000036 <text:s text:c="3"/>0.00682 <text:s/>352.35313 <text:s/>108.80986 <text:s text:c="3"/>0.52108 <text:s text:c="3"/>0.52104 <text:s/>2006 <text:s/>6 25 18:12:14.454998</text:p>
          </table:table-cell>
        </table:table-row>
        <table:table-row table:style-name="ro1">
          <table:table-cell office:value-type="string" calcext:value-type="string">
            <text:p><text:s text:c="5"/>440.00000000 <text:s/>-12114.85507563 <text:s text:c="2"/>40386.81732367 <text:s text:c="6"/>4.53322412 -2.945049303 -0.883427197 -0.000148313 <text:s text:c="2"/>42166.259910 0.000036 <text:s text:c="3"/>0.00675 <text:s/>352.53372 <text:s/>113.77308 <text:s text:c="3"/>0.39089 <text:s text:c="3"/>0.39086 <text:s/>2006 <text:s/>6 25 18:32:14.455007</text:p>
          </table:table-cell>
        </table:table-row>
        <table:table-row table:style-name="ro1">
          <table:table-cell office:value-type="string" calcext:value-type="string">
            <text:p><text:s text:c="5"/>460.00000000 <text:s/>-15598.01299133 <text:s text:c="2"/>39173.54796277 <text:s text:c="6"/>4.30195895 -2.856576200 -1.137422908 -0.000173864 <text:s text:c="2"/>42166.260810 0.000036 <text:s text:c="3"/>0.00668 <text:s/>352.71471 <text:s/>118.73919 <text:s text:c="3"/>0.25742 <text:s text:c="3"/>0.25740 <text:s/>2006 <text:s/>6 25 18:52:14.455016</text:p>
          </table:table-cell>
        </table:table-row>
        <table:table-row table:style-name="ro1">
          <table:table-cell office:value-type="string" calcext:value-type="string">
            <text:p><text:s text:c="5"/>480.00000000 <text:s/>-18961.81309308 <text:s text:c="2"/>37660.51817630 <text:s text:c="6"/>4.04421255 -2.746244262 -1.382714901 -0.000197639 <text:s text:c="2"/>42166.261709 0.000036 <text:s text:c="3"/>0.00662 <text:s/>352.89609 <text:s/>123.70707 <text:s text:c="3"/>0.12178 <text:s text:c="3"/>0.12177 <text:s/>2006 <text:s/>6 25 19:12:14.455025</text:p>
          </table:table-cell>
        </table:table-row>
        <table:table-row table:style-name="ro1">
          <table:table-cell office:value-type="string" calcext:value-type="string">
            <text:p><text:s text:c="5"/>500.00000000 <text:s/>-22180.51522214 <text:s text:c="2"/>35859.30588575 <text:s text:c="6"/>3.76243190 -2.614897767 -1.617426179 -0.000219495 <text:s text:c="2"/>42166.262609 0.000036 <text:s text:c="3"/>0.00655 <text:s/>353.07787 <text:s/>128.67561 <text:s/>359.98509 <text:s/>359.98509 <text:s/>2006 <text:s/>6 25 19:32:14.454994</text:p>
          </table:table-cell>
        </table:table-row>
        <table:table-row table:style-name="ro1">
          <table:table-cell office:value-type="string" calcext:value-type="string">
            <text:p><text:s text:c="5"/>520.00000000 <text:s/>-25229.48952966 <text:s text:c="2"/>33783.69420777 <text:s text:c="6"/>3.45920052 -2.463541792 -1.839760715 -0.000239309 <text:s text:c="2"/>42166.263509 0.000036 <text:s text:c="3"/>0.00648 <text:s/>353.26004 <text:s/>133.64366 <text:s/>359.84849 <text:s/>359.84850 <text:s/>2006 <text:s/>6 25 19:52:14.455003</text:p>
          </table:table-cell>
        </table:table-row>
        <table:table-row table:style-name="ro1">
          <table:table-cell office:value-type="string" calcext:value-type="string">
            <text:p><text:s text:c="5"/>540.00000000 <text:s/>-28085.40494491 <text:s text:c="2"/>31449.56598423 <text:s text:c="6"/>3.13721591 -2.293334531 -2.048017187 -0.000256974 <text:s text:c="2"/>42166.264408 0.000036 <text:s text:c="3"/>0.00641 <text:s/>353.44260 <text:s/>138.61009 <text:s/>359.71312 <text:s/>359.71314 <text:s/>2006 <text:s/>6 25 20:12:14.455012</text:p>
          </table:table-cell>
        </table:table-row>
        <table:table-row table:style-name="ro1">
          <table:table-cell office:value-type="string" calcext:value-type="string">
            <text:p><text:s text:c="5"/>560.00000000 <text:s/>-30726.40770527 <text:s text:c="2"/>28874.78224541 <text:s text:c="6"/>2.79926643 -2.105578426 -2.240601999 -0.000272403 <text:s text:c="2"/>42166.265308 0.000036 <text:s text:c="3"/>0.00634 <text:s/>353.62555 <text:s/>143.57379 <text:s/>359.58009 <text:s/>359.58012 <text:s/>2006 <text:s/>6 25 20:32:14.455021</text:p>
          </table:table-cell>
        </table:table-row>
        <table:table-row table:style-name="ro1">
          <table:table-cell office:value-type="string" calcext:value-type="string">
            <text:p><text:s text:c="5"/>580.00000000 <text:s/>-33132.28858188 <text:s text:c="2"/>26079.04553622 <text:s text:c="6"/>2.44820796 -1.901710205 -2.416041476 -0.000285526 <text:s text:c="2"/>42166.266207 0.000036 <text:s text:c="3"/>0.00628 <text:s/>353.80889 <text:s/>148.53366 <text:s/>359.45051 <text:s/>359.45055 <text:s/>2006 <text:s/>6 25 20:52:14.455030</text:p>
          </table:table-cell>
        </table:table-row>
        <table:table-row table:style-name="ro1">
          <table:table-cell office:value-type="string" calcext:value-type="string">
            <text:p><text:s text:c="5"/>600.00000000 <text:s/>-35284.63752139 <text:s text:c="2"/>23083.74915120 <text:s text:c="6"/>2.08694032 -1.683289887 -2.572993142 -0.000296293 <text:s text:c="2"/>42166.267107 0.000036 <text:s text:c="3"/>0.00621 <text:s/>353.99260 <text:s/>153.48863 <text:s/>359.32545 <text:s/>359.32549 <text:s/>2006 <text:s/>6 25 21:12:14.454998</text:p>
          </table:table-cell>
        </table:table-row>
        <table:table-row table:style-name="ro1">
          <table:table-cell office:value-type="string" calcext:value-type="string">
            <text:p><text:s text:c="5"/>620.00000000 <text:s/>-37166.98452041 <text:s text:c="2"/>19911.81343196 <text:s text:c="6"/>1.71838379 -1.451988843 -2.710255987 -0.000304674 <text:s text:c="2"/>42166.268006 0.000036 <text:s text:c="3"/>0.00614 <text:s/>354.17670 <text:s/>158.43769 <text:s/>359.20591 <text:s/>359.20597 <text:s/>2006 <text:s/>6 25 21:32:14.455007</text:p>
          </table:table-cell>
        </table:table-row>
        <table:table-row table:style-name="ro1">
          <table:table-cell office:value-type="string" calcext:value-type="string">
            <text:p><text:s text:c="5"/>640.00000000 <text:s/>-38764.92565492 <text:s text:c="2"/>16587.51037972 <text:s text:c="6"/>1.34545586 -1.209577008 -2.826779663 -0.000310657 <text:s text:c="2"/>42166.268906 0.000036 <text:s text:c="3"/>0.00607 <text:s/>354.36116 <text:s/>163.37988 <text:s/>359.09288 <text:s/>359.09294 <text:s/>2006 <text:s/>6 25 21:52:14.455016</text:p>
          </table:table-cell>
        </table:table-row>
        <table:table-row table:style-name="ro1">
          <table:table-cell office:value-type="string" calcext:value-type="string">
            <text:p><text:s text:c="5"/>660.00000000 <text:s/>-40066.23330012 <text:s text:c="2"/>13136.27792487 <text:s text:c="6"/>0.97104837 -0.957909340 -2.921672518 -0.000314248 <text:s text:c="2"/>42166.269806 0.000036 <text:s text:c="3"/>0.00600 <text:s/>354.54599 <text:s/>168.31431 <text:s/>358.98724 <text:s/>358.98732 <text:s/>2006 <text:s/>6 25 22:12:14.455025</text:p>
          </table:table-cell>
        </table:table-row>
        <table:table-row table:style-name="ro1">
          <table:table-cell office:value-type="string" calcext:value-type="string">
            <text:p><text:s text:c="5"/>680.00000000 <text:s/>-41060.94969727 <text:s text:c="3"/>9584.52527475 <text:s text:c="6"/>0.59800531 -0.698911620 -2.994208421 -0.000315473 <text:s text:c="2"/>42166.270705 0.000036 <text:s text:c="3"/>0.00593 <text:s/>354.73117 <text:s/>173.24015 <text:s/>358.88984 <text:s/>358.88992 <text:s/>2006 <text:s/>6 25 22:32:14.454994</text:p>
          </table:table-cell>
        </table:table-row>
        <table:table-row table:style-name="ro1">
          <table:table-cell office:value-type="string" calcext:value-type="string">
            <text:p><text:s text:c="5"/>700.00000000 <text:s/>-41741.46315175 <text:s text:c="3"/>5959.43082914 <text:s text:c="6"/>0.22910131 -0.434565724 -3.043832317 -0.000314374 <text:s text:c="2"/>42166.271605 0.000037 <text:s text:c="3"/>0.00587 <text:s/>354.91671 <text:s/>178.15667 <text:s/>358.80141 <text:s/>358.80150 <text:s/>2006 <text:s/>6 25 22:52:14.455003</text:p>
          </table:table-cell>
        </table:table-row>
        <table:table-row table:style-name="ro1">
          <table:table-cell office:value-type="string" calcext:value-type="string">
            <text:p><text:s text:c="5"/>720.00000000 <text:s/>-42102.56627900 <text:s text:c="3"/>2288.73420969 <text:s text:c="5"/>-0.13297887 -0.166894449 -3.070164473 -0.000311012 <text:s text:c="2"/>42166.272504 0.000037 <text:s text:c="3"/>0.00580 <text:s/>355.10258 <text:s/>183.06320 <text:s/>358.72263 <text:s/>358.72273 <text:s/>2006 <text:s/>6 25 23:12:14.455012</text:p>
          </table:table-cell>
        </table:table-row>
        <table:table-row table:style-name="ro1">
          <table:table-cell office:value-type="string" calcext:value-type="string">
            <text:p><text:s text:c="5"/>740.00000000 <text:s/>-42141.49585277 <text:s text:c="2"/>-1399.47600560 <text:s text:c="5"/>-0.48565983 <text:s/>0.102053956 -3.073003389 -0.000305463 <text:s text:c="2"/>42166.273404 0.000037 <text:s text:c="3"/>0.00573 <text:s/>355.28879 <text:s/>187.95916 <text:s/>358.65408 <text:s/>358.65418 <text:s/>2006 <text:s/>6 25 23:32:14.455021</text:p>
          </table:table-cell>
        </table:table-row>
        <table:table-row table:style-name="ro1">
          <table:table-cell office:value-type="string" calcext:value-type="string">
            <text:p><text:s text:c="5"/>760.00000000 <text:s/>-41857.95395065 <text:s text:c="2"/>-5076.97721736 <text:s text:c="5"/>-0.82649380 <text:s/>0.370221472 -3.052327336 -0.000297818 <text:s text:c="2"/>42166.274303 0.000037 <text:s text:c="3"/>0.00566 <text:s/>355.47532 <text:s/>192.84409 <text:s/>358.59624 <text:s/>358.59635 <text:s/>2006 <text:s/>6 25 23:52:14.455030</text:p>
          </table:table-cell>
        </table:table-row>
        <table:table-row table:style-name="ro1">
          <table:table-cell office:value-type="string" calcext:value-type="string">
            <text:p><text:s text:c="5"/>780.00000000 <text:s/>-41254.11023517 <text:s text:c="2"/>-8715.62876702 <text:s text:c="5"/>-1.15317748 <text:s/>0.635556054 -3.008294522 -0.000288183 <text:s text:c="2"/>42166.275203 0.000037 <text:s text:c="3"/>0.00559 <text:s/>355.66217 <text:s/>197.71760 <text:s/>358.54951 <text:s/>358.54962 <text:s/>2006 <text:s/>6 26 <text:s/>0:12:14.454998</text:p>
          </table:table-cell>
        </table:table-row>
        <table:table-row table:style-name="ro1">
          <table:table-cell office:value-type="string" calcext:value-type="string">
            <text:p><text:s text:c="5"/>800.00000000 <text:s/>-40334.58535264 <text:s/>-12287.58727144 <text:s text:c="5"/>-1.46356754 <text:s/>0.896027331 -2.941241884 -0.000276676 <text:s text:c="2"/>42166.276102 0.000037 <text:s text:c="3"/>0.00553 <text:s/>355.84934 <text:s/>202.57939 <text:s/>358.51419 <text:s/>358.51430 <text:s/>2006 <text:s/>6 26 <text:s/>0:32:14.455007</text:p>
          </table:table-cell>
        </table:table-row>
        <table:table-row table:style-name="ro1">
          <table:table-cell office:value-type="string" calcext:value-type="string">
            <text:p><text:s text:c="5"/>820.00000000 <text:s/>-39106.41557705 <text:s/>-15765.51968317 <text:s text:c="5"/>-1.75569446 <text:s/>1.149642148 -2.851682510 -0.000263431 <text:s text:c="2"/>42166.277002 0.000037 <text:s text:c="3"/>0.00546 <text:s/>356.03680 <text:s/>207.42927 <text:s/>358.49047 <text:s/>358.49058 <text:s/>2006 <text:s/>6 26 <text:s/>0:52:14.455016</text:p>
          </table:table-cell>
        </table:table-row>
        <table:table-row table:style-name="ro1">
          <table:table-cell office:value-type="string" calcext:value-type="string">
            <text:p><text:s text:c="5"/>840.00000000 <text:s/>-37578.99896933 <text:s/>-19122.81244597 <text:s text:c="5"/>-2.02777480 <text:s/>1.394459813 -2.740301711 -0.000248586 <text:s text:c="2"/>42166.277902 0.000037 <text:s text:c="3"/>0.00539 <text:s/>356.22456 <text:s/>212.26714 <text:s/>358.47846 <text:s/>358.47857 <text:s/>2006 <text:s/>6 26 <text:s/>1:12:14.455025</text:p>
          </table:table-cell>
        </table:table-row>
        <table:table-row table:style-name="ro1">
          <table:table-cell office:value-type="string" calcext:value-type="string">
            <text:p><text:s text:c="5"/>860.00000000 <text:s/>-35764.02346385 <text:s/>-22333.77514503 <text:s text:c="5"/>-2.27822161 <text:s/>1.628606950 -2.607951779 -0.000232295 <text:s text:c="2"/>42166.278801 0.000037 <text:s text:c="3"/>0.00532 <text:s/>356.41261 <text:s/>217.09300 <text:s/>358.47818 <text:s/>358.47829 <text:s/>2006 <text:s/>6 26 <text:s/>1:32:14.454994</text:p>
          </table:table-cell>
        </table:table-row>
        <table:table-row table:style-name="ro1">
          <table:table-cell office:value-type="string" calcext:value-type="string">
            <text:p><text:s text:c="5"/>880.00000000 <text:s/>-33675.37743265 <text:s/>-25373.83709355 <text:s text:c="5"/>-2.50565327 <text:s/>1.850291834 -2.455645465 -0.000214716 <text:s text:c="2"/>42166.279701 0.000037 <text:s text:c="3"/>0.00525 <text:s/>356.60095 <text:s/>221.90692 <text:s/>358.48955 <text:s/>358.48966 <text:s/>2006 <text:s/>6 26 <text:s/>1:52:14.455003</text:p>
          </table:table-cell>
        </table:table-row>
        <table:table-row table:style-name="ro1">
          <table:table-cell office:value-type="string" calcext:value-type="string">
            <text:p><text:s text:c="5"/>900.00000000 <text:s/>-31329.04341132 <text:s/>-28219.73535130 <text:s text:c="5"/>-2.70890026 <text:s/>2.057818102 -2.284548228 -0.000196015 <text:s text:c="2"/>42166.280600 0.000037 <text:s text:c="3"/>0.00519 <text:s/>356.78957 <text:s/>226.70907 <text:s/>358.51241 <text:s/>358.51252 <text:s/>2006 <text:s/>6 26 <text:s/>2:12:14.455012</text:p>
          </table:table-cell>
        </table:table-row>
        <table:table-row table:style-name="ro1">
          <table:table-cell office:value-type="string" calcext:value-type="string">
            <text:p><text:s text:c="5"/>920.00000000 <text:s/>-28742.97580008 <text:s/>-30849.69273646 <text:s text:c="5"/>-2.88701028 <text:s/>2.249597731 -2.095969320 -0.000176361 <text:s text:c="2"/>42166.281500 0.000037 <text:s text:c="3"/>0.00512 <text:s/>356.97847 <text:s/>231.49970 <text:s/>358.54650 <text:s/>358.54661 <text:s/>2006 <text:s/>6 26 <text:s/>2:32:14.455021</text:p>
          </table:table-cell>
        </table:table-row>
        <table:table-row table:style-name="ro1">
          <table:table-cell office:value-type="string" calcext:value-type="string">
            <text:p><text:s text:c="5"/>940.00000000 <text:s/>-25936.96347556 <text:s/>-33243.58446856 <text:s text:c="5"/>-3.03925139 <text:s/>2.424163195 -1.891351766 -0.000155931 <text:s text:c="2"/>42166.282399 0.000038 <text:s text:c="3"/>0.00505 <text:s/>357.16764 <text:s/>236.27915 <text:s/>358.59151 <text:s/>358.59162 <text:s/>2006 <text:s/>6 26 <text:s/>2:52:14.455030</text:p>
          </table:table-cell>
        </table:table-row>
        <table:table-row table:style-name="ro1">
          <table:table-cell office:value-type="string" calcext:value-type="string">
            <text:p><text:s text:c="5"/>960.00000000 <text:s/>-22932.47836472 <text:s/>-35383.09216713 <text:s text:c="5"/>-3.16511333 <text:s/>2.580178691 -1.672261322 -0.000134899 <text:s text:c="2"/>42166.283299 0.000038 <text:s text:c="3"/>0.00498 <text:s/>357.35709 <text:s/>241.04782 <text:s/>358.64703 <text:s/>358.64713 <text:s/>2006 <text:s/>6 26 <text:s/>3:12:14.454998</text:p>
          </table:table-cell>
        </table:table-row>
        <table:table-row table:style-name="ro1">
          <table:table-cell office:value-type="string" calcext:value-type="string">
            <text:p><text:s text:c="5"/>980.00000000 <text:s/>-19752.51113952 <text:s/>-37251.84402776 <text:s text:c="5"/>-3.26430697 <text:s/>2.716450362 -1.440374493 -0.000113442 <text:s text:c="2"/>42166.284198 0.000038 <text:s text:c="3"/>0.00491 <text:s/>357.54680 <text:s/>245.80618 <text:s/>358.71258 <text:s/>358.71268 <text:s/>2006 <text:s/>6 26 <text:s/>3:32:14.455007</text:p>
          </table:table-cell>
        </table:table-row>
        <table:table-row table:style-name="ro1">
          <table:table-cell office:value-type="string" calcext:value-type="string">
            <text:p><text:s text:c="4"/>1000.00000000 <text:s/>-16421.39528965 <text:s/>-38835.54010283 <text:s text:c="5"/>-3.33676204 <text:s/>2.831935435 -1.197465704 -0.000091737 <text:s text:c="2"/>42166.285098 0.000038 <text:s text:c="3"/>0.00485 <text:s/>357.73679 <text:s/>250.55477 <text:s/>358.78763 <text:s/>358.78772 <text:s/>2006 <text:s/>6 26 <text:s/>3:52:14.455016</text:p>
          </table:table-cell>
        </table:table-row>
        <table:table-row table:style-name="ro1">
          <table:table-cell office:value-type="string" calcext:value-type="string">
            <text:p><text:s text:c="4"/>1020.00000000 <text:s/>-12964.62091949 <text:s/>-40122.06172807 <text:s text:c="5"/>-3.38262296 <text:s/>2.925750195 -0.945393726 -0.000069958 <text:s text:c="2"/>42166.285997 0.000038 <text:s text:c="3"/>0.00478 <text:s/>357.92706 <text:s/>255.29420 <text:s/>358.87157 <text:s/>358.87165 <text:s/>2006 <text:s/>6 26 <text:s/>4:12:14.455025</text:p>
          </table:table-cell>
        </table:table-row>
        <table:table-row table:style-name="ro1">
          <table:table-cell office:value-type="string" calcext:value-type="string">
            <text:p><text:s text:c="4"/>1040.00000000 <text:s text:c="2"/>-9408.63969423 <text:s/>-41101.56425770 <text:s text:c="5"/>-3.40224311 <text:s/>2.997176756 -0.686087446 -0.000048275 <text:s text:c="2"/>42166.286897 0.000038 <text:s text:c="3"/>0.00471 <text:s/>358.11759 <text:s/>260.02512 <text:s/>358.96375 <text:s/>358.96383 <text:s/>2006 <text:s/>6 26 <text:s/>4:32:14.454994</text:p>
          </table:table-cell>
        </table:table-row>
        <table:table-row table:style-name="ro1">
          <table:table-cell office:value-type="string" calcext:value-type="string">
            <text:p><text:s text:c="4"/>1060.00000000 <text:s text:c="2"/>-5780.66242756 <text:s/>-41766.55239827 <text:s text:c="5"/>-3.39617741 <text:s/>3.045668546 -0.421531112 -0.000026852 <text:s text:c="2"/>42166.287796 0.000038 <text:s text:c="3"/>0.00464 <text:s/>358.30840 <text:s/>264.74823 <text:s/>359.06347 <text:s/>359.06354 <text:s/>2006 <text:s/>6 26 <text:s/>4:52:14.455003</text:p>
          </table:table-cell>
        </table:table-row>
        <table:table-row table:style-name="ro1">
          <table:table-cell office:value-type="string" calcext:value-type="string">
            <text:p><text:s text:c="4"/>1080.00000000 <text:s text:c="2"/>-2108.45086007 <text:s/>-42111.93756495 <text:s text:c="5"/>-3.36517338 <text:s/>3.070854497 -0.153749147 -0.000005850 <text:s text:c="2"/>42166.288696 0.000038 <text:s text:c="3"/>0.00457 <text:s/>358.49948 <text:s/>269.46428 <text:s/>359.16996 <text:s/>359.17003 <text:s/>2006 <text:s/>6 26 <text:s/>5:12:14.455012</text:p>
          </table:table-cell>
        </table:table-row>
        <table:table-row table:style-name="ro1">
          <table:table-cell office:value-type="string" calcext:value-type="string">
            <text:p><text:s text:c="4"/>1100.00000000 <text:s text:c="3"/>1579.89477842 <text:s/>-42135.07682093 <text:s text:c="5"/>-3.31016077 <text:s/>3.072541880 <text:s/>0.115209344 <text:s/>0.000014580 <text:s text:c="2"/>42166.289595 0.000038 <text:s text:c="3"/>0.00451 <text:s/>358.69084 <text:s/>274.17406 <text:s/>359.28246 <text:s/>359.28251 <text:s/>2006 <text:s/>6 26 <text:s/>5:32:14.455021</text:p>
          </table:table-cell>
        </table:table-row>
        <table:table-row table:style-name="ro1">
          <table:table-cell office:value-type="string" calcext:value-type="string">
            <text:p><text:s text:c="4"/>1120.00000000 <text:s text:c="3"/>5256.15079690 <text:s/>-41835.79310235 <text:s text:c="5"/>-3.23223988 <text:s/>3.050717780 <text:s/>0.383286250 <text:s/>0.000034295 <text:s text:c="2"/>42166.290495 0.000038 <text:s text:c="3"/>0.00444 <text:s/>358.88248 <text:s/>278.87839 <text:s/>359.40012 <text:s/>359.40017 <text:s/>2006 <text:s/>6 26 <text:s/>5:52:14.455030</text:p>
          </table:table-cell>
        </table:table-row>
        <table:table-row table:style-name="ro1">
          <table:table-cell office:value-type="string" calcext:value-type="string">
            <text:p><text:s text:c="4"/>1140.00000000 <text:s text:c="3"/>8892.18601615 <text:s/>-41216.37657357 <text:s text:c="5"/>-3.13266867 <text:s/>3.005549198 <text:s/>0.648430207 <text:s/>0.000053160 <text:s text:c="2"/>42166.291394 0.000038 <text:s text:c="3"/>0.00437 <text:s/>359.07439 <text:s/>283.57812 <text:s/>359.52210 <text:s/>359.52214 <text:s/>2006 <text:s/>6 26 <text:s/>6:12:14.454998</text:p>
          </table:table-cell>
        </table:table-row>
        <table:table-row table:style-name="ro1">
          <table:table-cell office:value-type="string" calcext:value-type="string">
            <text:p><text:s text:c="4"/>1160.00000000 <text:s text:c="2"/>12460.17703381 <text:s/>-40281.56710259 <text:s text:c="5"/>-3.01284877 <text:s/>2.937381771 <text:s/>0.908612294 <text:s/>0.000071053 <text:s text:c="2"/>42166.292294 0.000038 <text:s text:c="3"/>0.00430 <text:s/>359.26659 <text:s/>288.27414 <text:s/>359.64752 <text:s/>359.64755 <text:s/>2006 <text:s/>6 26 <text:s/>6:32:14.455007</text:p>
          </table:table-cell>
        </table:table-row>
        <table:table-row table:style-name="ro1">
          <table:table-cell office:value-type="string" calcext:value-type="string">
            <text:p><text:s text:c="4"/>1180.00000000 <text:s text:c="2"/>15932.82113445 <text:s/>-39038.51799074 <text:s text:c="5"/>-2.87431064 <text:s/>2.846737129 <text:s/>1.161841559 <text:s/>0.000087861 <text:s text:c="2"/>42166.293193 0.000038 <text:s text:c="3"/>0.00424 <text:s/>359.45907 <text:s/>292.96734 <text:s/>359.77548 <text:s/>359.77550 <text:s/>2006 <text:s/>6 26 <text:s/>6:52:14.455016</text:p>
          </table:table-cell>
        </table:table-row>
        <table:table-row table:style-name="ro1">
          <table:table-cell office:value-type="string" calcext:value-type="string">
            <text:p><text:s text:c="4"/>1200.00000000 <text:s text:c="2"/>19283.54521514 <text:s/>-37496.74123395 <text:s text:c="5"/>-2.71869780 <text:s/>2.734308898 <text:s/>1.406180256 <text:s/>0.000103483 <text:s text:c="2"/>42166.294093 0.000038 <text:s text:c="3"/>0.00417 <text:s/>359.65183 <text:s/>297.65862 <text:s/>359.90507 <text:s/>359.90508 <text:s/>2006 <text:s/>6 26 <text:s/>7:12:14.455025</text:p>
          </table:table-cell>
        </table:table-row>
        <table:table-row table:style-name="ro1">
          <table:table-cell office:value-type="string" calcext:value-type="string">
            <text:p><text:s text:c="4"/>1220.00000000 <text:s text:c="2"/>22486.70912785 <text:s/>-35668.03473474 <text:s text:c="5"/>-2.54775052 <text:s/>2.600957401 <text:s/>1.639758669 <text:s/>0.000117831 <text:s text:c="2"/>42166.294992 0.000038 <text:s text:c="3"/>0.00410 <text:s/>359.84487 <text:s/>302.34890 <text:s text:c="3"/>0.03537 <text:s text:c="3"/>0.03537 <text:s/>2006 <text:s/>6 26 <text:s/>7:32:14.454994</text:p>
          </table:table-cell>
        </table:table-row>
        <table:table-row table:style-name="ro1">
          <table:table-cell office:value-type="string" calcext:value-type="string">
            <text:p><text:s text:c="4"/>1240.00000000 <text:s text:c="2"/>25517.80188259 <text:s/>-33566.39202175 <text:s text:c="5"/>-2.36328894 <text:s/>2.447703066 <text:s/>1.860789425 <text:s/>0.000130830 <text:s text:c="2"/>42166.295892 0.000038 <text:s text:c="3"/>0.00403 <text:s text:c="3"/>0.03819 <text:s/>307.03912 <text:s text:c="3"/>0.16547 <text:s text:c="3"/>0.16545 <text:s/>2006 <text:s/>6 26 <text:s/>7:52:14.455003</text:p>
          </table:table-cell>
        </table:table-row>
        <table:table-row table:style-name="ro1">
          <table:table-cell office:value-type="string" calcext:value-type="string">
            <text:p><text:s text:c="4"/>1260.00000000 <text:s text:c="2"/>28353.62920984 <text:s/>-31207.89516780 <text:s text:c="5"/>-2.16719590 <text:s/>2.275718622 <text:s/>2.067581166 <text:s/>0.000142418 <text:s text:c="2"/>42166.296791 0.000038 <text:s text:c="3"/>0.00396 <text:s text:c="3"/>0.23179 <text:s/>311.73020 <text:s text:c="3"/>0.29442 <text:s text:c="3"/>0.29440 <text:s/>2006 <text:s/>6 26 <text:s/>8:12:14.455012</text:p>
          </table:table-cell>
        </table:table-row>
        <table:table-row table:style-name="ro1">
          <table:table-cell office:value-type="string" calcext:value-type="string">
            <text:p><text:s text:c="4"/>1280.00000000 <text:s text:c="2"/>30972.49104691 <text:s/>-28610.59172582 <text:s text:c="5"/>-1.96139952 <text:s/>2.086320125 <text:s/>2.258551497 <text:s/>0.000152546 <text:s text:c="2"/>42166.297691 0.000038 <text:s text:c="3"/>0.00390 <text:s text:c="3"/>0.42566 <text:s/>316.42305 <text:s text:c="3"/>0.42133 <text:s text:c="3"/>0.42130 <text:s/>2006 <text:s/>6 26 <text:s/>8:32:14.455021</text:p>
          </table:table-cell>
        </table:table-row>
        <table:table-row table:style-name="ro1">
          <table:table-cell office:value-type="string" calcext:value-type="string">
            <text:p><text:s text:c="4"/>1300.00000000 <text:s text:c="2"/>33354.34759018 <text:s/>-25794.35662449 <text:s text:c="5"/>-1.74785572 <text:s/>1.880956885 <text:s/>2.432239090 <text:s/>0.000161178 <text:s text:c="2"/>42166.298590 0.000038 <text:s text:c="3"/>0.00383 <text:s text:c="3"/>0.61980 <text:s/>321.11859 <text:s text:c="3"/>0.54528 <text:s text:c="3"/>0.54524 <text:s/>2006 <text:s/>6 26 <text:s/>8:52:14.455030</text:p>
          </table:table-cell>
        </table:table-row>
        <table:table-row table:style-name="ro1">
          <table:table-cell office:value-type="string" calcext:value-type="string">
            <text:p><text:s text:c="4"/>1320.00000000 <text:s text:c="2"/>35480.97264231 <text:s/>-22780.74008043 <text:s text:c="5"/>-1.52853093 <text:s/>1.661200376 <text:s/>2.587314870 <text:s/>0.000168293 <text:s text:c="2"/>42166.299490 0.000038 <text:s text:c="3"/>0.00376 <text:s text:c="3"/>0.81421 <text:s/>325.81771 <text:s text:c="3"/>0.66538 <text:s text:c="3"/>0.66533 <text:s/>2006 <text:s/>6 26 <text:s/>9:12:14.454998</text:p>
          </table:table-cell>
        </table:table-row>
        <table:table-row table:style-name="ro1">
          <table:table-cell office:value-type="string" calcext:value-type="string">
            <text:p><text:s text:c="4"/>1340.00000000 <text:s text:c="2"/>37336.09308113 <text:s/>-19592.80269080 <text:s text:c="5"/>-1.30538495 <text:s/>1.428732211 <text:s/>2.722592184 <text:s/>0.000173883 <text:s text:c="2"/>42166.300389 0.000038 <text:s text:c="3"/>0.00369 <text:s text:c="3"/>1.00888 <text:s/>330.52129 <text:s text:c="3"/>0.78076 <text:s text:c="3"/>0.78070 <text:s/>2006 <text:s/>6 26 <text:s/>9:32:14.455007</text:p>
          </table:table-cell>
        </table:table-row>
        <table:table-row table:style-name="ro1">
          <table:table-cell office:value-type="string" calcext:value-type="string">
            <text:p><text:s text:c="4"/>1360.00000000 <text:s text:c="2"/>38905.51338297 <text:s/>-16254.93896825 <text:s text:c="5"/>-1.08035428 <text:s/>1.185331274 <text:s/>2.837035880 <text:s/>0.000177953 <text:s text:c="2"/>42166.301288 0.000038 <text:s text:c="3"/>0.00363 <text:s text:c="3"/>1.20381 <text:s/>335.23017 <text:s text:c="3"/>0.89058 <text:s text:c="3"/>0.89052 <text:s/>2006 <text:s/>6 26 <text:s/>9:52:14.455016</text:p>
          </table:table-cell>
        </table:table-row>
        <table:table-row table:style-name="ro1">
          <table:table-cell office:value-type="string" calcext:value-type="string">
            <text:p><text:s text:c="4"/>1380.00000000 <text:s text:c="2"/>40177.22424735 <text:s/>-12792.69066866 <text:s text:c="5"/>-0.85533591 <text:s/>0.932860106 <text:s/>2.929770230 <text:s/>0.000180519 <text:s text:c="2"/>42166.302188 0.000038 <text:s text:c="3"/>0.00356 <text:s text:c="3"/>1.39898 <text:s/>339.94517 <text:s text:c="3"/>0.99403 <text:s text:c="3"/>0.99396 <text:s/>2006 <text:s/>6 26 10:12:14.455025</text:p>
          </table:table-cell>
        </table:table-row>
        <table:table-row table:style-name="ro1">
          <table:table-cell office:value-type="string" calcext:value-type="string">
            <text:p><text:s text:c="4"/>1400.00000000 <text:s text:c="2"/>41141.49449212 <text:s text:c="2"/>-9232.55134025 <text:s text:c="5"/>-0.63217187 <text:s/>0.673250654 <text:s/>3.000085631 <text:s/>0.000181613 <text:s text:c="2"/>42166.303087 0.000038 <text:s text:c="3"/>0.00349 <text:s text:c="3"/>1.59440 <text:s/>344.66708 <text:s text:c="3"/>1.09033 <text:s text:c="3"/>1.09025 <text:s/>2006 <text:s/>6 26 10:32:14.454994</text:p>
          </table:table-cell>
        </table:table-row>
        <table:table-row table:style-name="ro1">
          <table:table-cell office:value-type="string" calcext:value-type="string">
            <text:p><text:s text:c="4"/>1420.00000000 <text:s text:c="2"/>41790.94551564 <text:s text:c="2"/>-5601.76358958 <text:s text:c="5"/>-0.41263443 <text:s/>0.408489486 <text:s/>3.047444033 <text:s/>0.000181274 <text:s text:c="2"/>42166.303987 0.000038 <text:s text:c="3"/>0.00342 <text:s text:c="3"/>1.79004 <text:s/>349.39665 <text:s text:c="3"/>1.17875 <text:s text:c="3"/>1.17866 <text:s/>2006 <text:s/>6 26 10:52:14.455003</text:p>
          </table:table-cell>
        </table:table-row>
        <table:table-row table:style-name="ro1">
          <table:table-cell office:value-type="string" calcext:value-type="string">
            <text:p><text:s text:c="4"/>1440.00000000 <text:s text:c="2"/>42120.60775638 <text:s text:c="2"/>-1928.11061608 <text:s text:c="5"/>-0.19841236 <text:s/>0.140602589 <text:s/>3.071483058 <text:s/>0.000179558 <text:s text:c="2"/>42166.304886 0.000038 <text:s text:c="3"/>0.00336 <text:s text:c="3"/>1.98591 <text:s/>354.13456 <text:s text:c="3"/>1.25859 <text:s text:c="3"/>1.25850 <text:s/>2006 <text:s/>6 26 11:12:14.455012</text:p>
          </table:table-cell>
        </table:table-row>
        <table:table-row table:style-name="ro1">
          <table:table-cell office:value-type="string" calcext:value-type="string">
            <text:p>20413 xx</text:p>
          </table:table-cell>
        </table:table-row>
        <table:table-row table:style-name="ro1">
          <table:table-cell office:value-type="string" calcext:value-type="string">
            <text:p><text:s text:c="7"/>0.00000000 <text:s text:c="2"/>25123.29290741 <text:s/>-13225.49966286 <text:s text:c="3"/>3249.40351869 <text:s/>0.488683419 <text:s/>4.797897593 -0.961119693</text:p>
          </table:table-cell>
        </table:table-row>
        <table:table-row table:style-name="ro1">
          <table:table-cell office:value-type="string" calcext:value-type="string">
            <text:p><text:s/>1844000.00000000 <text:s/>-35697.35025451 <text:s/>-70749.92495964 <text:s text:c="2"/>14190.12461545 <text:s/>1.649636113 <text:s/>1.769993942 -0.576290053 <text:s/>107263.144179 0.962842 <text:s text:c="2"/>16.55445 <text:s/>100.26928 <text:s/>301.44758 <text:s/>200.33684 <text:s/>338.29866 <text:s/>2009 <text:s/>7 <text:s/>2 <text:s/>8:20: 0.000264</text:p>
          </table:table-cell>
        </table:table-row>
        <table:table-row table:style-name="ro1">
          <table:table-cell office:value-type="string" calcext:value-type="string">
            <text:p><text:s/>1844005.00000000 <text:s/>-35200.64824316 <text:s/>-70216.17362227 <text:s text:c="2"/>14016.77915662 <text:s/>1.657878275 <text:s/>1.786366861 -0.579577470 <text:s/>107262.539605 0.962840 <text:s text:c="2"/>16.55470 <text:s/>100.26926 <text:s/>301.44731 <text:s/>200.48680 <text:s/>338.60753 <text:s/>2009 <text:s/>7 <text:s/>2 <text:s/>8:25: 0.000286</text:p>
          </table:table-cell>
        </table:table-row>
        <table:table-row table:style-name="ro1">
          <table:table-cell office:value-type="string" calcext:value-type="string">
            <text:p><text:s/>1844010.00000000 <text:s/>-34701.45381520 <text:s/>-69677.45988703 <text:s text:c="2"/>13842.43709323 <text:s/>1.666228231 <text:s/>1.803062654 -0.582913655 <text:s/>107261.919737 0.962838 <text:s text:c="2"/>16.55494 <text:s/>100.26925 <text:s/>301.44705 <text:s/>200.63949 <text:s/>338.91639 <text:s/>2009 <text:s/>7 <text:s/>2 <text:s/>8:30: 0.000268</text:p>
          </table:table-cell>
        </table:table-row>
        <table:table-row table:style-name="ro1">
          <table:table-cell office:value-type="string" calcext:value-type="string">
            <text:p><text:s/>1844015.00000000 <text:s/>-34199.73419511 <text:s/>-69133.68506099 <text:s text:c="2"/>13667.08357914 <text:s/>1.674688808 <text:s/>1.820093010 -0.586300058 <text:s/>107261.283957 0.962837 <text:s text:c="2"/>16.55519 <text:s/>100.26923 <text:s/>301.44679 <text:s/>200.79501 <text:s/>339.22526 <text:s/>2009 <text:s/>7 <text:s/>2 <text:s/>8:35: 0.000250</text:p>
          </table:table-cell>
        </table:table-row>
        <table:table-row table:style-name="ro1">
          <table:table-cell office:value-type="string" calcext:value-type="string">
            <text:p><text:s/>1844020.00000000 <text:s/>-33695.45574304 <text:s/>-68584.74685089 <text:s text:c="2"/>13490.70332382 <text:s/>1.683262939 <text:s/>1.837470228 -0.589738194 <text:s/>107260.631614 0.962835 <text:s text:c="2"/>16.55544 <text:s/>100.26922 <text:s/>301.44653 <text:s/>200.95347 <text:s/>339.53413 <text:s/>2009 <text:s/>7 <text:s/>2 <text:s/>8:40: 0.000273</text:p>
          </table:table-cell>
        </table:table-row>
        <table:table-row table:style-name="ro1">
          <table:table-cell office:value-type="string" calcext:value-type="string">
            <text:p><text:s/>1844025.00000000 <text:s/>-33188.58392291 <text:s/>-68030.53917382 <text:s text:c="2"/>13313.28057302 <text:s/>1.691953664 <text:s/>1.855207259 -0.593229642 <text:s/>107259.962018 0.962833 <text:s text:c="2"/>16.55569 <text:s/>100.26921 <text:s/>301.44626 <text:s/>201.11497 <text:s/>339.84300 <text:s/>2009 <text:s/>7 <text:s/>2 <text:s/>8:45: 0.000255</text:p>
          </table:table-cell>
        </table:table-row>
        <table:table-row table:style-name="ro1">
          <table:table-cell office:value-type="string" calcext:value-type="string">
            <text:p><text:s/>1844030.00000000 <text:s/>-32679.08326923 <text:s/>-67470.95195529 <text:s text:c="2"/>13134.79908827 <text:s/>1.700764139 <text:s/>1.873317750 -0.596776055 <text:s/>107259.274441 0.962831 <text:s text:c="2"/>16.55594 <text:s/>100.26920 <text:s/>301.44600 <text:s/>201.27962 <text:s/>340.15187 <text:s/>2009 <text:s/>7 <text:s/>2 <text:s/>8:50: 0.000277</text:p>
          </table:table-cell>
        </table:table-row>
        <table:table-row table:style-name="ro1">
          <table:table-cell office:value-type="string" calcext:value-type="string">
            <text:p><text:s/>1844035.00000000 <text:s/>-32166.91735222 <text:s/>-66905.87091261 <text:s text:c="2"/>12955.24212519 <text:s/>1.709697636 <text:s/>1.891816094 -0.600379156 <text:s/>107258.568111 0.962829 <text:s text:c="2"/>16.55620 <text:s/>100.26920 <text:s/>301.44573 <text:s/>201.44754 <text:s/>340.46075 <text:s/>2009 <text:s/>7 <text:s/>2 <text:s/>8:55: 0.000259</text:p>
          </table:table-cell>
        </table:table-row>
        <table:table-row table:style-name="ro1">
          <table:table-cell office:value-type="string" calcext:value-type="string">
            <text:p><text:s/>1844040.00000000 <text:s/>-31652.04874147 <text:s/>-66335.17732309 <text:s text:c="2"/>12774.59241050 <text:s/>1.718757551 <text:s/>1.910717482 -0.604040751 <text:s/>107257.842211 0.962827 <text:s text:c="2"/>16.55645 <text:s/>100.26919 <text:s/>301.44547 <text:s/>201.61885 <text:s/>340.76962 <text:s/>2009 <text:s/>7 <text:s/>2 <text:s/>9: 0: 0.000282</text:p>
          </table:table-cell>
        </table:table-row>
        <table:table-row table:style-name="ro1">
          <table:table-cell office:value-type="string" calcext:value-type="string">
            <text:p><text:s/>1844045.00000000 <text:s/>-31134.43896798 <text:s/>-65758.74777552 <text:s text:c="2"/>12592.83211778 <text:s/>1.727947411 <text:s/>1.930037964 -0.607762726 <text:s/>107257.095873 0.962826 <text:s text:c="2"/>16.55670 <text:s/>100.26919 <text:s/>301.44520 <text:s/>201.79368 <text:s/>341.07850 <text:s/>2009 <text:s/>7 <text:s/>2 <text:s/>9: 5: 0.000264</text:p>
          </table:table-cell>
        </table:table-row>
        <table:table-row table:style-name="ro1">
          <table:table-cell office:value-type="string" calcext:value-type="string">
            <text:p><text:s/>1844050.00000000 <text:s/>-30614.04848454 <text:s/>-65176.45390327 <text:s text:c="2"/>12409.94284157 <text:s/>1.737270876 <text:s/>1.949794512 -0.611547059 <text:s/>107256.328175 0.962824 <text:s text:c="2"/>16.55695 <text:s/>100.26919 <text:s/>301.44494 <text:s/>201.97218 <text:s/>341.38737 <text:s/>2009 <text:s/>7 <text:s/>2 <text:s/>9:10: 0.000286</text:p>
          </table:table-cell>
        </table:table-row>
        <table:table-row table:style-name="ro1">
          <table:table-cell office:value-type="string" calcext:value-type="string">
            <text:p><text:s/>1844055.00000000 <text:s/>-30090.83662441 <text:s/>-64588.16209752 <text:s text:c="2"/>12225.90557016 <text:s/>1.746731748 <text:s/>1.970005085 -0.615395818 <text:s/>107255.538139 0.962822 <text:s text:c="2"/>16.55721 <text:s/>100.26919 <text:s/>301.44467 <text:s/>202.15449 <text:s/>341.69625 <text:s/>2009 <text:s/>7 <text:s/>2 <text:s/>9:15: 0.000268</text:p>
          </table:table-cell>
        </table:table-row>
        <table:table-row table:style-name="ro1">
          <table:table-cell office:value-type="string" calcext:value-type="string">
            <text:p><text:s/>1844060.00000000 <text:s/>-29564.76155792 <text:s/>-63993.73319837 <text:s text:c="2"/>12040.70065637 <text:s/>1.756333977 <text:s/>1.990688712 -0.619311176 <text:s/>107254.724723 0.962820 <text:s text:c="2"/>16.55746 <text:s/>100.26919 <text:s/>301.44441 <text:s/>202.34076 <text:s/>342.00513 <text:s/>2009 <text:s/>7 <text:s/>2 <text:s/>9:20: 0.000250</text:p>
          </table:table-cell>
        </table:table-row>
        <table:table-row table:style-name="ro1">
          <table:table-cell office:value-type="string" calcext:value-type="string">
            <text:p><text:s/>1844065.00000000 <text:s/>-29035.78024784 <text:s/>-63393.02216277 <text:s text:c="2"/>11854.30778690 <text:s/>1.766081663 <text:s/>2.011865571 -0.623295408 <text:s/>107253.886818 0.962818 <text:s text:c="2"/>16.55772 <text:s/>100.26920 <text:s/>301.44414 <text:s/>202.53115 <text:s/>342.31402 <text:s/>2009 <text:s/>7 <text:s/>2 <text:s/>9:25: 0.000273</text:p>
          </table:table-cell>
        </table:table-row>
        <table:table-row table:style-name="ro1">
          <table:table-cell office:value-type="string" calcext:value-type="string">
            <text:p><text:s/>1844070.00000000 <text:s/>-28503.84840188 <text:s/>-62785.87770518 <text:s text:c="2"/>11666.70594931 <text:s/>1.775979069 <text:s/>2.033557081 -0.627350903 <text:s/>107253.023241 0.962816 <text:s text:c="2"/>16.55797 <text:s/>100.26921 <text:s/>301.44387 <text:s/>202.72585 <text:s/>342.62290 <text:s/>2009 <text:s/>7 <text:s/>2 <text:s/>9:30: 0.000255</text:p>
          </table:table-cell>
        </table:table-row>
        <table:table-row table:style-name="ro1">
          <table:table-cell office:value-type="string" calcext:value-type="string">
            <text:p><text:s/>1844075.00000000 <text:s/>-27968.92042406 <text:s/>-62172.14191043 <text:s text:c="2"/>11477.87339723 <text:s/>1.786030623 <text:s/>2.055786004 -0.631480172 <text:s/>107252.132730 0.962814 <text:s text:c="2"/>16.55823 <text:s/>100.26922 <text:s/>301.44360 <text:s/>202.92503 <text:s/>342.93178 <text:s/>2009 <text:s/>7 <text:s/>2 <text:s/>9:35: 0.000277</text:p>
          </table:table-cell>
        </table:table-row>
        <table:table-row table:style-name="ro1">
          <table:table-cell office:value-type="string" calcext:value-type="string">
            <text:p><text:s/>1844080.00000000 <text:s/>-27430.94936367 <text:s/>-61551.64981438 <text:s text:c="2"/>11287.78761309 <text:s/>1.796240927 <text:s/>2.078576552 -0.635685852 <text:s/>107251.213935 0.962813 <text:s text:c="2"/>16.55849 <text:s/>100.26923 <text:s/>301.44333 <text:s/>203.12889 <text:s/>343.24067 <text:s/>2009 <text:s/>7 <text:s/>2 <text:s/>9:40: 0.000259</text:p>
          </table:table-cell>
        </table:table-row>
        <table:table-row table:style-name="ro1">
          <table:table-cell office:value-type="string" calcext:value-type="string">
            <text:p><text:s/>1844085.00000000 <text:s/>-26889.88686232 <text:s/>-60924.22895005 <text:s text:c="2"/>11096.42526856 <text:s/>1.806614763 <text:s/>2.101954513 -0.639970719 <text:s/>107250.265413 0.962811 <text:s text:c="2"/>16.55875 <text:s/>100.26924 <text:s/>301.44306 <text:s/>203.33764 <text:s/>343.54956 <text:s/>2009 <text:s/>7 <text:s/>2 <text:s/>9:45: 0.000282</text:p>
          </table:table-cell>
        </table:table-row>
        <table:table-row table:style-name="ro1">
          <table:table-cell office:value-type="string" calcext:value-type="string">
            <text:p><text:s/>1844090.00000000 <text:s/>-26345.68309880 <text:s/>-60289.69885481 <text:s text:c="2"/>10903.76218217 <text:s/>1.817157098 <text:s/>2.125947384 -0.644337692 <text:s/>107249.285617 0.962809 <text:s text:c="2"/>16.55901 <text:s/>100.26926 <text:s/>301.44278 <text:s/>203.55150 <text:s/>343.85845 <text:s/>2009 <text:s/>7 <text:s/>2 <text:s/>9:50: 0.000264</text:p>
          </table:table-cell>
        </table:table-row>
        <table:table-row table:style-name="ro1">
          <table:table-cell office:value-type="string" calcext:value-type="string">
            <text:p><text:s/>1844095.00000000 <text:s/>-25798.28673217 <text:s/>-59647.87053555 <text:s text:c="2"/>10709.77327429 <text:s/>1.827873095 <text:s/>2.150584520 -0.648789848 <text:s/>107248.272889 0.962807 <text:s text:c="2"/>16.55927 <text:s/>100.26929 <text:s/>301.44251 <text:s/>203.77071 <text:s/>344.16734 <text:s/>2009 <text:s/>7 <text:s/>2 <text:s/>9:55: 0.000286</text:p>
          </table:table-cell>
        </table:table-row>
        <table:table-row table:style-name="ro1">
          <table:table-cell office:value-type="string" calcext:value-type="string">
            <text:p><text:s/>1844100.00000000 <text:s/>-25247.64484245 <text:s/>-58998.54588611 <text:s text:c="2"/>10514.43251873 <text:s/>1.838768116 <text:s/>2.175897299 -0.653330430 <text:s/>107247.225447 0.962805 <text:s text:c="2"/>16.55953 <text:s/>100.26931 <text:s/>301.44223 <text:s/>203.99552 <text:s/>344.47623 <text:s/>2009 <text:s/>7 <text:s/>2 10: 0: 0.000268</text:p>
          </table:table-cell>
        </table:table-row>
        <table:table-row table:style-name="ro1">
          <table:table-cell office:value-type="string" calcext:value-type="string">
            <text:p><text:s/>1844105.00000000 <text:s/>-24693.70286998 <text:s/>-58341.51705293 <text:s text:c="2"/>10317.71289135 <text:s/>1.849847729 <text:s/>2.201919308 -0.657962859 <text:s/>107246.141374 0.962803 <text:s text:c="2"/>16.55979 <text:s/>100.26934 <text:s/>301.44196 <text:s/>204.22620 <text:s/>344.78513 <text:s/>2009 <text:s/>7 <text:s/>2 10: 5: 0.000250</text:p>
          </table:table-cell>
        </table:table-row>
        <table:table-row table:style-name="ro1">
          <table:table-cell office:value-type="string" calcext:value-type="string">
            <text:p><text:s/>1844110.00000000 <text:s/>-24136.40455244 <text:s/>-57676.56574206 <text:s text:c="2"/>10119.58631477 <text:s/>1.861117715 <text:s/>2.228686544 -0.662690746 <text:s/>107245.018605 0.962801 <text:s text:c="2"/>16.56006 <text:s/>100.26937 <text:s/>301.44168 <text:s/>204.46304 <text:s/>345.09402 <text:s/>2009 <text:s/>7 <text:s/>2 10:10: 0.000273</text:p>
          </table:table-cell>
        </table:table-row>
        <table:table-row table:style-name="ro1">
          <table:table-cell office:value-type="string" calcext:value-type="string">
            <text:p><text:s/>1844115.00000000 <text:s/>-23575.69186056 <text:s/>-57003.46246135 <text:s text:c="3"/>9920.02359927 <text:s/>1.872584071 <text:s/>2.256237646 -0.667517908 <text:s/>107243.854915 0.962799 <text:s text:c="2"/>16.56032 <text:s/>100.26941 <text:s/>301.44140 <text:s/>204.70634 <text:s/>345.40292 <text:s/>2009 <text:s/>7 <text:s/>2 10:15: 0.000255</text:p>
          </table:table-cell>
        </table:table-row>
        <table:table-row table:style-name="ro1">
          <table:table-cell office:value-type="string" calcext:value-type="string">
            <text:p><text:s/>1844120.00000000 <text:s/>-23011.50493242 <text:s/>-56321.96569019 <text:s text:c="3"/>9718.99437947 <text:s/>1.884253014 <text:s/>2.284614147 -0.672448379 <text:s/>107242.647894 0.962797 <text:s text:c="2"/>16.56059 <text:s/>100.26945 <text:s/>301.44111 <text:s/>204.95645 <text:s/>345.71182 <text:s/>2009 <text:s/>7 <text:s/>2 10:20: 0.000277</text:p>
          </table:table-cell>
        </table:table-row>
        <table:table-row table:style-name="ro1">
          <table:table-cell office:value-type="string" calcext:value-type="string">
            <text:p><text:s/>1844125.00000000 <text:s/>-22443.78200684 <text:s/>-55631.82096815 <text:s text:c="3"/>9516.46704636 <text:s/>1.896130986 <text:s/>2.313860763 -0.677486431 <text:s/>107241.394940 0.962795 <text:s text:c="2"/>16.56086 <text:s/>100.26950 <text:s/>301.44083 <text:s/>205.21372 <text:s/>346.02073 <text:s/>2009 <text:s/>7 <text:s/>2 10:25: 0.000259</text:p>
          </table:table-cell>
        </table:table-row>
        <table:table-row table:style-name="ro1">
          <table:table-cell office:value-type="string" calcext:value-type="string">
            <text:p><text:s/>1844130.00000000 <text:s/>-21872.45935608 <text:s/>-54932.75989218 <text:s text:c="3"/>9312.40867434 <text:s/>1.908224653 <text:s/>2.344025713 -0.682636585 <text:s/>107240.093227 0.962793 <text:s text:c="2"/>16.56113 <text:s/>100.26955 <text:s/>301.44054 <text:s/>205.47854 <text:s/>346.32963 <text:s/>2009 <text:s/>7 <text:s/>2 10:30: 0.000282</text:p>
          </table:table-cell>
        </table:table-row>
        <table:table-row table:style-name="ro1">
          <table:table-cell office:value-type="string" calcext:value-type="string">
            <text:p><text:s/>1844135.00000000 <text:s/>-21297.47121883 <text:s/>-54224.49901162 <text:s text:c="3"/>9106.78494287 <text:s/>1.920540902 <text:s/>2.375161082 -0.687903637 <text:s/>107238.739687 0.962791 <text:s text:c="2"/>16.56140 <text:s/>100.26961 <text:s/>301.44025 <text:s/>205.75132 <text:s/>346.63854 <text:s/>2009 <text:s/>7 <text:s/>2 10:35: 0.000264</text:p>
          </table:table-cell>
        </table:table-row>
        <table:table-row table:style-name="ro1">
          <table:table-cell office:value-type="string" calcext:value-type="string">
            <text:p><text:s/>1844140.00000000 <text:s/>-20718.74973403 <text:s/>-53506.73860734 <text:s text:c="3"/>8899.56005222 <text:s/>1.933086841 <text:s/>2.407323230 -0.693292673 <text:s/>107237.330982 0.962789 <text:s text:c="2"/>16.56167 <text:s/>100.26967 <text:s/>301.43995 <text:s/>206.03251 <text:s/>346.94745 <text:s/>2009 <text:s/>7 <text:s/>2 10:40: 0.000286</text:p>
          </table:table-cell>
        </table:table-row>
        <table:table-row table:style-name="ro1">
          <table:table-cell office:value-type="string" calcext:value-type="string">
            <text:p><text:s/>1844145.00000000 <text:s/>-20136.22487674 <text:s/>-52779.16134023 <text:s text:c="3"/>8690.69663286 <text:s/>1.945869783 <text:s/>2.440573257 -0.698809093 <text:s/>107235.863473 0.962787 <text:s text:c="2"/>16.56195 <text:s/>100.26974 <text:s/>301.43966 <text:s/>206.32260 <text:s/>347.25636 <text:s/>2009 <text:s/>7 <text:s/>2 10:45: 0.000268</text:p>
          </table:table-cell>
        </table:table-row>
        <table:table-row table:style-name="ro1">
          <table:table-cell office:value-type="string" calcext:value-type="string">
            <text:p><text:s/>1844150.00000000 <text:s/>-19549.82439734 <text:s/>-52041.43075119 <text:s text:c="3"/>8480.15564799 <text:s/>1.958897241 <text:s/>2.474977526 -0.704458636 <text:s/>107234.333182 0.962785 <text:s text:c="2"/>16.56222 <text:s/>100.26982 <text:s/>301.43935 <text:s/>206.62211 <text:s/>347.56527 <text:s/>2009 <text:s/>7 <text:s/>2 10:50: 0.000250</text:p>
          </table:table-cell>
        </table:table-row>
        <table:table-row table:style-name="ro1">
          <table:table-cell office:value-type="string" calcext:value-type="string">
            <text:p><text:s/>1844155.00000000 <text:s/>-18959.47376563 <text:s/>-51293.18959215 <text:s text:c="3"/>8267.89628842 <text:s/>1.972176899 <text:s/>2.510608267 -0.710247405 <text:s/>107232.735755 0.962783 <text:s text:c="2"/>16.56250 <text:s/>100.26991 <text:s/>301.43905 <text:s/>206.93163 <text:s/>347.87419 <text:s/>2009 <text:s/>7 <text:s/>2 10:55: 0.000273</text:p>
          </table:table-cell>
        </table:table-row>
        <table:table-row table:style-name="ro1">
          <table:table-cell office:value-type="string" calcext:value-type="string">
            <text:p><text:s/>1844160.00000000 <text:s/>-18365.09612269 <text:s/>-50534.05796487 <text:s text:c="3"/>8053.87585961 <text:s/>1.985716590 <text:s/>2.547544259 -0.716181895 <text:s/>107231.066412 0.962781 <text:s text:c="2"/>16.56278 <text:s/>100.27000 <text:s/>301.43874 <text:s/>207.25177 <text:s/>348.18311 <text:s/>2009 <text:s/>7 <text:s/>2 11: 0: 0.000255</text:p>
          </table:table-cell>
        </table:table-row>
        <table:table-row table:style-name="ro1">
          <table:table-cell office:value-type="string" calcext:value-type="string">
            <text:p><text:s/>1844165.00000000 <text:s/>-17766.61224263 <text:s/>-49763.63123890 <text:s text:c="3"/>7838.04965980 <text:s/>1.999524252 <text:s/>2.585871620 -0.722269025 <text:s/>107229.319897 0.962779 <text:s text:c="2"/>16.56307 <text:s/>100.27010 <text:s/>301.43842 <text:s/>207.58322 <text:s/>348.49203 <text:s/>2009 <text:s/>7 <text:s/>2 11: 5: 0.000277</text:p>
          </table:table-cell>
        </table:table-row>
        <table:table-row table:style-name="ro1">
          <table:table-cell office:value-type="string" calcext:value-type="string">
            <text:p><text:s/>1844170.00000000 <text:s/>-17163.94050833 <text:s/>-48981.47771614 <text:s text:c="3"/>7620.37084880 <text:s/>2.013607877 <text:s/>2.625684710 -0.728516169 <text:s/>107227.490411 0.962777 <text:s text:c="2"/>16.56335 <text:s/>100.27021 <text:s/>301.43810 <text:s/>207.92672 <text:s/>348.80095 <text:s/>2009 <text:s/>7 <text:s/>2 11:10: 0.000259</text:p>
          </table:table-cell>
        </table:table-row>
        <table:table-row table:style-name="ro1">
          <table:table-cell office:value-type="string" calcext:value-type="string">
            <text:p><text:s/>1844175.00000000 <text:s/>-16556.99690580 <text:s/>-48187.13600348 <text:s text:c="3"/>7400.79030672 <text:s/>2.027975437 <text:s/>2.667087175 -0.734931191 <text:s/>107225.571544 0.962774 <text:s text:c="2"/>16.56364 <text:s/>100.27033 <text:s/>301.43778 <text:s/>208.28311 <text:s/>349.10988 <text:s/>2009 <text:s/>7 <text:s/>2 11:15: 0.000282</text:p>
          </table:table-cell>
        </table:table-row>
        <table:table-row table:style-name="ro1">
          <table:table-cell office:value-type="string" calcext:value-type="string">
            <text:p><text:s/>1844180.00000000 <text:s/>-15945.69504290 <text:s/>-47380.11204687 <text:s text:c="3"/>7179.25648175 <text:s/>2.042634794 <text:s/>2.710193161 -0.741522483 <text:s/>107223.556186 0.962772 <text:s text:c="2"/>16.56393 <text:s/>100.27046 <text:s/>301.43744 <text:s/>208.65326 <text:s/>349.41880 <text:s/>2009 <text:s/>7 <text:s/>2 11:20: 0.000264</text:p>
          </table:table-cell>
        </table:table-row>
        <table:table-row table:style-name="ro1">
          <table:table-cell office:value-type="string" calcext:value-type="string">
            <text:p><text:s/>1844185.00000000 <text:s/>-15329.94620103 <text:s/>-46559.87577354 <text:s text:c="3"/>6955.71522690 <text:s/>2.057593576 <text:s/>2.755128724 -0.748299005 <text:s/>107221.436432 0.962770 <text:s text:c="2"/>16.56422 <text:s/>100.27060 <text:s/>301.43710 <text:s/>209.03820 <text:s/>349.72774 <text:s/>2009 <text:s/>7 <text:s/>2 11:25: 0.000286</text:p>
          </table:table-cell>
        </table:table-row>
        <table:table-row table:style-name="ro1">
          <table:table-cell office:value-type="string" calcext:value-type="string">
            <text:p><text:s/>1844190.00000000 <text:s/>-14709.65942851 <text:s/>-45725.85727497 <text:s text:c="3"/>6730.10962444 <text:s/>2.072859013 <text:s/>2.802033480 -0.755270324 <text:s/>107219.203462 0.962768 <text:s text:c="2"/>16.56452 <text:s/>100.27076 <text:s/>301.43675 <text:s/>209.43900 <text:s/>350.03667 <text:s/>2009 <text:s/>7 <text:s/>2 11:30: 0.000268</text:p>
          </table:table-cell>
        </table:table-row>
        <table:table-row table:style-name="ro1">
          <table:table-cell office:value-type="string" calcext:value-type="string">
            <text:p><text:s/>1844195.00000000 <text:s/>-14084.74168946 <text:s/>-44877.44245330 <text:s text:c="3"/>6502.37979807 <text:s/>2.088437732 <text:s/>2.851062542 -0.762446659 <text:s/>107216.847404 0.962765 <text:s text:c="2"/>16.56482 <text:s/>100.27092 <text:s/>301.43640 <text:s/>209.85690 <text:s/>350.34561 <text:s/>2009 <text:s/>7 <text:s/>2 11:35: 0.000250</text:p>
          </table:table-cell>
        </table:table-row>
        <table:table-row table:style-name="ro1">
          <table:table-cell office:value-type="string" calcext:value-type="string">
            <text:p><text:s/>1844200.00000000 <text:s/>-13455.09808433 <text:s/>-44013.96803490 <text:s text:c="3"/>6272.46271243 <text:s/>2.104335484 <text:s/>2.902388807 -0.769838921 <text:s/>107214.357170 0.962763 <text:s text:c="2"/>16.56512 <text:s/>100.27111 <text:s/>301.43603 <text:s/>210.29326 <text:s/>350.65455 <text:s/>2009 <text:s/>7 <text:s/>2 11:40: 0.000273</text:p>
          </table:table-cell>
        </table:table-row>
        <table:table-row table:style-name="ro1">
          <table:table-cell office:value-type="string" calcext:value-type="string">
            <text:p><text:s/>1844205.00000000 <text:s/>-12820.63216428 <text:s/>-43134.71583613 <text:s text:c="3"/>6040.29196035 <text:s/>2.120556786 <text:s/>2.956205671 -0.777458756 <text:s/>107211.720259 0.962761 <text:s text:c="2"/>16.56542 <text:s/>100.27131 <text:s/>301.43565 <text:s/>210.74959 <text:s/>350.96349 <text:s/>2009 <text:s/>7 <text:s/>2 11:45: 0.000255</text:p>
          </table:table-cell>
        </table:table-row>
        <table:table-row table:style-name="ro1">
          <table:table-cell office:value-type="string" calcext:value-type="string">
            <text:p><text:s/>1844210.00000000 <text:s/>-12181.24636732 <text:s/>-42238.90613844 <text:s text:c="3"/>5805.79753835 <text:s/>2.137104464 <text:s/>3.012730262 -0.785318582 <text:s/>107208.922519 0.962758 <text:s text:c="2"/>16.56573 <text:s/>100.27153 <text:s/>301.43526 <text:s/>211.22760 <text:s/>351.27244 <text:s/>2009 <text:s/>7 <text:s/>2 11:50: 0.000277</text:p>
          </table:table-cell>
        </table:table-row>
        <table:table-row table:style-name="ro1">
          <table:table-cell office:value-type="string" calcext:value-type="string">
            <text:p><text:s/>1844215.00000000 <text:s/>-11536.84261368 <text:s/>-41325.68999865 <text:s text:c="3"/>5568.90561221 <text:s/>2.153979041 <text:s/>3.072207323 -0.793431617 <text:s/>107205.947864 0.962756 <text:s text:c="2"/>16.56605 <text:s/>100.27177 <text:s/>301.43485 <text:s/>211.72921 <text:s/>351.58139 <text:s/>2009 <text:s/>7 <text:s/>2 11:55: 0.000259</text:p>
          </table:table-cell>
        </table:table-row>
        <table:table-row table:style-name="ro1">
          <table:table-cell office:value-type="string" calcext:value-type="string">
            <text:p><text:s/>1844220.00000000 <text:s/>-10887.32310987 <text:s/>-40394.14027737 <text:s text:c="3"/>5329.53827536 <text:s/>2.171177951 <text:s/>3.134913901 -0.801811902 <text:s/>107202.777924 0.962753 <text:s text:c="2"/>16.56637 <text:s/>100.27204 <text:s/>301.43443 <text:s/>212.25660 <text:s/>351.89035 <text:s/>2009 <text:s/>7 <text:s/>2 12: 0: 0.000282</text:p>
          </table:table-cell>
        </table:table-row>
        <table:table-row table:style-name="ro1">
          <table:table-cell office:value-type="string" calcext:value-type="string">
            <text:p><text:s/>1844225.00000000 <text:s/>-10232.59142737 <text:s/>-39443.24111540 <text:s text:c="3"/>5087.61330523 <text:s/>2.188694483 <text:s/>3.201165036 -0.810474295 <text:s/>107199.391616 0.962750 <text:s text:c="2"/>16.56669 <text:s/>100.27233 <text:s/>301.43399 <text:s/>212.81223 <text:s/>352.19931 <text:s/>2009 <text:s/>7 <text:s/>2 12: 5: 0.000264</text:p>
          </table:table-cell>
        </table:table-row>
        <table:table-row table:style-name="ro1">
          <table:table-cell office:value-type="string" calcext:value-type="string">
            <text:p><text:s/>1844230.00000000 <text:s text:c="2"/>-9572.55394393 <text:s/>-38471.87551671 <text:s text:c="3"/>4843.04392506 <text:s/>2.206516401 <text:s/>3.271320733 -0.819434438 <text:s/>107195.764621 0.962748 <text:s text:c="2"/>16.56701 <text:s/>100.27265 <text:s/>301.43353 <text:s/>213.39892 <text:s/>352.50827 <text:s/>2009 <text:s/>7 <text:s/>2 12:10: 0.000286</text:p>
          </table:table-cell>
        </table:table-row>
        <table:table-row table:style-name="ro1">
          <table:table-cell office:value-type="string" calcext:value-type="string">
            <text:p><text:s/>1844235.00000000 <text:s text:c="2"/>-8907.12176784 <text:s/>-37478.81060673 <text:s text:c="3"/>4595.73858344 <text:s/>2.224624089 <text:s/>3.345794555 -0.828708674 <text:s/>107191.868720 0.962745 <text:s text:c="2"/>16.56735 <text:s/>100.27300 <text:s/>301.43305 <text:s/>214.01991 <text:s/>352.81724 <text:s/>2009 <text:s/>7 <text:s/>2 12:15: 0.000268</text:p>
          </table:table-cell>
        </table:table-row>
        <table:table-row table:style-name="ro1">
          <table:table-cell office:value-type="string" calcext:value-type="string">
            <text:p><text:s/>1844240.00000000 <text:s text:c="2"/>-8236.21330715 <text:s/>-36462.68000983 <text:s text:c="3"/>4345.60076943 <text:s/>2.242988067 <text:s/>3.425064297 -0.838313893 <text:s/>107187.670970 0.962742 <text:s text:c="2"/>16.56768 <text:s/>100.27339 <text:s/>301.43254 <text:s/>214.67894 <text:s/>353.12622 <text:s/>2009 <text:s/>7 <text:s/>2 12:20: 0.000250</text:p>
          </table:table-cell>
        </table:table-row>
        <table:table-row table:style-name="ro1">
          <table:table-cell office:value-type="string" calcext:value-type="string">
            <text:p><text:s/>1844245.00000000 <text:s text:c="2"/>-7559.75771067 <text:s/>-35421.96263240 <text:s text:c="3"/>4092.52889178 <text:s/>2.261565621 <text:s/>3.509685388 -0.848267260 <text:s/>107183.132658 0.962739 <text:s text:c="2"/>16.56803 <text:s/>100.27382 <text:s/>301.43201 <text:s/>215.38035 <text:s/>353.43520 <text:s/>2009 <text:s/>7 <text:s/>2 12:25: 0.000273</text:p>
          </table:table-cell>
        </table:table-row>
        <table:table-row table:style-name="ro1">
          <table:table-cell office:value-type="string" calcext:value-type="string">
            <text:p><text:s/>1844250.00000000 <text:s text:c="2"/>-6877.69949423 <text:s/>-34354.95691398 <text:s text:c="3"/>3836.41626403 <text:s/>2.280296205 <text:s/>3.600307848 -0.858585776 <text:s/>107178.207951 0.962736 <text:s text:c="2"/>16.56837 <text:s/>100.27430 <text:s/>301.43143 <text:s/>216.12924 <text:s/>353.74418 <text:s/>2009 <text:s/>7 <text:s/>2 12:30: 0.000255</text:p>
          </table:table-cell>
        </table:table-row>
        <table:table-row table:style-name="ro1">
          <table:table-cell office:value-type="string" calcext:value-type="string">
            <text:p><text:s/>1844255.00000000 <text:s text:c="2"/>-6190.00479593 <text:s/>-33259.74931042 <text:s text:c="3"/>3577.15125966 <text:s/>2.299095084 <text:s/>3.697697981 -0.869285578 <text:s/>107172.842155 0.962732 <text:s text:c="2"/>16.56873 <text:s/>100.27483 <text:s/>301.43082 <text:s/>216.93161 <text:s/>354.05317 <text:s/>2009 <text:s/>7 <text:s/>2 12:35: 0.000277</text:p>
          </table:table-cell>
        </table:table-row>
        <table:table-row table:style-name="ro1">
          <table:table-cell office:value-type="string" calcext:value-type="string">
            <text:p><text:s/>1844260.00000000 <text:s text:c="2"/>-5496.66989517 <text:s/>-32134.17535485 <text:s text:c="3"/>3314.61773512 <text:s/>2.317844446 <text:s/>3.802766452 -0.880380840 <text:s/>107166.969427 0.962729 <text:s text:c="2"/>16.56909 <text:s/>100.27542 <text:s/>301.43016 <text:s/>217.79460 <text:s/>354.36217 <text:s/>2009 <text:s/>7 <text:s/>2 12:40: 0.000259</text:p>
          </table:table-cell>
        </table:table-row>
        <table:table-row table:style-name="ro1">
          <table:table-cell office:value-type="string" calcext:value-type="string">
            <text:p><text:s/>1844265.00000000 <text:s text:c="2"/>-4797.73291806 <text:s/>-30975.77105656 <text:s text:c="3"/>3048.69587160 <text:s/>2.336380825 <text:s/>3.916605048 -0.891882055 <text:s/>107160.509727 0.962725 <text:s text:c="2"/>16.56946 <text:s/>100.27609 <text:s/>301.42945 <text:s/>218.72678 <text:s/>354.67118 <text:s/>2009 <text:s/>7 <text:s/>2 12:45: 0.000282</text:p>
          </table:table-cell>
        </table:table-row>
        <table:table-row table:style-name="ro1">
          <table:table-cell office:value-type="string" calcext:value-type="string">
            <text:p><text:s/>1844270.00000000 <text:s text:c="2"/>-4093.29008842 <text:s/>-29781.71155368 <text:s text:c="3"/>2779.26366928 <text:s/>2.354477016 <text:s/>4.040535491 -0.903793358 <text:s/>107153.364709 0.962721 <text:s text:c="2"/>16.56984 <text:s/>100.27684 <text:s/>301.42867 <text:s/>219.73855 <text:s/>354.98019 <text:s/>2009 <text:s/>7 <text:s/>2 12:50: 0.000264</text:p>
          </table:table-cell>
        </table:table-row>
        <table:table-row table:style-name="ro1">
          <table:table-cell office:value-type="string" calcext:value-type="string">
            <text:p><text:s/>1844275.00000000 <text:s text:c="2"/>-3383.51857112 <text:s/>-28548.73271713 <text:s text:c="3"/>2506.19946418 <text:s/>2.371815647 <text:s/>4.176175206 -0.916108304 <text:s/>107145.412070 0.962717 <text:s text:c="2"/>16.57022 <text:s/>100.27769 <text:s/>301.42781 <text:s/>220.84268 <text:s/>355.28921 <text:s/>2009 <text:s/>7 <text:s/>2 12:55: 0.000286</text:p>
          </table:table-cell>
        </table:table-row>
        <table:table-row table:style-name="ro1">
          <table:table-cell office:value-type="string" calcext:value-type="string">
            <text:p><text:s/>1844280.00000000 <text:s text:c="2"/>-2668.70904438 <text:s/>-27273.02958541 <text:s text:c="3"/>2229.38606006 <text:s/>2.387949818 <text:s/>4.325527393 -0.928803170 <text:s/>107136.497643 0.962712 <text:s text:c="2"/>16.57061 <text:s/>100.27865 <text:s/>301.42686 <text:s/>222.05501 <text:s/>355.59824 <text:s/>2009 <text:s/>7 <text:s/>2 13: 0: 0.000268</text:p>
          </table:table-cell>
        </table:table-row>
        <table:table-row table:style-name="ro1">
          <table:table-cell office:value-type="string" calcext:value-type="string">
            <text:p><text:s/>1844285.00000000 <text:s text:c="2"/>-1949.31292724 <text:s/>-25950.12276772 <text:s text:c="3"/>1948.71744545 <text:s/>2.402243201 <text:s/>4.491106668 -0.941826145 <text:s/>107126.424100 0.962707 <text:s text:c="2"/>16.57101 <text:s/>100.27976 <text:s/>301.42580 <text:s/>223.39556 <text:s/>355.90729 <text:s/>2009 <text:s/>7 <text:s/>2 13: 5: 0.000250</text:p>
          </table:table-cell>
        </table:table-row>
        <table:table-row table:style-name="ro1">
          <table:table-cell office:value-type="string" calcext:value-type="string">
            <text:p><text:s/>1844290.00000000 <text:s text:c="2"/>-1226.01219539 <text:s/>-24574.67969914 <text:s text:c="3"/>1664.10971973 <text:s/>2.413776635 <text:s/>4.676117853 -0.955079559 <text:s/>107114.934413 0.962702 <text:s text:c="2"/>16.57141 <text:s/>100.28105 <text:s/>301.42459 <text:s/>224.88998 <text:s/>356.21634 <text:s/>2009 <text:s/>7 <text:s/>2 13:10: 0.000273</text:p>
          </table:table-cell>
        </table:table-row>
        <table:table-row table:style-name="ro1">
          <table:table-cell office:value-type="string" calcext:value-type="string">
            <text:p><text:s/>1844295.00000000 <text:s text:c="3"/>-499.82494656 <text:s/>-23140.27088532 <text:s text:c="3"/>1375.51902292 <text:s/>2.421198325 <text:s/>4.884716234 -0.968389967 <text:s/>107101.686955 0.962696 <text:s text:c="2"/>16.57181 <text:s/>100.28254 <text:s/>301.42322 <text:s/>226.57181 <text:s/>356.52541 <text:s/>2009 <text:s/>7 <text:s/>2 13:15: 0.000255</text:p>
          </table:table-cell>
        </table:table-row>
        <table:table-row table:style-name="ro1">
          <table:table-cell office:value-type="string" calcext:value-type="string">
            <text:p><text:s/>1844300.00000000 <text:s text:c="4"/>227.73070622 <text:s/>-21639.03026438 <text:s text:c="3"/>1082.97143381 <text:s/>2.422475651 <text:s/>5.122396027 -0.981456298 <text:s/>107086.216827 0.962689 <text:s text:c="2"/>16.57221 <text:s/>100.28430 <text:s/>301.42162 <text:s/>228.48591 <text:s/>356.83450 <text:s/>2009 <text:s/>7 <text:s/>2 13:20: 0.000277</text:p>
          </table:table-cell>
        </table:table-row>
        <table:table-row table:style-name="ro1">
          <table:table-cell office:value-type="string" calcext:value-type="string">
            <text:p><text:s/>1844305.00000000 <text:s text:c="4"/>954.37414156 <text:s/>-20061.17032355 <text:s text:c="4"/>786.61399449 <text:s/>2.414468102 <text:s/>5.396586724 -0.993756776 <text:s/>107067.873450 0.962681 <text:s text:c="2"/>16.57260 <text:s/>100.28640 <text:s/>301.41975 <text:s/>230.69381 <text:s/>357.14360 <text:s/>2009 <text:s/>7 <text:s/>2 13:25: 0.000259</text:p>
          </table:table-cell>
        </table:table-row>
        <table:table-row table:style-name="ro1">
          <table:table-cell office:value-type="string" calcext:value-type="string">
            <text:p><text:s/>1844310.00000000 <text:s text:c="3"/>1676.62598578 <text:s/>-18394.27054334 <text:s text:c="4"/>486.80451896 <text:s/>2.392158864 <text:s/>5.717597475 -1.004374559 <text:s/>107045.715250 0.962672 <text:s text:c="2"/>16.57296 <text:s/>100.28892 <text:s/>301.41751 <text:s/>233.28265 <text:s/>357.45273 <text:s/>2009 <text:s/>7 <text:s/>2 13:30: 0.000282</text:p>
          </table:table-cell>
        </table:table-row>
        <table:table-row table:style-name="ro1">
          <table:table-cell office:value-type="string" calcext:value-type="string">
            <text:p><text:s/>1844315.00000000 <text:s text:c="3"/>2389.05019358 <text:s/>-16622.20037093 <text:s text:c="4"/>184.27608369 <text:s/>2.347196726 <text:s/>6.100163738 -1.011653737 <text:s/>107018.321932 0.962661 <text:s text:c="2"/>16.57327 <text:s/>100.29202 <text:s/>301.41479 <text:s/>236.38060 <text:s/>357.76188 <text:s/>2009 <text:s/>7 <text:s/>2 13:35: 0.000264</text:p>
          </table:table-cell>
        </table:table-row>
        <table:table-row table:style-name="ro1">
          <table:table-cell office:value-type="string" calcext:value-type="string">
            <text:p><text:s/>1844320.00000000 <text:s text:c="3"/>3082.86422007 <text:s/>-14723.43238400 <text:s text:c="3"/>-119.54602920 <text:s/>2.264946104 <text:s/>6.566068142 -1.012476101 <text:s/>106983.436286 0.962647 <text:s text:c="2"/>16.57347 <text:s/>100.29586 <text:s/>301.41142 <text:s/>240.18503 <text:s/>358.07107 <text:s/>2009 <text:s/>7 <text:s/>2 13:40: 0.000286</text:p>
          </table:table-cell>
        </table:table-row>
        <table:table-row table:style-name="ro1">
          <table:table-cell office:value-type="string" calcext:value-type="string">
            <text:p><text:s/>1844325.00000000 <text:s text:c="3"/>3743.21501841 <text:s/>-12668.30537300 <text:s text:c="3"/>-421.89289454 <text:s/>2.118033246 <text:s/>7.148704873 -1.000616134 <text:s/>106937.218867 0.962629 <text:s text:c="2"/>16.57346 <text:s/>100.30071 <text:s/>301.40718 <text:s/>245.01826 <text:s/>358.38030 <text:s/>2009 <text:s/>7 <text:s/>2 13:45: 0.000268</text:p>
          </table:table-cell>
        </table:table-row>
        <table:table-row table:style-name="ro1">
          <table:table-cell office:value-type="string" calcext:value-type="string">
            <text:p><text:s/>1844330.00000000 <text:s text:c="3"/>4343.37719213 <text:s/>-10414.45480896 <text:s text:c="3"/>-717.19751285 <text:s/>1.850804312 <text:s/>7.900986048 -0.962613657 <text:s/>106872.512649 0.962605 <text:s text:c="2"/>16.57303 <text:s/>100.30687 <text:s/>301.40176 <text:s/>251.44720 <text:s/>358.68960 <text:s/>2009 <text:s/>7 <text:s/>2 13:50: 0.000250</text:p>
          </table:table-cell>
        </table:table-row>
        <table:table-row table:style-name="ro1">
          <table:table-cell office:value-type="string" calcext:value-type="string">
            <text:p><text:s/>1844335.00000000 <text:s text:c="3"/>4831.03777566 <text:s text:c="2"/>-7899.26116450 <text:s text:c="3"/>-993.48392108 <text:s/>1.337297849 <text:s/>8.906916366 -0.866084974 <text:s/>106774.174776 0.962568 <text:s text:c="2"/>16.57169 <text:s/>100.31447 <text:s/>301.39505 <text:s/>260.56996 <text:s/>358.99898 <text:s/>2009 <text:s/>7 <text:s/>2 13:55: 0.000273</text:p>
          </table:table-cell>
        </table:table-row>
        <table:table-row table:style-name="ro1">
          <table:table-cell office:value-type="string" calcext:value-type="string">
            <text:p><text:s/>1844340.00000000 <text:s text:c="3"/>5091.55546380 <text:s text:c="2"/>-5030.01134361 <text:s text:c="2"/>-1222.14210549 <text:s/>0.252792005 10.276493768 -0.621814132 <text:s/>106604.437813 0.962507 <text:s text:c="2"/>16.56837 <text:s/>100.32203 <text:s/>301.38830 <text:s/>274.78802 <text:s/>359.30853 <text:s/>2009 <text:s/>7 <text:s/>2 14: 0: 0.000255</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36">
      <number:scientific-number number:decimal-places="5" number:min-decimal-places="5" number:min-integer-digits="1" number:min-exponent-digits="2" number:exponent-interval="1" number:forced-exponent-sign="true"/>
    </number:number-style>
    <number:number-style style:name="N135">
      <number:scientific-number number:decimal-places="4" number:min-decimal-places="4" number:min-integer-digits="1" number:min-exponent-digits="2" number:exponent-interval="1" number:forced-exponent-sign="true"/>
    </number:number-style>
    <number:number-style style:name="N134">
      <number:scientific-number number:decimal-places="3" number:min-decimal-places="3" number:min-integer-digits="1" number:min-exponent-digits="2" number:exponent-interval="1" number:forced-exponent-sign="true"/>
    </number:number-style>
    <number:number-style style:name="N133">
      <number:number number:decimal-places="20" number:min-decimal-places="20" number:min-integer-digits="1"/>
    </number:number-style>
    <number:number-style style:name="N132">
      <number:number number:decimal-places="19" number:min-decimal-places="19" number:min-integer-digits="1"/>
    </number:number-style>
    <number:number-style style:name="N131">
      <number:number number:decimal-places="18" number:min-decimal-places="18" number:min-integer-digits="1"/>
    </number:number-style>
    <number:number-style style:name="N130">
      <number:number number:decimal-places="17" number:min-decimal-places="17" number:min-integer-digits="1"/>
    </number:number-style>
    <number:number-style style:name="N129">
      <number:number number:decimal-places="16" number:min-decimal-places="16" number:min-integer-digits="1"/>
    </number:number-style>
    <number:number-style style:name="N128">
      <number:number number:decimal-places="15" number:min-decimal-places="15" number:min-integer-digits="1"/>
    </number:number-style>
    <number:number-style style:name="N127">
      <number:number number:decimal-places="14" number:min-decimal-places="14" number:min-integer-digits="1"/>
    </number:number-style>
    <number:number-style style:name="N126">
      <number:number number:decimal-places="13" number:min-decimal-places="13" number:min-integer-digits="1"/>
    </number:number-style>
    <number:number-style style:name="N125">
      <number:number number:decimal-places="12" number:min-decimal-places="12" number:min-integer-digits="1"/>
    </number:number-style>
    <number:number-style style:name="N124">
      <number:number number:decimal-places="11" number:min-decimal-places="11" number:min-integer-digits="1"/>
    </number:number-style>
    <number:date-style style:name="N123">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ecimal-places="3"/>
    </number:date-style>
    <number:date-style style:name="N122">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text>.</number:text>
      <number:seconds number:style="long"/>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10T20:41:21.427226752</meta:creation-date>
    <dc:date>2019-02-24T18:06:16.364860635</dc:date>
    <meta:editing-duration>PT4H3M41S</meta:editing-duration>
    <meta:editing-cycles>53</meta:editing-cycles>
    <meta:generator>LibreOffice/7.3.7.2$Linux_X86_64 LibreOffice_project/30$Build-2</meta:generator>
    <meta:document-statistic meta:table-count="4" meta:cell-count="811" meta:object-count="0"/>
  </office:meta>
</office:document-meta>
</file>

<file path=Basic/Standard/TLEMod.xml><?xml version="1.0" encoding="utf-8"?>
<!DOCTYPE module  PUBLIC '-//OpenOffice.org//DTD OfficeDocument 1.0//EN'  'module.dtd'>
<script:module xmlns:script="http://openoffice.org/2000/script" script:name="TLEMod" script:language="StarBasic">REM  *****  TLE types and functions *****
Type TLE
    rec as Variant
    line1 as String
    line2 as String
    intlid as String
    objectID as String
    epoch as Date
    ndot as Double
    nddot as Double
    bstar as Double
    elnum as Integer
    incDeg as Double
    raanDeg as Double
    ecc as Double
    argpDeg as Double
    maDeg as Double
    n as Double
    revnum as Long
    sgp4Error as Integer
End Type

REM construct an empty TLE
function newTLE
  Dim tl as new TLE
  tl.rec =  newElsetRec()
  newTLE = tl
end function

REM construct a TLE using the supplied lines
function parseTLE(line1 as String, line2 as String)
  Dim tl as new TLE
  tl.rec =  newElsetRec()
  call parseLines(tl,line1,line2)
  parseTLE = tl
end function

REM fill r and v vectos for specific datetime
sub getRVForDate(tl as TLE, dt as Date, r, v)
  Dim diff as Double
  
  diff = dt - tl.epoch
  diff = diff * 1440.0
  
  call getRV(tl,diff,r,v)
end sub

REM fill r and v vectors for specific time after epoch
sub getRV(tl as TLE, minutesAfterEpoch as Double, r, v)
  tl.rec.error = 0
  call sgp4.sgp4(tl.rec,minutesAfterEpoch,r,v)
  tl.sgp4Error = tl.rec.error
end sub

REM parse the lines into the provided TLE
sub parseLines(tl as TLE, line1 as String, line2 as String)
  Dim texp as Double
  tl.line1 = line1
  tl.line2 = line2
  tl.rec.whichconst=sgp4.wgs72
  
  tl.objectID = Trim(Mid(line1,2,5))
  
  tl.rec.classification = Mid(line1,8,1)
 '     #     //          1         2         3         4         5         6
 '          #//0123456789012345678901234567890123456789012345678901234567890123456789
 '   #//line1="1 00005U 58002B   00179.78495062  .00000023  00000-0  28098-4 0  4753"
 '   #//line2="2 00005  34.2682 348.7242 1859667 331.7664  19.3264 10.82419157413667"

    tl.intlid = Trim(Mid(line1,10,8))
    
    tl.epoch = parseEpoch(tl,Trim(Mid(line1,19,14)))
    
    tl.ndot = gdi(Mid(line1,34,1),line1,35,44)

    tl.nddot = gdi(Mid(line1,45,1),line1,45,50)
    texp = Val(Mid(line1,51,2))
    tl.nddot = tl.nddot *(10^texp)

    tl.bstar = gdi(Mid(line1,54,1),line1,54,59)
    texp = Val(Mid(line1,60,2))
    tl.bstar = tl.bstar * (10^texp)
    
    tl.elnum = Int(gd(line1,64,68))

    tl.incDeg = gd(line2,8,16)
    tl.raanDeg = gd(line2,17,25)
    tl.ecc = gdi("+",line2,26,33)
    tl.argpDeg = gd(line2,34,42)
    tl.maDeg = gd(line2,43,51)

    tl.n = gd(line2,52,63)

    tl.revnum = gd(line2,63,68)

  call setValsToRec(tl)
  
end sub

sub setValsToRec(tl as TLE)
  dim deg2rad as Double
  dim xpdotp as Double
  
  deg2rad = PI() / 180.0 
 '//   0.0174532925199433
  xpdotp = 1440.0 / (2.0 * PI())
 '// 229.1831180523293

  tl.rec.elnum = tl.elnum
  tl.rec.revnum = tl.revnum
  tl.rec.satid = tl.objectID
  tl.rec.bstar = tl.bstar
  tl.rec.inclo = tl.incDeg*deg2rad
  tl.rec.nodeo = tl.raanDeg*deg2rad
  tl.rec.argpo = tl.argpDeg*deg2rad
  tl.rec.mo = tl.maDeg*deg2rad
  tl.rec.ecco = tl.ecc
  tl.rec.no_kozai = tl.n/xpdotp
  tl.rec.ndot = tl.ndot / (xpdotp*1440.0)
  tl.rec.nddot = tl.nddot / (xpdotp*1440.0*1440.0)

  call sgp4.sgp4init("a",tl.rec)
end sub

function parseEpoch(tl as TLE, str as String)
   Dim year as Integer
   Dim doy as Integer
   Dim mon as Integer
   Dim dy as Integer
   Dim hr as Integer
   Dim mn as Integer
   Dim sec as Double
   Dim sc as Integer
   Dim dfrac as Double
   Dim ts as String
   Dim td as Date
   Dim jdout(2) as Double
   
   year = Val(Trim(Mid(str,1,2)))
   tl.rec.epochyr = year
   if year &gt; 56 then
     year = year + 1900
   else
     year = year + 2000
   end if
   
   doy = Val(Trim(Mid(str,3,3)))
   ts = "0"+Mid(str,6)
   dfrac = Val(ts)
   
   tl.rec.epochdays = doy+dfrac
   
   ts = year-1
   ts = "12/31/"+ts
   td = CDate(ts)
   td = td+doy+dfrac
   parseEpoch = td

   
   dfrac = 24.0*dfrac
   hr = Int(dfac)
   dfrac = 60.0*(dfrac-hr)
   mn = Int(dfrac)
   dfrac = 60.0*(dfrac-mn)
   sec = dfrac
   sc = Int(sc)
   
   mon = Month(td)
   dy = Day(td)
   
   call SGP4.jday(year,mon,dy,hr,mn,sec,jdout)
   tl.rec.jdsatepoch = jdout(0)
   tl.rec.jdsatepochF = jdout(1)
end function

function gd(str as String, startn as Integer, endn as Integer)
  gd = gd2(str,startn,endn,0)
end function

function gd2(str as String, startn as Integer, endn as Integer, defVal as Double)
  Dim num as Double
  num = defVal
  endn = endn-startn
  num = Val(Trim(Mid(str,startn+1,endn)))
  gd2 = num
end function

function gdi(sign as String, str as String, startn as Integer, endn as Integer)
  gdi = gdi2(sign,str,startn,endn,0)
end function

function gdi2(sign as String, str as String, startn as Integer, endn as Integer, defVal as Double)
  Dim num as Double
  Dim ts as String
  
  num = defVal
  endn = endn-startn
  
  ts = Mid(str,startn+1,endn)
  num = Val(Trim("0."+ts))
  if sign = "-" then
    num = num * -1.0
  end if
  gdi2 = num
end function

Sub Main
  l1 = "1 00005U 58002B   00179.78495062  .00000023  00000-0  28098-4 0  4753"
  l2 = "2 00005  34.2682 348.7242 1859667 331.7664  19.3264 10.82419157413667" 

  l1 = "1 04632U 70093B   04031.91070959 -.00000084  00000-0  10000-3 0  9955"
  l2 = "2 04632  11.4628 273.1101 1450506 207.6000 143.9350  1.20231981 44145"
  
  Dim tl as Variant
  
  tl = parseTLE(l1,l2)
  
  ThisComponent.Sheets.getByName("Scratch").getCellByPosition(0,0).setString(tl.line1)
  ThisComponent.Sheets.getByName("Scratch").getCellByPosition(0,1).setString(tl.line2)
  ThisComponent.Sheets.getByName("Scratch").getCellByPosition(0,2).setValue(tl.epoch)
  
  Dim r(3) as Double
  Dim v(3) as Double
  
  call getRV(tl,-5184,r,v)

  ThisComponent.Sheets.getByName("Scratch").getCellByPosition(0,3).setValue(r(0))
  ThisComponent.Sheets.getByName("Scratch").getCellByPosition(0,4).setValue(r(1))
  ThisComponent.Sheets.getByName("Scratch").getCellByPosition(0,5).setValue(r(2))
  ThisComponent.Sheets.getByName("Scratch").getCellByPosition(0,6).setValue(v(0))
  ThisComponent.Sheets.getByName("Scratch").getCellByPosition(0,7).setValue(v(1))
  ThisComponent.Sheets.getByName("Scratch").getCellByPosition(0,8).setValue(v(2))
  
  
End Sub
</script:module>
</file>

<file path=Basic/Standard/TestSGP4.xml><?xml version="1.0" encoding="utf-8"?>
<!DOCTYPE module  PUBLIC '-//OpenOffice.org//DTD OfficeDocument 1.0//EN'  'module.dtd'>
<script:module xmlns:script="http://openoffice.org/2000/script" script:name="TestSGP4" script:language="StarBasic">
REM Loads the test TLEs from SGP4-VER.TLE
function loadTLEs(tles)
  Dim row as Integer
  Dim tl as Variant
  Dim sht as Variant
  Dim l1 as String
  Dim l2 as String
  Dim ind as Integer
  
  sht = ThisComponent.Sheets.getByName("SGP4-VER.TLE")
  
  ind = 0
  
 
  Do while(Len(sht.getCellByPosition(0,row).String) &gt; 1)
     l1 = sht.getCellByPosition(0,row+1).String
     l2 = sht.getCellByPosition(0,row+2).String
     
     tl = parseTLE(l1,l2)
     tles(ind)=tl
     ind = ind+1
     row = row +3
  Loop

  loadTLEs = ind
end function


function dist(v1 as Variant, v2 as Variant)
  Dim d as Double
  Dim tmp as Double
  d = 0
  tmp = 0
  
  tmp = v1(0)-v2(0)
  d = d + (tmp*tmp)
  tmp = v1(1)-v2(1)
  d = d + (tmp*tmp)
  tmp = v1(2)-v2(2)
  d = d + (tmp*tmp)
  
  dist = Sqr(d)
end function

function ws(str as String) as String
  Dim t as String
  t = trim(str)
  t = replace(t,"  "," ")
  t = replace(t,"  "," ")
  t = replace(t,"  "," ")
  t = replace(t,"  "," ")
  ws = t
end function

REM Verify the propagation of the TLEs
sub runVer(tles As Variant, cnt as Integer)
  Dim tl as Variant
  Dim sht as Variant
  Dim sht2 as Variant
  Dim i as Integer
  Dim row as Integer
  Dim str as String
  Dim mins as Double
  Dim rv(3) as Double
  Dim vv(3) as Double
  Dim r(3) as Double
  Dim v(3) as Double
  Dim sa as Variant
  Dim rdist as Variant
  Dim vdist as Variant
  Dim rerr as Variant
  Dim verr as Variant
  Dim cnt2 as Integer
  
  rerr = 0
  verr = 0
  cnt2 = 0
  
  i = -1
  sht = ThisComponent.Sheets.getByName("tcppver.out")
  sht2 = ThisComponent.Sheets.getByName("TestSGP4")

  Do while(Len(sht.getCellByPosition(0,row).String) &gt; 1)
    str = sht.getCellByPosition(0,row).String
    if(InStr(str,"xx")) then
      i = i + 1
      tl = tles(i)
    else
      str = ws(str)
      sa = Split(str," ") 
      mins = CDbl(sa(0))
      rv(0) = CDbl(sa(1))
      rv(1) = CDbl(sa(2))
      rv(2) = CDbl(sa(3))
      vv(0) = CDbl(sa(4))
      vv(1) = CDbl(sa(5))
      vv(2) = CDbl(sa(6))
      
      getRV(tl,mins,r,v)
      
      rdist = dist(r,rv)
      vdist = dist(v,vv)
      rerr = rerr + rdist
      verr = verr + vdist
      cnt2 = cnt2 + 1    
      if(rdist &gt; 1e-4 OR vdist &gt; 1e-6) then
        sht2.getCellByPosition(0,row+3).String = str
        sht2.getCellByPosition(1,row+3).setValue(rerr)
        sht2.getCellByPosition(2,row+3).setValue(verr)
      end if
    end if
    row = row + 1
  Loop

  rerr = rerr / cnt2
  verr = verr / cnt2
  
  rerr = rerr * 1e6
  verr = verr * 1e6
  sht2.getCellByPosition(0,0).String = "Typical errors"
  sht2.getCellByPosition(0,1).setValue(rerr)
  sht2.getCellByPosition(0,2).setValue(verr)
  sht2.getCellByPosition(1,1).String = "mm"
  sht2.getCellByPosition(1,2).String = "mm/s"
  
end sub


REM runs the TLE verification tests
Sub Main

  Dim tles(100) as Variant
  Dim numTLEs as Integer

  numTLEs = loadTLES(tles)

  call runVer(tles,numTL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gp4"/>
  <library:element library:name="TLEMod"/>
  <library:element library:name="TestSGP4"/>
</library:library>
</file>

<file path=Basic/Standard/sgp4.xml><?xml version="1.0" encoding="utf-8"?>
<!DOCTYPE module  PUBLIC '-//OpenOffice.org//DTD OfficeDocument 1.0//EN'  'module.dtd'>
<script:module xmlns:script="http://openoffice.org/2000/script" script:name="sgp4" script:language="StarBasic">REM  *****  SGP4 Types and Functions  *****

Public Const pi as Double = 3.14159265358979
Public Const twopi as Double = 6.28318530717959
Public Const deg2rad as Double = pi / 180.0

Public Const wgs72old As Integer = 1
Public Const wgs72 As Integer = 2
Public Const wgs84 As Integer = 3

Public Type ElsetRec
	whichconst As Integer
	satid As String
	epochyr As Integer
	epochtynumrev As Long
	error As Integer
	operationmode As String
	init As String
	method As String
	a As Double
	altp As Double
	alta As Double
	epochdays As Double
	jdsatepoch As Double
	jdsatepochF As Double
	nddot As Double
	ndot As Double
	bstar As Double
	rcse As Double
	inclo As Double
	nodeo As Double
	ecco As Double
	argpo As Double
	mo As Double
	no_kozai As Double
	classification As String
	intldesg As String
	ephtype As Integer
	elnum As Long
	revnum As Long
	no_unkozai As Double
	am As Double
	em As Double
	im As Double
	Om As Double
	oom As Double  'replaces om 
	mm As Double
	nm As Double
	t As Double
	tumin As Double
	mu As Double
	radiusearthkm As Double
	xke As Double
	j2 As Double
	j3 As Double
	j4 As Double
	j3oj2 As Double
	dia_mm As Long
	period_sec As Double
	active As String
	not_orbital As String
	rcs_m2 As Double
	ep As Double
	inclp As Double
	nodep As Double
	argpp As Double
	mp As Double
	isimp As Integer
	aycof As Double
	con41 As Double
	cc1 As Double
	cc4 As Double
	cc5 As Double
	d2 As Double
	d3 As Double
	d4 As Double
	delmo As Double
	eta As Double
	argpdot As Double
	omgcof As Double
	sinmao As Double
	t2cof As Double
	t3cof As Double
	t4cof As Double
	t5cof As Double
	x1mth2 As Double
	x7thm1 As Double
	mdot As Double
	nodedot As Double
	xlcof As Double
	xmcof As Double
	nodecf As Double
	irez As Integer
	d2201 As Double
	d2211 As Double
	d3210 As Double
	d3222 As Double
	d4410 As Double
	d4422 As Double
	d5220 As Double
	d5232 As Double
	d5421 As Double
	d5433 As Double
	dedt As Double
	del1 As Double
	del2 As Double
	del3 As Double
	didt As Double
	dmdt As Double
	dnodt As Double
	domdt As Double
	e3 As Double
	ee2 As Double
	peo As Double
	pgho As Double
	pho As Double
	pinco As Double
	plo As Double
	se2 As Double
	se3 As Double
	sgh2 As Double
	sgh3 As Double
	sgh4 As Double
	sh2 As Double
	sh3 As Double
	si2 As Double
	si3 As Double
	sl2 As Double
	sl3 As Double
	sl4 As Double
	gsto As Double
	xfact As Double
	xgh2 As Double
	xgh3 As Double
	xgh4 As Double
	xh2 As Double
	xh3 As Double
	xi2 As Double
	xi3 As Double
	xl2 As Double
	xl3 As Double
	xl4 As Double
	xlamo As Double
	zmol As Double
	zmos As Double
	atime As Double
	xli As Double
	xni As Double
	snodm As Double
	cnodm As Double
	sinim As Double
	cosim As Double
	sinomm As Double
	cosomm As Double
	day As Double
	emsq As Double
	gam As Double
	rtemsq As Double
	s1 As Double
	s2 As Double
	s3 As Double
	s4 As Double
	s5 As Double
	s6 As Double
	s7 As Double
	ss1 As Double
	ss2 As Double
	ss3 As Double
	ss4 As Double
	ss5 As Double
	ss6 As Double
	ss7 As Double
	sz1 As Double
	sz2 As Double
	sz3 As Double
	sz11 As Double
	sz12 As Double
	sz13 As Double
	sz21 As Double
	sz22 As Double
	sz23 As Double
	sz31 As Double
	sz32 As Double
	sz33 As Double
	z1 As Double
	z2 As Double
	z3 As Double
	z11 As Double
	z12 As Double
	z13 As Double
	z21 As Double
	z22 As Double
	z23 As Double
	z31 As Double
	z32 As Double
	z33 As Double
	argpm As Double
	inclm As Double
	nodem As Double
	dndt As Double
	eccsq As Double
	ainv As Double
	ao As Double
	con42 As Double
	cosio As Double
	cosio2 As Double
	omeosq As Double
	posq As Double
	rp As Double
	rteosq As Double
	sinio As Double
End Type


function newElsetRec
  Dim er as new ElsetRec
  newElsetRec = er
end function


sub dpper(e3 as Double, ee2 as Double, peo as Double, pgho as Double, pho as Double, _
        pinco as Double, plo as Double, se2 as Double, se3 as Double, sgh2 as Double, _
        sgh3 as Double, sgh4 as Double, sh2 as Double, sh3 as Double, si2 as Double, _
        si3 as Double, sl2 as Double, sl3 as Double, sl4 as Double, t as Double, _
        xgh2 as Double, xgh3 as Double, xgh4 as Double, xh2 as Double, xh3 as Double, _
        xi2 as Double, xi3 as Double, xl2 as Double, xl3 as Double, xl4 as Double, _
        zmol as Double, zmos as Double, _
        init as String, rec as ElsetRec, opsmode as String )

        '/* --------------------- local variables ------------------------ */
        Dim alfdp, betdp, cosip, cosop, dalf, dbet, dls, _
            f2, f3, pe, pgh, ph, pinc, pl, _
            sel, ses, sghl, sghs, shll, shs, sil, _
            sinip, sinop, sinzf, sis, sll, sls, xls, _
            xnoh, zf, zm, zel, zes, znl, zns as Double

        
        '/* ---------------------- constants ----------------------------- */
        zns = 1.19459e-5
        zes = 0.01675
        znl = 1.5835218e-4
        zel = 0.05490

        '/* --------------- calculate time varying periodics ----------- */
        zm = zmos + zns * t
        '// be sure that the initial call has time set to zero
        if (init = "y") then
            zm = zmos
        end if
        zf = zm + 2.0 * zes * sin(zm)
        sinzf = sin(zf)
        f2 = 0.5 * sinzf * sinzf - 0.25
        f3 = -0.5 * sinzf * cos(zf)
        ses = se2* f2 + se3 * f3
        sis = si2 * f2 + si3 * f3
        sls = sl2 * f2 + sl3 * f3 + sl4 * sinzf
        sghs = sgh2 * f2 + sgh3 * f3 + sgh4 * sinzf
        shs = sh2 * f2 + sh3 * f3
        zm = zmol + znl * t
        if (init = "y") then
            zm = zmol
        end if
        zf = zm + 2.0 * zel * sin(zm)
        sinzf = sin(zf)
        f2 = 0.5 * sinzf * sinzf - 0.25
        f3 = -0.5 * sinzf * cos(zf)
        sel = ee2 * f2 + e3 * f3
        sil = xi2 * f2 + xi3 * f3
        sll = xl2 * f2 + xl3 * f3 + xl4 * sinzf
        sghl = xgh2 * f2 + xgh3 * f3 + xgh4 * sinzf
        shll = xh2 * f2 + xh3 * f3
        pe = ses + sel
        pinc = sis + sil
        pl = sls + sll
        pgh = sghs + sghl
        ph = shs + shll

        if (init = "n") then
        
            pe = pe - peo
            pinc = pinc - pinco
            pl = pl - plo
            pgh = pgh - pgho
            ph = ph - pho
            rec.inclp = rec.inclp + pinc
            rec.ep = rec.ep + pe
            sinip = sin(rec.inclp)
            cosip = cos(rec.inclp)

            if (rec.inclp &gt;= 0.2) then
            
                ph = ph / sinip
                pgh = pgh - cosip * ph
                rec.argpp = rec.argpp + pgh
                rec.nodep = rec.nodep + ph
                rec.mp = rec.mp + pl
            
            else
            
                sinop = sin(rec.nodep)
                cosop = cos(rec.nodep)
                alfdp = sinip * sinop
                betdp = sinip * cosop
                dalf = ph * cosop + pinc * cosip * sinop
                dbet = -ph * sinop + pinc * cosip * cosop
                alfdp = alfdp + dalf
                betdp = betdp + dbet
                rec.nodep = fmod(rec.nodep, twopi)
                if ((rec.nodep &lt; 0.0) AND (opsmode = "a")) then
                    rec.nodep = rec.nodep + twopi
                end if
                xls = rec.mp + rec.argpp + cosip * rec.nodep
                dls = pl + pgh - pinc * rec.nodep * sinip
                xls = xls + dls
                xls = fmod(xls,twopi)
                xnoh = rec.nodep
                rec.nodep = Atn2(alfdp, betdp)
                if ((rec.nodep &lt; 0.0) AND (opsmode = "a")) then
                    rec.nodep = rec.nodep + twopi
                end if
                if (abs(xnoh - rec.nodep) &gt; pi) then
                    if (rec.nodep &lt; xnoh) then
                        rec.nodep = rec.nodep + twopi
                    else
                        rec.nodep = rec.nodep - twopi
                    end if
                end if
                rec.mp = rec.mp + pl
                rec.argpp = xls - rec.mp - cosip * rec.nodep
            end if
        end if  ' // if init == 'n'

end sub '// dpper


sub dscom( epoch as Double, ep as Double, argpp as Double, tc as Double, inclp as Double, _
           nodep as Double, np as Double, rec as ElsetRec)
           
        '/* -------------------------- constants ------------------------- */
        Const zes as Double = 0.01675
        Const zel = 0.05490
        Const c1ss = 2.9864797e-6
        Const c1l = 4.7968065e-7
        Const zsinis = 0.39785416
        Const zcosis = 0.91744867
        Const zcosgs = 0.1945905
        Const zsings = -0.98088458

        '/* --------------------- local variables ------------------------ */
        Dim lsflg as Integer
        Dim a1, a2, a3, a4, a5, a6, a7, _
            a8, a9, a10, betasq, cc, ctem, stem, _
            x1, x2, x3, x4, x5, x6, x7, _
            x8, xnodce, xnoi, zcosg, zcosgl, zcosh, zcoshl, _
            zcosi, zcosil, zsing, zsingl, zsinh, zsinhl, zsini, _
            zsinil, zx, zy as Double

        rec.nm = np
        rec.em = ep
        rec.snodm = sin(nodep)
        rec.cnodm = cos(nodep)
        rec.sinomm = sin(argpp)
        rec.cosomm = cos(argpp)
        rec.sinim = sin(inclp)
        rec.cosim = cos(inclp)
        rec.emsq = rec.em * rec.em
        betasq = 1.0 - rec.emsq
        rec.rtemsq = Sqr(betasq)

        '/* ----------------- initialize lunar solar terms --------------- */
        rec.peo = 0.0
        rec.pinco = 0.0
        rec.plo = 0.0
        rec.pgho = 0.0
        rec.pho = 0.0
        rec.day = epoch + 18261.5 + tc / 1440.0
        xnodce = fmod(4.5236020 - 9.2422029e-4 * rec.day, twopi)
        stem = sin(xnodce)
        ctem = cos(xnodce)
        zcosil = 0.91375164 - 0.03568096 * ctem
        zsinil = Sqr(1.0 - zcosil * zcosil)
        zsinhl = 0.089683511 * stem / zsinil
        zcoshl = Sqr(1.0 - zsinhl * zsinhl)
        rec.gam = 5.8351514 + 0.0019443680 * rec.day
        zx = 0.39785416 * stem / zsinil
        zy = zcoshl * ctem + 0.91744867 * zsinhl * stem
        zx = Atn2(zx, zy)
        zx = rec.gam + zx - xnodce
        zcosgl = cos(zx)
        zsingl = sin(zx)

        '/* ------------------------- do solar terms --------------------- */
        zcosg = zcosgs
        zsing = zsings
        zcosi = zcosis
        zsini = zsinis
        zcosh = rec.cnodm
        zsinh = rec.snodm
        cc = c1ss
        xnoi = 1.0 / rec.nm

        For lsflg = 1 to 2 Step 1
            a1 = zcosg * zcosh + zsing * zcosi * zsinh
            a3 = -zsing * zcosh + zcosg * zcosi * zsinh
            a7 = -zcosg * zsinh + zsing * zcosi * zcosh
            a8 = zsing * zsini
            a9 = zsing * zsinh + zcosg * zcosi * zcosh
            a10 = zcosg * zsini
            a2 = rec.cosim * a7 + rec.sinim * a8
            a4 = rec.cosim * a9 + rec.sinim * a10
            a5 = -rec.sinim * a7 + rec.cosim * a8
            a6 = -rec.sinim * a9 + rec.cosim * a10

            x1 = a1 * rec.cosomm + a2 * rec.sinomm
            x2 = a3 * rec.cosomm + a4 * rec.sinomm
            x3 = -a1 * rec.sinomm + a2 * rec.cosomm
            x4 = -a3 * rec.sinomm + a4 * rec.cosomm
            x5 = a5 * rec.sinomm
            x6 = a6 * rec.sinomm
            x7 = a5 * rec.cosomm
            x8 = a6 * rec.cosomm

            rec.z31 = 12.0 * x1 * x1 - 3.0 * x3 * x3
            rec.z32 = 24.0 * x1 * x2 - 6.0 * x3 * x4
            rec.z33 = 12.0 * x2 * x2 - 3.0 * x4 * x4
            rec.z1 = 3.0 *  (a1 * a1 + a2 * a2) + rec.z31 * rec.emsq
            rec.z2 = 6.0 *  (a1 * a3 + a2 * a4) + rec.z32 * rec.emsq
            rec.z3 = 3.0 *  (a3 * a3 + a4 * a4) + rec.z33 * rec.emsq
            rec.z11 = -6.0 * a1 * a5 + rec.emsq *  (-24.0 * x1 * x7 - 6.0 * x3 * x5)
            rec.z12 = -6.0 *  (a1 * a6 + a3 * a5) + rec.emsq * _
                (-24.0 * (x2 * x7 + x1 * x8) - 6.0 * (x3 * x6 + x4 * x5))
            rec.z13 = -6.0 * a3 * a6 + rec.emsq * (-24.0 * x2 * x8 - 6.0 * x4 * x6)
            rec.z21 = 6.0 * a2 * a5 + rec.emsq * (24.0 * x1 * x5 - 6.0 * x3 * x7)
            rec.z22 = 6.0 *  (a4 * a5 + a2 * a6) + rec.emsq * _
                (24.0 * (x2 * x5 + x1 * x6) - 6.0 * (x4 * x7 + x3 * x8))
            rec.z23 = 6.0 * a4 * a6 + rec.emsq * (24.0 * x2 * x6 - 6.0 * x4 * x8)
            rec.z1 = rec.z1 + rec.z1 + betasq * rec.z31
            rec.z2 = rec.z2 + rec.z2 + betasq * rec.z32
            rec.z3 = rec.z3 + rec.z3 + betasq * rec.z33
            rec.s3 = cc * xnoi
            rec.s2 = -0.5 * rec.s3 / rec.rtemsq
            rec.s4 = rec.s3 * rec.rtemsq
            rec.s1 = -15.0 * rec.em * rec.s4
            rec.s5 = x1 * x3 + x2 * x4
            rec.s6 = x2 * x3 + x1 * x4
            rec.s7 = x2 * x4 - x1 * x3

            '/* ----------------------- do lunar terms ------------------- */
            if (lsflg = 1) then
            
                rec.ss1 = rec.s1
                rec.ss2 = rec.s2
                rec.ss3 = rec.s3
                rec.ss4 = rec.s4
                rec.ss5 = rec.s5
                rec.ss6 = rec.s6
                rec.ss7 = rec.s7
                rec.sz1 = rec.z1
                rec.sz2 = rec.z2
                rec.sz3 = rec.z3
                rec.sz11 = rec.z11
                rec.sz12 = rec.z12
                rec.sz13 = rec.z13
                rec.sz21 = rec.z21
                rec.sz22 = rec.z22
                rec.sz23 = rec.z23
                rec.sz31 = rec.z31
                rec.sz32 = rec.z32
                rec.sz33 = rec.z33
                zcosg = zcosgl
                zsing = zsingl
                zcosi = zcosil
                zsini = zsinil
                zcosh = zcoshl * rec.cnodm + zsinhl * rec.snodm
                zsinh = rec.snodm * zcoshl - rec.cnodm * zsinhl
                cc = c1l
            end if
            
        Next lsflg

        rec.zmol = fmod(4.7199672 + 0.22997150  * rec.day - rec.gam, twopi)
        rec.zmos = fmod(6.2565837 + 0.017201977 * rec.day, twopi)

       ' /* ------------------------ do solar terms ---------------------- */
        rec.se2 = 2.0 * rec.ss1 * rec.ss6
        rec.se3 = 2.0 * rec.ss1 * rec.ss7
        rec.si2 = 2.0 * rec.ss2 * rec.sz12
        rec.si3 = 2.0 * rec.ss2 * (rec.sz13 - rec.sz11)
        rec.sl2 = -2.0 * rec.ss3 * rec.sz2
        rec.sl3 = -2.0 * rec.ss3 * (rec.sz3 - rec.sz1)
        rec.sl4 = -2.0 * rec.ss3 * (-21.0 - 9.0 * rec.emsq) * zes
        rec.sgh2 = 2.0 * rec.ss4 * rec.sz32
        rec.sgh3 = 2.0 * rec.ss4 * (rec.sz33 - rec.sz31)
        rec.sgh4 = -18.0 * rec.ss4 * zes
        rec.sh2 = -2.0 * rec.ss2 * rec.sz22
        rec.sh3 = -2.0 * rec.ss2 * (rec.sz23 - rec.sz21)

       ' /* ------------------------ do lunar terms ---------------------- */
        rec.ee2 = 2.0 * rec.s1 * rec.s6
        rec.e3 = 2.0 * rec.s1 * rec.s7
        rec.xi2 = 2.0 * rec.s2 * rec.z12
        rec.xi3 = 2.0 * rec.s2 * (rec.z13 - rec.z11)
        rec.xl2 = -2.0 * rec.s3 * rec.z2
        rec.xl3 = -2.0 * rec.s3 * (rec.z3 - rec.z1)
        rec.xl4 = -2.0 * rec.s3 * (-21.0 - 9.0 * rec.emsq) * zel
        rec.xgh2 = 2.0 * rec.s4 * rec.z32
        rec.xgh3 = 2.0 * rec.s4 * (rec.z33 - rec.z31)
        rec.xgh4 = -18.0 * rec.s4 * zel
        rec.xh2 = -2.0 * rec.s2 * rec.z22
        rec.xh3 = -2.0 * rec.s2 * (rec.z23 - rec.z21)

end sub '  // dscom



sub dsinit( tc as Double, xpidot as Double, rec as ElsetRec)
       Dim ainv2, aonv, cosisq, eoc, f220, f221, f311, _
            f321, f322, f330, f441, f442, f522, f523, _
            f542, f543, g200, g201, g211, g300, g310, _
            g322, g410, g422, g520, g521, g532, g533, _
            ses, sgs, sghl, sghs, shs, shll, sis, _
            sini2, sls, temp, temp1, theta, xno2, q22, _ 
            q31, q33, root22, root44, root54, rptim, root32, _
            root52, x2o3, znl, emo, zns, emsqo as Double

        aonv = 0.0
        
        q22 = 1.7891679e-6
        q31 = 2.1460748e-6
        q33 = 2.2123015e-7
        root22 = 1.7891679e-6
        root44 = 7.3636953e-9
        root54 = 2.1765803e-9
        rptim = 4.37526908801129966e-3 '// this equates to 7.29211514668855e-5 rad/sec
        root32 = 3.7393792e-7
        root52 = 1.1428639e-7
        x2o3 = 2.0 / 3.0
        znl = 1.5835218e-4
        zns = 1.19459e-5

      
        '/* -------------------- deep space initialization ------------ */
        rec.irez = 0
        if ((rec.nm &lt; 0.0052359877) AND (rec.nm &gt; 0.0034906585)) then
            rec.irez = 1
        end if
        if ((rec.nm &gt;= 8.26e-3) AND (rec.nm &lt;= 9.24e-3) AND (rec.em &gt;= 0.5)) then
            rec.irez = 2
        end if

        '/* ------------------------ do solar terms ------------------- */
        ses = rec.ss1 * zns * rec.ss5
        sis = rec.ss2 * zns * (rec.sz11 + rec.sz13)
        sls = -zns * rec.ss3 * (rec.sz1 + rec.sz3 - 14.0 - 6.0 * rec.emsq)
        sghs = rec.ss4 * zns * (rec.sz31 + rec.sz33 - 6.0)
        shs = -zns * rec.ss2 * (rec.sz21 + rec.sz23)
        '// sgp4fix for 180 deg incl
        if ((rec.inclm &lt; 5.2359877e-2) OR (rec.inclm &gt; pi - 5.2359877e-2)) then
            shs = 0.0
        end if
        
        if (rec.sinim &lt;&gt; 0.0) then
            shs = shs / rec.sinim
        end if
        sgs = sghs - rec.cosim * shs

        '/* ------------------------- do lunar terms ------------------ */
        rec.dedt = ses + rec.s1 * znl * rec.s5
        rec.didt = sis + rec.s2 * znl * (rec.z11 + rec.z13)
        rec.dmdt = sls - znl * rec.s3 * (rec.z1 + rec.z3 - 14.0 - 6.0 * rec.emsq)
        sghl = rec.s4 * znl * (rec.z31 + rec.z33 - 6.0)
        shll = -znl * rec.s2 * (rec.z21 + rec.z23)
        '// sgp4fix for 180 deg incl
        if ((rec.inclm &lt; 5.2359877e-2) OR (rec.inclm &gt; pi - 5.2359877e-2)) then
            shll = 0.0
        end if
        
        rec.domdt = sgs + sghl
        rec.dnodt = shs
        
        if (rec.sinim &lt;&gt; 0.0) then
            rec.domdt = rec.domdt - rec.cosim / rec.sinim * shll
            rec.dnodt = rec.dnodt + shll / rec.sinim
        end if

        '/* ----------- calculate deep space resonance effects -------- */
        rec.dndt = 0.0
        theta = fmod(rec.gsto + tc * rptim, twopi)
        rec.em = rec.em + rec.dedt * rec.t
        rec.inclm = rec.inclm + rec.didt * rec.t
        rec.argpm = rec.argpm + rec.domdt * rec.t
        rec.nodem = rec.nodem + rec.dnodt * rec.t
        rec.mm = rec.mm + rec.dmdt * rec.t
        
        '/* -------------- initialize the resonance terms ------------- */
        if (rec.irez &lt;&gt; 0) then
        
            aonv = pow(rec.nm / rec.xke, x2o3)

            '/* ---------- geopotential resonance for 12 hour orbits ------ */
            if (rec.irez = 2) then
            
                cosisq = rec.cosim * rec.cosim
                emo = rec.em
                rec.em = rec.ecco
                emsqo = rec.emsq
                rec.emsq = rec.eccsq
                eoc = rec.em * rec.emsq
                g201 = -0.306 - (rec.em - 0.64) * 0.440

                if (rec.em &lt;= 0.65) then
                
                    g211 = 3.616 - 13.2470 * rec.em + 16.2900 * rec.emsq
                    g310 = -19.302 + 117.3900 * rec.em - 228.4190 * rec.emsq + 156.5910 * eoc
                    g322 = -18.9068 + 109.7927 * rec.em - 214.6334 * rec.emsq + 146.5816 * eoc
                    g410 = -41.122 + 242.6940 * rec.em - 471.0940 * rec.emsq + 313.9530 * eoc
                    g422 = -146.407 + 841.8800 * rec.em - 1629.014 * rec.emsq + 1083.4350 * eoc
                    g520 = -532.114 + 3017.977 * rec.em - 5740.032 * rec.emsq + 3708.2760 * eoc
                
                else
                
                    g211 = -72.099 + 331.819 * rec.em - 508.738 * rec.emsq + 266.724 * eoc
                    g310 = -346.844 + 1582.851 * rec.em - 2415.925 * rec.emsq + 1246.113 * eoc
                    g322 = -342.585 + 1554.908 * rec.em - 2366.899 * rec.emsq + 1215.972 * eoc
                    g410 = -1052.797 + 4758.686 * rec.em - 7193.992 * rec.emsq + 3651.957 * eoc
                    g422 = -3581.690 + 16178.110 * rec.em - 24462.770 * rec.emsq + 12422.520 * eoc
                    if (rec.em &gt; 0.715) then
                        g520 = -5149.66 + 29936.92 * rec.em - 54087.36 * rec.emsq + 31324.56 * eoc
                    else
                        g520 = 1464.74 - 4664.75 * rec.em + 3763.64 * rec.emsq
                    end if
                end if
                
                if (rec.em &lt; 0.7) then
                
                    g533 = -919.22770 + 4988.6100 * rec.em - 9064.7700 * rec.emsq + 5542.21  * eoc
                    g521 = -822.71072 + 4568.6173 * rec.em - 8491.4146 * rec.emsq + 5337.524 * eoc
                    g532 = -853.66600 + 4690.2500 * rec.em - 8624.7700 * rec.emsq + 5341.4  * eoc
                
                else
                
                    g533 = -37995.780 + 161616.52 * rec.em - 229838.20 * rec.emsq + 109377.94 * eoc
                    g521 = -51752.104 + 218913.95 * rec.em - 309468.16 * rec.emsq + 146349.42 * eoc
                    g532 = -40023.880 + 170470.89 * rec.em - 242699.48 * rec.emsq + 115605.82 * eoc
                end if

                sini2 = rec.sinim * rec.sinim
                f220 = 0.75 * (1.0 + 2.0 * rec.cosim + cosisq)
                f221 = 1.5 * sini2
                f321 = 1.875 * rec.sinim  *  (1.0 - 2.0 * rec.cosim - 3.0 * cosisq)
                f322 = -1.875 * rec.sinim  *  (1.0 + 2.0 * rec.cosim - 3.0 * cosisq)
                f441 = 35.0 * sini2 * f220
                f442 = 39.3750 * sini2 * sini2
                f522 = 9.84375 * rec.sinim * (sini2 * (1.0 - 2.0 * rec.cosim - 5.0 * cosisq) + _
                    0.33333333 * (-2.0 + 4.0 * rec.cosim + 6.0 * cosisq))
                f523 = rec.sinim * (4.92187512 * sini2 * (-2.0 - 4.0 * rec.cosim + _
                    10.0 * cosisq) + 6.56250012 * (1.0 + 2.0 * rec.cosim - 3.0 * cosisq))
                f542 = 29.53125 * rec.sinim * (2.0 - 8.0 * rec.cosim + cosisq * _
                    (-12.0 + 8.0 * rec.cosim + 10.0 * cosisq))
                f543 = 29.53125 * rec.sinim * (-2.0 - 8.0 * rec.cosim + cosisq * _
                    (12.0 + 8.0 * rec.cosim - 10.0 * cosisq))
                xno2 = rec.nm * rec.nm
                ainv2 = aonv * aonv
                temp1 = 3.0 * xno2 * ainv2
                temp = temp1 * root22
                rec.d2201 = temp * f220 * g201
                rec.d2211 = temp * f221 * g211
                temp1 = temp1 * aonv
                temp = temp1 * root32
                rec.d3210 = temp * f321 * g310
                rec.d3222 = temp * f322 * g322
                temp1 = temp1 * aonv
                temp = 2.0 * temp1 * root44
                rec.d4410 = temp * f441 * g410
                rec.d4422 = temp * f442 * g422
                temp1 = temp1 * aonv
                temp = temp1 * root52
                rec.d5220 = temp * f522 * g520
                rec.d5232 = temp * f523 * g532
                temp = 2.0 * temp1 * root54
                rec.d5421 = temp * f542 * g521
                rec.d5433 = temp * f543 * g533
                rec.xlamo = fmod(rec.mo + rec.nodeo + rec.nodeo - theta - theta, twopi)
                rec.xfact = rec.mdot + rec.dmdt + 2.0 * (rec.nodedot + rec.dnodt - rptim) - rec.no_unkozai
                rec.em = emo
                rec.emsq = emsqo
            end if

            '/* ---------------- synchronous resonance terms -------------- */
            if (rec.irez = 1) then
            
                g200 = 1.0 + rec.emsq * (-2.5 + 0.8125 * rec.emsq)
                g310 = 1.0 + 2.0 * rec.emsq
                g300 = 1.0 + rec.emsq * (-6.0 + 6.60937 * rec.emsq)
                f220 = 0.75 * (1.0 + rec.cosim) * (1.0 + rec.cosim)
                f311 = 0.9375 * rec.sinim * rec.sinim * (1.0 + 3.0 * rec.cosim) - 0.75 * (1.0 + rec.cosim)
                f330 = 1.0 + rec.cosim
                f330 = 1.875 * f330 * f330 * f330
                rec.del1 = 3.0 * rec.nm * rec.nm * aonv * aonv
                rec.del2 = 2.0 * rec.del1 * f220 * g200 * q22
                rec.del3 = 3.0 * rec.del1 * f330 * g300 * q33 * aonv
                rec.del1 = rec.del1 * f311 * g310 * q31 * aonv
                rec.xlamo = fmod(rec.mo + rec.nodeo + rec.argpo - theta, twopi)
                rec.xfact = rec.mdot + xpidot - rptim + rec.dmdt + rec.domdt + rec.dnodt - rec.no_unkozai
            end if

            '/* ------------ for sgp4, initialize the integrator ---------- */
            rec.xli = rec.xlamo
            rec.xni = rec.no_unkozai
            rec.atime = 0.0
            rec.nm = rec.no_unkozai + rec.dndt
        end if

end sub   '// dsinit

sub dspace(tc as Double, rec as ElsetRec)

        Dim iretn as Integer
        Dim delt, ft, theta, x2li, x2omi, xl, xldot, xnddt, xndt, xomi, g22, g32, _
            g44, g52, g54, fasx2, fasx4, fasx6, rptim, step2, stepn, stepp as Double
        
        xndt = 0
        xnddt = 0
        xldot = 0
        
        fasx2 = 0.13130908
        fasx4 = 2.8843198
        fasx6 = 0.37448087
        g22 = 5.7686396
        g32 = 0.95240898
        g44 = 1.8014998
        g52 = 1.0508330
        g54 = 4.4108898
        rptim = 4.37526908801129966e-3 '// this equates to 7.29211514668855e-5 rad/sec
        stepp = 720.0
        stepn = -720.0
        step2 = 259200.0

        '/* ----------- calculate deep space resonance effects ----------- */
        rec.dndt = 0.0
        theta = fmod(rec.gsto + tc * rptim, twopi)
        rec.em = rec.em + rec.dedt * rec.t

        rec.inclm = rec.inclm + rec.didt * rec.t
        rec.argpm = rec.argpm + rec.domdt * rec.t
        rec.nodem = rec.nodem + rec.dnodt * rec.t
        rec.mm = rec.mm + rec.dmdt * rec.t



        ft = 0.0
        if (rec.irez &lt;&gt; 0) then
        
            '// sgp4fix streamline check
            if ((rec.atime = 0.0) OR (rec.t * rec.atime &lt;= 0.0) OR (abs(rec.t) &lt; abs(rec.atime))) then
            
                rec.atime = 0.0
                rec.xni = rec.no_unkozai
                rec.xli = rec.xlamo
            end if
            '// sgp4fix move check outside loop
            if (rec.t &gt; 0.0) then
                delt = stepp
            else
                delt = stepn
            end if

            iretn = 381 '// added for do loop
            Do while (iretn = 381)
            
                '/* ------------------- dot terms calculated ------------- */
                '/* ----------- near - synchronous resonance terms ------- */
                if (rec.irez &lt;&gt; 2) then
                
                    xndt = rec.del1 * sin(rec.xli - fasx2) + rec.del2 * sin(2.0 * (rec.xli - fasx4)) + _
                            rec.del3 * sin(3.0 * (rec.xli - fasx6))
                    xldot = rec.xni + rec.xfact
                    xnddt = rec.del1 * cos(rec.xli - fasx2) + _
                        2.0 * rec.del2 * cos(2.0 * (rec.xli - fasx4)) + _
                        3.0 * rec.del3 * cos(3.0 * (rec.xli - fasx6))
                    xnddt = xnddt * xldot
                
                else
                
                    '/* --------- near - half-day resonance terms -------- */
                    xomi = rec.argpo + rec.argpdot * rec.atime
                    x2omi = xomi + xomi
                    x2li = rec.xli + rec.xli
                    xndt = rec.d2201 * sin(x2omi + rec.xli - g22) + rec.d2211 * sin(rec.xli - g22) + _
                            rec.d3210 * sin(xomi + rec.xli - g32) + rec.d3222 * sin(-xomi + rec.xli - g32) + _
                            rec.d4410 * sin(x2omi + x2li - g44) + rec.d4422 * sin(x2li - g44) + _
                            rec.d5220 * sin(xomi + rec.xli - g52) + rec.d5232 * sin(-xomi + rec.xli - g52) + _
                            rec.d5421 * sin(xomi + x2li - g54) + rec.d5433 * sin(-xomi + x2li - g54)
                    xldot = rec.xni + rec.xfact
                    xnddt = rec.d2201 * cos(x2omi + rec.xli - g22) + rec.d2211 * cos(rec.xli - g22) + _
                            rec.d3210 * cos(xomi + rec.xli - g32) + rec.d3222 * cos(-xomi + rec.xli - g32) + _
                            rec.d5220 * cos(xomi + rec.xli - g52) + rec.d5232 * cos(-xomi + rec.xli - g52) + _
                        2.0 * (rec.d4410 * cos(x2omi + x2li - g44) + _
                                rec.d4422 * cos(x2li - g44) + rec.d5421 * cos(xomi + x2li - g54) + _
                                rec.d5433 * cos(-xomi + x2li - g54))
                    xnddt = xnddt * xldot
                end if

                '/* ----------------------- integrator ------------------- */
                '// sgp4fix move end checks to end of routine
                if (abs(rec.t - rec.atime) &gt;= stepp) then
                
                    iretn = 381
                
                else '// exit here
                
                    ft = rec.t - rec.atime
                    iretn = 0
                end if

                if (iretn = 381) then
                
                    rec.xli = rec.xli + xldot * delt + xndt * step2
                    rec.xni = rec.xni + xndt * delt + xnddt * step2
                    rec.atime = rec.atime + delt
                end if
            Loop  '// while iretn = 381

            
            rec.nm = rec.xni + xndt * ft + xnddt * ft * ft * 0.5
            xl = rec.xli + xldot * ft + xndt * ft * ft * 0.5
            if (rec.irez &lt;&gt; 1) then
            
                rec.mm = xl - 2.0 * rec.nodem + 2.0 * theta
                rec.dndt = rec.nm - rec.no_unkozai
            
            else
            
                rec.mm = xl - rec.nodem - rec.argpm + theta
                rec.dndt = rec.nm - rec.no_unkozai
            end if
            rec.nm = rec.no_unkozai + rec.dndt
        end if

    end sub  '// dsspace


    sub initl(epoch as Double, rec as ElsetRec)
    
        '/* --------------------- local variables ------------------------ */
        Dim ak, d1, del, adel, po, x2o3, ds70, ts70, tfrac, c1, thgr70, fk5r, c1p2p as Double

        '// sgp4fix use old way of finding gst
        
        '/* ----------------------- earth constants ---------------------- */
        x2o3 = 2.0 / 3.0

        '/* ------------- calculate auxillary epoch quantities ---------- */
        rec.eccsq = rec.ecco * rec.ecco
        rec.omeosq = 1.0 - rec.eccsq
        rec.rteosq = Sqr(rec.omeosq)
        rec.cosio = cos(rec.inclo)
        rec.cosio2 = rec.cosio * rec.cosio

        '/* ------------------ un-kozai the mean motion ----------------- */
        ak = pow(rec.xke / rec.no_kozai, x2o3)
        d1 = 0.75 * rec.j2 * (3.0 * rec.cosio2 - 1.0) / (rec.rteosq * rec.omeosq)
        del = d1 / (ak * ak)
        adel = ak * (1.0 - del * del - del * _
            (1.0 / 3.0 + 134.0 * del * del / 81.0))
        del = d1 / (adel * adel)
        rec.no_unkozai = rec.no_kozai / (1.0 + del)

        rec.ao = pow(rec.xke / (rec.no_unkozai), x2o3)
        rec.sinio = sin(rec.inclo)
        po = rec.ao * rec.omeosq
        rec.con42 = 1.0 - 5.0 * rec.cosio2
        rec.con41 = -rec.con42 - rec.cosio2 - rec.cosio2
        rec.ainv = 1.0 / rec.ao
        rec.posq = po * po
        rec.rp = rec.ao * (1.0 - rec.ecco)
        rec.method = "n"

        ts70 = epoch - 7305.0
        ds70 = flr(ts70 + 1.0e-8)
        tfrac = ts70 - ds70
        '// find greenwich location at epoch
        c1 = 1.72027916940703639e-2
        thgr70 = 1.7321343856509374
        fk5r = 5.07551419432269442e-15
        c1p2p = c1 + twopi
        
        'gsto1 = fmod(thgr70 + c1*ds70 + c1p2p*tfrac + ts70*ts70*fk5r, twopi)
        'if (gsto1 &lt; 0.0) then
        '    gsto1 = gsto1 + twopi
        'end if
        
        rec.gsto = gstime(epoch + 2433281.5)

    end sub '  // initl


    function sgp4init (opsmode as String, satrec as ElsetRec) as Boolean
    
        '/* --------------------- local variables ------------------------ */
        
        Dim cc1sq, cc2, cc3, coef, coef1, cosio4, _
            eeta, etasq, perige, pinvsq, psisq, qzms24, _
            sfour,tc, temp, temp1, temp2, temp3, tsi, xpidot, _
            xhdot1,qzms2t, ss, x2o3, _
            delmotemp, qzms2ttemp, qzms24temp as Double
        Dim r(3) as Double
        Dim v(3) as Double
        Dim epoch as Double
                       
        epoch = (satrec.jdsatepoch + satrec.jdsatepochF) - 2433281.5
        
        '/* ------------------------ initialization --------------------- */
        '// sgp4fix divisor for divide by zero check on inclination
        '// the old check used 1.0 + cos(pi-1.0e-9), but then compared it to
        '// 1.5 e-12, so the threshold was changed to 1.5e-12 for consistency
        Const temp4 as Double = 1.5e-12

        '/* ----------- set all near earth variables to zero ------------ */
        satrec.isimp = 0   
        satrec.method = "n" 
        satrec.aycof = 0.0
        satrec.con41 = 0.0 
        satrec.cc1 = 0.0 
        satrec.cc4 = 0.0
        satrec.cc5 = 0.0 
        satrec.d2 = 0.0
        satrec.d3 = 0.0
        satrec.d4 = 0.0 
        satrec.delmo = 0.0 
        satrec.eta = 0.0
        satrec.argpdot = 0.0 
        satrec.omgcof = 0.0 
        satrec.sinmao = 0.0
        satrec.t = 0.0 
        satrec.t2cof = 0.0 
        satrec.t3cof = 0.0
        satrec.t4cof = 0.0 
        satrec.t5cof = 0.0 
        satrec.x1mth2 = 0.0
        satrec.x7thm1 = 0.0 
        satrec.mdot = 0.0 
        satrec.nodedot = 0.0
        satrec.xlcof = 0.0 
        satrec.xmcof = 0.0 
        satrec.nodecf = 0.0

        '/* ----------- set all deep space variables to zero ------------ */
        satrec.irez = 0   
        satrec.d2201 = 0.0 
        satrec.d2211 = 0.0
        satrec.d3210 = 0.0 
        satrec.d3222 = 0.0 
        satrec.d4410 = 0.0
        satrec.d4422 = 0.0 
        satrec.d5220 = 0.0 
        satrec.d5232 = 0.0
        satrec.d5421 = 0.0 
        satrec.d5433 = 0.0 
        satrec.dedt = 0.0
        satrec.del1 = 0.0 
        satrec.del2 = 0.0 
        satrec.del3 = 0.0
        satrec.didt = 0.0 
        satrec.dmdt = 0.0 
        satrec.dnodt = 0.0
        satrec.domdt = 0.0 
        satrec.e3 = 0.0 
        satrec.ee2 = 0.0
        satrec.peo = 0.0
        satrec.pgho = 0.0 
        satrec.pho = 0.0
        satrec.pinco = 0.0 
        satrec.plo = 0.0 
        satrec.se2 = 0.0
        satrec.se3 = 0.0 
        satrec.sgh2 = 0.0 
        satrec.sgh3 = 0.0
        satrec.sgh4 = 0.0 
        satrec.sh2 = 0.0 
        satrec.sh3 = 0.0
        satrec.si2 = 0.0 
        satrec.si3 = 0.0 
        satrec.sl2 = 0.0
        satrec.sl3 = 0.0 
        satrec.sl4 = 0.0 
        satrec.gsto = 0.0
        satrec.xfact = 0.0
        satrec.xgh2 = 0.0 
        satrec.xgh3 = 0.0
        satrec.xgh4 = 0.0 
        satrec.xh2 = 0.0 
        satrec.xh3 = 0.0
        satrec.xi2 = 0.0 
        satrec.xi3 = 0.0 
        satrec.xl2 = 0.0
        satrec.xl3 = 0.0 
        satrec.xl4 = 0.0 
        satrec.xlamo = 0.0
        satrec.zmol = 0.0 
        satrec.zmos = 0.0 
        satrec.atime = 0.0
        satrec.xli = 0.0 
        satrec.xni = 0.0

        '/* ------------------------ earth constants ----------------------- */
        '// sgp4fix identify constants and allow alternate values
        '// this is now the only call for the constants
        call getgravconst(satrec.whichconst, satrec)

        
        satrec.error = 0
        satrec.operationmode = opsmode


        '// single averaged mean elements
        satrec.am = satrec.em = satrec.im = satrec.Om = satrec.mm = satrec.nm = 0.0

        '/* ------------------------ earth constants ----------------------- */
        ss = 78.0 / satrec.radiusearthkm + 1.0
        '// sgp4fix use multiply for speed instead of pow
        qzms2ttemp = (120.0 - 78.0) / satrec.radiusearthkm
        qzms2t = qzms2ttemp * qzms2ttemp * qzms2ttemp * qzms2ttemp
        x2o3 = 2.0 / 3.0

        satrec.init = "y"
        satrec.t = 0.0

        '// sgp4fix remove satn as it is not needed in initl
        
        call initl(epoch,satrec)
        
        satrec.a = pow(satrec.no_unkozai * satrec.tumin, (-2.0 / 3.0))
        satrec.alta = satrec.a * (1.0 + satrec.ecco) - 1.0
        satrec.altp = satrec.a * (1.0 - satrec.ecco) - 1.0
        satrec.error = 0


        if ((satrec.omeosq &gt;= 0.0) OR (satrec.no_unkozai &gt;= 0.0)) then
        
            satrec.isimp = 0
            if (satrec.rp &lt; (220.0 / satrec.radiusearthkm + 1.0)) then
                satrec.isimp = 1
            end if
            sfour = ss
            qzms24 = qzms2t
            perige = (satrec.rp - 1.0) * satrec.radiusearthkm

            '/* - for perigees below 156 km, s and qoms2t are altered - */
            if (perige &lt; 156.0) then
            
                sfour = perige - 78.0
                if (perige &lt; 98.0) then
                    sfour = 20.0
                end if
                '// sgp4fix use multiply for speed instead of pow
                qzms24temp = (120.0 - sfour) / satrec.radiusearthkm
                qzms24 = qzms24temp * qzms24temp * qzms24temp * qzms24temp
                sfour = sfour / satrec.radiusearthkm + 1.0
            end if
            pinvsq = 1.0 / satrec.posq

            tsi = 1.0 / (satrec.ao - sfour)
            satrec.eta = satrec.ao * satrec.ecco * tsi
            etasq = satrec.eta * satrec.eta
            eeta = satrec.ecco * satrec.eta
            psisq = abs(1.0 - etasq)
            coef = qzms24 * pow(tsi, 4.0)
            coef1 = coef / pow(psisq, 3.5)
            cc2 = coef1 * satrec.no_unkozai * (satrec.ao * (1.0 + 1.5 * etasq + eeta * _
                (4.0 + etasq)) + 0.375 * satrec.j2 * tsi / psisq * satrec.con41 * _
                (8.0 + 3.0 * etasq * (8.0 + etasq)))
            satrec.cc1 = satrec.bstar * cc2
            cc3 = 0.0
            if (satrec.ecco &gt; 1.0e-4) then
                cc3 = -2.0 * coef * tsi * satrec.j3oj2 * satrec.no_unkozai * satrec.sinio / satrec.ecco
            end if
            satrec.x1mth2 = 1.0 - satrec.cosio2
            satrec.cc4 = 2.0* satrec.no_unkozai * coef1 * satrec.ao * satrec.omeosq * _
                (satrec.eta * (2.0 + 0.5 * etasq) + satrec.ecco * _
                (0.5 + 2.0 * etasq) - satrec.j2 * tsi / (satrec.ao * psisq) * _
                (-3.0 * satrec.con41 * (1.0 - 2.0 * eeta + etasq * _
                (1.5 - 0.5 * eeta)) + 0.75 * satrec.x1mth2 * _
                (2.0 * etasq - eeta * (1.0 + etasq)) * cos(2.0 * satrec.argpo)))
            satrec.cc5 = 2.0 * coef1 * satrec.ao * satrec.omeosq * (1.0 + 2.75 * _
                (etasq + eeta) + eeta * etasq)
            cosio4 = satrec.cosio2 * satrec.cosio2
            temp1 = 1.5 * satrec.j2 * pinvsq * satrec.no_unkozai
            temp2 = 0.5 * temp1 * satrec.j2 * pinvsq
            temp3 = -0.46875 * satrec.j4 * pinvsq * pinvsq * satrec.no_unkozai
            satrec.mdot = satrec.no_unkozai + 0.5 * temp1 * satrec.rteosq * satrec.con41 + 0.0625 * _
                temp2 * satrec.rteosq * (13.0 - 78.0 * satrec.cosio2 + 137.0 * cosio4)
            satrec.argpdot = -0.5 * temp1 * satrec.con42 + 0.0625 * temp2 * _
                (7.0 - 114.0 * satrec.cosio2 + 395.0 * cosio4) + _
                temp3 * (3.0 - 36.0 * satrec.cosio2 + 49.0 * cosio4)
            xhdot1 = -temp1 * satrec.cosio
            satrec.nodedot = xhdot1 + (0.5 * temp2 * (4.0 - 19.0 * satrec.cosio2) + _
                2.0 * temp3 * (3.0 - 7.0 * satrec.cosio2)) * satrec.cosio
            xpidot = satrec.argpdot + satrec.nodedot
            satrec.omgcof = satrec.bstar * cc3 * cos(satrec.argpo)
            satrec.xmcof = 0.0
            if (satrec.ecco &gt; 1.0e-4) then
                satrec.xmcof = -x2o3 * coef * satrec.bstar / eeta
            end if
            satrec.nodecf = 3.5 * satrec.omeosq * xhdot1 * satrec.cc1
            satrec.t2cof = 1.5 * satrec.cc1
            '// sgp4fix for divide by zero with xinco = 180 deg
            if (abs(satrec.cosio + 1.0) &gt; 1.5e-12) then
                satrec.xlcof = -0.25 * satrec.j3oj2 * satrec.sinio * (3.0 + 5.0 * satrec.cosio) / (1.0 + satrec.cosio)
            else
                satrec.xlcof = -0.25 * satrec.j3oj2 * satrec.sinio * (3.0 + 5.0 * satrec.cosio) / temp4
            end if
            satrec.aycof = -0.5 * satrec.j3oj2 * satrec.sinio
            '// sgp4fix use multiply for speed instead of pow
            delmotemp = 1.0 + satrec.eta * cos(satrec.mo)
            satrec.delmo = delmotemp * delmotemp * delmotemp
            satrec.sinmao = sin(satrec.mo)
            satrec.x7thm1 = 7.0 * satrec.cosio2 - 1.0

            '/* --------------- deep space initialization ------------- */
            if ((2 * pi / satrec.no_unkozai) &gt;= 225.0) then
            
                satrec.method = "d"
                satrec.isimp = 1
                tc = 0.0
                satrec.inclm = satrec.inclo

                call dscom(epoch, satrec.ecco, satrec.argpo, tc, satrec.inclo, satrec.nodeo, satrec.no_unkozai,satrec)
                
                
                satrec.ep=satrec.ecco
                satrec.inclp=satrec.inclo
                satrec.nodep=satrec.nodeo
                satrec.argpp=satrec.argpo
                satrec.mp=satrec.mo

                
                call dpper(satrec.e3, satrec.ee2, satrec.peo, satrec.pgho, _
                    satrec.pho, satrec.pinco, satrec.plo, satrec.se2, _
                    satrec.se3, satrec.sgh2, satrec.sgh3, satrec.sgh4, _
                    satrec.sh2, satrec.sh3, satrec.si2, satrec.si3, _
                    satrec.sl2, satrec.sl3, satrec.sl4, satrec.t, _
                    satrec.xgh2, satrec.xgh3, satrec.xgh4, satrec.xh2, _
                    satrec.xh3, satrec.xi2, satrec.xi3, satrec.xl2, _
                    satrec.xl3, satrec.xl4, satrec.zmol, satrec.zmos, satrec.init,satrec, _
                    satrec.operationmode)


                satrec.ecco=satrec.ep
                satrec.inclo=satrec.inclp
                satrec.nodeo=satrec.nodep
                satrec.argpo=satrec.argpp
                satrec.mo=satrec.mp


                satrec.argpm = 0.0
                satrec.nodem = 0.0
                satrec.mm = 0.0
                
                call dsinit(tc, xpidot, satrec)
            end if

            '/* ----------- set variables if not deep space ----------- */
            if (satrec.isimp &lt;&gt; 1) then
            
                cc1sq = satrec.cc1 * satrec.cc1
                satrec.d2 = 4.0 * satrec.ao * tsi * cc1sq
                temp = satrec.d2 * tsi * satrec.cc1 / 3.0
                satrec.d3 = (17.0 * satrec.ao + sfour) * temp
                satrec.d4 = 0.5 * temp * satrec.ao * tsi * (221.0 * satrec.ao + 31.0 * sfour) * satrec.cc1
                satrec.t3cof = satrec.d2 + 2.0 * cc1sq
                satrec.t4cof = 0.25 * (3.0 * satrec.d3 + satrec.cc1 *  _
                    (12.0 * satrec.d2 + 10.0 * cc1sq))
                satrec.t5cof = 0.2 * (3.0 * satrec.d4 + _
                    12.0 * satrec.cc1 * satrec.d3 + _
                    6.0 * satrec.d2 * satrec.d2 + _
                    15.0 * cc1sq * (2.0 * satrec.d2 + cc1sq))
            end if
        end if '// if omeosq = 0 ...

        '/* finally propogate to zero epoch to initialize all others. */
        
        
        call sgp4(satrec, 0.0, r, v)

        satrec.init = "n"

        '//sgp4fix return boolean. satrec.error contains any error codes
        sgp4init = TRUE
    end function  '// sgp4init


function sgp4 (satrec as ElsetRec, tsince as Double, r, v) as Boolean
        
        Dim axnl, aynl, betal, cnod, _
            cos2u, coseo1, cosi, cosip, cosisq, cossu, cosu, _
            delm, delomg, ecose, el2, eo1, _
            esine, argpdf, pl, mrt, _
            mvt, rdotl, rl, rvdot, rvdotl, _
            sin2u, sineo1, sini, sinip, sinsu, sinu, _
            snod, su, t2, t3, t4, tem5, temp, _
            temp1, temp2, tempa, tempe, templ, u, ux, _
            uy, uz, vx, vy, vz, _
            xinc, xincp, xl, xlm, _
            xmdf, xmx, xmy, nodedf, xnode, tc, _
            x2o3, vkmpersec, delmtemp as Double
        mrt = 0.0
        Dim ktr as Integer

        '/* ------------------ set mathematical constants --------------- */
        '// sgp4fix divisor for divide by zero check on inclination
        '// the old check used 1.0 + cos(pi-1.0e-9), but then compared it to
        '// 1.5 e-12, so the threshold was changed to 1.5e-12 for consistency
        Const temp4 as Double = 1.5e-12
        x2o3 = 2.0 / 3.0
        vkmpersec = satrec.radiusearthkm * satrec.xke / 60.0

        '/* --------------------- clear sgp4 error flag ----------------- */
        satrec.t = tsince
        satrec.error = 0

        '/* ------- update for secular gravity and atmospheric drag ----- */
        xmdf = satrec.mo + satrec.mdot * satrec.t
        argpdf = satrec.argpo + satrec.argpdot * satrec.t
        nodedf = satrec.nodeo + satrec.nodedot * satrec.t
        satrec.argpm = argpdf
        satrec.mm = xmdf
        t2 = satrec.t * satrec.t
        satrec.nodem = nodedf + satrec.nodecf * t2
        tempa = 1.0 - satrec.cc1 * satrec.t
        tempe = satrec.bstar * satrec.cc4 * satrec.t
        templ = satrec.t2cof * t2

        delomg = 0
        delmtemp = 0
        delm = 0
        temp = 0
        t3 = 0
        t4 = 0
        mrt = 0
        
        if (satrec.isimp &lt;&gt; 1) then
        
            delomg = satrec.omgcof * satrec.t
            '// sgp4fix use mutliply for speed instead of pow
            delmtemp = 1.0 + satrec.eta * cos(xmdf)
            delm = satrec.xmcof * _
                (delmtemp * delmtemp * delmtemp - _
                satrec.delmo)
            temp = delomg + delm
            satrec.mm = xmdf + temp
            satrec.argpm = argpdf - temp
            t3 = t2 * satrec.t
            t4 = t3 * satrec.t
            tempa = tempa - satrec.d2 * t2 - satrec.d3 * t3 - _
                satrec.d4 * t4
            tempe = tempe + satrec.bstar * satrec.cc5 * (sin(satrec.mm) -satrec.sinmao)
            templ = templ + satrec.t3cof * t3 + t4 * (satrec.t4cof + satrec.t * satrec.t5cof)
        end if

        
        tc = 0
        satrec.nm = satrec.no_unkozai
        satrec.em = satrec.ecco
        satrec.inclm = satrec.inclo
        if (satrec.method = "d") then
        
            tc = satrec.t
            dspace(tc,satrec)        
        end if '// if method = d

        if (satrec.nm &lt;= 0.0) then
        
            satrec.error = 2
            '// sgp4fix add return
            sgp4 =  FALSE
            exit function
        end if
        
        satrec.am = pow((satrec.xke / satrec.nm), x2o3) * tempa * tempa
        satrec.nm = satrec.xke / pow(satrec.am, 1.5)
        satrec.em = satrec.em - tempe

        '// fix tolerance for error recognition
        '// sgp4fix am is fixed from the previous nm check
        if ((satrec.em &gt;= 1.0) OR (satrec.em &lt; -0.001)) then '/* || (am &lt; 0.95)*/)
        
            satrec.error = 1
            '// sgp4fix to return if there is an error in eccentricity
            sgp4 = FALSE
            exit function
        end if
        
        '// sgp4fix fix tolerance to avoid a divide by zero
        if (satrec.em &lt; 1.0e-6) then
            satrec.em = 1.0e-6
        end if
        
        satrec.mm = satrec.mm + satrec.no_unkozai * templ
        xlm = satrec.mm + satrec.argpm + satrec.nodem
        satrec.emsq = satrec.em * satrec.em
        temp = 1.0 - satrec.emsq

        satrec.nodem = fmod(satrec.nodem, twopi)
        satrec.argpm = fmod(satrec.argpm, twopi)
        xlm = fmod(xlm, twopi)
        satrec.mm = fmod(xlm - satrec.argpm - satrec.nodem, twopi)

        '// sgp4fix recover singly averaged mean elements
        satrec.am = satrec.am
        satrec.em = satrec.em
        satrec.im = satrec.inclm
        satrec.Om = satrec.nodem
        satrec.om = satrec.argpm
        satrec.mm = satrec.mm
        satrec.nm = satrec.nm

        '/* ----------------- compute extra mean quantities ------------- */
        satrec.sinim = sin(satrec.inclm)
        satrec.cosim = cos(satrec.inclm)

        '/* -------------------- add lunar-solar periodics -------------- */
        satrec.ep = satrec.em
        xincp = satrec.inclm
        satrec.inclp = satrec.inclm
        satrec.argpp = satrec.argpm
        satrec.nodep = satrec.nodem
        satrec.mp = satrec.mm
        sinip = satrec.sinim
        cosip = satrec.cosim
        if (satrec.method = "d") then
        
            call dpper(satrec.e3, satrec.ee2, satrec.peo, satrec.pgho, _
                    satrec.pho, satrec.pinco, satrec.plo, satrec.se2, _
                    satrec.se3, satrec.sgh2, satrec.sgh3, satrec.sgh4, _
                    satrec.sh2, satrec.sh3, satrec.si2, satrec.si3, _
                    satrec.sl2, satrec.sl3, satrec.sl4, satrec.t, _
                    satrec.xgh2, satrec.xgh3, satrec.xgh4, satrec.xh2, _
                    satrec.xh3, satrec.xi2, satrec.xi3, satrec.xl2, _
                    satrec.xl3, satrec.xl4, satrec.zmol, satrec.zmos, _ 
                    "n", satrec, satrec.operationmode)
            
            xincp = satrec.inclp
            if (xincp &lt; 0.0) then
            
                xincp = -xincp
                satrec.nodep = satrec.nodep + pi
                satrec.argpp = satrec.argpp - pi
            end if
            
            if ((satrec.ep &lt; 0.0) OR (satrec.ep &gt; 1.0)) then
            
                satrec.error = 3
                '// sgp4fix add return
                sgp4 = FALSE
                exit function
            end if
        end if ' // if method = d

        '/* -------------------- long period periodics ------------------ */
        if (satrec.method = "d") then
        
            sinip = sin(xincp)
            cosip = cos(xincp)
            satrec.aycof = -0.5*satrec.j3oj2*sinip
            '// sgp4fix for divide by zero for xincp = 180 deg
            if (abs(cosip + 1.0) &gt; 1.5e-12) then
                satrec.xlcof = -0.25 * satrec.j3oj2 * sinip * (3.0 + 5.0 * cosip) / (1.0 + cosip)
            else
                satrec.xlcof = -0.25 * satrec.j3oj2 * sinip * (3.0 + 5.0 * cosip) / temp4
            end if
        end if
        axnl = satrec.ep * cos(satrec.argpp)
        temp = 1.0 / (satrec.am * (1.0 - satrec.ep * satrec.ep))
        aynl = satrec.ep* sin(satrec.argpp) + temp * satrec.aycof
        xl = satrec.mp + satrec.argpp + satrec.nodep + temp * satrec.xlcof * axnl

        '/* --------------------- solve kepler's equation --------------- */
        u = fmod(xl - satrec.nodep, twopi)
        eo1 = u
        tem5 = 9999.9
        ktr = 1
        sineo1 = 0
        coseo1 = 0
        '//   sgp4fix for kepler iteration
        '//   the following iteration needs better limits on corrections
        Do while (abs(tem5) &gt;= 1.0e-12) AND (ktr &lt;= 10)
        
            sineo1 = sin(eo1)
            coseo1 = cos(eo1)
            tem5 = 1.0 - coseo1 * axnl - sineo1 * aynl
            tem5 = (u - aynl * coseo1 + axnl * sineo1 - eo1) / tem5
            if (abs(tem5) &gt;= 0.95) then
                if(tem5 &gt; 0.0) then
                  tem5 = 0.95
                else
                  tem5 = -0.95
                end if
            end if
            eo1 = eo1 + tem5
            ktr = ktr + 1
        Loop

        '/* ------------- short period preliminary quantities ----------- */
        ecose = axnl*coseo1 + aynl*sineo1
        esine = axnl*sineo1 - aynl*coseo1
        el2 = axnl*axnl + aynl*aynl
        pl = satrec.am*(1.0 - el2)
        if (pl &lt; 0.0) then
            satrec.error = 4
            '// sgp4fix add return
            sgp4 = FALSE
            exit function
        else
        
            rl = satrec.am * (1.0 - ecose)
            rdotl = Sqr(satrec.am) * esine / rl
            rvdotl = Sqr(pl) / rl
            betal = Sqr(1.0 - el2)
            temp = esine / (1.0 + betal)
            sinu = satrec.am / rl * (sineo1 - aynl - axnl * temp)
            cosu = satrec.am / rl * (coseo1 - axnl + aynl * temp)
            su = Atn2(sinu, cosu)
            sin2u = (cosu + cosu) * sinu
            cos2u = 1.0 - 2.0 * sinu * sinu
            temp = 1.0 / pl
            temp1 = 0.5 * satrec.j2 * temp
            temp2 = temp1 * temp

            '/* -------------- update for short period periodics ------------ */
            if (satrec.method = "d") then
            
                cosisq = cosip * cosip
                satrec.con41 = 3.0*cosisq - 1.0
                satrec.x1mth2 = 1.0 - cosisq
                satrec.x7thm1 = 7.0*cosisq - 1.0
            end if
            mrt = rl * (1.0 - 1.5 * temp2 * betal * satrec.con41) + _
                0.5 * temp1 * satrec.x1mth2 * cos2u
            su = su - 0.25 * temp2 * satrec.x7thm1 * sin2u
            xnode = satrec.nodep + 1.5 * temp2 * cosip * sin2u
            xinc = xincp + 1.5 * temp2 * cosip * sinip * cos2u
            mvt = rdotl - satrec.nm * temp1 * satrec.x1mth2 * sin2u / satrec.xke
            rvdot = rvdotl + satrec.nm * temp1 * (satrec.x1mth2 * cos2u + _
                1.5 * satrec.con41) / satrec.xke

            '/* --------------------- orientation vectors ------------------- */
            sinsu = sin(su)
            cossu = cos(su)
            snod = sin(xnode)
            cnod = cos(xnode)
            sini = sin(xinc)
            cosi = cos(xinc)
            xmx = -snod * cosi
            xmy = cnod * cosi
            ux = xmx * sinsu + cnod * cossu
            uy = xmy * sinsu + snod * cossu
            uz = sini * sinsu
            vx = xmx * cossu - cnod * sinsu
            vy = xmy * cossu - snod * sinsu
            vz = sini * cossu

            '/* --------- position and velocity (in km and km/sec) ---------- */
            r(0) = (mrt * ux)* satrec.radiusearthkm
            r(1) = (mrt * uy)* satrec.radiusearthkm
            r(2) = (mrt * uz)* satrec.radiusearthkm
            v(0) = (mvt * ux + rvdot * vx) * vkmpersec
            v(1) = (mvt * uy + rvdot * vy) * vkmpersec
            v(2) = (mvt * uz + rvdot * vz) * vkmpersec
        end if  '// if pl &gt; 0

        '// sgp4fix for decaying satellites
        if (mrt &lt; 1.0) then
            satrec.error = 6
            sgp4 = FALSE
        else
            sgp4 = TRUE
        end if
end function






function flr( v as Double ) as long
'    flr = v-(v Mod 1)
    flr = Int(v)
end function

sub jday(year as Integer, mon as Integer, dy as Integer, hr as Integer, mn as Integer, sec as Double, jdout)
  Dim jd as Double
  Dim jdFrac as Double
  Dim t1 as Double
  Dim t2 as Double
  Dim t3 as Double
  Dim dtt as Double
  
  t1 = (mon+9)/12.0
  t1 =  flr(t1)
  t2 =  flr((7 * (year + t1)) * 0.25)
  t3 = flr(275 * mon / 9.0)
  jd = 367.0 * year
  jd = jd - t2
  jd = jd + t3 +dy
  jd = jd + 1721013.5
          
  jdFrac = (sec + mn*60.0 +hr*3600.0)/86400.0
  if Abs(jdFrac) &gt; 1 then
    dtt = flr(jdFrac)
    jd = jd+dtt
    jdFrac = jdFrac - dtt
  end if
  
  jdout(0)=jd
  jdout(1)=jdFrac
end sub

sub getgravconst(whichconst, rec)
    rec.whichconst = whichconst

    if whichconst = wgs72old then
      rec.mu = 398600.79964       ' #// in km3 / s2
      rec.radiusearthkm = 6378.135  '  # // km
      rec.xke = 0.0743669161     '  # // reciprocal of tumin
      rec.tumin = 1.0 / rec.xke
      rec.j2 = 0.001082616
      rec.j3 = -0.00000253881
      rec.j4 = -0.00000165597
      rec.j3oj2 = rec.j3 / rec.j2
     ' #// ------------ wgs-72 constants ------------
    Elseif whichconst = wgs72 then
      rec.mu = 398600.8         '   #// in km3 / s2
      rec.radiusearthkm = 6378.135 '   # // km
      rec.xke = 60.0 / Sqr(rec.radiusearthkm*rec.radiusearthkm*rec.radiusearthkm / rec.mu)
      rec.tumin = 1.0 / rec.xke
      rec.j2 = 0.001082616
      rec.j3 = -0.00000253881
      rec.j4 = -0.00000165597
      rec.j3oj2 = rec.j3 / rec.j2
    else ' # wgs84
     ' #// ------------ wgs-84 constants ------------
      rec.mu = 398600.5         
      rec.radiusearthkm = 6378.137
      rec.xke = 60.0 / Sqr(rec.radiusearthkm*rec.radiusearthkm*rec.radiusearthkm / rec.mu)
      rec.tumin = 1.0 / rec.xke
      rec.j2 = 0.00108262998905
      rec.j3 = -0.00000253215306
      rec.j4 = -0.00000161098761
      rec.j3oj2 = rec.j3 / rec.j2
    end if
    
end sub


function pow(n1 as Double, n2 as Double) as Double
  pow = n1^n2
end function

function fmod(numer as Double, denom as Double) as Double
  Dim tquot as Double
  
  if(denom &lt;&gt; 0) then
    tquot = flr(numer/denom)
    fmod = numer-tquot*denom
  else
    fmod = 0
  end if
end function

function gstime(jdut1 as Double) as Double
  Dim tut1 as Double
  Dim temp as Double
    tut1 = (jdut1 - 2451545.0) / 36525.0
    temp = (-6.2e-6* tut1 * tut1 * tut1 + 0.093104 * tut1 * tut1 + (876600.0 * 3600 + 8640184.812866) * tut1 + 67310.54841)
    temp = fmod(temp * deg2rad / 240.0, twopi)

    if (temp &lt; 0.0) then
      temp = temp + twopi
    end if

    gstime = temp
end function

Function Atn2(y As Double, x As Double) As Double

  If x &gt; 0 Then

    Atn2 = Atn(y / x)

  ElseIf x &lt; 0 Then

    Atn2 = Sgn(y) * (Pi - Atn(Abs(y / x)))

  ElseIf y = 0 Then

    Atn2 = 0

  Else

    Atn2 = Sgn(y) * Pi / 2

  End If

End Function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